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440.0937223789728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Video 3 – 2:48</text:p>
          </table:table-cell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474.8353788930024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421.09301197951845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519.634697815449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426.831969596431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452.0181651011085</text:p>
          </table:table-cell>
          <table:table-cell table:style-name="ce1" office:value-type="float" office:value="29.91" calcext:value-type="float">
            <text:p>29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499.41256998614347</text:p>
          </table:table-cell>
          <table:table-cell table:style-name="ce1" office:value-type="float" office:value="34.02" calcext:value-type="float">
            <text:p>34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512.8617961416384</text:p>
          </table:table-cell>
          <table:table-cell table:style-name="ce1" office:value-type="float" office:value="34.02" calcext:value-type="float">
            <text:p>34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530.2684147698535</text:p>
          </table:table-cell>
          <table:table-cell table:style-name="ce1" office:value-type="float" office:value="34.02" calcext:value-type="float">
            <text:p>34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740.1704203427296</text:p>
          </table:table-cell>
          <table:table-cell table:style-name="ce1" office:value-type="float" office:value="34.02" calcext:value-type="float">
            <text:p>34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782.3678360890274</text:p>
          </table:table-cell>
          <table:table-cell table:style-name="ce1" office:value-type="float" office:value="32.65" calcext:value-type="float">
            <text:p>32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788.5169627219191</text:p>
          </table:table-cell>
          <table:table-cell table:style-name="ce1" office:value-type="float" office:value="31.28" calcext:value-type="float">
            <text:p>31.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787.506878912488</text:p>
          </table:table-cell>
          <table:table-cell table:style-name="ce1" office:value-type="float" office:value="32.65" calcext:value-type="float">
            <text:p>32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711.4688150446003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832.5732053661123</text:p>
          </table:table-cell>
          <table:table-cell table:style-name="ce1" office:value-type="float" office:value="31.28" calcext:value-type="float">
            <text:p>31.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932.4385668353251</text:p>
          </table:table-cell>
          <table:table-cell table:style-name="ce1" office:value-type="float" office:value="31.28" calcext:value-type="float">
            <text:p>31.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1178.6365536143587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1057.1458545243352</text:p>
          </table:table-cell>
          <table:table-cell table:style-name="ce1" office:value-type="float" office:value="32.65" calcext:value-type="float">
            <text:p>32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1169.6719177803757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1012.2283705668139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873.9809605414825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1239.2711234389883</text:p>
          </table:table-cell>
          <table:table-cell table:style-name="ce1" office:value-type="float" office:value="44.98" calcext:value-type="float">
            <text:p>44.9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1513.7673637137352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1899.459174397679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129.8344084993937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078.759844493158</text:p>
          </table:table-cell>
          <table:table-cell table:style-name="ce1" office:value-type="float" office:value="49.09" calcext:value-type="float">
            <text:p>49.0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08.861256724257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41.8599789709447</text:p>
          </table:table-cell>
          <table:table-cell table:style-name="ce1" office:value-type="float" office:value="44.98" calcext:value-type="float">
            <text:p>44.9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14.717812712176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44.087504939378</text:p>
          </table:table-cell>
          <table:table-cell table:style-name="ce1" office:value-type="float" office:value="38.13" calcext:value-type="float">
            <text:p>38.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60.584025557071</text:p>
          </table:table-cell>
          <table:table-cell table:style-name="ce1" office:value-type="float" office:value="40.87" calcext:value-type="float">
            <text:p>40.8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24.5800483318176</text:p>
          </table:table-cell>
          <table:table-cell table:style-name="ce1" office:value-type="float" office:value="44.98" calcext:value-type="float">
            <text:p>44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66.176979746471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87.9704753018095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91.002999134623</text:p>
          </table:table-cell>
          <table:table-cell table:style-name="ce1" office:value-type="float" office:value="40.87" calcext:value-type="float">
            <text:p>40.8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50.5172735305705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50.0531363442883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60.0835298984584</text:p>
          </table:table-cell>
          <table:table-cell table:style-name="ce1" office:value-type="float" office:value="32.65" calcext:value-type="float">
            <text:p>32.6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52.3880319892614</text:p>
          </table:table-cell>
          <table:table-cell table:style-name="ce1" office:value-type="float" office:value="36.76" calcext:value-type="float">
            <text:p>36.7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03.75630284273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36.0028591930804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23.7114231408586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14.469553955356</text:p>
          </table:table-cell>
          <table:table-cell table:style-name="ce1" office:value-type="float" office:value="38.13" calcext:value-type="float">
            <text:p>38.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31.327386891833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23.5955305103057</text:p>
          </table:table-cell>
          <table:table-cell table:style-name="ce1" office:value-type="float" office:value="36.76" calcext:value-type="float">
            <text:p>36.7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62.088926887936</text:p>
          </table:table-cell>
          <table:table-cell table:style-name="ce1" office:value-type="float" office:value="38.13" calcext:value-type="float">
            <text:p>38.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89.9389500290117</text:p>
          </table:table-cell>
          <table:table-cell table:style-name="ce1" office:value-type="float" office:value="36.76" calcext:value-type="float">
            <text:p>36.7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75.3984001654107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66.901879662683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40.3459937702432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20.2255546061747</text:p>
          </table:table-cell>
          <table:table-cell table:style-name="ce1" office:value-type="float" office:value="40.87" calcext:value-type="float">
            <text:p>40.8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66.396269656837</text:p>
          </table:table-cell>
          <table:table-cell table:style-name="ce1" office:value-type="float" office:value="40.87" calcext:value-type="float">
            <text:p>40.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76.502788762449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76.019333263618</text:p>
          </table:table-cell>
          <table:table-cell table:style-name="ce1" office:value-type="float" office:value="46.35" calcext:value-type="float">
            <text:p>46.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88.099435695419</text:p>
          </table:table-cell>
          <table:table-cell table:style-name="ce1" office:value-type="float" office:value="47.72" calcext:value-type="float">
            <text:p>47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89.920201254655</text:p>
          </table:table-cell>
          <table:table-cell table:style-name="ce1" office:value-type="float" office:value="44.98" calcext:value-type="float">
            <text:p>44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97.8020363345454</text:p>
          </table:table-cell>
          <table:table-cell table:style-name="ce1" office:value-type="float" office:value="44.98" calcext:value-type="float">
            <text:p>44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63.832427819347</text:p>
          </table:table-cell>
          <table:table-cell table:style-name="ce1" office:value-type="float" office:value="46.35" calcext:value-type="float">
            <text:p>46.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82.6013529576944</text:p>
          </table:table-cell>
          <table:table-cell table:style-name="ce1" office:value-type="float" office:value="44.98" calcext:value-type="float">
            <text:p>44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02.851316305317</text:p>
          </table:table-cell>
          <table:table-cell table:style-name="ce1" office:value-type="float" office:value="46.35" calcext:value-type="float">
            <text:p>46.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69.433904962761</text:p>
          </table:table-cell>
          <table:table-cell table:style-name="ce1" office:value-type="float" office:value="50.46" calcext:value-type="float">
            <text:p>50.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40.4442738287003</text:p>
          </table:table-cell>
          <table:table-cell table:style-name="ce1" office:value-type="float" office:value="53.2" calcext:value-type="float">
            <text:p>5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69.259496478739</text:p>
          </table:table-cell>
          <table:table-cell table:style-name="ce1" office:value-type="float" office:value="51.83" calcext:value-type="float">
            <text:p>51.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55.7426677258163</text:p>
          </table:table-cell>
          <table:table-cell table:style-name="ce1" office:value-type="float" office:value="46.35" calcext:value-type="float">
            <text:p>46.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60.736279534078</text:p>
          </table:table-cell>
          <table:table-cell table:style-name="ce1" office:value-type="float" office:value="49.09" calcext:value-type="float">
            <text:p>49.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28.5470999608124</text:p>
          </table:table-cell>
          <table:table-cell table:style-name="ce1" office:value-type="float" office:value="53.2" calcext:value-type="float">
            <text:p>5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99.369425915606</text:p>
          </table:table-cell>
          <table:table-cell table:style-name="ce1" office:value-type="float" office:value="49.09" calcext:value-type="float">
            <text:p>49.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47.2921648516926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63.8966246841173</text:p>
          </table:table-cell>
          <table:table-cell table:style-name="ce1" office:value-type="float" office:value="44.98" calcext:value-type="float">
            <text:p>44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39.037655430415</text:p>
          </table:table-cell>
          <table:table-cell table:style-name="ce1" office:value-type="float" office:value="46.35" calcext:value-type="float">
            <text:p>46.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88.41757232831</text:p>
          </table:table-cell>
          <table:table-cell table:style-name="ce1" office:value-type="float" office:value="50.46" calcext:value-type="float">
            <text:p>50.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21.959399255434</text:p>
          </table:table-cell>
          <table:table-cell table:style-name="ce1" office:value-type="float" office:value="47.72" calcext:value-type="float">
            <text:p>47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57.602630825972</text:p>
          </table:table-cell>
          <table:table-cell table:style-name="ce1" office:value-type="float" office:value="47.72" calcext:value-type="float">
            <text:p>47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49.8065804537973</text:p>
          </table:table-cell>
          <table:table-cell table:style-name="ce1" office:value-type="float" office:value="49.09" calcext:value-type="float">
            <text:p>49.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42.390588300641</text:p>
          </table:table-cell>
          <table:table-cell table:style-name="ce1" office:value-type="float" office:value="46.35" calcext:value-type="float">
            <text:p>46.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96.3556508571487</text:p>
          </table:table-cell>
          <table:table-cell table:style-name="ce1" office:value-type="float" office:value="44.98" calcext:value-type="float">
            <text:p>44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82.602489159955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01.6031995594094</text:p>
          </table:table-cell>
          <table:table-cell table:style-name="ce1" office:value-type="float" office:value="47.72" calcext:value-type="float">
            <text:p>47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92.6539038930023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10.125286050056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902.950738314281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150.980283136962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169.7344376459255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032.698219230103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152.877740911708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109.2555275309605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115.358069871178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077.587298131116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138.83768958084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234.7570205999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344.898195311552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248.806161548887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3019.6000795730492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79.766531192300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55.98013687234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37.3912983552004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43.3574964241793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88.2738441794404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40.213058105785</text:p>
          </table:table-cell>
          <table:table-cell table:style-name="ce1" office:value-type="float" office:value="29.91" calcext:value-type="float">
            <text:p>29.9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904.9288664495107</text:p>
          </table:table-cell>
          <table:table-cell table:style-name="ce1" office:value-type="float" office:value="29.91" calcext:value-type="float">
            <text:p>29.9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944.608457986923</text:p>
          </table:table-cell>
          <table:table-cell table:style-name="ce1" office:value-type="float" office:value="29.91" calcext:value-type="float">
            <text:p>29.9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87.0626525699317</text:p>
          </table:table-cell>
          <table:table-cell table:style-name="ce1" office:value-type="float" office:value="31.28" calcext:value-type="float">
            <text:p>31.2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93.23450324803</text:p>
          </table:table-cell>
          <table:table-cell table:style-name="ce1" office:value-type="float" office:value="29.91" calcext:value-type="float">
            <text:p>29.9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94.1110847289337</text:p>
          </table:table-cell>
          <table:table-cell table:style-name="ce1" office:value-type="float" office:value="31.28" calcext:value-type="float">
            <text:p>31.2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73.0101030142027</text:p>
          </table:table-cell>
          <table:table-cell table:style-name="ce1" office:value-type="float" office:value="38.13" calcext:value-type="float">
            <text:p>38.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52.7283231291676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27.15695505824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25.015783335715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46.7945082616698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85.7463608142807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96.333493476011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12.8663725660344</text:p>
          </table:table-cell>
          <table:table-cell table:style-name="ce1" office:value-type="float" office:value="38.13" calcext:value-type="float">
            <text:p>38.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78.5206811026674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00.722073269464</text:p>
          </table:table-cell>
          <table:table-cell table:style-name="ce1" office:value-type="float" office:value="38.13" calcext:value-type="float">
            <text:p>38.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81.866796759331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06.8541568684504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51.9761572328307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90.8024608727374</text:p>
          </table:table-cell>
          <table:table-cell table:style-name="ce1" office:value-type="float" office:value="36.76" calcext:value-type="float">
            <text:p>36.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72.1619265898066</text:p>
          </table:table-cell>
          <table:table-cell table:style-name="ce1" office:value-type="float" office:value="40.87" calcext:value-type="float">
            <text:p>40.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99.363744904304</text:p>
          </table:table-cell>
          <table:table-cell table:style-name="ce1" office:value-type="float" office:value="38.13" calcext:value-type="float">
            <text:p>38.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73.6452400777257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33.676483627998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27.9454794269072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03.923324574998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18.4246740235562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82.69111293626</text:p>
          </table:table-cell>
          <table:table-cell table:style-name="ce1" office:value-type="float" office:value="35.39" calcext:value-type="float">
            <text:p>35.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46.6286198575385</text:p>
          </table:table-cell>
          <table:table-cell table:style-name="ce1" office:value-type="float" office:value="40.87" calcext:value-type="float">
            <text:p>40.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40.180672030181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486.333774508747</text:p>
          </table:table-cell>
          <table:table-cell table:style-name="ce1" office:value-type="float" office:value="47.72" calcext:value-type="float">
            <text:p>47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52.4107531603445</text:p>
          </table:table-cell>
          <table:table-cell table:style-name="ce1" office:value-type="float" office:value="49.09" calcext:value-type="float">
            <text:p>49.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461.6668234370395</text:p>
          </table:table-cell>
          <table:table-cell table:style-name="ce1" office:value-type="float" office:value="57.31" calcext:value-type="float">
            <text:p>57.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32.4204105921453</text:p>
          </table:table-cell>
          <table:table-cell table:style-name="ce1" office:value-type="float" office:value="49.09" calcext:value-type="float">
            <text:p>49.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466.1945894444443</text:p>
          </table:table-cell>
          <table:table-cell table:style-name="ce1" office:value-type="float" office:value="51.83" calcext:value-type="float">
            <text:p>51.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02.7189473049275</text:p>
          </table:table-cell>
          <table:table-cell table:style-name="ce1" office:value-type="float" office:value="49.09" calcext:value-type="float">
            <text:p>49.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478.2246989767905</text:p>
          </table:table-cell>
          <table:table-cell table:style-name="ce1" office:value-type="float" office:value="44.98" calcext:value-type="float">
            <text:p>44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407.5756424296355</text:p>
          </table:table-cell>
          <table:table-cell table:style-name="ce1" office:value-type="float" office:value="47.72" calcext:value-type="float">
            <text:p>47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472.486877562137</text:p>
          </table:table-cell>
          <table:table-cell table:style-name="ce1" office:value-type="float" office:value="53.2" calcext:value-type="float">
            <text:p>5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472.8595519035243</text:p>
          </table:table-cell>
          <table:table-cell table:style-name="ce1" office:value-type="float" office:value="43.61" calcext:value-type="float">
            <text:p>43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590.473528881311</text:p>
          </table:table-cell>
          <table:table-cell table:style-name="ce1" office:value-type="float" office:value="36.76" calcext:value-type="float">
            <text:p>36.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61.750905278427</text:p>
          </table:table-cell>
          <table:table-cell table:style-name="ce1" office:value-type="float" office:value="39.5" calcext:value-type="float">
            <text:p>3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25.0879307421837</text:p>
          </table:table-cell>
          <table:table-cell table:style-name="ce1" office:value-type="float" office:value="34.02" calcext:value-type="float">
            <text:p>34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631.6233661435867</text:p>
          </table:table-cell>
          <table:table-cell table:style-name="ce1" office:value-type="float" office:value="42.24" calcext:value-type="float">
            <text:p>42.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733.5316192768687</text:p>
          </table:table-cell>
          <table:table-cell table:style-name="ce1" office:value-type="float" office:value="40.87" calcext:value-type="float">
            <text:p>40.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23.698358251927</text:p>
          </table:table-cell>
          <table:table-cell table:style-name="ce1" office:value-type="float" office:value="38.13" calcext:value-type="float">
            <text:p>38.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887.9278720282323</text:p>
          </table:table-cell>
          <table:table-cell table:style-name="ce1" office:value-type="float" office:value="32.65" calcext:value-type="float">
            <text:p>32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2391.539283727375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1467.4398527511473</text:p>
          </table:table-cell>
          <table:table-cell table:style-name="ce1" office:value-type="float" office:value="32.65" calcext:value-type="float">
            <text:p>32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1118.433740648653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929.8377998614358</text:p>
          </table:table-cell>
          <table:table-cell table:style-name="ce1" office:value-type="float" office:value="32.65" calcext:value-type="float">
            <text:p>32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849.451489943275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813.844047306876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1">
          <table:table-cell table:style-name="ce1" office:value-type="string" calcext:value-type="string">
            <text:p><text:s/>815.0631923322074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Video 3 – 4:47</text:p>
          </table:table-cell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11666667" calcext:value-type="float">
            <text:p>-38.431111666667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11666667" calcext:value-type="float">
            <text:p>-38.431111666667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11666667" calcext:value-type="float">
            <text:p>-38.431111666667</text:p>
          </table:table-cell>
        </table:table-row>
        <table:table-row table:style-name="ro2"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13333333" calcext:value-type="float">
            <text:p>-38.431113333333</text:p>
          </table:table-cell>
        </table:table-row>
        <table:table-row table:style-name="ro2"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13333333" calcext:value-type="float">
            <text:p>-38.431113333333</text:p>
          </table:table-cell>
        </table:table-row>
        <table:table-row table:style-name="ro2"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15" calcext:value-type="float">
            <text:p>-38.431115</text:p>
          </table:table-cell>
        </table:table-row>
        <table:table-row table:style-name="ro2"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15" calcext:value-type="float">
            <text:p>-38.431115</text:p>
          </table:table-cell>
        </table:table-row>
        <table:table-row table:style-name="ro2"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15" calcext:value-type="float">
            <text:p>-38.431115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16666667" calcext:value-type="float">
            <text:p>-38.431116666667</text:p>
          </table:table-cell>
        </table:table-row>
        <table:table-row table:style-name="ro2">
          <table:table-cell table:number-columns-repeated="3"/>
          <table:table-cell office:value-type="float" office:value="4.9" calcext:value-type="float">
            <text:p>4.9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16666667" calcext:value-type="float">
            <text:p>-38.431116666667</text:p>
          </table:table-cell>
        </table:table-row>
        <table:table-row table:style-name="ro2">
          <table:table-cell table:number-columns-repeated="3"/>
          <table:table-cell office:value-type="float" office:value="4.8" calcext:value-type="float">
            <text:p>4.8</text:p>
          </table:table-cell>
          <table:table-cell office:value-type="float" office:value="-12.948051666667" calcext:value-type="float">
            <text:p>-12.948051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-12.948051666667" calcext:value-type="float">
            <text:p>-12.948051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-12.948051666667" calcext:value-type="float">
            <text:p>-12.948051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51666667" calcext:value-type="float">
            <text:p>-12.948051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51666667" calcext:value-type="float">
            <text:p>-12.948051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51666667" calcext:value-type="float">
            <text:p>-12.948051666667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2.1" calcext:value-type="float">
            <text:p>2.1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2.1" calcext:value-type="float">
            <text:p>2.1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-12.948048333333" calcext:value-type="float">
            <text:p>-12.94804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-12.948051666667" calcext:value-type="float">
            <text:p>-12.948051666667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12.948051666667" calcext:value-type="float">
            <text:p>-12.948051666667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.9" calcext:value-type="float">
            <text:p>1.9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7" calcext:value-type="float">
            <text:p>-12.94807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7" calcext:value-type="float">
            <text:p>-12.9480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7" calcext:value-type="float">
            <text:p>-12.9480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71666667" calcext:value-type="float">
            <text:p>-12.948071666667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71666667" calcext:value-type="float">
            <text:p>-12.948071666667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71666667" calcext:value-type="float">
            <text:p>-12.948071666667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73333333" calcext:value-type="float">
            <text:p>-12.948073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73333333" calcext:value-type="float">
            <text:p>-12.948073333333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-12.948073333333" calcext:value-type="float">
            <text:p>-12.948073333333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-12.948073333333" calcext:value-type="float">
            <text:p>-12.948073333333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-12.948073333333" calcext:value-type="float">
            <text:p>-12.948073333333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-12.948071666667" calcext:value-type="float">
            <text:p>-12.948071666667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12.948071666667" calcext:value-type="float">
            <text:p>-12.948071666667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12.94807" calcext:value-type="float">
            <text:p>-12.94807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-12.94807" calcext:value-type="float">
            <text:p>-12.94807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-12.94807" calcext:value-type="float">
            <text:p>-12.94807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3.9" calcext:value-type="float">
            <text:p>3.9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3" calcext:value-type="float">
            <text:p>-38.43113</text:p>
          </table:table-cell>
        </table:table-row>
        <table:table-row table:style-name="ro2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3" calcext:value-type="float">
            <text:p>-38.43113</text:p>
          </table:table-cell>
        </table:table-row>
        <table:table-row table:style-name="ro2"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31666667" calcext:value-type="float">
            <text:p>-38.431131666667</text:p>
          </table:table-cell>
        </table:table-row>
        <table:table-row table:style-name="ro2"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31666667" calcext:value-type="float">
            <text:p>-38.431131666667</text:p>
          </table:table-cell>
        </table:table-row>
        <table:table-row table:style-name="ro2"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33333333" calcext:value-type="float">
            <text:p>-38.431133333333</text:p>
          </table:table-cell>
        </table:table-row>
        <table:table-row table:style-name="ro2"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33333333" calcext:value-type="float">
            <text:p>-38.431133333333</text:p>
          </table:table-cell>
        </table:table-row>
        <table:table-row table:style-name="ro2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35" calcext:value-type="float">
            <text:p>-38.431135</text:p>
          </table:table-cell>
        </table:table-row>
        <table:table-row table:style-name="ro2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35" calcext:value-type="float">
            <text:p>-38.431135</text:p>
          </table:table-cell>
        </table:table-row>
        <table:table-row table:style-name="ro2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35" calcext:value-type="float">
            <text:p>-38.431135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36666667" calcext:value-type="float">
            <text:p>-38.431136666667</text:p>
          </table:table-cell>
        </table:table-row>
        <table:table-row table:style-name="ro2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36666667" calcext:value-type="float">
            <text:p>-38.431136666667</text:p>
          </table:table-cell>
        </table:table-row>
        <table:table-row table:style-name="ro2"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38333333" calcext:value-type="float">
            <text:p>-38.431138333333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38333333" calcext:value-type="float">
            <text:p>-38.431138333333</text:p>
          </table:table-cell>
        </table:table-row>
        <table:table-row table:style-name="ro2"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38333333" calcext:value-type="float">
            <text:p>-38.431138333333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3333333" calcext:value-type="float">
            <text:p>-38.431143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3333333" calcext:value-type="float">
            <text:p>-38.431143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3333333" calcext:value-type="float">
            <text:p>-38.431143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43333333" calcext:value-type="float">
            <text:p>-38.431143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43333333" calcext:value-type="float">
            <text:p>-38.431143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1.9" calcext:value-type="float">
            <text:p>1.9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38333333" calcext:value-type="float">
            <text:p>-38.431138333333</text:p>
          </table:table-cell>
        </table:table-row>
        <table:table-row table:style-name="ro2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38333333" calcext:value-type="float">
            <text:p>-38.431138333333</text:p>
          </table:table-cell>
        </table:table-row>
        <table:table-row table:style-name="ro2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38333333" calcext:value-type="float">
            <text:p>-38.431138333333</text:p>
          </table:table-cell>
        </table:table-row>
        <table:table-row table:style-name="ro2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36666667" calcext:value-type="float">
            <text:p>-38.431136666667</text:p>
          </table:table-cell>
        </table:table-row>
        <table:table-row table:style-name="ro2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36666667" calcext:value-type="float">
            <text:p>-38.431136666667</text:p>
          </table:table-cell>
        </table:table-row>
        <table:table-row table:style-name="ro2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35" calcext:value-type="float">
            <text:p>-38.431135</text:p>
          </table:table-cell>
        </table:table-row>
        <table:table-row table:style-name="ro2"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35" calcext:value-type="float">
            <text:p>-38.431135</text:p>
          </table:table-cell>
        </table:table-row>
        <table:table-row table:style-name="ro2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35" calcext:value-type="float">
            <text:p>-38.431135</text:p>
          </table:table-cell>
        </table:table-row>
        <table:table-row table:style-name="ro2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33333333" calcext:value-type="float">
            <text:p>-38.431133333333</text:p>
          </table:table-cell>
        </table:table-row>
        <table:table-row table:style-name="ro2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33333333" calcext:value-type="float">
            <text:p>-38.431133333333</text:p>
          </table:table-cell>
        </table:table-row>
        <table:table-row table:style-name="ro2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31666667" calcext:value-type="float">
            <text:p>-38.431131666667</text:p>
          </table:table-cell>
        </table:table-row>
        <table:table-row table:style-name="ro2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31666667" calcext:value-type="float">
            <text:p>-38.431131666667</text:p>
          </table:table-cell>
        </table:table-row>
        <table:table-row table:style-name="ro2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3" calcext:value-type="float">
            <text:p>-38.43113</text:p>
          </table:table-cell>
        </table:table-row>
        <table:table-row table:style-name="ro2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3" calcext:value-type="float">
            <text:p>-38.43113</text:p>
          </table:table-cell>
        </table:table-row>
        <table:table-row table:style-name="ro2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3" calcext:value-type="float">
            <text:p>-38.43113</text:p>
          </table:table-cell>
        </table:table-row>
        <table:table-row table:style-name="ro2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3333333" calcext:value-type="float">
            <text:p>-12.948053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2.948055" calcext:value-type="float">
            <text:p>-12.94805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58333333" calcext:value-type="float">
            <text:p>-12.948058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6" calcext:value-type="float">
            <text:p>-12.94806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3" calcext:value-type="float">
            <text:p>-38.43113</text:p>
          </table:table-cell>
        </table:table-row>
        <table:table-row table:style-name="ro2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-12.948063333333" calcext:value-type="float">
            <text:p>-12.948063333333</text:p>
          </table:table-cell>
          <table:table-cell office:value-type="float" office:value="-38.43113" calcext:value-type="float">
            <text:p>-38.43113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31666667" calcext:value-type="float">
            <text:p>-38.431131666667</text:p>
          </table:table-cell>
        </table:table-row>
        <table:table-row table:style-name="ro2">
          <table:table-cell table:number-columns-repeated="3"/>
          <table:table-cell office:value-type="float" office:value="3.9" calcext:value-type="float">
            <text:p>3.9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31666667" calcext:value-type="float">
            <text:p>-38.431131666667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12.948065" calcext:value-type="float">
            <text:p>-12.948065</text:p>
          </table:table-cell>
          <table:table-cell office:value-type="float" office:value="-38.431133333333" calcext:value-type="float">
            <text:p>-38.431133333333</text:p>
          </table:table-cell>
        </table:table-row>
        <table:table-row table:style-name="ro2"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33333333" calcext:value-type="float">
            <text:p>-38.431133333333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35" calcext:value-type="float">
            <text:p>-38.431135</text:p>
          </table:table-cell>
        </table:table-row>
        <table:table-row table:style-name="ro2">
          <table:table-cell table:number-columns-repeated="3"/>
          <table:table-cell office:value-type="float" office:value="3.9" calcext:value-type="float">
            <text:p>3.9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31135" calcext:value-type="float">
            <text:p>-38.431135</text:p>
          </table:table-cell>
        </table:table-row>
        <table:table-row table:style-name="ro2"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36666667" calcext:value-type="float">
            <text:p>-38.431136666667</text:p>
          </table:table-cell>
        </table:table-row>
        <table:table-row table:style-name="ro2"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36666667" calcext:value-type="float">
            <text:p>-38.431136666667</text:p>
          </table:table-cell>
        </table:table-row>
        <table:table-row table:style-name="ro2"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1138333333" calcext:value-type="float">
            <text:p>-38.431138333333</text:p>
          </table:table-cell>
        </table:table-row>
        <table:table-row table:style-name="ro2"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-12.94807" calcext:value-type="float">
            <text:p>-12.94807</text:p>
          </table:table-cell>
          <table:table-cell office:value-type="float" office:value="-38.431138333333" calcext:value-type="float">
            <text:p>-38.431138333333</text:p>
          </table:table-cell>
        </table:table-row>
        <table:table-row table:style-name="ro2"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-12.94807" calcext:value-type="float">
            <text:p>-12.94807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-12.948071666667" calcext:value-type="float">
            <text:p>-12.948071666667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-12.948071666667" calcext:value-type="float">
            <text:p>-12.948071666667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-12.948073333333" calcext:value-type="float">
            <text:p>-12.948073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4.9" calcext:value-type="float">
            <text:p>4.9</text:p>
          </table:table-cell>
          <table:table-cell office:value-type="float" office:value="-12.948073333333" calcext:value-type="float">
            <text:p>-12.948073333333</text:p>
          </table:table-cell>
          <table:table-cell office:value-type="float" office:value="-38.431143333333" calcext:value-type="float">
            <text:p>-38.431143333333</text:p>
          </table:table-cell>
        </table:table-row>
        <table:table-row table:style-name="ro2">
          <table:table-cell table:number-columns-repeated="3"/>
          <table:table-cell office:value-type="float" office:value="4.9" calcext:value-type="float">
            <text:p>4.9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43333333" calcext:value-type="float">
            <text:p>-38.431143333333</text:p>
          </table:table-cell>
        </table:table-row>
        <table:table-row table:style-name="ro2">
          <table:table-cell table:number-columns-repeated="3"/>
          <table:table-cell office:value-type="float" office:value="4.8" calcext:value-type="float">
            <text:p>4.8</text:p>
          </table:table-cell>
          <table:table-cell office:value-type="float" office:value="-12.948075" calcext:value-type="float">
            <text:p>-12.948075</text:p>
          </table:table-cell>
          <table:table-cell office:value-type="float" office:value="-38.431145" calcext:value-type="float">
            <text:p>-38.431145</text:p>
          </table:table-cell>
        </table:table-row>
        <table:table-row table:style-name="ro2">
          <table:table-cell table:number-columns-repeated="3"/>
          <table:table-cell office:value-type="float" office:value="5.1" calcext:value-type="float">
            <text:p>5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31145" calcext:value-type="float">
            <text:p>-38.431145</text:p>
          </table:table-cell>
        </table:table-row>
        <table:table-row table:style-name="ro2">
          <table:table-cell table:number-columns-repeated="3"/>
          <table:table-cell office:value-type="float" office:value="5.1" calcext:value-type="float">
            <text:p>5.1</text:p>
          </table:table-cell>
          <table:table-cell office:value-type="float" office:value="-12.948078333333" calcext:value-type="float">
            <text:p>-12.948078333333</text:p>
          </table:table-cell>
          <table:table-cell office:value-type="float" office:value="-38.431146666667" calcext:value-type="float">
            <text:p>-38.431146666667</text:p>
          </table:table-cell>
        </table:table-row>
        <table:table-row table:style-name="ro2">
          <table:table-cell table:number-columns-repeated="3"/>
          <table:table-cell office:value-type="float" office:value="5.1" calcext:value-type="float">
            <text:p>5.1</text:p>
          </table:table-cell>
          <table:table-cell office:value-type="float" office:value="-12.948078333333" calcext:value-type="float">
            <text:p>-12.948078333333</text:p>
          </table:table-cell>
          <table:table-cell office:value-type="float" office:value="-38.431146666667" calcext:value-type="float">
            <text:p>-38.431146666667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2.94808" calcext:value-type="float">
            <text:p>-12.94808</text:p>
          </table:table-cell>
          <table:table-cell office:value-type="float" office:value="-38.431146666667" calcext:value-type="float">
            <text:p>-38.431146666667</text:p>
          </table:table-cell>
        </table:table-row>
        <table:table-row table:style-name="ro2"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-12.948081666667" calcext:value-type="float">
            <text:p>-12.948081666667</text:p>
          </table:table-cell>
          <table:table-cell office:value-type="float" office:value="-38.431148333333" calcext:value-type="float">
            <text:p>-38.431148333333</text:p>
          </table:table-cell>
        </table:table-row>
        <table:table-row table:style-name="ro2"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-12.948081666667" calcext:value-type="float">
            <text:p>-12.948081666667</text:p>
          </table:table-cell>
          <table:table-cell office:value-type="float" office:value="-38.431148333333" calcext:value-type="float">
            <text:p>-38.431148333333</text:p>
          </table:table-cell>
        </table:table-row>
        <table:table-row table:style-name="ro2"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-12.948083333333" calcext:value-type="float">
            <text:p>-12.948083333333</text:p>
          </table:table-cell>
          <table:table-cell office:value-type="float" office:value="-38.431148333333" calcext:value-type="float">
            <text:p>-38.431148333333</text:p>
          </table:table-cell>
        </table:table-row>
        <table:table-row table:style-name="ro2"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-12.948083333333" calcext:value-type="float">
            <text:p>-12.948083333333</text:p>
          </table:table-cell>
          <table:table-cell office:value-type="float" office:value="-38.43115" calcext:value-type="float">
            <text:p>-38.43115</text:p>
          </table:table-cell>
        </table:table-row>
        <table:table-row table:style-name="ro2">
          <table:table-cell table:number-columns-repeated="3"/>
          <table:table-cell office:value-type="float" office:value="3.9" calcext:value-type="float">
            <text:p>3.9</text:p>
          </table:table-cell>
          <table:table-cell office:value-type="float" office:value="-12.948085" calcext:value-type="float">
            <text:p>-12.948085</text:p>
          </table:table-cell>
          <table:table-cell office:value-type="float" office:value="-38.43115" calcext:value-type="float">
            <text:p>-38.43115</text:p>
          </table:table-cell>
        </table:table-row>
        <table:table-row table:style-name="ro2"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-12.948085" calcext:value-type="float">
            <text:p>-12.948085</text:p>
          </table:table-cell>
          <table:table-cell office:value-type="float" office:value="-38.43115" calcext:value-type="float">
            <text:p>-38.43115</text:p>
          </table:table-cell>
        </table:table-row>
        <table:table-row table:style-name="ro2"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-12.948086666667" calcext:value-type="float">
            <text:p>-12.948086666667</text:p>
          </table:table-cell>
          <table:table-cell office:value-type="float" office:value="-38.43115" calcext:value-type="float">
            <text:p>-38.43115</text:p>
          </table:table-cell>
        </table:table-row>
        <table:table-row table:style-name="ro2">
          <table:table-cell table:number-columns-repeated="3"/>
          <table:table-cell office:value-type="float" office:value="4.9" calcext:value-type="float">
            <text:p>4.9</text:p>
          </table:table-cell>
          <table:table-cell office:value-type="float" office:value="-12.948088333333" calcext:value-type="float">
            <text:p>-12.948088333333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2.948088333333" calcext:value-type="float">
            <text:p>-12.948088333333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-12.94809" calcext:value-type="float">
            <text:p>-12.94809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-12.948091666667" calcext:value-type="float">
            <text:p>-12.948091666667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-12.948093333333" calcext:value-type="float">
            <text:p>-12.948093333333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-12.948095" calcext:value-type="float">
            <text:p>-12.948095</text:p>
          </table:table-cell>
          <table:table-cell office:value-type="float" office:value="-38.431153333333" calcext:value-type="float">
            <text:p>-38.431153333333</text:p>
          </table:table-cell>
        </table:table-row>
        <table:table-row table:style-name="ro2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-12.948095" calcext:value-type="float">
            <text:p>-12.948095</text:p>
          </table:table-cell>
          <table:table-cell office:value-type="float" office:value="-38.431153333333" calcext:value-type="float">
            <text:p>-38.431153333333</text:p>
          </table:table-cell>
        </table:table-row>
        <table:table-row table:style-name="ro2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-12.948096666667" calcext:value-type="float">
            <text:p>-12.948096666667</text:p>
          </table:table-cell>
          <table:table-cell office:value-type="float" office:value="-38.431153333333" calcext:value-type="float">
            <text:p>-38.431153333333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12.948098333333" calcext:value-type="float">
            <text:p>-12.948098333333</text:p>
          </table:table-cell>
          <table:table-cell office:value-type="float" office:value="-38.431153333333" calcext:value-type="float">
            <text:p>-38.431153333333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12.9481" calcext:value-type="float">
            <text:p>-12.9481</text:p>
          </table:table-cell>
          <table:table-cell office:value-type="float" office:value="-38.431153333333" calcext:value-type="float">
            <text:p>-38.431153333333</text:p>
          </table:table-cell>
        </table:table-row>
        <table:table-row table:style-name="ro2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-12.948101666667" calcext:value-type="float">
            <text:p>-12.948101666667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-12.948103333333" calcext:value-type="float">
            <text:p>-12.948103333333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6" calcext:value-type="float">
            <text:p>5.6</text:p>
          </table:table-cell>
          <table:table-cell office:value-type="float" office:value="-12.948105" calcext:value-type="float">
            <text:p>-12.948105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-12.948106666667" calcext:value-type="float">
            <text:p>-12.948106666667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4" calcext:value-type="float">
            <text:p>5.4</text:p>
          </table:table-cell>
          <table:table-cell office:value-type="float" office:value="-12.948106666667" calcext:value-type="float">
            <text:p>-12.948106666667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-12.948108333333" calcext:value-type="float">
            <text:p>-12.948108333333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9" calcext:value-type="float">
            <text:p>5.9</text:p>
          </table:table-cell>
          <table:table-cell office:value-type="float" office:value="-12.94811" calcext:value-type="float">
            <text:p>-12.94811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5.9" calcext:value-type="float">
            <text:p>5.9</text:p>
          </table:table-cell>
          <table:table-cell office:value-type="float" office:value="-12.948111666667" calcext:value-type="float">
            <text:p>-12.948111666667</text:p>
          </table:table-cell>
          <table:table-cell office:value-type="float" office:value="-38.43115" calcext:value-type="float">
            <text:p>-38.43115</text:p>
          </table:table-cell>
        </table:table-row>
        <table:table-row table:style-name="ro2">
          <table:table-cell table:number-columns-repeated="3"/>
          <table:table-cell office:value-type="float" office:value="6.1" calcext:value-type="float">
            <text:p>6.1</text:p>
          </table:table-cell>
          <table:table-cell office:value-type="float" office:value="-12.948113333333" calcext:value-type="float">
            <text:p>-12.948113333333</text:p>
          </table:table-cell>
          <table:table-cell office:value-type="float" office:value="-38.43115" calcext:value-type="float">
            <text:p>-38.43115</text:p>
          </table:table-cell>
        </table:table-row>
        <table:table-row table:style-name="ro2">
          <table:table-cell table:number-columns-repeated="3"/>
          <table:table-cell office:value-type="float" office:value="6.1" calcext:value-type="float">
            <text:p>6.1</text:p>
          </table:table-cell>
          <table:table-cell office:value-type="float" office:value="-12.948115" calcext:value-type="float">
            <text:p>-12.948115</text:p>
          </table:table-cell>
          <table:table-cell office:value-type="float" office:value="-38.43115" calcext:value-type="float">
            <text:p>-38.43115</text:p>
          </table:table-cell>
        </table:table-row>
        <table:table-row table:style-name="ro2">
          <table:table-cell table:number-columns-repeated="3"/>
          <table:table-cell office:value-type="float" office:value="6.4" calcext:value-type="float">
            <text:p>6.4</text:p>
          </table:table-cell>
          <table:table-cell office:value-type="float" office:value="-12.948115" calcext:value-type="float">
            <text:p>-12.948115</text:p>
          </table:table-cell>
          <table:table-cell office:value-type="float" office:value="-38.431148333333" calcext:value-type="float">
            <text:p>-38.431148333333</text:p>
          </table:table-cell>
        </table:table-row>
        <table:table-row table:style-name="ro2">
          <table:table-cell table:number-columns-repeated="3"/>
          <table:table-cell office:value-type="float" office:value="6.4" calcext:value-type="float">
            <text:p>6.4</text:p>
          </table:table-cell>
          <table:table-cell office:value-type="float" office:value="-12.948116666667" calcext:value-type="float">
            <text:p>-12.948116666667</text:p>
          </table:table-cell>
          <table:table-cell office:value-type="float" office:value="-38.431148333333" calcext:value-type="float">
            <text:p>-38.431148333333</text:p>
          </table:table-cell>
        </table:table-row>
        <table:table-row table:style-name="ro2">
          <table:table-cell table:number-columns-repeated="3"/>
          <table:table-cell office:value-type="float" office:value="6.6" calcext:value-type="float">
            <text:p>6.6</text:p>
          </table:table-cell>
          <table:table-cell office:value-type="float" office:value="-12.948118333333" calcext:value-type="float">
            <text:p>-12.948118333333</text:p>
          </table:table-cell>
          <table:table-cell office:value-type="float" office:value="-38.431148333333" calcext:value-type="float">
            <text:p>-38.431148333333</text:p>
          </table:table-cell>
        </table:table-row>
        <table:table-row table:style-name="ro2">
          <table:table-cell table:number-columns-repeated="3"/>
          <table:table-cell office:value-type="float" office:value="6.6" calcext:value-type="float">
            <text:p>6.6</text:p>
          </table:table-cell>
          <table:table-cell office:value-type="float" office:value="-12.94812" calcext:value-type="float">
            <text:p>-12.94812</text:p>
          </table:table-cell>
          <table:table-cell office:value-type="float" office:value="-38.431146666667" calcext:value-type="float">
            <text:p>-38.431146666667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12.948121666667" calcext:value-type="float">
            <text:p>-12.948121666667</text:p>
          </table:table-cell>
          <table:table-cell office:value-type="float" office:value="-38.431146666667" calcext:value-type="float">
            <text:p>-38.431146666667</text:p>
          </table:table-cell>
        </table:table-row>
        <table:table-row table:style-name="ro2">
          <table:table-cell table:number-columns-repeated="3"/>
          <table:table-cell office:value-type="float" office:value="6.9" calcext:value-type="float">
            <text:p>6.9</text:p>
          </table:table-cell>
          <table:table-cell office:value-type="float" office:value="-12.948123333333" calcext:value-type="float">
            <text:p>-12.948123333333</text:p>
          </table:table-cell>
          <table:table-cell office:value-type="float" office:value="-38.431145" calcext:value-type="float">
            <text:p>-38.431145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12.948125" calcext:value-type="float">
            <text:p>-12.948125</text:p>
          </table:table-cell>
          <table:table-cell office:value-type="float" office:value="-38.431145" calcext:value-type="float">
            <text:p>-38.431145</text:p>
          </table:table-cell>
        </table:table-row>
        <table:table-row table:style-name="ro2">
          <table:table-cell table:number-columns-repeated="3"/>
          <table:table-cell office:value-type="float" office:value="7.4" calcext:value-type="float">
            <text:p>7.4</text:p>
          </table:table-cell>
          <table:table-cell office:value-type="float" office:value="-12.948126666667" calcext:value-type="float">
            <text:p>-12.948126666667</text:p>
          </table:table-cell>
          <table:table-cell office:value-type="float" office:value="-38.431143333333" calcext:value-type="float">
            <text:p>-38.431143333333</text:p>
          </table:table-cell>
        </table:table-row>
        <table:table-row table:style-name="ro2">
          <table:table-cell table:number-columns-repeated="3"/>
          <table:table-cell office:value-type="float" office:value="6.9" calcext:value-type="float">
            <text:p>6.9</text:p>
          </table:table-cell>
          <table:table-cell office:value-type="float" office:value="-12.948128333333" calcext:value-type="float">
            <text:p>-12.94812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6.9" calcext:value-type="float">
            <text:p>6.9</text:p>
          </table:table-cell>
          <table:table-cell office:value-type="float" office:value="-12.948128333333" calcext:value-type="float">
            <text:p>-12.948128333333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7.4" calcext:value-type="float">
            <text:p>7.4</text:p>
          </table:table-cell>
          <table:table-cell office:value-type="float" office:value="-12.94813" calcext:value-type="float">
            <text:p>-12.94813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-12.948131666667" calcext:value-type="float">
            <text:p>-12.948131666667</text:p>
          </table:table-cell>
          <table:table-cell office:value-type="float" office:value="-38.43114" calcext:value-type="float">
            <text:p>-38.43114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12.948133333333" calcext:value-type="float">
            <text:p>-12.948133333333</text:p>
          </table:table-cell>
          <table:table-cell office:value-type="float" office:value="-38.431138333333" calcext:value-type="float">
            <text:p>-38.431138333333</text:p>
          </table:table-cell>
        </table:table-row>
        <table:table-row table:style-name="ro2">
          <table:table-cell table:number-columns-repeated="3"/>
          <table:table-cell office:value-type="float" office:value="7.9" calcext:value-type="float">
            <text:p>7.9</text:p>
          </table:table-cell>
          <table:table-cell office:value-type="float" office:value="-12.948135" calcext:value-type="float">
            <text:p>-12.948135</text:p>
          </table:table-cell>
          <table:table-cell office:value-type="float" office:value="-38.431136666667" calcext:value-type="float">
            <text:p>-38.431136666667</text:p>
          </table:table-cell>
        </table:table-row>
        <table:table-row table:style-name="ro2">
          <table:table-cell table:number-columns-repeated="3"/>
          <table:table-cell office:value-type="float" office:value="7.9" calcext:value-type="float">
            <text:p>7.9</text:p>
          </table:table-cell>
          <table:table-cell office:value-type="float" office:value="-12.948136666667" calcext:value-type="float">
            <text:p>-12.948136666667</text:p>
          </table:table-cell>
          <table:table-cell office:value-type="float" office:value="-38.431136666667" calcext:value-type="float">
            <text:p>-38.431136666667</text:p>
          </table:table-cell>
        </table:table-row>
        <table:table-row table:style-name="ro2">
          <table:table-cell table:number-columns-repeated="3"/>
          <table:table-cell office:value-type="float" office:value="7.9" calcext:value-type="float">
            <text:p>7.9</text:p>
          </table:table-cell>
          <table:table-cell office:value-type="float" office:value="-12.948138333333" calcext:value-type="float">
            <text:p>-12.948138333333</text:p>
          </table:table-cell>
          <table:table-cell office:value-type="float" office:value="-38.431135" calcext:value-type="float">
            <text:p>-38.431135</text:p>
          </table:table-cell>
        </table:table-row>
        <table:table-row table:style-name="ro2">
          <table:table-cell table:number-columns-repeated="3"/>
          <table:table-cell office:value-type="float" office:value="8.2" calcext:value-type="float">
            <text:p>8.2</text:p>
          </table:table-cell>
          <table:table-cell office:value-type="float" office:value="-12.94814" calcext:value-type="float">
            <text:p>-12.94814</text:p>
          </table:table-cell>
          <table:table-cell office:value-type="float" office:value="-38.431133333333" calcext:value-type="float">
            <text:p>-38.431133333333</text:p>
          </table:table-cell>
        </table:table-row>
        <table:table-row table:style-name="ro2"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-12.948141666667" calcext:value-type="float">
            <text:p>-12.948141666667</text:p>
          </table:table-cell>
          <table:table-cell office:value-type="float" office:value="-38.431133333333" calcext:value-type="float">
            <text:p>-38.431133333333</text:p>
          </table:table-cell>
        </table:table-row>
        <table:table-row table:style-name="ro2">
          <table:table-cell table:number-columns-repeated="3"/>
          <table:table-cell office:value-type="float" office:value="8.1" calcext:value-type="float">
            <text:p>8.1</text:p>
          </table:table-cell>
          <table:table-cell office:value-type="float" office:value="-12.948143333333" calcext:value-type="float">
            <text:p>-12.948143333333</text:p>
          </table:table-cell>
          <table:table-cell office:value-type="float" office:value="-38.431131666667" calcext:value-type="float">
            <text:p>-38.431131666667</text:p>
          </table:table-cell>
        </table:table-row>
        <table:table-row table:style-name="ro2">
          <table:table-cell table:number-columns-repeated="3"/>
          <table:table-cell office:value-type="float" office:value="8.7" calcext:value-type="float">
            <text:p>8.7</text:p>
          </table:table-cell>
          <table:table-cell office:value-type="float" office:value="-12.948145" calcext:value-type="float">
            <text:p>-12.948145</text:p>
          </table:table-cell>
          <table:table-cell office:value-type="float" office:value="-38.43113" calcext:value-type="float">
            <text:p>-38.43113</text:p>
          </table:table-cell>
        </table:table-row>
        <table:table-row table:style-name="ro2">
          <table:table-cell table:number-columns-repeated="3"/>
          <table:table-cell office:value-type="float" office:value="8.4" calcext:value-type="float">
            <text:p>8.4</text:p>
          </table:table-cell>
          <table:table-cell office:value-type="float" office:value="-12.948146666667" calcext:value-type="float">
            <text:p>-12.948146666667</text:p>
          </table:table-cell>
          <table:table-cell office:value-type="float" office:value="-38.431128333333" calcext:value-type="float">
            <text:p>-38.431128333333</text:p>
          </table:table-cell>
        </table:table-row>
        <table:table-row table:style-name="ro2">
          <table:table-cell table:number-columns-repeated="3"/>
          <table:table-cell office:value-type="float" office:value="8.4" calcext:value-type="float">
            <text:p>8.4</text:p>
          </table:table-cell>
          <table:table-cell office:value-type="float" office:value="-12.948148333333" calcext:value-type="float">
            <text:p>-12.948148333333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9.1" calcext:value-type="float">
            <text:p>9.1</text:p>
          </table:table-cell>
          <table:table-cell office:value-type="float" office:value="-12.94815" calcext:value-type="float">
            <text:p>-12.94815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8.7" calcext:value-type="float">
            <text:p>8.7</text:p>
          </table:table-cell>
          <table:table-cell office:value-type="float" office:value="-12.948151666667" calcext:value-type="float">
            <text:p>-12.948151666667</text:p>
          </table:table-cell>
          <table:table-cell office:value-type="float" office:value="-38.431125" calcext:value-type="float">
            <text:p>-38.431125</text:p>
          </table:table-cell>
        </table:table-row>
        <table:table-row table:style-name="ro2">
          <table:table-cell table:number-columns-repeated="3"/>
          <table:table-cell office:value-type="float" office:value="8.7" calcext:value-type="float">
            <text:p>8.7</text:p>
          </table:table-cell>
          <table:table-cell office:value-type="float" office:value="-12.948153333333" calcext:value-type="float">
            <text:p>-12.948153333333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-12.948155" calcext:value-type="float">
            <text:p>-12.948155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-12.948156666667" calcext:value-type="float">
            <text:p>-12.948156666667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-12.94816" calcext:value-type="float">
            <text:p>-12.94816</text:p>
          </table:table-cell>
          <table:table-cell office:value-type="float" office:value="-38.43112" calcext:value-type="float">
            <text:p>-38.43112</text:p>
          </table:table-cell>
        </table:table-row>
        <table:table-row table:style-name="ro2">
          <table:table-cell table:number-columns-repeated="3"/>
          <table:table-cell office:value-type="float" office:value="9.4" calcext:value-type="float">
            <text:p>9.4</text:p>
          </table:table-cell>
          <table:table-cell office:value-type="float" office:value="-12.948161666667" calcext:value-type="float">
            <text:p>-12.948161666667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9.4" calcext:value-type="float">
            <text:p>9.4</text:p>
          </table:table-cell>
          <table:table-cell office:value-type="float" office:value="-12.948163333333" calcext:value-type="float">
            <text:p>-12.948163333333</text:p>
          </table:table-cell>
          <table:table-cell office:value-type="float" office:value="-38.431116666667" calcext:value-type="float">
            <text:p>-38.431116666667</text:p>
          </table:table-cell>
        </table:table-row>
        <table:table-row table:style-name="ro2">
          <table:table-cell table:number-columns-repeated="3"/>
          <table:table-cell office:value-type="float" office:value="9.3" calcext:value-type="float">
            <text:p>9.3</text:p>
          </table:table-cell>
          <table:table-cell office:value-type="float" office:value="-12.948165" calcext:value-type="float">
            <text:p>-12.948165</text:p>
          </table:table-cell>
          <table:table-cell office:value-type="float" office:value="-38.431115" calcext:value-type="float">
            <text:p>-38.431115</text:p>
          </table:table-cell>
        </table:table-row>
        <table:table-row table:style-name="ro2">
          <table:table-cell table:number-columns-repeated="3"/>
          <table:table-cell office:value-type="float" office:value="9.8" calcext:value-type="float">
            <text:p>9.8</text:p>
          </table:table-cell>
          <table:table-cell office:value-type="float" office:value="-12.948166666667" calcext:value-type="float">
            <text:p>-12.948166666667</text:p>
          </table:table-cell>
          <table:table-cell office:value-type="float" office:value="-38.431113333333" calcext:value-type="float">
            <text:p>-38.431113333333</text:p>
          </table:table-cell>
        </table:table-row>
        <table:table-row table:style-name="ro2">
          <table:table-cell table:number-columns-repeated="3"/>
          <table:table-cell office:value-type="float" office:value="9.2" calcext:value-type="float">
            <text:p>9.2</text:p>
          </table:table-cell>
          <table:table-cell office:value-type="float" office:value="-12.948168333333" calcext:value-type="float">
            <text:p>-12.948168333333</text:p>
          </table:table-cell>
          <table:table-cell office:value-type="float" office:value="-38.431111666667" calcext:value-type="float">
            <text:p>-38.431111666667</text:p>
          </table:table-cell>
        </table:table-row>
        <table:table-row table:style-name="ro2">
          <table:table-cell table:number-columns-repeated="3"/>
          <table:table-cell office:value-type="float" office:value="9.3" calcext:value-type="float">
            <text:p>9.3</text:p>
          </table:table-cell>
          <table:table-cell office:value-type="float" office:value="-12.94817" calcext:value-type="float">
            <text:p>-12.94817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9.4" calcext:value-type="float">
            <text:p>9.4</text:p>
          </table:table-cell>
          <table:table-cell office:value-type="float" office:value="-12.948171666667" calcext:value-type="float">
            <text:p>-12.948171666667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9.9" calcext:value-type="float">
            <text:p>9.9</text:p>
          </table:table-cell>
          <table:table-cell office:value-type="float" office:value="-12.948175" calcext:value-type="float">
            <text:p>-12.948175</text:p>
          </table:table-cell>
          <table:table-cell office:value-type="float" office:value="-38.431108333333" calcext:value-type="float">
            <text:p>-38.431108333333</text:p>
          </table:table-cell>
        </table:table-row>
        <table:table-row table:style-name="ro2">
          <table:table-cell table:number-columns-repeated="3"/>
          <table:table-cell office:value-type="float" office:value="9.8" calcext:value-type="float">
            <text:p>9.8</text:p>
          </table:table-cell>
          <table:table-cell office:value-type="float" office:value="-12.948176666667" calcext:value-type="float">
            <text:p>-12.948176666667</text:p>
          </table:table-cell>
          <table:table-cell office:value-type="float" office:value="-38.431106666667" calcext:value-type="float">
            <text:p>-38.431106666667</text:p>
          </table:table-cell>
        </table:table-row>
        <table:table-row table:style-name="ro2">
          <table:table-cell table:number-columns-repeated="3"/>
          <table:table-cell office:value-type="float" office:value="9.9" calcext:value-type="float">
            <text:p>9.9</text:p>
          </table:table-cell>
          <table:table-cell office:value-type="float" office:value="-12.948178333333" calcext:value-type="float">
            <text:p>-12.948178333333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-12.94818" calcext:value-type="float">
            <text:p>-12.94818</text:p>
          </table:table-cell>
          <table:table-cell office:value-type="float" office:value="-38.431103333333" calcext:value-type="float">
            <text:p>-38.431103333333</text:p>
          </table:table-cell>
        </table:table-row>
        <table:table-row table:style-name="ro2">
          <table:table-cell table:number-columns-repeated="3"/>
          <table:table-cell office:value-type="float" office:value="9.6" calcext:value-type="float">
            <text:p>9.6</text:p>
          </table:table-cell>
          <table:table-cell office:value-type="float" office:value="-12.948181666667" calcext:value-type="float">
            <text:p>-12.948181666667</text:p>
          </table:table-cell>
          <table:table-cell office:value-type="float" office:value="-38.431101666667" calcext:value-type="float">
            <text:p>-38.431101666667</text:p>
          </table:table-cell>
        </table:table-row>
        <table:table-row table:style-name="ro2">
          <table:table-cell table:number-columns-repeated="3"/>
          <table:table-cell office:value-type="float" office:value="9.6" calcext:value-type="float">
            <text:p>9.6</text:p>
          </table:table-cell>
          <table:table-cell office:value-type="float" office:value="-12.948183333333" calcext:value-type="float">
            <text:p>-12.948183333333</text:p>
          </table:table-cell>
          <table:table-cell office:value-type="float" office:value="-38.4311" calcext:value-type="float">
            <text:p>-38.4311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12.948186666667" calcext:value-type="float">
            <text:p>-12.948186666667</text:p>
          </table:table-cell>
          <table:table-cell office:value-type="float" office:value="-38.431098333333" calcext:value-type="float">
            <text:p>-38.431098333333</text:p>
          </table:table-cell>
        </table:table-row>
        <table:table-row table:style-name="ro2">
          <table:table-cell table:number-columns-repeated="3"/>
          <table:table-cell office:value-type="float" office:value="9.9" calcext:value-type="float">
            <text:p>9.9</text:p>
          </table:table-cell>
          <table:table-cell office:value-type="float" office:value="-12.948188333333" calcext:value-type="float">
            <text:p>-12.948188333333</text:p>
          </table:table-cell>
          <table:table-cell office:value-type="float" office:value="-38.431096666667" calcext:value-type="float">
            <text:p>-38.431096666667</text:p>
          </table:table-cell>
        </table:table-row>
        <table:table-row table:style-name="ro2">
          <table:table-cell table:number-columns-repeated="3"/>
          <table:table-cell office:value-type="float" office:value="9.9" calcext:value-type="float">
            <text:p>9.9</text:p>
          </table:table-cell>
          <table:table-cell office:value-type="float" office:value="-12.94819" calcext:value-type="float">
            <text:p>-12.94819</text:p>
          </table:table-cell>
          <table:table-cell office:value-type="float" office:value="-38.431096666667" calcext:value-type="float">
            <text:p>-38.431096666667</text:p>
          </table:table-cell>
        </table:table-row>
        <table:table-row table:style-name="ro2">
          <table:table-cell table:number-columns-repeated="3"/>
          <table:table-cell office:value-type="float" office:value="9.9" calcext:value-type="float">
            <text:p>9.9</text:p>
          </table:table-cell>
          <table:table-cell office:value-type="float" office:value="-12.948191666667" calcext:value-type="float">
            <text:p>-12.948191666667</text:p>
          </table:table-cell>
          <table:table-cell office:value-type="float" office:value="-38.431095" calcext:value-type="float">
            <text:p>-38.431095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12.948195" calcext:value-type="float">
            <text:p>-12.948195</text:p>
          </table:table-cell>
          <table:table-cell office:value-type="float" office:value="-38.431093333333" calcext:value-type="float">
            <text:p>-38.431093333333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12.948196666667" calcext:value-type="float">
            <text:p>-12.948196666667</text:p>
          </table:table-cell>
          <table:table-cell office:value-type="float" office:value="-38.431091666667" calcext:value-type="float">
            <text:p>-38.431091666667</text:p>
          </table:table-cell>
        </table:table-row>
        <table:table-row table:style-name="ro2">
          <table:table-cell table:number-columns-repeated="3"/>
          <table:table-cell office:value-type="float" office:value="9.6" calcext:value-type="float">
            <text:p>9.6</text:p>
          </table:table-cell>
          <table:table-cell office:value-type="float" office:value="-12.948198333333" calcext:value-type="float">
            <text:p>-12.948198333333</text:p>
          </table:table-cell>
          <table:table-cell office:value-type="float" office:value="-38.43109" calcext:value-type="float">
            <text:p>-38.43109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2" calcext:value-type="float">
            <text:p>-12.9482</text:p>
          </table:table-cell>
          <table:table-cell office:value-type="float" office:value="-38.431088333333" calcext:value-type="float">
            <text:p>-38.431088333333</text:p>
          </table:table-cell>
        </table:table-row>
        <table:table-row table:style-name="ro2">
          <table:table-cell table:number-columns-repeated="3"/>
          <table:table-cell office:value-type="float" office:value="10.3" calcext:value-type="float">
            <text:p>10.3</text:p>
          </table:table-cell>
          <table:table-cell office:value-type="float" office:value="-12.948203333333" calcext:value-type="float">
            <text:p>-12.948203333333</text:p>
          </table:table-cell>
          <table:table-cell office:value-type="float" office:value="-38.431086666667" calcext:value-type="float">
            <text:p>-38.431086666667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205" calcext:value-type="float">
            <text:p>-12.948205</text:p>
          </table:table-cell>
          <table:table-cell office:value-type="float" office:value="-38.431086666667" calcext:value-type="float">
            <text:p>-38.431086666667</text:p>
          </table:table-cell>
        </table:table-row>
        <table:table-row table:style-name="ro2">
          <table:table-cell table:number-columns-repeated="3"/>
          <table:table-cell office:value-type="float" office:value="10.3" calcext:value-type="float">
            <text:p>10.3</text:p>
          </table:table-cell>
          <table:table-cell office:value-type="float" office:value="-12.948206666667" calcext:value-type="float">
            <text:p>-12.948206666667</text:p>
          </table:table-cell>
          <table:table-cell office:value-type="float" office:value="-38.431085" calcext:value-type="float">
            <text:p>-38.431085</text:p>
          </table:table-cell>
        </table:table-row>
        <table:table-row table:style-name="ro2">
          <table:table-cell table:number-columns-repeated="3"/>
          <table:table-cell office:value-type="float" office:value="10.7" calcext:value-type="float">
            <text:p>10.7</text:p>
          </table:table-cell>
          <table:table-cell office:value-type="float" office:value="-12.948208333333" calcext:value-type="float">
            <text:p>-12.948208333333</text:p>
          </table:table-cell>
          <table:table-cell office:value-type="float" office:value="-38.431083333333" calcext:value-type="float">
            <text:p>-38.431083333333</text:p>
          </table:table-cell>
        </table:table-row>
        <table:table-row table:style-name="ro2"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-12.948211666667" calcext:value-type="float">
            <text:p>-12.948211666667</text:p>
          </table:table-cell>
          <table:table-cell office:value-type="float" office:value="-38.431081666667" calcext:value-type="float">
            <text:p>-38.431081666667</text:p>
          </table:table-cell>
        </table:table-row>
        <table:table-row table:style-name="ro2">
          <table:table-cell table:number-columns-repeated="3"/>
          <table:table-cell office:value-type="float" office:value="10.7" calcext:value-type="float">
            <text:p>10.7</text:p>
          </table:table-cell>
          <table:table-cell office:value-type="float" office:value="-12.948213333333" calcext:value-type="float">
            <text:p>-12.948213333333</text:p>
          </table:table-cell>
          <table:table-cell office:value-type="float" office:value="-38.43108" calcext:value-type="float">
            <text:p>-38.43108</text:p>
          </table:table-cell>
        </table:table-row>
        <table:table-row table:style-name="ro2"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-12.948215" calcext:value-type="float">
            <text:p>-12.948215</text:p>
          </table:table-cell>
          <table:table-cell office:value-type="float" office:value="-38.431078333333" calcext:value-type="float">
            <text:p>-38.431078333333</text:p>
          </table:table-cell>
        </table:table-row>
        <table:table-row table:style-name="ro2"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-12.948218333333" calcext:value-type="float">
            <text:p>-12.948218333333</text:p>
          </table:table-cell>
          <table:table-cell office:value-type="float" office:value="-38.431076666667" calcext:value-type="float">
            <text:p>-38.431076666667</text:p>
          </table:table-cell>
        </table:table-row>
        <table:table-row table:style-name="ro2"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-12.94822" calcext:value-type="float">
            <text:p>-12.94822</text:p>
          </table:table-cell>
          <table:table-cell office:value-type="float" office:value="-38.431075" calcext:value-type="float">
            <text:p>-38.431075</text:p>
          </table:table-cell>
        </table:table-row>
        <table:table-row table:style-name="ro2">
          <table:table-cell table:number-columns-repeated="3"/>
          <table:table-cell office:value-type="float" office:value="10.7" calcext:value-type="float">
            <text:p>10.7</text:p>
          </table:table-cell>
          <table:table-cell office:value-type="float" office:value="-12.948223333333" calcext:value-type="float">
            <text:p>-12.948223333333</text:p>
          </table:table-cell>
          <table:table-cell office:value-type="float" office:value="-38.431075" calcext:value-type="float">
            <text:p>-38.431075</text:p>
          </table:table-cell>
        </table:table-row>
        <table:table-row table:style-name="ro2">
          <table:table-cell table:number-columns-repeated="3"/>
          <table:table-cell office:value-type="float" office:value="10.7" calcext:value-type="float">
            <text:p>10.7</text:p>
          </table:table-cell>
          <table:table-cell office:value-type="float" office:value="-12.948225" calcext:value-type="float">
            <text:p>-12.948225</text:p>
          </table:table-cell>
          <table:table-cell office:value-type="float" office:value="-38.431073333333" calcext:value-type="float">
            <text:p>-38.431073333333</text:p>
          </table:table-cell>
        </table:table-row>
        <table:table-row table:style-name="ro2">
          <table:table-cell table:number-columns-repeated="3"/>
          <table:table-cell office:value-type="float" office:value="10.8" calcext:value-type="float">
            <text:p>10.8</text:p>
          </table:table-cell>
          <table:table-cell office:value-type="float" office:value="-12.948226666667" calcext:value-type="float">
            <text:p>-12.948226666667</text:p>
          </table:table-cell>
          <table:table-cell office:value-type="float" office:value="-38.431071666667" calcext:value-type="float">
            <text:p>-38.431071666667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7" calcext:value-type="float">
            <text:p>-38.43107</text:p>
          </table:table-cell>
        </table:table-row>
        <table:table-row table:style-name="ro2">
          <table:table-cell table:number-columns-repeated="3"/>
          <table:table-cell office:value-type="float" office:value="10.7" calcext:value-type="float">
            <text:p>10.7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68333333" calcext:value-type="float">
            <text:p>-38.431068333333</text:p>
          </table:table-cell>
        </table:table-row>
        <table:table-row table:style-name="ro2">
          <table:table-cell table:number-columns-repeated="3"/>
          <table:table-cell office:value-type="float" office:value="11.3" calcext:value-type="float">
            <text:p>11.3</text:p>
          </table:table-cell>
          <table:table-cell office:value-type="float" office:value="-12.948235" calcext:value-type="float">
            <text:p>-12.948235</text:p>
          </table:table-cell>
          <table:table-cell office:value-type="float" office:value="-38.431066666667" calcext:value-type="float">
            <text:p>-38.431066666667</text:p>
          </table:table-cell>
        </table:table-row>
        <table:table-row table:style-name="ro2">
          <table:table-cell table:number-columns-repeated="3"/>
          <table:table-cell office:value-type="float" office:value="10.8" calcext:value-type="float">
            <text:p>10.8</text:p>
          </table:table-cell>
          <table:table-cell office:value-type="float" office:value="-12.948236666667" calcext:value-type="float">
            <text:p>-12.948236666667</text:p>
          </table:table-cell>
          <table:table-cell office:value-type="float" office:value="-38.431066666667" calcext:value-type="float">
            <text:p>-38.431066666667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238333333" calcext:value-type="float">
            <text:p>-12.948238333333</text:p>
          </table:table-cell>
          <table:table-cell office:value-type="float" office:value="-38.431065" calcext:value-type="float">
            <text:p>-38.431065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241666667" calcext:value-type="float">
            <text:p>-12.948241666667</text:p>
          </table:table-cell>
          <table:table-cell office:value-type="float" office:value="-38.431063333333" calcext:value-type="float">
            <text:p>-38.431063333333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243333333" calcext:value-type="float">
            <text:p>-12.948243333333</text:p>
          </table:table-cell>
          <table:table-cell office:value-type="float" office:value="-38.431061666667" calcext:value-type="float">
            <text:p>-38.431061666667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246666667" calcext:value-type="float">
            <text:p>-12.948246666667</text:p>
          </table:table-cell>
          <table:table-cell office:value-type="float" office:value="-38.431061666667" calcext:value-type="float">
            <text:p>-38.431061666667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248333333" calcext:value-type="float">
            <text:p>-12.948248333333</text:p>
          </table:table-cell>
          <table:table-cell office:value-type="float" office:value="-38.43106" calcext:value-type="float">
            <text:p>-38.43106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251666667" calcext:value-type="float">
            <text:p>-12.948251666667</text:p>
          </table:table-cell>
          <table:table-cell office:value-type="float" office:value="-38.431058333333" calcext:value-type="float">
            <text:p>-38.431058333333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253333333" calcext:value-type="float">
            <text:p>-12.948253333333</text:p>
          </table:table-cell>
          <table:table-cell office:value-type="float" office:value="-38.431056666667" calcext:value-type="float">
            <text:p>-38.431056666667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256666667" calcext:value-type="float">
            <text:p>-12.948256666667</text:p>
          </table:table-cell>
          <table:table-cell office:value-type="float" office:value="-38.431056666667" calcext:value-type="float">
            <text:p>-38.431056666667</text:p>
          </table:table-cell>
        </table:table-row>
        <table:table-row table:style-name="ro2">
          <table:table-cell table:number-columns-repeated="3"/>
          <table:table-cell office:value-type="float" office:value="11.3" calcext:value-type="float">
            <text:p>11.3</text:p>
          </table:table-cell>
          <table:table-cell office:value-type="float" office:value="-12.94826" calcext:value-type="float">
            <text:p>-12.94826</text:p>
          </table:table-cell>
          <table:table-cell office:value-type="float" office:value="-38.431055" calcext:value-type="float">
            <text:p>-38.431055</text:p>
          </table:table-cell>
        </table:table-row>
        <table:table-row table:style-name="ro2">
          <table:table-cell table:number-columns-repeated="3"/>
          <table:table-cell office:value-type="float" office:value="11.3" calcext:value-type="float">
            <text:p>11.3</text:p>
          </table:table-cell>
          <table:table-cell office:value-type="float" office:value="-12.948261666667" calcext:value-type="float">
            <text:p>-12.948261666667</text:p>
          </table:table-cell>
          <table:table-cell office:value-type="float" office:value="-38.431053333333" calcext:value-type="float">
            <text:p>-38.431053333333</text:p>
          </table:table-cell>
        </table:table-row>
        <table:table-row table:style-name="ro2">
          <table:table-cell table:number-columns-repeated="3"/>
          <table:table-cell office:value-type="float" office:value="11.3" calcext:value-type="float">
            <text:p>11.3</text:p>
          </table:table-cell>
          <table:table-cell office:value-type="float" office:value="-12.948265" calcext:value-type="float">
            <text:p>-12.948265</text:p>
          </table:table-cell>
          <table:table-cell office:value-type="float" office:value="-38.431053333333" calcext:value-type="float">
            <text:p>-38.431053333333</text:p>
          </table:table-cell>
        </table:table-row>
        <table:table-row table:style-name="ro2">
          <table:table-cell table:number-columns-repeated="3"/>
          <table:table-cell office:value-type="float" office:value="11.4" calcext:value-type="float">
            <text:p>11.4</text:p>
          </table:table-cell>
          <table:table-cell office:value-type="float" office:value="-12.948266666667" calcext:value-type="float">
            <text:p>-12.948266666667</text:p>
          </table:table-cell>
          <table:table-cell office:value-type="float" office:value="-38.431051666667" calcext:value-type="float">
            <text:p>-38.431051666667</text:p>
          </table:table-cell>
        </table:table-row>
        <table:table-row table:style-name="ro2">
          <table:table-cell table:number-columns-repeated="3"/>
          <table:table-cell office:value-type="float" office:value="11.4" calcext:value-type="float">
            <text:p>11.4</text:p>
          </table:table-cell>
          <table:table-cell office:value-type="float" office:value="-12.94827" calcext:value-type="float">
            <text:p>-12.9482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11.4" calcext:value-type="float">
            <text:p>11.4</text:p>
          </table:table-cell>
          <table:table-cell office:value-type="float" office:value="-12.948271666667" calcext:value-type="float">
            <text:p>-12.94827166666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11.4" calcext:value-type="float">
            <text:p>11.4</text:p>
          </table:table-cell>
          <table:table-cell office:value-type="float" office:value="-12.948275" calcext:value-type="float">
            <text:p>-12.948275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278333333" calcext:value-type="float">
            <text:p>-12.94827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11.4" calcext:value-type="float">
            <text:p>11.4</text:p>
          </table:table-cell>
          <table:table-cell office:value-type="float" office:value="-12.94828" calcext:value-type="float">
            <text:p>-12.94828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11.3" calcext:value-type="float">
            <text:p>11.3</text:p>
          </table:table-cell>
          <table:table-cell office:value-type="float" office:value="-12.948281666667" calcext:value-type="float">
            <text:p>-12.948281666667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11.3" calcext:value-type="float">
            <text:p>11.3</text:p>
          </table:table-cell>
          <table:table-cell office:value-type="float" office:value="-12.948283333333" calcext:value-type="float">
            <text:p>-12.948283333333</text:p>
          </table:table-cell>
          <table:table-cell office:value-type="float" office:value="-38.431043333333" calcext:value-type="float">
            <text:p>-38.431043333333</text:p>
          </table:table-cell>
        </table:table-row>
        <table:table-row table:style-name="ro2">
          <table:table-cell table:number-columns-repeated="3"/>
          <table:table-cell office:value-type="float" office:value="11.3" calcext:value-type="float">
            <text:p>11.3</text:p>
          </table:table-cell>
          <table:table-cell office:value-type="float" office:value="-12.948285" calcext:value-type="float">
            <text:p>-12.948285</text:p>
          </table:table-cell>
          <table:table-cell office:value-type="float" office:value="-38.431043333333" calcext:value-type="float">
            <text:p>-38.431043333333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286666667" calcext:value-type="float">
            <text:p>-12.948286666667</text:p>
          </table:table-cell>
          <table:table-cell office:value-type="float" office:value="-38.431043333333" calcext:value-type="float">
            <text:p>-38.431043333333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288333333" calcext:value-type="float">
            <text:p>-12.948288333333</text:p>
          </table:table-cell>
          <table:table-cell office:value-type="float" office:value="-38.431041666667" calcext:value-type="float">
            <text:p>-38.431041666667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291666667" calcext:value-type="float">
            <text:p>-12.948291666667</text:p>
          </table:table-cell>
          <table:table-cell office:value-type="float" office:value="-38.431041666667" calcext:value-type="float">
            <text:p>-38.431041666667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293333333" calcext:value-type="float">
            <text:p>-12.948293333333</text:p>
          </table:table-cell>
          <table:table-cell office:value-type="float" office:value="-38.43104" calcext:value-type="float">
            <text:p>-38.43104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295" calcext:value-type="float">
            <text:p>-12.948295</text:p>
          </table:table-cell>
          <table:table-cell office:value-type="float" office:value="-38.43104" calcext:value-type="float">
            <text:p>-38.43104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296666667" calcext:value-type="float">
            <text:p>-12.948296666667</text:p>
          </table:table-cell>
          <table:table-cell office:value-type="float" office:value="-38.43104" calcext:value-type="float">
            <text:p>-38.43104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298333333" calcext:value-type="float">
            <text:p>-12.948298333333</text:p>
          </table:table-cell>
          <table:table-cell office:value-type="float" office:value="-38.431038333333" calcext:value-type="float">
            <text:p>-38.431038333333</text:p>
          </table:table-cell>
        </table:table-row>
        <table:table-row table:style-name="ro2">
          <table:table-cell table:number-columns-repeated="3"/>
          <table:table-cell office:value-type="float" office:value="11.6" calcext:value-type="float">
            <text:p>11.6</text:p>
          </table:table-cell>
          <table:table-cell office:value-type="float" office:value="-12.948301666667" calcext:value-type="float">
            <text:p>-12.948301666667</text:p>
          </table:table-cell>
          <table:table-cell office:value-type="float" office:value="-38.431038333333" calcext:value-type="float">
            <text:p>-38.431038333333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303333333" calcext:value-type="float">
            <text:p>-12.948303333333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06666667" calcext:value-type="float">
            <text:p>-12.948306666667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-12.94831" calcext:value-type="float">
            <text:p>-12.94831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311666667" calcext:value-type="float">
            <text:p>-12.948311666667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315" calcext:value-type="float">
            <text:p>-12.948315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16666667" calcext:value-type="float">
            <text:p>-12.948316666667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32" calcext:value-type="float">
            <text:p>-12.94832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23333333" calcext:value-type="float">
            <text:p>-12.948323333333</text:p>
          </table:table-cell>
          <table:table-cell office:value-type="float" office:value="-38.431031666667" calcext:value-type="float">
            <text:p>-38.431031666667</text:p>
          </table:table-cell>
        </table:table-row>
        <table:table-row table:style-name="ro2">
          <table:table-cell table:number-columns-repeated="3"/>
          <table:table-cell office:value-type="float" office:value="11.3" calcext:value-type="float">
            <text:p>11.3</text:p>
          </table:table-cell>
          <table:table-cell office:value-type="float" office:value="-12.948325" calcext:value-type="float">
            <text:p>-12.948325</text:p>
          </table:table-cell>
          <table:table-cell office:value-type="float" office:value="-38.431031666667" calcext:value-type="float">
            <text:p>-38.431031666667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328333333" calcext:value-type="float">
            <text:p>-12.948328333333</text:p>
          </table:table-cell>
          <table:table-cell office:value-type="float" office:value="-38.431031666667" calcext:value-type="float">
            <text:p>-38.431031666667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31666667" calcext:value-type="float">
            <text:p>-12.948331666667</text:p>
          </table:table-cell>
          <table:table-cell office:value-type="float" office:value="-38.43103" calcext:value-type="float">
            <text:p>-38.43103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333333333" calcext:value-type="float">
            <text:p>-12.948333333333</text:p>
          </table:table-cell>
          <table:table-cell office:value-type="float" office:value="-38.43103" calcext:value-type="float">
            <text:p>-38.43103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36666667" calcext:value-type="float">
            <text:p>-12.948336666667</text:p>
          </table:table-cell>
          <table:table-cell office:value-type="float" office:value="-38.43103" calcext:value-type="float">
            <text:p>-38.43103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338333333" calcext:value-type="float">
            <text:p>-12.948338333333</text:p>
          </table:table-cell>
          <table:table-cell office:value-type="float" office:value="-38.431028333333" calcext:value-type="float">
            <text:p>-38.431028333333</text:p>
          </table:table-cell>
        </table:table-row>
        <table:table-row table:style-name="ro2"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-12.948341666667" calcext:value-type="float">
            <text:p>-12.948341666667</text:p>
          </table:table-cell>
          <table:table-cell office:value-type="float" office:value="-38.431028333333" calcext:value-type="float">
            <text:p>-38.431028333333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45" calcext:value-type="float">
            <text:p>-12.948345</text:p>
          </table:table-cell>
          <table:table-cell office:value-type="float" office:value="-38.431028333333" calcext:value-type="float">
            <text:p>-38.431028333333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46666667" calcext:value-type="float">
            <text:p>-12.948346666667</text:p>
          </table:table-cell>
          <table:table-cell office:value-type="float" office:value="-38.431028333333" calcext:value-type="float">
            <text:p>-38.431028333333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5" calcext:value-type="float">
            <text:p>-12.94835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353333333" calcext:value-type="float">
            <text:p>-12.948353333333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55" calcext:value-type="float">
            <text:p>-12.948355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358333333" calcext:value-type="float">
            <text:p>-12.948358333333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1.3" calcext:value-type="float">
            <text:p>11.3</text:p>
          </table:table-cell>
          <table:table-cell office:value-type="float" office:value="-12.948361666667" calcext:value-type="float">
            <text:p>-12.948361666667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363333333" calcext:value-type="float">
            <text:p>-12.948363333333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366666667" calcext:value-type="float">
            <text:p>-12.948366666667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37" calcext:value-type="float">
            <text:p>-12.94837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371666667" calcext:value-type="float">
            <text:p>-12.948371666667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-12.948375" calcext:value-type="float">
            <text:p>-12.948375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-12.948376666667" calcext:value-type="float">
            <text:p>-12.948376666667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38" calcext:value-type="float">
            <text:p>-12.94838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383333333" calcext:value-type="float">
            <text:p>-12.948383333333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385" calcext:value-type="float">
            <text:p>-12.948385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388333333" calcext:value-type="float">
            <text:p>-12.948388333333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39" calcext:value-type="float">
            <text:p>-12.94839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-12.948393333333" calcext:value-type="float">
            <text:p>-12.948393333333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401666667" calcext:value-type="float">
            <text:p>-12.948401666667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403333333" calcext:value-type="float">
            <text:p>-12.948403333333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3" calcext:value-type="float">
            <text:p>10.3</text:p>
          </table:table-cell>
          <table:table-cell office:value-type="float" office:value="-12.948406666667" calcext:value-type="float">
            <text:p>-12.948406666667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3" calcext:value-type="float">
            <text:p>10.3</text:p>
          </table:table-cell>
          <table:table-cell office:value-type="float" office:value="-12.948408333333" calcext:value-type="float">
            <text:p>-12.948408333333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411666667" calcext:value-type="float">
            <text:p>-12.948411666667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413333333" calcext:value-type="float">
            <text:p>-12.948413333333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416666667" calcext:value-type="float">
            <text:p>-12.948416666667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418333333" calcext:value-type="float">
            <text:p>-12.948418333333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421666667" calcext:value-type="float">
            <text:p>-12.948421666667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1.1" calcext:value-type="float">
            <text:p>11.1</text:p>
          </table:table-cell>
          <table:table-cell office:value-type="float" office:value="-12.948425" calcext:value-type="float">
            <text:p>-12.948425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426666667" calcext:value-type="float">
            <text:p>-12.948426666667</text:p>
          </table:table-cell>
          <table:table-cell office:value-type="float" office:value="-38.431028333333" calcext:value-type="float">
            <text:p>-38.431028333333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43" calcext:value-type="float">
            <text:p>-12.94843</text:p>
          </table:table-cell>
          <table:table-cell office:value-type="float" office:value="-38.431028333333" calcext:value-type="float">
            <text:p>-38.431028333333</text:p>
          </table:table-cell>
        </table:table-row>
        <table:table-row table:style-name="ro2">
          <table:table-cell table:number-columns-repeated="3"/>
          <table:table-cell office:value-type="float" office:value="11.6" calcext:value-type="float">
            <text:p>11.6</text:p>
          </table:table-cell>
          <table:table-cell office:value-type="float" office:value="-12.948433333333" calcext:value-type="float">
            <text:p>-12.948433333333</text:p>
          </table:table-cell>
          <table:table-cell office:value-type="float" office:value="-38.431028333333" calcext:value-type="float">
            <text:p>-38.431028333333</text:p>
          </table:table-cell>
        </table:table-row>
        <table:table-row table:style-name="ro2"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-12.948435" calcext:value-type="float">
            <text:p>-12.948435</text:p>
          </table:table-cell>
          <table:table-cell office:value-type="float" office:value="-38.43103" calcext:value-type="float">
            <text:p>-38.43103</text:p>
          </table:table-cell>
        </table:table-row>
        <table:table-row table:style-name="ro2"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-12.948438333333" calcext:value-type="float">
            <text:p>-12.948438333333</text:p>
          </table:table-cell>
          <table:table-cell office:value-type="float" office:value="-38.43103" calcext:value-type="float">
            <text:p>-38.43103</text:p>
          </table:table-cell>
        </table:table-row>
        <table:table-row table:style-name="ro2"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-12.948441666667" calcext:value-type="float">
            <text:p>-12.948441666667</text:p>
          </table:table-cell>
          <table:table-cell office:value-type="float" office:value="-38.43103" calcext:value-type="float">
            <text:p>-38.43103</text:p>
          </table:table-cell>
        </table:table-row>
        <table:table-row table:style-name="ro2">
          <table:table-cell table:number-columns-repeated="3"/>
          <table:table-cell office:value-type="float" office:value="11.6" calcext:value-type="float">
            <text:p>11.6</text:p>
          </table:table-cell>
          <table:table-cell office:value-type="float" office:value="-12.948443333333" calcext:value-type="float">
            <text:p>-12.948443333333</text:p>
          </table:table-cell>
          <table:table-cell office:value-type="float" office:value="-38.431031666667" calcext:value-type="float">
            <text:p>-38.431031666667</text:p>
          </table:table-cell>
        </table:table-row>
        <table:table-row table:style-name="ro2">
          <table:table-cell table:number-columns-repeated="3"/>
          <table:table-cell office:value-type="float" office:value="12.4" calcext:value-type="float">
            <text:p>12.4</text:p>
          </table:table-cell>
          <table:table-cell office:value-type="float" office:value="-12.948446666667" calcext:value-type="float">
            <text:p>-12.948446666667</text:p>
          </table:table-cell>
          <table:table-cell office:value-type="float" office:value="-38.431031666667" calcext:value-type="float">
            <text:p>-38.431031666667</text:p>
          </table:table-cell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-12.94845" calcext:value-type="float">
            <text:p>-12.94845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2.3" calcext:value-type="float">
            <text:p>12.3</text:p>
          </table:table-cell>
          <table:table-cell office:value-type="float" office:value="-12.948453333333" calcext:value-type="float">
            <text:p>-12.948453333333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2.8" calcext:value-type="float">
            <text:p>12.8</text:p>
          </table:table-cell>
          <table:table-cell office:value-type="float" office:value="-12.948455" calcext:value-type="float">
            <text:p>-12.948455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2.7" calcext:value-type="float">
            <text:p>12.7</text:p>
          </table:table-cell>
          <table:table-cell office:value-type="float" office:value="-12.948458333333" calcext:value-type="float">
            <text:p>-12.948458333333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2.7" calcext:value-type="float">
            <text:p>12.7</text:p>
          </table:table-cell>
          <table:table-cell office:value-type="float" office:value="-12.948461666667" calcext:value-type="float">
            <text:p>-12.948461666667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2.8" calcext:value-type="float">
            <text:p>12.8</text:p>
          </table:table-cell>
          <table:table-cell office:value-type="float" office:value="-12.948465" calcext:value-type="float">
            <text:p>-12.948465</text:p>
          </table:table-cell>
          <table:table-cell office:value-type="float" office:value="-38.431038333333" calcext:value-type="float">
            <text:p>-38.431038333333</text:p>
          </table:table-cell>
        </table:table-row>
        <table:table-row table:style-name="ro2">
          <table:table-cell table:number-columns-repeated="3"/>
          <table:table-cell office:value-type="float" office:value="12.9" calcext:value-type="float">
            <text:p>12.9</text:p>
          </table:table-cell>
          <table:table-cell office:value-type="float" office:value="-12.948466666667" calcext:value-type="float">
            <text:p>-12.948466666667</text:p>
          </table:table-cell>
          <table:table-cell office:value-type="float" office:value="-38.43104" calcext:value-type="float">
            <text:p>-38.43104</text:p>
          </table:table-cell>
        </table:table-row>
        <table:table-row table:style-name="ro2">
          <table:table-cell table:number-columns-repeated="3"/>
          <table:table-cell office:value-type="float" office:value="13.3" calcext:value-type="float">
            <text:p>13.3</text:p>
          </table:table-cell>
          <table:table-cell office:value-type="float" office:value="-12.94847" calcext:value-type="float">
            <text:p>-12.94847</text:p>
          </table:table-cell>
          <table:table-cell office:value-type="float" office:value="-38.431041666667" calcext:value-type="float">
            <text:p>-38.431041666667</text:p>
          </table:table-cell>
        </table:table-row>
        <table:table-row table:style-name="ro2">
          <table:table-cell table:number-columns-repeated="3"/>
          <table:table-cell office:value-type="float" office:value="13.9" calcext:value-type="float">
            <text:p>13.9</text:p>
          </table:table-cell>
          <table:table-cell office:value-type="float" office:value="-12.948473333333" calcext:value-type="float">
            <text:p>-12.948473333333</text:p>
          </table:table-cell>
          <table:table-cell office:value-type="float" office:value="-38.431041666667" calcext:value-type="float">
            <text:p>-38.431041666667</text:p>
          </table:table-cell>
        </table:table-row>
        <table:table-row table:style-name="ro2">
          <table:table-cell table:number-columns-repeated="3"/>
          <table:table-cell office:value-type="float" office:value="14.3" calcext:value-type="float">
            <text:p>14.3</text:p>
          </table:table-cell>
          <table:table-cell office:value-type="float" office:value="-12.948476666667" calcext:value-type="float">
            <text:p>-12.948476666667</text:p>
          </table:table-cell>
          <table:table-cell office:value-type="float" office:value="-38.431043333333" calcext:value-type="float">
            <text:p>-38.431043333333</text:p>
          </table:table-cell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-12.94848" calcext:value-type="float">
            <text:p>-12.94848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14.6" calcext:value-type="float">
            <text:p>14.6</text:p>
          </table:table-cell>
          <table:table-cell office:value-type="float" office:value="-12.948483333333" calcext:value-type="float">
            <text:p>-12.948483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15.4" calcext:value-type="float">
            <text:p>15.4</text:p>
          </table:table-cell>
          <table:table-cell office:value-type="float" office:value="-12.948486666667" calcext:value-type="float">
            <text:p>-12.94848666666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15.4" calcext:value-type="float">
            <text:p>15.4</text:p>
          </table:table-cell>
          <table:table-cell office:value-type="float" office:value="-12.948488333333" calcext:value-type="float">
            <text:p>-12.948488333333</text:p>
          </table:table-cell>
          <table:table-cell office:value-type="float" office:value="-38.431051666667" calcext:value-type="float">
            <text:p>-38.431051666667</text:p>
          </table:table-cell>
        </table:table-row>
        <table:table-row table:style-name="ro2">
          <table:table-cell table:number-columns-repeated="3"/>
          <table:table-cell office:value-type="float" office:value="15.3" calcext:value-type="float">
            <text:p>15.3</text:p>
          </table:table-cell>
          <table:table-cell office:value-type="float" office:value="-12.948491666667" calcext:value-type="float">
            <text:p>-12.948491666667</text:p>
          </table:table-cell>
          <table:table-cell office:value-type="float" office:value="-38.431053333333" calcext:value-type="float">
            <text:p>-38.431053333333</text:p>
          </table:table-cell>
        </table:table-row>
        <table:table-row table:style-name="ro2">
          <table:table-cell table:number-columns-repeated="3"/>
          <table:table-cell office:value-type="float" office:value="15.2" calcext:value-type="float">
            <text:p>15.2</text:p>
          </table:table-cell>
          <table:table-cell office:value-type="float" office:value="-12.948495" calcext:value-type="float">
            <text:p>-12.948495</text:p>
          </table:table-cell>
          <table:table-cell office:value-type="float" office:value="-38.431055" calcext:value-type="float">
            <text:p>-38.431055</text:p>
          </table:table-cell>
        </table:table-row>
        <table:table-row table:style-name="ro2">
          <table:table-cell table:number-columns-repeated="3"/>
          <table:table-cell office:value-type="float" office:value="15.3" calcext:value-type="float">
            <text:p>15.3</text:p>
          </table:table-cell>
          <table:table-cell office:value-type="float" office:value="-12.948498333333" calcext:value-type="float">
            <text:p>-12.948498333333</text:p>
          </table:table-cell>
          <table:table-cell office:value-type="float" office:value="-38.431058333333" calcext:value-type="float">
            <text:p>-38.431058333333</text:p>
          </table:table-cell>
        </table:table-row>
        <table:table-row table:style-name="ro2">
          <table:table-cell table:number-columns-repeated="3"/>
          <table:table-cell office:value-type="float" office:value="16.7" calcext:value-type="float">
            <text:p>16.7</text:p>
          </table:table-cell>
          <table:table-cell office:value-type="float" office:value="-12.948501666667" calcext:value-type="float">
            <text:p>-12.948501666667</text:p>
          </table:table-cell>
          <table:table-cell office:value-type="float" office:value="-38.43106" calcext:value-type="float">
            <text:p>-38.43106</text:p>
          </table:table-cell>
        </table:table-row>
        <table:table-row table:style-name="ro2"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-12.948505" calcext:value-type="float">
            <text:p>-12.948505</text:p>
          </table:table-cell>
          <table:table-cell office:value-type="float" office:value="-38.431061666667" calcext:value-type="float">
            <text:p>-38.431061666667</text:p>
          </table:table-cell>
        </table:table-row>
        <table:table-row table:style-name="ro2">
          <table:table-cell table:number-columns-repeated="3"/>
          <table:table-cell office:value-type="float" office:value="16.4" calcext:value-type="float">
            <text:p>16.4</text:p>
          </table:table-cell>
          <table:table-cell office:value-type="float" office:value="-12.948508333333" calcext:value-type="float">
            <text:p>-12.948508333333</text:p>
          </table:table-cell>
          <table:table-cell office:value-type="float" office:value="-38.431065" calcext:value-type="float">
            <text:p>-38.431065</text:p>
          </table:table-cell>
        </table:table-row>
        <table:table-row table:style-name="ro2">
          <table:table-cell table:number-columns-repeated="3"/>
          <table:table-cell office:value-type="float" office:value="15.9" calcext:value-type="float">
            <text:p>15.9</text:p>
          </table:table-cell>
          <table:table-cell office:value-type="float" office:value="-12.948511666667" calcext:value-type="float">
            <text:p>-12.948511666667</text:p>
          </table:table-cell>
          <table:table-cell office:value-type="float" office:value="-38.431066666667" calcext:value-type="float">
            <text:p>-38.431066666667</text:p>
          </table:table-cell>
        </table:table-row>
        <table:table-row table:style-name="ro2">
          <table:table-cell table:number-columns-repeated="3"/>
          <table:table-cell office:value-type="float" office:value="16.8" calcext:value-type="float">
            <text:p>16.8</text:p>
          </table:table-cell>
          <table:table-cell office:value-type="float" office:value="-12.948515" calcext:value-type="float">
            <text:p>-12.948515</text:p>
          </table:table-cell>
          <table:table-cell office:value-type="float" office:value="-38.43107" calcext:value-type="float">
            <text:p>-38.43107</text:p>
          </table:table-cell>
        </table:table-row>
        <table:table-row table:style-name="ro2">
          <table:table-cell table:number-columns-repeated="3"/>
          <table:table-cell office:value-type="float" office:value="16.9" calcext:value-type="float">
            <text:p>16.9</text:p>
          </table:table-cell>
          <table:table-cell office:value-type="float" office:value="-12.948518333333" calcext:value-type="float">
            <text:p>-12.948518333333</text:p>
          </table:table-cell>
          <table:table-cell office:value-type="float" office:value="-38.431071666667" calcext:value-type="float">
            <text:p>-38.431071666667</text:p>
          </table:table-cell>
        </table:table-row>
        <table:table-row table:style-name="ro2">
          <table:table-cell table:number-columns-repeated="3"/>
          <table:table-cell office:value-type="float" office:value="16.9" calcext:value-type="float">
            <text:p>16.9</text:p>
          </table:table-cell>
          <table:table-cell office:value-type="float" office:value="-12.948521666667" calcext:value-type="float">
            <text:p>-12.948521666667</text:p>
          </table:table-cell>
          <table:table-cell office:value-type="float" office:value="-38.431075" calcext:value-type="float">
            <text:p>-38.431075</text:p>
          </table:table-cell>
        </table:table-row>
        <table:table-row table:style-name="ro2">
          <table:table-cell table:number-columns-repeated="3"/>
          <table:table-cell office:value-type="float" office:value="17.2" calcext:value-type="float">
            <text:p>17.2</text:p>
          </table:table-cell>
          <table:table-cell office:value-type="float" office:value="-12.948525" calcext:value-type="float">
            <text:p>-12.948525</text:p>
          </table:table-cell>
          <table:table-cell office:value-type="float" office:value="-38.431078333333" calcext:value-type="float">
            <text:p>-38.431078333333</text:p>
          </table:table-cell>
        </table:table-row>
        <table:table-row table:style-name="ro2"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-12.948528333333" calcext:value-type="float">
            <text:p>-12.948528333333</text:p>
          </table:table-cell>
          <table:table-cell office:value-type="float" office:value="-38.431081666667" calcext:value-type="float">
            <text:p>-38.431081666667</text:p>
          </table:table-cell>
        </table:table-row>
        <table:table-row table:style-name="ro2">
          <table:table-cell table:number-columns-repeated="3"/>
          <table:table-cell office:value-type="float" office:value="18.3" calcext:value-type="float">
            <text:p>18.3</text:p>
          </table:table-cell>
          <table:table-cell office:value-type="float" office:value="-12.948531666667" calcext:value-type="float">
            <text:p>-12.948531666667</text:p>
          </table:table-cell>
          <table:table-cell office:value-type="float" office:value="-38.431083333333" calcext:value-type="float">
            <text:p>-38.431083333333</text:p>
          </table:table-cell>
        </table:table-row>
        <table:table-row table:style-name="ro2">
          <table:table-cell table:number-columns-repeated="3"/>
          <table:table-cell office:value-type="float" office:value="18.9" calcext:value-type="float">
            <text:p>18.9</text:p>
          </table:table-cell>
          <table:table-cell office:value-type="float" office:value="-12.948535" calcext:value-type="float">
            <text:p>-12.948535</text:p>
          </table:table-cell>
          <table:table-cell office:value-type="float" office:value="-38.431086666667" calcext:value-type="float">
            <text:p>-38.431086666667</text:p>
          </table:table-cell>
        </table:table-row>
        <table:table-row table:style-name="ro2">
          <table:table-cell table:number-columns-repeated="3"/>
          <table:table-cell office:value-type="float" office:value="19.4" calcext:value-type="float">
            <text:p>19.4</text:p>
          </table:table-cell>
          <table:table-cell office:value-type="float" office:value="-12.948538333333" calcext:value-type="float">
            <text:p>-12.948538333333</text:p>
          </table:table-cell>
          <table:table-cell office:value-type="float" office:value="-38.431091666667" calcext:value-type="float">
            <text:p>-38.431091666667</text:p>
          </table:table-cell>
        </table:table-row>
        <table:table-row table:style-name="ro2">
          <table:table-cell table:number-columns-repeated="3"/>
          <table:table-cell office:value-type="float" office:value="19.3" calcext:value-type="float">
            <text:p>19.3</text:p>
          </table:table-cell>
          <table:table-cell office:value-type="float" office:value="-12.948541666667" calcext:value-type="float">
            <text:p>-12.948541666667</text:p>
          </table:table-cell>
          <table:table-cell office:value-type="float" office:value="-38.431095" calcext:value-type="float">
            <text:p>-38.431095</text:p>
          </table:table-cell>
        </table:table-row>
        <table:table-row table:style-name="ro2">
          <table:table-cell table:number-columns-repeated="3"/>
          <table:table-cell office:value-type="float" office:value="19.4" calcext:value-type="float">
            <text:p>19.4</text:p>
          </table:table-cell>
          <table:table-cell office:value-type="float" office:value="-12.948545" calcext:value-type="float">
            <text:p>-12.948545</text:p>
          </table:table-cell>
          <table:table-cell office:value-type="float" office:value="-38.431098333333" calcext:value-type="float">
            <text:p>-38.431098333333</text:p>
          </table:table-cell>
        </table:table-row>
        <table:table-row table:style-name="ro2">
          <table:table-cell table:number-columns-repeated="3"/>
          <table:table-cell office:value-type="float" office:value="19.4" calcext:value-type="float">
            <text:p>19.4</text:p>
          </table:table-cell>
          <table:table-cell office:value-type="float" office:value="-12.948548333333" calcext:value-type="float">
            <text:p>-12.948548333333</text:p>
          </table:table-cell>
          <table:table-cell office:value-type="float" office:value="-38.431101666667" calcext:value-type="float">
            <text:p>-38.431101666667</text:p>
          </table:table-cell>
        </table:table-row>
        <table:table-row table:style-name="ro2"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-12.948551666667" calcext:value-type="float">
            <text:p>-12.948551666667</text:p>
          </table:table-cell>
          <table:table-cell office:value-type="float" office:value="-38.431105" calcext:value-type="float">
            <text:p>-38.431105</text:p>
          </table:table-cell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12.948555" calcext:value-type="float">
            <text:p>-12.948555</text:p>
          </table:table-cell>
          <table:table-cell office:value-type="float" office:value="-38.43111" calcext:value-type="float">
            <text:p>-38.43111</text:p>
          </table:table-cell>
        </table:table-row>
        <table:table-row table:style-name="ro2">
          <table:table-cell table:number-columns-repeated="3"/>
          <table:table-cell office:value-type="float" office:value="20.4" calcext:value-type="float">
            <text:p>20.4</text:p>
          </table:table-cell>
          <table:table-cell office:value-type="float" office:value="-12.948556666667" calcext:value-type="float">
            <text:p>-12.948556666667</text:p>
          </table:table-cell>
          <table:table-cell office:value-type="float" office:value="-38.431113333333" calcext:value-type="float">
            <text:p>-38.431113333333</text:p>
          </table:table-cell>
        </table:table-row>
        <table:table-row table:style-name="ro2">
          <table:table-cell table:number-columns-repeated="3"/>
          <table:table-cell office:value-type="float" office:value="21.2" calcext:value-type="float">
            <text:p>21.2</text:p>
          </table:table-cell>
          <table:table-cell office:value-type="float" office:value="-12.94856" calcext:value-type="float">
            <text:p>-12.94856</text:p>
          </table:table-cell>
          <table:table-cell office:value-type="float" office:value="-38.431118333333" calcext:value-type="float">
            <text:p>-38.431118333333</text:p>
          </table:table-cell>
        </table:table-row>
        <table:table-row table:style-name="ro2">
          <table:table-cell table:number-columns-repeated="3"/>
          <table:table-cell office:value-type="float" office:value="21.6" calcext:value-type="float">
            <text:p>21.6</text:p>
          </table:table-cell>
          <table:table-cell office:value-type="float" office:value="-12.948563333333" calcext:value-type="float">
            <text:p>-12.948563333333</text:p>
          </table:table-cell>
          <table:table-cell office:value-type="float" office:value="-38.431121666667" calcext:value-type="float">
            <text:p>-38.431121666667</text:p>
          </table:table-cell>
        </table:table-row>
        <table:table-row table:style-name="ro2">
          <table:table-cell table:number-columns-repeated="3"/>
          <table:table-cell office:value-type="float" office:value="22.2" calcext:value-type="float">
            <text:p>22.2</text:p>
          </table:table-cell>
          <table:table-cell office:value-type="float" office:value="-12.948566666667" calcext:value-type="float">
            <text:p>-12.948566666667</text:p>
          </table:table-cell>
          <table:table-cell office:value-type="float" office:value="-38.431126666667" calcext:value-type="float">
            <text:p>-38.431126666667</text:p>
          </table:table-cell>
        </table:table-row>
        <table:table-row table:style-name="ro2">
          <table:table-cell table:number-columns-repeated="3"/>
          <table:table-cell office:value-type="float" office:value="22.3" calcext:value-type="float">
            <text:p>22.3</text:p>
          </table:table-cell>
          <table:table-cell office:value-type="float" office:value="-12.94857" calcext:value-type="float">
            <text:p>-12.94857</text:p>
          </table:table-cell>
          <table:table-cell office:value-type="float" office:value="-38.431131666667" calcext:value-type="float">
            <text:p>-38.431131666667</text:p>
          </table:table-cell>
        </table:table-row>
        <table:table-row table:style-name="ro2">
          <table:table-cell table:number-columns-repeated="3"/>
          <table:table-cell office:value-type="float" office:value="22.8" calcext:value-type="float">
            <text:p>22.8</text:p>
          </table:table-cell>
          <table:table-cell office:value-type="float" office:value="-12.948573333333" calcext:value-type="float">
            <text:p>-12.948573333333</text:p>
          </table:table-cell>
          <table:table-cell office:value-type="float" office:value="-38.431136666667" calcext:value-type="float">
            <text:p>-38.431136666667</text:p>
          </table:table-cell>
        </table:table-row>
        <table:table-row table:style-name="ro2">
          <table:table-cell table:number-columns-repeated="3"/>
          <table:table-cell office:value-type="float" office:value="22.9" calcext:value-type="float">
            <text:p>22.9</text:p>
          </table:table-cell>
          <table:table-cell office:value-type="float" office:value="-12.948575" calcext:value-type="float">
            <text:p>-12.948575</text:p>
          </table:table-cell>
          <table:table-cell office:value-type="float" office:value="-38.431141666667" calcext:value-type="float">
            <text:p>-38.431141666667</text:p>
          </table:table-cell>
        </table:table-row>
        <table:table-row table:style-name="ro2">
          <table:table-cell table:number-columns-repeated="3"/>
          <table:table-cell office:value-type="float" office:value="23.4" calcext:value-type="float">
            <text:p>23.4</text:p>
          </table:table-cell>
          <table:table-cell office:value-type="float" office:value="-12.948578333333" calcext:value-type="float">
            <text:p>-12.948578333333</text:p>
          </table:table-cell>
          <table:table-cell office:value-type="float" office:value="-38.431146666667" calcext:value-type="float">
            <text:p>-38.431146666667</text:p>
          </table:table-cell>
        </table:table-row>
        <table:table-row table:style-name="ro2">
          <table:table-cell table:number-columns-repeated="3"/>
          <table:table-cell office:value-type="float" office:value="23.6" calcext:value-type="float">
            <text:p>23.6</text:p>
          </table:table-cell>
          <table:table-cell office:value-type="float" office:value="-12.948581666667" calcext:value-type="float">
            <text:p>-12.948581666667</text:p>
          </table:table-cell>
          <table:table-cell office:value-type="float" office:value="-38.431151666667" calcext:value-type="float">
            <text:p>-38.431151666667</text:p>
          </table:table-cell>
        </table:table-row>
        <table:table-row table:style-name="ro2">
          <table:table-cell table:number-columns-repeated="3"/>
          <table:table-cell office:value-type="float" office:value="24.2" calcext:value-type="float">
            <text:p>24.2</text:p>
          </table:table-cell>
          <table:table-cell office:value-type="float" office:value="-12.948583333333" calcext:value-type="float">
            <text:p>-12.948583333333</text:p>
          </table:table-cell>
          <table:table-cell office:value-type="float" office:value="-38.431156666667" calcext:value-type="float">
            <text:p>-38.431156666667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586666667" calcext:value-type="float">
            <text:p>-12.948586666667</text:p>
          </table:table-cell>
          <table:table-cell office:value-type="float" office:value="-38.431163333333" calcext:value-type="float">
            <text:p>-38.431163333333</text:p>
          </table:table-cell>
        </table:table-row>
        <table:table-row table:style-name="ro2">
          <table:table-cell table:number-columns-repeated="3"/>
          <table:table-cell office:value-type="float" office:value="25.2" calcext:value-type="float">
            <text:p>25.2</text:p>
          </table:table-cell>
          <table:table-cell office:value-type="float" office:value="-12.94859" calcext:value-type="float">
            <text:p>-12.94859</text:p>
          </table:table-cell>
          <table:table-cell office:value-type="float" office:value="-38.431168333333" calcext:value-type="float">
            <text:p>-38.431168333333</text:p>
          </table:table-cell>
        </table:table-row>
        <table:table-row table:style-name="ro2">
          <table:table-cell table:number-columns-repeated="3"/>
          <table:table-cell office:value-type="float" office:value="25.2" calcext:value-type="float">
            <text:p>25.2</text:p>
          </table:table-cell>
          <table:table-cell office:value-type="float" office:value="-12.948591666667" calcext:value-type="float">
            <text:p>-12.948591666667</text:p>
          </table:table-cell>
          <table:table-cell office:value-type="float" office:value="-38.431175" calcext:value-type="float">
            <text:p>-38.431175</text:p>
          </table:table-cell>
        </table:table-row>
        <table:table-row table:style-name="ro2">
          <table:table-cell table:number-columns-repeated="3"/>
          <table:table-cell office:value-type="float" office:value="25.9" calcext:value-type="float">
            <text:p>25.9</text:p>
          </table:table-cell>
          <table:table-cell office:value-type="float" office:value="-12.948595" calcext:value-type="float">
            <text:p>-12.948595</text:p>
          </table:table-cell>
          <table:table-cell office:value-type="float" office:value="-38.43118" calcext:value-type="float">
            <text:p>-38.43118</text:p>
          </table:table-cell>
        </table:table-row>
        <table:table-row table:style-name="ro2">
          <table:table-cell table:number-columns-repeated="3"/>
          <table:table-cell office:value-type="float" office:value="25.9" calcext:value-type="float">
            <text:p>25.9</text:p>
          </table:table-cell>
          <table:table-cell office:value-type="float" office:value="-12.948596666667" calcext:value-type="float">
            <text:p>-12.948596666667</text:p>
          </table:table-cell>
          <table:table-cell office:value-type="float" office:value="-38.431186666667" calcext:value-type="float">
            <text:p>-38.431186666667</text:p>
          </table:table-cell>
        </table:table-row>
        <table:table-row table:style-name="ro2">
          <table:table-cell table:number-columns-repeated="3"/>
          <table:table-cell office:value-type="float" office:value="25.9" calcext:value-type="float">
            <text:p>25.9</text:p>
          </table:table-cell>
          <table:table-cell office:value-type="float" office:value="-12.9486" calcext:value-type="float">
            <text:p>-12.9486</text:p>
          </table:table-cell>
          <table:table-cell office:value-type="float" office:value="-38.431191666667" calcext:value-type="float">
            <text:p>-38.431191666667</text:p>
          </table:table-cell>
        </table:table-row>
        <table:table-row table:style-name="ro2">
          <table:table-cell table:number-columns-repeated="3"/>
          <table:table-cell office:value-type="float" office:value="26.1" calcext:value-type="float">
            <text:p>26.1</text:p>
          </table:table-cell>
          <table:table-cell office:value-type="float" office:value="-12.948603333333" calcext:value-type="float">
            <text:p>-12.948603333333</text:p>
          </table:table-cell>
          <table:table-cell office:value-type="float" office:value="-38.431198333333" calcext:value-type="float">
            <text:p>-38.431198333333</text:p>
          </table:table-cell>
        </table:table-row>
        <table:table-row table:style-name="ro2"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-12.948605" calcext:value-type="float">
            <text:p>-12.948605</text:p>
          </table:table-cell>
          <table:table-cell office:value-type="float" office:value="-38.431205" calcext:value-type="float">
            <text:p>-38.431205</text:p>
          </table:table-cell>
        </table:table-row>
        <table:table-row table:style-name="ro2">
          <table:table-cell table:number-columns-repeated="3"/>
          <table:table-cell office:value-type="float" office:value="26.6" calcext:value-type="float">
            <text:p>26.6</text:p>
          </table:table-cell>
          <table:table-cell office:value-type="float" office:value="-12.948608333333" calcext:value-type="float">
            <text:p>-12.948608333333</text:p>
          </table:table-cell>
          <table:table-cell office:value-type="float" office:value="-38.43121" calcext:value-type="float">
            <text:p>-38.43121</text:p>
          </table:table-cell>
        </table:table-row>
        <table:table-row table:style-name="ro2">
          <table:table-cell table:number-columns-repeated="3"/>
          <table:table-cell office:value-type="float" office:value="27.2" calcext:value-type="float">
            <text:p>27.2</text:p>
          </table:table-cell>
          <table:table-cell office:value-type="float" office:value="-12.94861" calcext:value-type="float">
            <text:p>-12.94861</text:p>
          </table:table-cell>
          <table:table-cell office:value-type="float" office:value="-38.431216666667" calcext:value-type="float">
            <text:p>-38.431216666667</text:p>
          </table:table-cell>
        </table:table-row>
        <table:table-row table:style-name="ro2">
          <table:table-cell table:number-columns-repeated="3"/>
          <table:table-cell office:value-type="float" office:value="27.8" calcext:value-type="float">
            <text:p>27.8</text:p>
          </table:table-cell>
          <table:table-cell office:value-type="float" office:value="-12.948613333333" calcext:value-type="float">
            <text:p>-12.948613333333</text:p>
          </table:table-cell>
          <table:table-cell office:value-type="float" office:value="-38.431223333333" calcext:value-type="float">
            <text:p>-38.431223333333</text:p>
          </table:table-cell>
        </table:table-row>
        <table:table-row table:style-name="ro2">
          <table:table-cell table:number-columns-repeated="3"/>
          <table:table-cell office:value-type="float" office:value="27.9" calcext:value-type="float">
            <text:p>27.9</text:p>
          </table:table-cell>
          <table:table-cell office:value-type="float" office:value="-12.948616666667" calcext:value-type="float">
            <text:p>-12.948616666667</text:p>
          </table:table-cell>
          <table:table-cell office:value-type="float" office:value="-38.43123" calcext:value-type="float">
            <text:p>-38.43123</text:p>
          </table:table-cell>
        </table:table-row>
        <table:table-row table:style-name="ro2">
          <table:table-cell table:number-columns-repeated="3"/>
          <table:table-cell office:value-type="float" office:value="27.9" calcext:value-type="float">
            <text:p>27.9</text:p>
          </table:table-cell>
          <table:table-cell office:value-type="float" office:value="-12.948618333333" calcext:value-type="float">
            <text:p>-12.948618333333</text:p>
          </table:table-cell>
          <table:table-cell office:value-type="float" office:value="-38.431236666667" calcext:value-type="float">
            <text:p>-38.431236666667</text:p>
          </table:table-cell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-12.948621666667" calcext:value-type="float">
            <text:p>-12.948621666667</text:p>
          </table:table-cell>
          <table:table-cell office:value-type="float" office:value="-38.431243333333" calcext:value-type="float">
            <text:p>-38.431243333333</text:p>
          </table:table-cell>
        </table:table-row>
        <table:table-row table:style-name="ro2"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-12.948623333333" calcext:value-type="float">
            <text:p>-12.948623333333</text:p>
          </table:table-cell>
          <table:table-cell office:value-type="float" office:value="-38.43125" calcext:value-type="float">
            <text:p>-38.43125</text:p>
          </table:table-cell>
        </table:table-row>
        <table:table-row table:style-name="ro2">
          <table:table-cell table:number-columns-repeated="3"/>
          <table:table-cell office:value-type="float" office:value="28.6" calcext:value-type="float">
            <text:p>28.6</text:p>
          </table:table-cell>
          <table:table-cell office:value-type="float" office:value="-12.948626666667" calcext:value-type="float">
            <text:p>-12.948626666667</text:p>
          </table:table-cell>
          <table:table-cell office:value-type="float" office:value="-38.431256666667" calcext:value-type="float">
            <text:p>-38.431256666667</text:p>
          </table:table-cell>
        </table:table-row>
        <table:table-row table:style-name="ro2">
          <table:table-cell table:number-columns-repeated="3"/>
          <table:table-cell office:value-type="float" office:value="29.2" calcext:value-type="float">
            <text:p>29.2</text:p>
          </table:table-cell>
          <table:table-cell office:value-type="float" office:value="-12.94863" calcext:value-type="float">
            <text:p>-12.94863</text:p>
          </table:table-cell>
          <table:table-cell office:value-type="float" office:value="-38.431263333333" calcext:value-type="float">
            <text:p>-38.431263333333</text:p>
          </table:table-cell>
        </table:table-row>
        <table:table-row table:style-name="ro2">
          <table:table-cell table:number-columns-repeated="3"/>
          <table:table-cell office:value-type="float" office:value="29.3" calcext:value-type="float">
            <text:p>29.3</text:p>
          </table:table-cell>
          <table:table-cell office:value-type="float" office:value="-12.948633333333" calcext:value-type="float">
            <text:p>-12.948633333333</text:p>
          </table:table-cell>
          <table:table-cell office:value-type="float" office:value="-38.43127" calcext:value-type="float">
            <text:p>-38.43127</text:p>
          </table:table-cell>
        </table:table-row>
        <table:table-row table:style-name="ro2">
          <table:table-cell table:number-columns-repeated="3"/>
          <table:table-cell office:value-type="float" office:value="29.8" calcext:value-type="float">
            <text:p>29.8</text:p>
          </table:table-cell>
          <table:table-cell office:value-type="float" office:value="-12.948635" calcext:value-type="float">
            <text:p>-12.948635</text:p>
          </table:table-cell>
          <table:table-cell office:value-type="float" office:value="-38.431276666667" calcext:value-type="float">
            <text:p>-38.431276666667</text:p>
          </table:table-cell>
        </table:table-row>
        <table:table-row table:style-name="ro2">
          <table:table-cell table:number-columns-repeated="3"/>
          <table:table-cell office:value-type="float" office:value="29.9" calcext:value-type="float">
            <text:p>29.9</text:p>
          </table:table-cell>
          <table:table-cell office:value-type="float" office:value="-12.948638333333" calcext:value-type="float">
            <text:p>-12.948638333333</text:p>
          </table:table-cell>
          <table:table-cell office:value-type="float" office:value="-38.431285" calcext:value-type="float">
            <text:p>-38.431285</text:p>
          </table:table-cell>
        </table:table-row>
        <table:table-row table:style-name="ro2">
          <table:table-cell table:number-columns-repeated="3"/>
          <table:table-cell office:value-type="float" office:value="30.3" calcext:value-type="float">
            <text:p>30.3</text:p>
          </table:table-cell>
          <table:table-cell office:value-type="float" office:value="-12.948641666667" calcext:value-type="float">
            <text:p>-12.948641666667</text:p>
          </table:table-cell>
          <table:table-cell office:value-type="float" office:value="-38.431291666667" calcext:value-type="float">
            <text:p>-38.431291666667</text:p>
          </table:table-cell>
        </table:table-row>
        <table:table-row table:style-name="ro2">
          <table:table-cell table:number-columns-repeated="3"/>
          <table:table-cell office:value-type="float" office:value="30.7" calcext:value-type="float">
            <text:p>30.7</text:p>
          </table:table-cell>
          <table:table-cell office:value-type="float" office:value="-12.948643333333" calcext:value-type="float">
            <text:p>-12.948643333333</text:p>
          </table:table-cell>
          <table:table-cell office:value-type="float" office:value="-38.431298333333" calcext:value-type="float">
            <text:p>-38.431298333333</text:p>
          </table:table-cell>
        </table:table-row>
        <table:table-row table:style-name="ro2">
          <table:table-cell table:number-columns-repeated="3"/>
          <table:table-cell office:value-type="float" office:value="30.7" calcext:value-type="float">
            <text:p>30.7</text:p>
          </table:table-cell>
          <table:table-cell office:value-type="float" office:value="-12.948646666667" calcext:value-type="float">
            <text:p>-12.948646666667</text:p>
          </table:table-cell>
          <table:table-cell office:value-type="float" office:value="-38.431305" calcext:value-type="float">
            <text:p>-38.431305</text:p>
          </table:table-cell>
        </table:table-row>
        <table:table-row table:style-name="ro2">
          <table:table-cell table:number-columns-repeated="3"/>
          <table:table-cell office:value-type="float" office:value="30.9" calcext:value-type="float">
            <text:p>30.9</text:p>
          </table:table-cell>
          <table:table-cell office:value-type="float" office:value="-12.94865" calcext:value-type="float">
            <text:p>-12.94865</text:p>
          </table:table-cell>
          <table:table-cell office:value-type="float" office:value="-38.431313333333" calcext:value-type="float">
            <text:p>-38.431313333333</text:p>
          </table:table-cell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12.948653333333" calcext:value-type="float">
            <text:p>-12.948653333333</text:p>
          </table:table-cell>
          <table:table-cell office:value-type="float" office:value="-38.43132" calcext:value-type="float">
            <text:p>-38.43132</text:p>
          </table:table-cell>
        </table:table-row>
        <table:table-row table:style-name="ro2">
          <table:table-cell table:number-columns-repeated="3"/>
          <table:table-cell office:value-type="float" office:value="31.6" calcext:value-type="float">
            <text:p>31.6</text:p>
          </table:table-cell>
          <table:table-cell office:value-type="float" office:value="-12.948656666667" calcext:value-type="float">
            <text:p>-12.948656666667</text:p>
          </table:table-cell>
          <table:table-cell office:value-type="float" office:value="-38.431328333333" calcext:value-type="float">
            <text:p>-38.431328333333</text:p>
          </table:table-cell>
        </table:table-row>
        <table:table-row table:style-name="ro2">
          <table:table-cell table:number-columns-repeated="3"/>
          <table:table-cell office:value-type="float" office:value="31.3" calcext:value-type="float">
            <text:p>31.3</text:p>
          </table:table-cell>
          <table:table-cell office:value-type="float" office:value="-12.94866" calcext:value-type="float">
            <text:p>-12.94866</text:p>
          </table:table-cell>
          <table:table-cell office:value-type="float" office:value="-38.431335" calcext:value-type="float">
            <text:p>-38.431335</text:p>
          </table:table-cell>
        </table:table-row>
        <table:table-row table:style-name="ro2">
          <table:table-cell table:number-columns-repeated="3"/>
          <table:table-cell office:value-type="float" office:value="31.4" calcext:value-type="float">
            <text:p>31.4</text:p>
          </table:table-cell>
          <table:table-cell office:value-type="float" office:value="-12.948661666667" calcext:value-type="float">
            <text:p>-12.948661666667</text:p>
          </table:table-cell>
          <table:table-cell office:value-type="float" office:value="-38.431341666667" calcext:value-type="float">
            <text:p>-38.431341666667</text:p>
          </table:table-cell>
        </table:table-row>
        <table:table-row table:style-name="ro2">
          <table:table-cell table:number-columns-repeated="3"/>
          <table:table-cell office:value-type="float" office:value="31.9" calcext:value-type="float">
            <text:p>31.9</text:p>
          </table:table-cell>
          <table:table-cell office:value-type="float" office:value="-12.948665" calcext:value-type="float">
            <text:p>-12.948665</text:p>
          </table:table-cell>
          <table:table-cell office:value-type="float" office:value="-38.43135" calcext:value-type="float">
            <text:p>-38.43135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12.948668333333" calcext:value-type="float">
            <text:p>-12.948668333333</text:p>
          </table:table-cell>
          <table:table-cell office:value-type="float" office:value="-38.431356666667" calcext:value-type="float">
            <text:p>-38.431356666667</text:p>
          </table:table-cell>
        </table:table-row>
        <table:table-row table:style-name="ro2">
          <table:table-cell table:number-columns-repeated="3"/>
          <table:table-cell office:value-type="float" office:value="32.1" calcext:value-type="float">
            <text:p>32.1</text:p>
          </table:table-cell>
          <table:table-cell office:value-type="float" office:value="-12.948671666667" calcext:value-type="float">
            <text:p>-12.948671666667</text:p>
          </table:table-cell>
          <table:table-cell office:value-type="float" office:value="-38.431365" calcext:value-type="float">
            <text:p>-38.431365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-12.948675" calcext:value-type="float">
            <text:p>-12.948675</text:p>
          </table:table-cell>
          <table:table-cell office:value-type="float" office:value="-38.431371666667" calcext:value-type="float">
            <text:p>-38.431371666667</text:p>
          </table:table-cell>
        </table:table-row>
        <table:table-row table:style-name="ro2">
          <table:table-cell table:number-columns-repeated="3"/>
          <table:table-cell office:value-type="float" office:value="32.8" calcext:value-type="float">
            <text:p>32.8</text:p>
          </table:table-cell>
          <table:table-cell office:value-type="float" office:value="-12.948678333333" calcext:value-type="float">
            <text:p>-12.948678333333</text:p>
          </table:table-cell>
          <table:table-cell office:value-type="float" office:value="-38.43138" calcext:value-type="float">
            <text:p>-38.43138</text:p>
          </table:table-cell>
        </table:table-row>
        <table:table-row table:style-name="ro2">
          <table:table-cell table:number-columns-repeated="3"/>
          <table:table-cell office:value-type="float" office:value="33.2" calcext:value-type="float">
            <text:p>33.2</text:p>
          </table:table-cell>
          <table:table-cell office:value-type="float" office:value="-12.948681666667" calcext:value-type="float">
            <text:p>-12.948681666667</text:p>
          </table:table-cell>
          <table:table-cell office:value-type="float" office:value="-38.431388333333" calcext:value-type="float">
            <text:p>-38.431388333333</text:p>
          </table:table-cell>
        </table:table-row>
        <table:table-row table:style-name="ro2">
          <table:table-cell table:number-columns-repeated="3"/>
          <table:table-cell office:value-type="float" office:value="33.1" calcext:value-type="float">
            <text:p>33.1</text:p>
          </table:table-cell>
          <table:table-cell office:value-type="float" office:value="-12.948685" calcext:value-type="float">
            <text:p>-12.948685</text:p>
          </table:table-cell>
          <table:table-cell office:value-type="float" office:value="-38.431395" calcext:value-type="float">
            <text:p>-38.431395</text:p>
          </table:table-cell>
        </table:table-row>
        <table:table-row table:style-name="ro2">
          <table:table-cell table:number-columns-repeated="3"/>
          <table:table-cell office:value-type="float" office:value="33.2" calcext:value-type="float">
            <text:p>33.2</text:p>
          </table:table-cell>
          <table:table-cell office:value-type="float" office:value="-12.948688333333" calcext:value-type="float">
            <text:p>-12.948688333333</text:p>
          </table:table-cell>
          <table:table-cell office:value-type="float" office:value="-38.431403333333" calcext:value-type="float">
            <text:p>-38.431403333333</text:p>
          </table:table-cell>
        </table:table-row>
        <table:table-row table:style-name="ro2">
          <table:table-cell table:number-columns-repeated="3"/>
          <table:table-cell office:value-type="float" office:value="33.4" calcext:value-type="float">
            <text:p>33.4</text:p>
          </table:table-cell>
          <table:table-cell office:value-type="float" office:value="-12.948693333333" calcext:value-type="float">
            <text:p>-12.948693333333</text:p>
          </table:table-cell>
          <table:table-cell office:value-type="float" office:value="-38.43141" calcext:value-type="float">
            <text:p>-38.43141</text:p>
          </table:table-cell>
        </table:table-row>
        <table:table-row table:style-name="ro2">
          <table:table-cell table:number-columns-repeated="3"/>
          <table:table-cell office:value-type="float" office:value="33.3" calcext:value-type="float">
            <text:p>33.3</text:p>
          </table:table-cell>
          <table:table-cell office:value-type="float" office:value="-12.948696666667" calcext:value-type="float">
            <text:p>-12.948696666667</text:p>
          </table:table-cell>
          <table:table-cell office:value-type="float" office:value="-38.431418333333" calcext:value-type="float">
            <text:p>-38.431418333333</text:p>
          </table:table-cell>
        </table:table-row>
        <table:table-row table:style-name="ro2">
          <table:table-cell table:number-columns-repeated="3"/>
          <table:table-cell office:value-type="float" office:value="33.3" calcext:value-type="float">
            <text:p>33.3</text:p>
          </table:table-cell>
          <table:table-cell office:value-type="float" office:value="-12.9487" calcext:value-type="float">
            <text:p>-12.9487</text:p>
          </table:table-cell>
          <table:table-cell office:value-type="float" office:value="-38.431426666667" calcext:value-type="float">
            <text:p>-38.431426666667</text:p>
          </table:table-cell>
        </table:table-row>
        <table:table-row table:style-name="ro2">
          <table:table-cell table:number-columns-repeated="3"/>
          <table:table-cell office:value-type="float" office:value="33.4" calcext:value-type="float">
            <text:p>33.4</text:p>
          </table:table-cell>
          <table:table-cell office:value-type="float" office:value="-12.948703333333" calcext:value-type="float">
            <text:p>-12.948703333333</text:p>
          </table:table-cell>
          <table:table-cell office:value-type="float" office:value="-38.431433333333" calcext:value-type="float">
            <text:p>-38.431433333333</text:p>
          </table:table-cell>
        </table:table-row>
        <table:table-row table:style-name="ro2">
          <table:table-cell table:number-columns-repeated="3"/>
          <table:table-cell office:value-type="float" office:value="33.4" calcext:value-type="float">
            <text:p>33.4</text:p>
          </table:table-cell>
          <table:table-cell office:value-type="float" office:value="-12.948708333333" calcext:value-type="float">
            <text:p>-12.948708333333</text:p>
          </table:table-cell>
          <table:table-cell office:value-type="float" office:value="-38.431441666667" calcext:value-type="float">
            <text:p>-38.431441666667</text:p>
          </table:table-cell>
        </table:table-row>
        <table:table-row table:style-name="ro2">
          <table:table-cell table:number-columns-repeated="3"/>
          <table:table-cell office:value-type="float" office:value="32.8" calcext:value-type="float">
            <text:p>32.8</text:p>
          </table:table-cell>
          <table:table-cell office:value-type="float" office:value="-12.948711666667" calcext:value-type="float">
            <text:p>-12.948711666667</text:p>
          </table:table-cell>
          <table:table-cell office:value-type="float" office:value="-38.431448333333" calcext:value-type="float">
            <text:p>-38.431448333333</text:p>
          </table:table-cell>
        </table:table-row>
        <table:table-row table:style-name="ro2">
          <table:table-cell table:number-columns-repeated="3"/>
          <table:table-cell office:value-type="float" office:value="32.9" calcext:value-type="float">
            <text:p>32.9</text:p>
          </table:table-cell>
          <table:table-cell office:value-type="float" office:value="-12.948716666667" calcext:value-type="float">
            <text:p>-12.948716666667</text:p>
          </table:table-cell>
          <table:table-cell office:value-type="float" office:value="-38.431456666667" calcext:value-type="float">
            <text:p>-38.431456666667</text:p>
          </table:table-cell>
        </table:table-row>
        <table:table-row table:style-name="ro2">
          <table:table-cell table:number-columns-repeated="3"/>
          <table:table-cell office:value-type="float" office:value="33.7" calcext:value-type="float">
            <text:p>33.7</text:p>
          </table:table-cell>
          <table:table-cell office:value-type="float" office:value="-12.94872" calcext:value-type="float">
            <text:p>-12.94872</text:p>
          </table:table-cell>
          <table:table-cell office:value-type="float" office:value="-38.431463333333" calcext:value-type="float">
            <text:p>-38.431463333333</text:p>
          </table:table-cell>
        </table:table-row>
        <table:table-row table:style-name="ro2">
          <table:table-cell table:number-columns-repeated="3"/>
          <table:table-cell office:value-type="float" office:value="33.2" calcext:value-type="float">
            <text:p>33.2</text:p>
          </table:table-cell>
          <table:table-cell office:value-type="float" office:value="-12.948725" calcext:value-type="float">
            <text:p>-12.948725</text:p>
          </table:table-cell>
          <table:table-cell office:value-type="float" office:value="-38.43147" calcext:value-type="float">
            <text:p>-38.43147</text:p>
          </table:table-cell>
        </table:table-row>
        <table:table-row table:style-name="ro2">
          <table:table-cell table:number-columns-repeated="3"/>
          <table:table-cell office:value-type="float" office:value="32.6" calcext:value-type="float">
            <text:p>32.6</text:p>
          </table:table-cell>
          <table:table-cell office:value-type="float" office:value="-12.948728333333" calcext:value-type="float">
            <text:p>-12.948728333333</text:p>
          </table:table-cell>
          <table:table-cell office:value-type="float" office:value="-38.431478333333" calcext:value-type="float">
            <text:p>-38.431478333333</text:p>
          </table:table-cell>
        </table:table-row>
        <table:table-row table:style-name="ro2">
          <table:table-cell table:number-columns-repeated="3"/>
          <table:table-cell office:value-type="float" office:value="32.3" calcext:value-type="float">
            <text:p>32.3</text:p>
          </table:table-cell>
          <table:table-cell office:value-type="float" office:value="-12.948733333333" calcext:value-type="float">
            <text:p>-12.948733333333</text:p>
          </table:table-cell>
          <table:table-cell office:value-type="float" office:value="-38.431485" calcext:value-type="float">
            <text:p>-38.431485</text:p>
          </table:table-cell>
        </table:table-row>
        <table:table-row table:style-name="ro2">
          <table:table-cell table:number-columns-repeated="3"/>
          <table:table-cell office:value-type="float" office:value="32.4" calcext:value-type="float">
            <text:p>32.4</text:p>
          </table:table-cell>
          <table:table-cell office:value-type="float" office:value="-12.948738333333" calcext:value-type="float">
            <text:p>-12.948738333333</text:p>
          </table:table-cell>
          <table:table-cell office:value-type="float" office:value="-38.431491666667" calcext:value-type="float">
            <text:p>-38.431491666667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-12.948743333333" calcext:value-type="float">
            <text:p>-12.948743333333</text:p>
          </table:table-cell>
          <table:table-cell office:value-type="float" office:value="-38.431498333333" calcext:value-type="float">
            <text:p>-38.431498333333</text:p>
          </table:table-cell>
        </table:table-row>
        <table:table-row table:style-name="ro2">
          <table:table-cell table:number-columns-repeated="3"/>
          <table:table-cell office:value-type="float" office:value="32.6" calcext:value-type="float">
            <text:p>32.6</text:p>
          </table:table-cell>
          <table:table-cell office:value-type="float" office:value="-12.948748333333" calcext:value-type="float">
            <text:p>-12.948748333333</text:p>
          </table:table-cell>
          <table:table-cell office:value-type="float" office:value="-38.431505" calcext:value-type="float">
            <text:p>-38.431505</text:p>
          </table:table-cell>
        </table:table-row>
        <table:table-row table:style-name="ro2">
          <table:table-cell table:number-columns-repeated="3"/>
          <table:table-cell office:value-type="float" office:value="32.6" calcext:value-type="float">
            <text:p>32.6</text:p>
          </table:table-cell>
          <table:table-cell office:value-type="float" office:value="-12.948753333333" calcext:value-type="float">
            <text:p>-12.948753333333</text:p>
          </table:table-cell>
          <table:table-cell office:value-type="float" office:value="-38.431511666667" calcext:value-type="float">
            <text:p>-38.431511666667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-12.948758333333" calcext:value-type="float">
            <text:p>-12.948758333333</text:p>
          </table:table-cell>
          <table:table-cell office:value-type="float" office:value="-38.431518333333" calcext:value-type="float">
            <text:p>-38.431518333333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-12.948763333333" calcext:value-type="float">
            <text:p>-12.948763333333</text:p>
          </table:table-cell>
          <table:table-cell office:value-type="float" office:value="-38.431525" calcext:value-type="float">
            <text:p>-38.431525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-12.948768333333" calcext:value-type="float">
            <text:p>-12.948768333333</text:p>
          </table:table-cell>
          <table:table-cell office:value-type="float" office:value="-38.431531666667" calcext:value-type="float">
            <text:p>-38.431531666667</text:p>
          </table:table-cell>
        </table:table-row>
        <table:table-row table:style-name="ro2">
          <table:table-cell table:number-columns-repeated="3"/>
          <table:table-cell office:value-type="float" office:value="32.4" calcext:value-type="float">
            <text:p>32.4</text:p>
          </table:table-cell>
          <table:table-cell office:value-type="float" office:value="-12.948773333333" calcext:value-type="float">
            <text:p>-12.948773333333</text:p>
          </table:table-cell>
          <table:table-cell office:value-type="float" office:value="-38.431538333333" calcext:value-type="float">
            <text:p>-38.431538333333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-12.948778333333" calcext:value-type="float">
            <text:p>-12.948778333333</text:p>
          </table:table-cell>
          <table:table-cell office:value-type="float" office:value="-38.431543333333" calcext:value-type="float">
            <text:p>-38.431543333333</text:p>
          </table:table-cell>
        </table:table-row>
        <table:table-row table:style-name="ro2">
          <table:table-cell table:number-columns-repeated="3"/>
          <table:table-cell office:value-type="float" office:value="32.6" calcext:value-type="float">
            <text:p>32.6</text:p>
          </table:table-cell>
          <table:table-cell office:value-type="float" office:value="-12.948785" calcext:value-type="float">
            <text:p>-12.948785</text:p>
          </table:table-cell>
          <table:table-cell office:value-type="float" office:value="-38.43155" calcext:value-type="float">
            <text:p>-38.43155</text:p>
          </table:table-cell>
        </table:table-row>
        <table:table-row table:style-name="ro2">
          <table:table-cell table:number-columns-repeated="3"/>
          <table:table-cell office:value-type="float" office:value="32.7" calcext:value-type="float">
            <text:p>32.7</text:p>
          </table:table-cell>
          <table:table-cell office:value-type="float" office:value="-12.94879" calcext:value-type="float">
            <text:p>-12.94879</text:p>
          </table:table-cell>
          <table:table-cell office:value-type="float" office:value="-38.431556666667" calcext:value-type="float">
            <text:p>-38.431556666667</text:p>
          </table:table-cell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12.948795" calcext:value-type="float">
            <text:p>-12.948795</text:p>
          </table:table-cell>
          <table:table-cell office:value-type="float" office:value="-38.431561666667" calcext:value-type="float">
            <text:p>-38.431561666667</text:p>
          </table:table-cell>
        </table:table-row>
        <table:table-row table:style-name="ro2">
          <table:table-cell table:number-columns-repeated="3"/>
          <table:table-cell office:value-type="float" office:value="32.9" calcext:value-type="float">
            <text:p>32.9</text:p>
          </table:table-cell>
          <table:table-cell office:value-type="float" office:value="-12.948801666667" calcext:value-type="float">
            <text:p>-12.948801666667</text:p>
          </table:table-cell>
          <table:table-cell office:value-type="float" office:value="-38.431568333333" calcext:value-type="float">
            <text:p>-38.431568333333</text:p>
          </table:table-cell>
        </table:table-row>
        <table:table-row table:style-name="ro2">
          <table:table-cell table:number-columns-repeated="3"/>
          <table:table-cell office:value-type="float" office:value="33.3" calcext:value-type="float">
            <text:p>33.3</text:p>
          </table:table-cell>
          <table:table-cell office:value-type="float" office:value="-12.948808333333" calcext:value-type="float">
            <text:p>-12.948808333333</text:p>
          </table:table-cell>
          <table:table-cell office:value-type="float" office:value="-38.431573333333" calcext:value-type="float">
            <text:p>-38.431573333333</text:p>
          </table:table-cell>
        </table:table-row>
        <table:table-row table:style-name="ro2">
          <table:table-cell table:number-columns-repeated="3"/>
          <table:table-cell office:value-type="float" office:value="33.2" calcext:value-type="float">
            <text:p>33.2</text:p>
          </table:table-cell>
          <table:table-cell office:value-type="float" office:value="-12.948813333333" calcext:value-type="float">
            <text:p>-12.948813333333</text:p>
          </table:table-cell>
          <table:table-cell office:value-type="float" office:value="-38.43158" calcext:value-type="float">
            <text:p>-38.43158</text:p>
          </table:table-cell>
        </table:table-row>
        <table:table-row table:style-name="ro2">
          <table:table-cell table:number-columns-repeated="3"/>
          <table:table-cell office:value-type="float" office:value="33.3" calcext:value-type="float">
            <text:p>33.3</text:p>
          </table:table-cell>
          <table:table-cell office:value-type="float" office:value="-12.94882" calcext:value-type="float">
            <text:p>-12.94882</text:p>
          </table:table-cell>
          <table:table-cell office:value-type="float" office:value="-38.431585" calcext:value-type="float">
            <text:p>-38.431585</text:p>
          </table:table-cell>
        </table:table-row>
        <table:table-row table:style-name="ro2">
          <table:table-cell table:number-columns-repeated="3"/>
          <table:table-cell office:value-type="float" office:value="33.2" calcext:value-type="float">
            <text:p>33.2</text:p>
          </table:table-cell>
          <table:table-cell office:value-type="float" office:value="-12.948826666667" calcext:value-type="float">
            <text:p>-12.948826666667</text:p>
          </table:table-cell>
          <table:table-cell office:value-type="float" office:value="-38.43159" calcext:value-type="float">
            <text:p>-38.43159</text:p>
          </table:table-cell>
        </table:table-row>
        <table:table-row table:style-name="ro2">
          <table:table-cell table:number-columns-repeated="3"/>
          <table:table-cell office:value-type="float" office:value="33.1" calcext:value-type="float">
            <text:p>33.1</text:p>
          </table:table-cell>
          <table:table-cell office:value-type="float" office:value="-12.948833333333" calcext:value-type="float">
            <text:p>-12.948833333333</text:p>
          </table:table-cell>
          <table:table-cell office:value-type="float" office:value="-38.431595" calcext:value-type="float">
            <text:p>-38.431595</text:p>
          </table:table-cell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12.94884" calcext:value-type="float">
            <text:p>-12.94884</text:p>
          </table:table-cell>
          <table:table-cell office:value-type="float" office:value="-38.4316" calcext:value-type="float">
            <text:p>-38.4316</text:p>
          </table:table-cell>
        </table:table-row>
        <table:table-row table:style-name="ro2">
          <table:table-cell table:number-columns-repeated="3"/>
          <table:table-cell office:value-type="float" office:value="32.7" calcext:value-type="float">
            <text:p>32.7</text:p>
          </table:table-cell>
          <table:table-cell office:value-type="float" office:value="-12.948846666667" calcext:value-type="float">
            <text:p>-12.948846666667</text:p>
          </table:table-cell>
          <table:table-cell office:value-type="float" office:value="-38.431605" calcext:value-type="float">
            <text:p>-38.431605</text:p>
          </table:table-cell>
        </table:table-row>
        <table:table-row table:style-name="ro2">
          <table:table-cell table:number-columns-repeated="3"/>
          <table:table-cell office:value-type="float" office:value="32.7" calcext:value-type="float">
            <text:p>32.7</text:p>
          </table:table-cell>
          <table:table-cell office:value-type="float" office:value="-12.948853333333" calcext:value-type="float">
            <text:p>-12.948853333333</text:p>
          </table:table-cell>
          <table:table-cell office:value-type="float" office:value="-38.43161" calcext:value-type="float">
            <text:p>-38.43161</text:p>
          </table:table-cell>
        </table:table-row>
        <table:table-row table:style-name="ro2">
          <table:table-cell table:number-columns-repeated="3"/>
          <table:table-cell office:value-type="float" office:value="32.7" calcext:value-type="float">
            <text:p>32.7</text:p>
          </table:table-cell>
          <table:table-cell office:value-type="float" office:value="-12.94886" calcext:value-type="float">
            <text:p>-12.94886</text:p>
          </table:table-cell>
          <table:table-cell office:value-type="float" office:value="-38.431615" calcext:value-type="float">
            <text:p>-38.431615</text:p>
          </table:table-cell>
        </table:table-row>
        <table:table-row table:style-name="ro2">
          <table:table-cell table:number-columns-repeated="3"/>
          <table:table-cell office:value-type="float" office:value="32.7" calcext:value-type="float">
            <text:p>32.7</text:p>
          </table:table-cell>
          <table:table-cell office:value-type="float" office:value="-12.948866666667" calcext:value-type="float">
            <text:p>-12.948866666667</text:p>
          </table:table-cell>
          <table:table-cell office:value-type="float" office:value="-38.43162" calcext:value-type="float">
            <text:p>-38.43162</text:p>
          </table:table-cell>
        </table:table-row>
        <table:table-row table:style-name="ro2">
          <table:table-cell table:number-columns-repeated="3"/>
          <table:table-cell office:value-type="float" office:value="32.6" calcext:value-type="float">
            <text:p>32.6</text:p>
          </table:table-cell>
          <table:table-cell office:value-type="float" office:value="-12.948873333333" calcext:value-type="float">
            <text:p>-12.948873333333</text:p>
          </table:table-cell>
          <table:table-cell office:value-type="float" office:value="-38.431625" calcext:value-type="float">
            <text:p>-38.431625</text:p>
          </table:table-cell>
        </table:table-row>
        <table:table-row table:style-name="ro2">
          <table:table-cell table:number-columns-repeated="3"/>
          <table:table-cell office:value-type="float" office:value="32.6" calcext:value-type="float">
            <text:p>32.6</text:p>
          </table:table-cell>
          <table:table-cell office:value-type="float" office:value="-12.94888" calcext:value-type="float">
            <text:p>-12.94888</text:p>
          </table:table-cell>
          <table:table-cell office:value-type="float" office:value="-38.43163" calcext:value-type="float">
            <text:p>-38.43163</text:p>
          </table:table-cell>
        </table:table-row>
        <table:table-row table:style-name="ro2">
          <table:table-cell table:number-columns-repeated="3"/>
          <table:table-cell office:value-type="float" office:value="32.6" calcext:value-type="float">
            <text:p>32.6</text:p>
          </table:table-cell>
          <table:table-cell office:value-type="float" office:value="-12.948886666667" calcext:value-type="float">
            <text:p>-12.948886666667</text:p>
          </table:table-cell>
          <table:table-cell office:value-type="float" office:value="-38.431633333333" calcext:value-type="float">
            <text:p>-38.431633333333</text:p>
          </table:table-cell>
        </table:table-row>
        <table:table-row table:style-name="ro2">
          <table:table-cell table:number-columns-repeated="3"/>
          <table:table-cell office:value-type="float" office:value="32.1" calcext:value-type="float">
            <text:p>32.1</text:p>
          </table:table-cell>
          <table:table-cell office:value-type="float" office:value="-12.948895" calcext:value-type="float">
            <text:p>-12.948895</text:p>
          </table:table-cell>
          <table:table-cell office:value-type="float" office:value="-38.431638333333" calcext:value-type="float">
            <text:p>-38.431638333333</text:p>
          </table:table-cell>
        </table:table-row>
        <table:table-row table:style-name="ro2">
          <table:table-cell table:number-columns-repeated="3"/>
          <table:table-cell office:value-type="float" office:value="32.1" calcext:value-type="float">
            <text:p>32.1</text:p>
          </table:table-cell>
          <table:table-cell office:value-type="float" office:value="-12.948901666667" calcext:value-type="float">
            <text:p>-12.948901666667</text:p>
          </table:table-cell>
          <table:table-cell office:value-type="float" office:value="-38.431641666667" calcext:value-type="float">
            <text:p>-38.431641666667</text:p>
          </table:table-cell>
        </table:table-row>
        <table:table-row table:style-name="ro2">
          <table:table-cell table:number-columns-repeated="3"/>
          <table:table-cell office:value-type="float" office:value="32.1" calcext:value-type="float">
            <text:p>32.1</text:p>
          </table:table-cell>
          <table:table-cell office:value-type="float" office:value="-12.948908333333" calcext:value-type="float">
            <text:p>-12.948908333333</text:p>
          </table:table-cell>
          <table:table-cell office:value-type="float" office:value="-38.431646666667" calcext:value-type="float">
            <text:p>-38.431646666667</text:p>
          </table:table-cell>
        </table:table-row>
        <table:table-row table:style-name="ro2">
          <table:table-cell table:number-columns-repeated="3"/>
          <table:table-cell office:value-type="float" office:value="32.1" calcext:value-type="float">
            <text:p>32.1</text:p>
          </table:table-cell>
          <table:table-cell office:value-type="float" office:value="-12.948915" calcext:value-type="float">
            <text:p>-12.948915</text:p>
          </table:table-cell>
          <table:table-cell office:value-type="float" office:value="-38.43165" calcext:value-type="float">
            <text:p>-38.43165</text:p>
          </table:table-cell>
        </table:table-row>
        <table:table-row table:style-name="ro2">
          <table:table-cell table:number-columns-repeated="3"/>
          <table:table-cell office:value-type="float" office:value="32.2" calcext:value-type="float">
            <text:p>32.2</text:p>
          </table:table-cell>
          <table:table-cell office:value-type="float" office:value="-12.948923333333" calcext:value-type="float">
            <text:p>-12.948923333333</text:p>
          </table:table-cell>
          <table:table-cell office:value-type="float" office:value="-38.431653333333" calcext:value-type="float">
            <text:p>-38.431653333333</text:p>
          </table:table-cell>
        </table:table-row>
        <table:table-row table:style-name="ro2">
          <table:table-cell table:number-columns-repeated="3"/>
          <table:table-cell office:value-type="float" office:value="32.3" calcext:value-type="float">
            <text:p>32.3</text:p>
          </table:table-cell>
          <table:table-cell office:value-type="float" office:value="-12.94893" calcext:value-type="float">
            <text:p>-12.94893</text:p>
          </table:table-cell>
          <table:table-cell office:value-type="float" office:value="-38.431656666667" calcext:value-type="float">
            <text:p>-38.431656666667</text:p>
          </table:table-cell>
        </table:table-row>
        <table:table-row table:style-name="ro2">
          <table:table-cell table:number-columns-repeated="3"/>
          <table:table-cell office:value-type="float" office:value="32.3" calcext:value-type="float">
            <text:p>32.3</text:p>
          </table:table-cell>
          <table:table-cell office:value-type="float" office:value="-12.948938333333" calcext:value-type="float">
            <text:p>-12.948938333333</text:p>
          </table:table-cell>
          <table:table-cell office:value-type="float" office:value="-38.43166" calcext:value-type="float">
            <text:p>-38.43166</text:p>
          </table:table-cell>
        </table:table-row>
        <table:table-row table:style-name="ro2">
          <table:table-cell table:number-columns-repeated="3"/>
          <table:table-cell office:value-type="float" office:value="32.2" calcext:value-type="float">
            <text:p>32.2</text:p>
          </table:table-cell>
          <table:table-cell office:value-type="float" office:value="-12.948945" calcext:value-type="float">
            <text:p>-12.948945</text:p>
          </table:table-cell>
          <table:table-cell office:value-type="float" office:value="-38.431663333333" calcext:value-type="float">
            <text:p>-38.431663333333</text:p>
          </table:table-cell>
        </table:table-row>
        <table:table-row table:style-name="ro2">
          <table:table-cell table:number-columns-repeated="3"/>
          <table:table-cell office:value-type="float" office:value="31.9" calcext:value-type="float">
            <text:p>31.9</text:p>
          </table:table-cell>
          <table:table-cell office:value-type="float" office:value="-12.948953333333" calcext:value-type="float">
            <text:p>-12.948953333333</text:p>
          </table:table-cell>
          <table:table-cell office:value-type="float" office:value="-38.431665" calcext:value-type="float">
            <text:p>-38.431665</text:p>
          </table:table-cell>
        </table:table-row>
        <table:table-row table:style-name="ro2">
          <table:table-cell table:number-columns-repeated="3"/>
          <table:table-cell office:value-type="float" office:value="31.9" calcext:value-type="float">
            <text:p>31.9</text:p>
          </table:table-cell>
          <table:table-cell office:value-type="float" office:value="-12.94896" calcext:value-type="float">
            <text:p>-12.94896</text:p>
          </table:table-cell>
          <table:table-cell office:value-type="float" office:value="-38.431668333333" calcext:value-type="float">
            <text:p>-38.431668333333</text:p>
          </table:table-cell>
        </table:table-row>
        <table:table-row table:style-name="ro2">
          <table:table-cell table:number-columns-repeated="3"/>
          <table:table-cell office:value-type="float" office:value="31.8" calcext:value-type="float">
            <text:p>31.8</text:p>
          </table:table-cell>
          <table:table-cell office:value-type="float" office:value="-12.948968333333" calcext:value-type="float">
            <text:p>-12.948968333333</text:p>
          </table:table-cell>
          <table:table-cell office:value-type="float" office:value="-38.43167" calcext:value-type="float">
            <text:p>-38.43167</text:p>
          </table:table-cell>
        </table:table-row>
        <table:table-row table:style-name="ro2">
          <table:table-cell table:number-columns-repeated="3"/>
          <table:table-cell office:value-type="float" office:value="31.7" calcext:value-type="float">
            <text:p>31.7</text:p>
          </table:table-cell>
          <table:table-cell office:value-type="float" office:value="-12.948976666667" calcext:value-type="float">
            <text:p>-12.948976666667</text:p>
          </table:table-cell>
          <table:table-cell office:value-type="float" office:value="-38.431671666667" calcext:value-type="float">
            <text:p>-38.431671666667</text:p>
          </table:table-cell>
        </table:table-row>
        <table:table-row table:style-name="ro2">
          <table:table-cell table:number-columns-repeated="3"/>
          <table:table-cell office:value-type="float" office:value="31.7" calcext:value-type="float">
            <text:p>31.7</text:p>
          </table:table-cell>
          <table:table-cell office:value-type="float" office:value="-12.948983333333" calcext:value-type="float">
            <text:p>-12.948983333333</text:p>
          </table:table-cell>
          <table:table-cell office:value-type="float" office:value="-38.431675" calcext:value-type="float">
            <text:p>-38.431675</text:p>
          </table:table-cell>
        </table:table-row>
        <table:table-row table:style-name="ro2">
          <table:table-cell table:number-columns-repeated="3"/>
          <table:table-cell office:value-type="float" office:value="31.6" calcext:value-type="float">
            <text:p>31.6</text:p>
          </table:table-cell>
          <table:table-cell office:value-type="float" office:value="-12.948991666667" calcext:value-type="float">
            <text:p>-12.948991666667</text:p>
          </table:table-cell>
          <table:table-cell office:value-type="float" office:value="-38.431676666667" calcext:value-type="float">
            <text:p>-38.431676666667</text:p>
          </table:table-cell>
        </table:table-row>
        <table:table-row table:style-name="ro2"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-12.949" calcext:value-type="float">
            <text:p>-12.949</text:p>
          </table:table-cell>
          <table:table-cell office:value-type="float" office:value="-38.431678333333" calcext:value-type="float">
            <text:p>-38.431678333333</text:p>
          </table:table-cell>
        </table:table-row>
        <table:table-row table:style-name="ro2"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-12.949006666667" calcext:value-type="float">
            <text:p>-12.949006666667</text:p>
          </table:table-cell>
          <table:table-cell office:value-type="float" office:value="-38.43168" calcext:value-type="float">
            <text:p>-38.43168</text:p>
          </table:table-cell>
        </table:table-row>
        <table:table-row table:style-name="ro2"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-12.949015" calcext:value-type="float">
            <text:p>-12.949015</text:p>
          </table:table-cell>
          <table:table-cell office:value-type="float" office:value="-38.431681666667" calcext:value-type="float">
            <text:p>-38.431681666667</text:p>
          </table:table-cell>
        </table:table-row>
        <table:table-row table:style-name="ro2">
          <table:table-cell table:number-columns-repeated="3"/>
          <table:table-cell office:value-type="float" office:value="31.4" calcext:value-type="float">
            <text:p>31.4</text:p>
          </table:table-cell>
          <table:table-cell office:value-type="float" office:value="-12.949023333333" calcext:value-type="float">
            <text:p>-12.949023333333</text:p>
          </table:table-cell>
          <table:table-cell office:value-type="float" office:value="-38.431681666667" calcext:value-type="float">
            <text:p>-38.431681666667</text:p>
          </table:table-cell>
        </table:table-row>
        <table:table-row table:style-name="ro2">
          <table:table-cell table:number-columns-repeated="3"/>
          <table:table-cell office:value-type="float" office:value="31.3" calcext:value-type="float">
            <text:p>31.3</text:p>
          </table:table-cell>
          <table:table-cell office:value-type="float" office:value="-12.94903" calcext:value-type="float">
            <text:p>-12.94903</text:p>
          </table:table-cell>
          <table:table-cell office:value-type="float" office:value="-38.431683333333" calcext:value-type="float">
            <text:p>-38.431683333333</text:p>
          </table:table-cell>
        </table:table-row>
        <table:table-row table:style-name="ro2">
          <table:table-cell table:number-columns-repeated="3"/>
          <table:table-cell office:value-type="float" office:value="31.3" calcext:value-type="float">
            <text:p>31.3</text:p>
          </table:table-cell>
          <table:table-cell office:value-type="float" office:value="-12.949038333333" calcext:value-type="float">
            <text:p>-12.949038333333</text:p>
          </table:table-cell>
          <table:table-cell office:value-type="float" office:value="-38.431685" calcext:value-type="float">
            <text:p>-38.431685</text:p>
          </table:table-cell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12.949046666667" calcext:value-type="float">
            <text:p>-12.949046666667</text:p>
          </table:table-cell>
          <table:table-cell office:value-type="float" office:value="-38.431685" calcext:value-type="float">
            <text:p>-38.431685</text:p>
          </table:table-cell>
        </table:table-row>
        <table:table-row table:style-name="ro2">
          <table:table-cell table:number-columns-repeated="3"/>
          <table:table-cell office:value-type="float" office:value="30.7" calcext:value-type="float">
            <text:p>30.7</text:p>
          </table:table-cell>
          <table:table-cell office:value-type="float" office:value="-12.949053333333" calcext:value-type="float">
            <text:p>-12.949053333333</text:p>
          </table:table-cell>
          <table:table-cell office:value-type="float" office:value="-38.431686666667" calcext:value-type="float">
            <text:p>-38.431686666667</text:p>
          </table:table-cell>
        </table:table-row>
        <table:table-row table:style-name="ro2">
          <table:table-cell table:number-columns-repeated="3"/>
          <table:table-cell office:value-type="float" office:value="30.6" calcext:value-type="float">
            <text:p>30.6</text:p>
          </table:table-cell>
          <table:table-cell office:value-type="float" office:value="-12.949061666667" calcext:value-type="float">
            <text:p>-12.949061666667</text:p>
          </table:table-cell>
          <table:table-cell office:value-type="float" office:value="-38.431686666667" calcext:value-type="float">
            <text:p>-38.431686666667</text:p>
          </table:table-cell>
        </table:table-row>
        <table:table-row table:style-name="ro2">
          <table:table-cell table:number-columns-repeated="3"/>
          <table:table-cell office:value-type="float" office:value="30.7" calcext:value-type="float">
            <text:p>30.7</text:p>
          </table:table-cell>
          <table:table-cell office:value-type="float" office:value="-12.949068333333" calcext:value-type="float">
            <text:p>-12.949068333333</text:p>
          </table:table-cell>
          <table:table-cell office:value-type="float" office:value="-38.431688333333" calcext:value-type="float">
            <text:p>-38.431688333333</text:p>
          </table:table-cell>
        </table:table-row>
        <table:table-row table:style-name="ro2">
          <table:table-cell table:number-columns-repeated="3"/>
          <table:table-cell office:value-type="float" office:value="30.7" calcext:value-type="float">
            <text:p>30.7</text:p>
          </table:table-cell>
          <table:table-cell office:value-type="float" office:value="-12.949076666667" calcext:value-type="float">
            <text:p>-12.949076666667</text:p>
          </table:table-cell>
          <table:table-cell office:value-type="float" office:value="-38.431688333333" calcext:value-type="float">
            <text:p>-38.431688333333</text:p>
          </table:table-cell>
        </table:table-row>
        <table:table-row table:style-name="ro2">
          <table:table-cell table:number-columns-repeated="3"/>
          <table:table-cell office:value-type="float" office:value="30.7" calcext:value-type="float">
            <text:p>30.7</text:p>
          </table:table-cell>
          <table:table-cell office:value-type="float" office:value="-12.949085" calcext:value-type="float">
            <text:p>-12.949085</text:p>
          </table:table-cell>
          <table:table-cell office:value-type="float" office:value="-38.43169" calcext:value-type="float">
            <text:p>-38.43169</text:p>
          </table:table-cell>
        </table:table-row>
        <table:table-row table:style-name="ro2">
          <table:table-cell table:number-columns-repeated="3"/>
          <table:table-cell office:value-type="float" office:value="30.6" calcext:value-type="float">
            <text:p>30.6</text:p>
          </table:table-cell>
          <table:table-cell office:value-type="float" office:value="-12.949091666667" calcext:value-type="float">
            <text:p>-12.949091666667</text:p>
          </table:table-cell>
          <table:table-cell office:value-type="float" office:value="-38.43169" calcext:value-type="float">
            <text:p>-38.43169</text:p>
          </table:table-cell>
        </table:table-row>
        <table:table-row table:style-name="ro2">
          <table:table-cell table:number-columns-repeated="3"/>
          <table:table-cell office:value-type="float" office:value="29.3" calcext:value-type="float">
            <text:p>29.3</text:p>
          </table:table-cell>
          <table:table-cell office:value-type="float" office:value="-12.9491" calcext:value-type="float">
            <text:p>-12.9491</text:p>
          </table:table-cell>
          <table:table-cell office:value-type="float" office:value="-38.43169" calcext:value-type="float">
            <text:p>-38.43169</text:p>
          </table:table-cell>
        </table:table-row>
        <table:table-row table:style-name="ro2">
          <table:table-cell table:number-columns-repeated="3"/>
          <table:table-cell office:value-type="float" office:value="28.9" calcext:value-type="float">
            <text:p>28.9</text:p>
          </table:table-cell>
          <table:table-cell office:value-type="float" office:value="-12.949106666667" calcext:value-type="float">
            <text:p>-12.949106666667</text:p>
          </table:table-cell>
          <table:table-cell office:value-type="float" office:value="-38.431691666667" calcext:value-type="float">
            <text:p>-38.431691666667</text:p>
          </table:table-cell>
        </table:table-row>
        <table:table-row table:style-name="ro2">
          <table:table-cell table:number-columns-repeated="3"/>
          <table:table-cell office:value-type="float" office:value="28.4" calcext:value-type="float">
            <text:p>28.4</text:p>
          </table:table-cell>
          <table:table-cell office:value-type="float" office:value="-12.949115" calcext:value-type="float">
            <text:p>-12.949115</text:p>
          </table:table-cell>
          <table:table-cell office:value-type="float" office:value="-38.431691666667" calcext:value-type="float">
            <text:p>-38.431691666667</text:p>
          </table:table-cell>
        </table:table-row>
        <table:table-row table:style-name="ro2">
          <table:table-cell table:number-columns-repeated="3"/>
          <table:table-cell office:value-type="float" office:value="28.1" calcext:value-type="float">
            <text:p>28.1</text:p>
          </table:table-cell>
          <table:table-cell office:value-type="float" office:value="-12.949121666667" calcext:value-type="float">
            <text:p>-12.949121666667</text:p>
          </table:table-cell>
          <table:table-cell office:value-type="float" office:value="-38.431691666667" calcext:value-type="float">
            <text:p>-38.431691666667</text:p>
          </table:table-cell>
        </table:table-row>
        <table:table-row table:style-name="ro2">
          <table:table-cell table:number-columns-repeated="3"/>
          <table:table-cell office:value-type="float" office:value="27.8" calcext:value-type="float">
            <text:p>27.8</text:p>
          </table:table-cell>
          <table:table-cell office:value-type="float" office:value="-12.949128333333" calcext:value-type="float">
            <text:p>-12.949128333333</text:p>
          </table:table-cell>
          <table:table-cell office:value-type="float" office:value="-38.431691666667" calcext:value-type="float">
            <text:p>-38.431691666667</text:p>
          </table:table-cell>
        </table:table-row>
        <table:table-row table:style-name="ro2">
          <table:table-cell table:number-columns-repeated="3"/>
          <table:table-cell office:value-type="float" office:value="27.8" calcext:value-type="float">
            <text:p>27.8</text:p>
          </table:table-cell>
          <table:table-cell office:value-type="float" office:value="-12.949135" calcext:value-type="float">
            <text:p>-12.949135</text:p>
          </table:table-cell>
          <table:table-cell office:value-type="float" office:value="-38.431691666667" calcext:value-type="float">
            <text:p>-38.431691666667</text:p>
          </table:table-cell>
        </table:table-row>
        <table:table-row table:style-name="ro2"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-12.949141666667" calcext:value-type="float">
            <text:p>-12.949141666667</text:p>
          </table:table-cell>
          <table:table-cell office:value-type="float" office:value="-38.431691666667" calcext:value-type="float">
            <text:p>-38.431691666667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12.94915" calcext:value-type="float">
            <text:p>-12.94915</text:p>
          </table:table-cell>
          <table:table-cell office:value-type="float" office:value="-38.431691666667" calcext:value-type="float">
            <text:p>-38.431691666667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12.949156666667" calcext:value-type="float">
            <text:p>-12.949156666667</text:p>
          </table:table-cell>
          <table:table-cell office:value-type="float" office:value="-38.43169" calcext:value-type="float">
            <text:p>-38.43169</text:p>
          </table:table-cell>
        </table:table-row>
        <table:table-row table:style-name="ro2">
          <table:table-cell table:number-columns-repeated="3"/>
          <table:table-cell office:value-type="float" office:value="26.9" calcext:value-type="float">
            <text:p>26.9</text:p>
          </table:table-cell>
          <table:table-cell office:value-type="float" office:value="-12.949163333333" calcext:value-type="float">
            <text:p>-12.949163333333</text:p>
          </table:table-cell>
          <table:table-cell office:value-type="float" office:value="-38.43169" calcext:value-type="float">
            <text:p>-38.43169</text:p>
          </table:table-cell>
        </table:table-row>
        <table:table-row table:style-name="ro2">
          <table:table-cell table:number-columns-repeated="3"/>
          <table:table-cell office:value-type="float" office:value="26.8" calcext:value-type="float">
            <text:p>26.8</text:p>
          </table:table-cell>
          <table:table-cell office:value-type="float" office:value="-12.94917" calcext:value-type="float">
            <text:p>-12.94917</text:p>
          </table:table-cell>
          <table:table-cell office:value-type="float" office:value="-38.43169" calcext:value-type="float">
            <text:p>-38.43169</text:p>
          </table:table-cell>
        </table:table-row>
        <table:table-row table:style-name="ro2">
          <table:table-cell table:number-columns-repeated="3"/>
          <table:table-cell office:value-type="float" office:value="26.7" calcext:value-type="float">
            <text:p>26.7</text:p>
          </table:table-cell>
          <table:table-cell office:value-type="float" office:value="-12.949176666667" calcext:value-type="float">
            <text:p>-12.949176666667</text:p>
          </table:table-cell>
          <table:table-cell office:value-type="float" office:value="-38.431688333333" calcext:value-type="float">
            <text:p>-38.431688333333</text:p>
          </table:table-cell>
        </table:table-row>
        <table:table-row table:style-name="ro2"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-12.949183333333" calcext:value-type="float">
            <text:p>-12.949183333333</text:p>
          </table:table-cell>
          <table:table-cell office:value-type="float" office:value="-38.431688333333" calcext:value-type="float">
            <text:p>-38.431688333333</text:p>
          </table:table-cell>
        </table:table-row>
        <table:table-row table:style-name="ro2"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-12.94919" calcext:value-type="float">
            <text:p>-12.94919</text:p>
          </table:table-cell>
          <table:table-cell office:value-type="float" office:value="-38.431686666667" calcext:value-type="float">
            <text:p>-38.431686666667</text:p>
          </table:table-cell>
        </table:table-row>
        <table:table-row table:style-name="ro2"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-12.949196666667" calcext:value-type="float">
            <text:p>-12.949196666667</text:p>
          </table:table-cell>
          <table:table-cell office:value-type="float" office:value="-38.431686666667" calcext:value-type="float">
            <text:p>-38.431686666667</text:p>
          </table:table-cell>
        </table:table-row>
        <table:table-row table:style-name="ro2"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-12.949201666667" calcext:value-type="float">
            <text:p>-12.949201666667</text:p>
          </table:table-cell>
          <table:table-cell office:value-type="float" office:value="-38.431685" calcext:value-type="float">
            <text:p>-38.431685</text:p>
          </table:table-cell>
        </table:table-row>
        <table:table-row table:style-name="ro2"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-12.949208333333" calcext:value-type="float">
            <text:p>-12.949208333333</text:p>
          </table:table-cell>
          <table:table-cell office:value-type="float" office:value="-38.431683333333" calcext:value-type="float">
            <text:p>-38.431683333333</text:p>
          </table:table-cell>
        </table:table-row>
        <table:table-row table:style-name="ro2">
          <table:table-cell table:number-columns-repeated="3"/>
          <table:table-cell office:value-type="float" office:value="26.8" calcext:value-type="float">
            <text:p>26.8</text:p>
          </table:table-cell>
          <table:table-cell office:value-type="float" office:value="-12.949215" calcext:value-type="float">
            <text:p>-12.949215</text:p>
          </table:table-cell>
          <table:table-cell office:value-type="float" office:value="-38.431681666667" calcext:value-type="float">
            <text:p>-38.431681666667</text:p>
          </table:table-cell>
        </table:table-row>
        <table:table-row table:style-name="ro2">
          <table:table-cell table:number-columns-repeated="3"/>
          <table:table-cell office:value-type="float" office:value="26.7" calcext:value-type="float">
            <text:p>26.7</text:p>
          </table:table-cell>
          <table:table-cell office:value-type="float" office:value="-12.949221666667" calcext:value-type="float">
            <text:p>-12.949221666667</text:p>
          </table:table-cell>
          <table:table-cell office:value-type="float" office:value="-38.43168" calcext:value-type="float">
            <text:p>-38.43168</text:p>
          </table:table-cell>
        </table:table-row>
        <table:table-row table:style-name="ro2">
          <table:table-cell table:number-columns-repeated="3"/>
          <table:table-cell office:value-type="float" office:value="26.7" calcext:value-type="float">
            <text:p>26.7</text:p>
          </table:table-cell>
          <table:table-cell office:value-type="float" office:value="-12.949228333333" calcext:value-type="float">
            <text:p>-12.949228333333</text:p>
          </table:table-cell>
          <table:table-cell office:value-type="float" office:value="-38.431678333333" calcext:value-type="float">
            <text:p>-38.431678333333</text:p>
          </table:table-cell>
        </table:table-row>
        <table:table-row table:style-name="ro2">
          <table:table-cell table:number-columns-repeated="3"/>
          <table:table-cell office:value-type="float" office:value="26.6" calcext:value-type="float">
            <text:p>26.6</text:p>
          </table:table-cell>
          <table:table-cell office:value-type="float" office:value="-12.949235" calcext:value-type="float">
            <text:p>-12.949235</text:p>
          </table:table-cell>
          <table:table-cell office:value-type="float" office:value="-38.431676666667" calcext:value-type="float">
            <text:p>-38.431676666667</text:p>
          </table:table-cell>
        </table:table-row>
        <table:table-row table:style-name="ro2"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-12.949241666667" calcext:value-type="float">
            <text:p>-12.949241666667</text:p>
          </table:table-cell>
          <table:table-cell office:value-type="float" office:value="-38.431673333333" calcext:value-type="float">
            <text:p>-38.431673333333</text:p>
          </table:table-cell>
        </table:table-row>
        <table:table-row table:style-name="ro2"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-12.949246666667" calcext:value-type="float">
            <text:p>-12.949246666667</text:p>
          </table:table-cell>
          <table:table-cell office:value-type="float" office:value="-38.431671666667" calcext:value-type="float">
            <text:p>-38.431671666667</text:p>
          </table:table-cell>
        </table:table-row>
        <table:table-row table:style-name="ro2">
          <table:table-cell table:number-columns-repeated="3"/>
          <table:table-cell office:value-type="float" office:value="26.9" calcext:value-type="float">
            <text:p>26.9</text:p>
          </table:table-cell>
          <table:table-cell office:value-type="float" office:value="-12.949253333333" calcext:value-type="float">
            <text:p>-12.949253333333</text:p>
          </table:table-cell>
          <table:table-cell office:value-type="float" office:value="-38.43167" calcext:value-type="float">
            <text:p>-38.43167</text:p>
          </table:table-cell>
        </table:table-row>
        <table:table-row table:style-name="ro2">
          <table:table-cell table:number-columns-repeated="3"/>
          <table:table-cell office:value-type="float" office:value="26.9" calcext:value-type="float">
            <text:p>26.9</text:p>
          </table:table-cell>
          <table:table-cell office:value-type="float" office:value="-12.94926" calcext:value-type="float">
            <text:p>-12.94926</text:p>
          </table:table-cell>
          <table:table-cell office:value-type="float" office:value="-38.431666666667" calcext:value-type="float">
            <text:p>-38.431666666667</text:p>
          </table:table-cell>
        </table:table-row>
        <table:table-row table:style-name="ro2">
          <table:table-cell table:number-columns-repeated="3"/>
          <table:table-cell office:value-type="float" office:value="27.2" calcext:value-type="float">
            <text:p>27.2</text:p>
          </table:table-cell>
          <table:table-cell office:value-type="float" office:value="-12.949266666667" calcext:value-type="float">
            <text:p>-12.949266666667</text:p>
          </table:table-cell>
          <table:table-cell office:value-type="float" office:value="-38.431663333333" calcext:value-type="float">
            <text:p>-38.431663333333</text:p>
          </table:table-cell>
        </table:table-row>
        <table:table-row table:style-name="ro2">
          <table:table-cell table:number-columns-repeated="3"/>
          <table:table-cell office:value-type="float" office:value="27.2" calcext:value-type="float">
            <text:p>27.2</text:p>
          </table:table-cell>
          <table:table-cell office:value-type="float" office:value="-12.949271666667" calcext:value-type="float">
            <text:p>-12.949271666667</text:p>
          </table:table-cell>
          <table:table-cell office:value-type="float" office:value="-38.431661666667" calcext:value-type="float">
            <text:p>-38.431661666667</text:p>
          </table:table-cell>
        </table:table-row>
        <table:table-row table:style-name="ro2">
          <table:table-cell table:number-columns-repeated="3"/>
          <table:table-cell office:value-type="float" office:value="27.3" calcext:value-type="float">
            <text:p>27.3</text:p>
          </table:table-cell>
          <table:table-cell office:value-type="float" office:value="-12.949278333333" calcext:value-type="float">
            <text:p>-12.949278333333</text:p>
          </table:table-cell>
          <table:table-cell office:value-type="float" office:value="-38.431658333333" calcext:value-type="float">
            <text:p>-38.431658333333</text:p>
          </table:table-cell>
        </table:table-row>
        <table:table-row table:style-name="ro2">
          <table:table-cell table:number-columns-repeated="3"/>
          <table:table-cell office:value-type="float" office:value="27.4" calcext:value-type="float">
            <text:p>27.4</text:p>
          </table:table-cell>
          <table:table-cell office:value-type="float" office:value="-12.949285" calcext:value-type="float">
            <text:p>-12.949285</text:p>
          </table:table-cell>
          <table:table-cell office:value-type="float" office:value="-38.431655" calcext:value-type="float">
            <text:p>-38.431655</text:p>
          </table:table-cell>
        </table:table-row>
        <table:table-row table:style-name="ro2">
          <table:table-cell table:number-columns-repeated="3"/>
          <table:table-cell office:value-type="float" office:value="28.3" calcext:value-type="float">
            <text:p>28.3</text:p>
          </table:table-cell>
          <table:table-cell office:value-type="float" office:value="-12.949291666667" calcext:value-type="float">
            <text:p>-12.949291666667</text:p>
          </table:table-cell>
          <table:table-cell office:value-type="float" office:value="-38.431653333333" calcext:value-type="float">
            <text:p>-38.431653333333</text:p>
          </table:table-cell>
        </table:table-row>
        <table:table-row table:style-name="ro2">
          <table:table-cell table:number-columns-repeated="3"/>
          <table:table-cell office:value-type="float" office:value="28.8" calcext:value-type="float">
            <text:p>28.8</text:p>
          </table:table-cell>
          <table:table-cell office:value-type="float" office:value="-12.949298333333" calcext:value-type="float">
            <text:p>-12.949298333333</text:p>
          </table:table-cell>
          <table:table-cell office:value-type="float" office:value="-38.43165" calcext:value-type="float">
            <text:p>-38.43165</text:p>
          </table:table-cell>
        </table:table-row>
        <table:table-row table:style-name="ro2">
          <table:table-cell table:number-columns-repeated="3"/>
          <table:table-cell office:value-type="float" office:value="28.8" calcext:value-type="float">
            <text:p>28.8</text:p>
          </table:table-cell>
          <table:table-cell office:value-type="float" office:value="-12.949303333333" calcext:value-type="float">
            <text:p>-12.949303333333</text:p>
          </table:table-cell>
          <table:table-cell office:value-type="float" office:value="-38.431646666667" calcext:value-type="float">
            <text:p>-38.431646666667</text:p>
          </table:table-cell>
        </table:table-row>
        <table:table-row table:style-name="ro2">
          <table:table-cell table:number-columns-repeated="3"/>
          <table:table-cell office:value-type="float" office:value="28.7" calcext:value-type="float">
            <text:p>28.7</text:p>
          </table:table-cell>
          <table:table-cell office:value-type="float" office:value="-12.94931" calcext:value-type="float">
            <text:p>-12.94931</text:p>
          </table:table-cell>
          <table:table-cell office:value-type="float" office:value="-38.431643333333" calcext:value-type="float">
            <text:p>-38.431643333333</text:p>
          </table:table-cell>
        </table:table-row>
        <table:table-row table:style-name="ro2">
          <table:table-cell table:number-columns-repeated="3"/>
          <table:table-cell office:value-type="float" office:value="29.3" calcext:value-type="float">
            <text:p>29.3</text:p>
          </table:table-cell>
          <table:table-cell office:value-type="float" office:value="-12.949316666667" calcext:value-type="float">
            <text:p>-12.949316666667</text:p>
          </table:table-cell>
          <table:table-cell office:value-type="float" office:value="-38.43164" calcext:value-type="float">
            <text:p>-38.43164</text:p>
          </table:table-cell>
        </table:table-row>
        <table:table-row table:style-name="ro2">
          <table:table-cell table:number-columns-repeated="3"/>
          <table:table-cell office:value-type="float" office:value="29.4" calcext:value-type="float">
            <text:p>29.4</text:p>
          </table:table-cell>
          <table:table-cell office:value-type="float" office:value="-12.949323333333" calcext:value-type="float">
            <text:p>-12.949323333333</text:p>
          </table:table-cell>
          <table:table-cell office:value-type="float" office:value="-38.431636666667" calcext:value-type="float">
            <text:p>-38.431636666667</text:p>
          </table:table-cell>
        </table:table-row>
        <table:table-row table:style-name="ro2">
          <table:table-cell table:number-columns-repeated="3"/>
          <table:table-cell office:value-type="float" office:value="29.9" calcext:value-type="float">
            <text:p>29.9</text:p>
          </table:table-cell>
          <table:table-cell office:value-type="float" office:value="-12.94933" calcext:value-type="float">
            <text:p>-12.94933</text:p>
          </table:table-cell>
          <table:table-cell office:value-type="float" office:value="-38.431633333333" calcext:value-type="float">
            <text:p>-38.431633333333</text:p>
          </table:table-cell>
        </table:table-row>
        <table:table-row table:style-name="ro2">
          <table:table-cell table:number-columns-repeated="3"/>
          <table:table-cell office:value-type="float" office:value="30.3" calcext:value-type="float">
            <text:p>30.3</text:p>
          </table:table-cell>
          <table:table-cell office:value-type="float" office:value="-12.949336666667" calcext:value-type="float">
            <text:p>-12.949336666667</text:p>
          </table:table-cell>
          <table:table-cell office:value-type="float" office:value="-38.43163" calcext:value-type="float">
            <text:p>-38.43163</text:p>
          </table:table-cell>
        </table:table-row>
        <table:table-row table:style-name="ro2">
          <table:table-cell table:number-columns-repeated="3"/>
          <table:table-cell office:value-type="float" office:value="30.9" calcext:value-type="float">
            <text:p>30.9</text:p>
          </table:table-cell>
          <table:table-cell office:value-type="float" office:value="-12.949343333333" calcext:value-type="float">
            <text:p>-12.949343333333</text:p>
          </table:table-cell>
          <table:table-cell office:value-type="float" office:value="-38.431625" calcext:value-type="float">
            <text:p>-38.431625</text:p>
          </table:table-cell>
        </table:table-row>
        <table:table-row table:style-name="ro2">
          <table:table-cell table:number-columns-repeated="3"/>
          <table:table-cell office:value-type="float" office:value="31.6" calcext:value-type="float">
            <text:p>31.6</text:p>
          </table:table-cell>
          <table:table-cell office:value-type="float" office:value="-12.94935" calcext:value-type="float">
            <text:p>-12.94935</text:p>
          </table:table-cell>
          <table:table-cell office:value-type="float" office:value="-38.431621666667" calcext:value-type="float">
            <text:p>-38.431621666667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12.949356666667" calcext:value-type="float">
            <text:p>-12.949356666667</text:p>
          </table:table-cell>
          <table:table-cell office:value-type="float" office:value="-38.431618333333" calcext:value-type="float">
            <text:p>-38.431618333333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-12.949363333333" calcext:value-type="float">
            <text:p>-12.949363333333</text:p>
          </table:table-cell>
          <table:table-cell office:value-type="float" office:value="-38.431613333333" calcext:value-type="float">
            <text:p>-38.431613333333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-12.94937" calcext:value-type="float">
            <text:p>-12.94937</text:p>
          </table:table-cell>
          <table:table-cell office:value-type="float" office:value="-38.431608333333" calcext:value-type="float">
            <text:p>-38.431608333333</text:p>
          </table:table-cell>
        </table:table-row>
        <table:table-row table:style-name="ro2">
          <table:table-cell table:number-columns-repeated="3"/>
          <table:table-cell office:value-type="float" office:value="33.1" calcext:value-type="float">
            <text:p>33.1</text:p>
          </table:table-cell>
          <table:table-cell office:value-type="float" office:value="-12.949378333333" calcext:value-type="float">
            <text:p>-12.949378333333</text:p>
          </table:table-cell>
          <table:table-cell office:value-type="float" office:value="-38.431605" calcext:value-type="float">
            <text:p>-38.431605</text:p>
          </table:table-cell>
        </table:table-row>
        <table:table-row table:style-name="ro2">
          <table:table-cell table:number-columns-repeated="3"/>
          <table:table-cell office:value-type="float" office:value="33.2" calcext:value-type="float">
            <text:p>33.2</text:p>
          </table:table-cell>
          <table:table-cell office:value-type="float" office:value="-12.949385" calcext:value-type="float">
            <text:p>-12.949385</text:p>
          </table:table-cell>
          <table:table-cell office:value-type="float" office:value="-38.4316" calcext:value-type="float">
            <text:p>-38.4316</text:p>
          </table:table-cell>
        </table:table-row>
        <table:table-row table:style-name="ro2">
          <table:table-cell table:number-columns-repeated="3"/>
          <table:table-cell office:value-type="float" office:value="33.7" calcext:value-type="float">
            <text:p>33.7</text:p>
          </table:table-cell>
          <table:table-cell office:value-type="float" office:value="-12.949391666667" calcext:value-type="float">
            <text:p>-12.949391666667</text:p>
          </table:table-cell>
          <table:table-cell office:value-type="float" office:value="-38.431595" calcext:value-type="float">
            <text:p>-38.431595</text:p>
          </table:table-cell>
        </table:table-row>
        <table:table-row table:style-name="ro2">
          <table:table-cell table:number-columns-repeated="3"/>
          <table:table-cell office:value-type="float" office:value="33.7" calcext:value-type="float">
            <text:p>33.7</text:p>
          </table:table-cell>
          <table:table-cell office:value-type="float" office:value="-12.949398333333" calcext:value-type="float">
            <text:p>-12.949398333333</text:p>
          </table:table-cell>
          <table:table-cell office:value-type="float" office:value="-38.43159" calcext:value-type="float">
            <text:p>-38.43159</text:p>
          </table:table-cell>
        </table:table-row>
        <table:table-row table:style-name="ro2">
          <table:table-cell table:number-columns-repeated="3"/>
          <table:table-cell office:value-type="float" office:value="34.2" calcext:value-type="float">
            <text:p>34.2</text:p>
          </table:table-cell>
          <table:table-cell office:value-type="float" office:value="-12.949405" calcext:value-type="float">
            <text:p>-12.949405</text:p>
          </table:table-cell>
          <table:table-cell office:value-type="float" office:value="-38.431585" calcext:value-type="float">
            <text:p>-38.431585</text:p>
          </table:table-cell>
        </table:table-row>
        <table:table-row table:style-name="ro2">
          <table:table-cell table:number-columns-repeated="3"/>
          <table:table-cell office:value-type="float" office:value="34.3" calcext:value-type="float">
            <text:p>34.3</text:p>
          </table:table-cell>
          <table:table-cell office:value-type="float" office:value="-12.949411666667" calcext:value-type="float">
            <text:p>-12.949411666667</text:p>
          </table:table-cell>
          <table:table-cell office:value-type="float" office:value="-38.43158" calcext:value-type="float">
            <text:p>-38.43158</text:p>
          </table:table-cell>
        </table:table-row>
        <table:table-row table:style-name="ro2">
          <table:table-cell table:number-columns-repeated="3"/>
          <table:table-cell office:value-type="float" office:value="34.6" calcext:value-type="float">
            <text:p>34.6</text:p>
          </table:table-cell>
          <table:table-cell office:value-type="float" office:value="-12.949418333333" calcext:value-type="float">
            <text:p>-12.949418333333</text:p>
          </table:table-cell>
          <table:table-cell office:value-type="float" office:value="-38.431575" calcext:value-type="float">
            <text:p>-38.431575</text:p>
          </table:table-cell>
        </table:table-row>
        <table:table-row table:style-name="ro2">
          <table:table-cell table:number-columns-repeated="3"/>
          <table:table-cell office:value-type="float" office:value="34.9" calcext:value-type="float">
            <text:p>34.9</text:p>
          </table:table-cell>
          <table:table-cell office:value-type="float" office:value="-12.949426666667" calcext:value-type="float">
            <text:p>-12.949426666667</text:p>
          </table:table-cell>
          <table:table-cell office:value-type="float" office:value="-38.43157" calcext:value-type="float">
            <text:p>-38.43157</text:p>
          </table:table-cell>
        </table:table-row>
        <table:table-row table:style-name="ro2">
          <table:table-cell table:number-columns-repeated="3"/>
          <table:table-cell office:value-type="float" office:value="34.9" calcext:value-type="float">
            <text:p>34.9</text:p>
          </table:table-cell>
          <table:table-cell office:value-type="float" office:value="-12.949433333333" calcext:value-type="float">
            <text:p>-12.949433333333</text:p>
          </table:table-cell>
          <table:table-cell office:value-type="float" office:value="-38.431563333333" calcext:value-type="float">
            <text:p>-38.431563333333</text:p>
          </table:table-cell>
        </table:table-row>
        <table:table-row table:style-name="ro2">
          <table:table-cell table:number-columns-repeated="3"/>
          <table:table-cell office:value-type="float" office:value="35.3" calcext:value-type="float">
            <text:p>35.3</text:p>
          </table:table-cell>
          <table:table-cell office:value-type="float" office:value="-12.94944" calcext:value-type="float">
            <text:p>-12.94944</text:p>
          </table:table-cell>
          <table:table-cell office:value-type="float" office:value="-38.431558333333" calcext:value-type="float">
            <text:p>-38.431558333333</text:p>
          </table:table-cell>
        </table:table-row>
        <table:table-row table:style-name="ro2">
          <table:table-cell table:number-columns-repeated="3"/>
          <table:table-cell office:value-type="float" office:value="35.3" calcext:value-type="float">
            <text:p>35.3</text:p>
          </table:table-cell>
          <table:table-cell office:value-type="float" office:value="-12.949446666667" calcext:value-type="float">
            <text:p>-12.949446666667</text:p>
          </table:table-cell>
          <table:table-cell office:value-type="float" office:value="-38.431553333333" calcext:value-type="float">
            <text:p>-38.431553333333</text:p>
          </table:table-cell>
        </table:table-row>
        <table:table-row table:style-name="ro2">
          <table:table-cell table:number-columns-repeated="3"/>
          <table:table-cell office:value-type="float" office:value="35.3" calcext:value-type="float">
            <text:p>35.3</text:p>
          </table:table-cell>
          <table:table-cell office:value-type="float" office:value="-12.949453333333" calcext:value-type="float">
            <text:p>-12.949453333333</text:p>
          </table:table-cell>
          <table:table-cell office:value-type="float" office:value="-38.431546666667" calcext:value-type="float">
            <text:p>-38.431546666667</text:p>
          </table:table-cell>
        </table:table-row>
        <table:table-row table:style-name="ro2">
          <table:table-cell table:number-columns-repeated="3"/>
          <table:table-cell office:value-type="float" office:value="35.7" calcext:value-type="float">
            <text:p>35.7</text:p>
          </table:table-cell>
          <table:table-cell office:value-type="float" office:value="-12.94946" calcext:value-type="float">
            <text:p>-12.94946</text:p>
          </table:table-cell>
          <table:table-cell office:value-type="float" office:value="-38.431541666667" calcext:value-type="float">
            <text:p>-38.431541666667</text:p>
          </table:table-cell>
        </table:table-row>
        <table:table-row table:style-name="ro2">
          <table:table-cell table:number-columns-repeated="3"/>
          <table:table-cell office:value-type="float" office:value="35.8" calcext:value-type="float">
            <text:p>35.8</text:p>
          </table:table-cell>
          <table:table-cell office:value-type="float" office:value="-12.949468333333" calcext:value-type="float">
            <text:p>-12.949468333333</text:p>
          </table:table-cell>
          <table:table-cell office:value-type="float" office:value="-38.431535" calcext:value-type="float">
            <text:p>-38.431535</text:p>
          </table:table-cell>
        </table:table-row>
        <table:table-row table:style-name="ro2">
          <table:table-cell table:number-columns-repeated="3"/>
          <table:table-cell office:value-type="float" office:value="35.9" calcext:value-type="float">
            <text:p>35.9</text:p>
          </table:table-cell>
          <table:table-cell office:value-type="float" office:value="-12.949475" calcext:value-type="float">
            <text:p>-12.949475</text:p>
          </table:table-cell>
          <table:table-cell office:value-type="float" office:value="-38.43153" calcext:value-type="float">
            <text:p>-38.43153</text:p>
          </table:table-cell>
        </table:table-row>
        <table:table-row table:style-name="ro2">
          <table:table-cell table:number-columns-repeated="3"/>
          <table:table-cell office:value-type="float" office:value="36.3" calcext:value-type="float">
            <text:p>36.3</text:p>
          </table:table-cell>
          <table:table-cell office:value-type="float" office:value="-12.949481666667" calcext:value-type="float">
            <text:p>-12.949481666667</text:p>
          </table:table-cell>
          <table:table-cell office:value-type="float" office:value="-38.431523333333" calcext:value-type="float">
            <text:p>-38.431523333333</text:p>
          </table:table-cell>
        </table:table-row>
        <table:table-row table:style-name="ro2">
          <table:table-cell table:number-columns-repeated="3"/>
          <table:table-cell office:value-type="float" office:value="36.3" calcext:value-type="float">
            <text:p>36.3</text:p>
          </table:table-cell>
          <table:table-cell office:value-type="float" office:value="-12.949488333333" calcext:value-type="float">
            <text:p>-12.949488333333</text:p>
          </table:table-cell>
          <table:table-cell office:value-type="float" office:value="-38.431518333333" calcext:value-type="float">
            <text:p>-38.431518333333</text:p>
          </table:table-cell>
        </table:table-row>
        <table:table-row table:style-name="ro2">
          <table:table-cell table:number-columns-repeated="3"/>
          <table:table-cell office:value-type="float" office:value="36.4" calcext:value-type="float">
            <text:p>36.4</text:p>
          </table:table-cell>
          <table:table-cell office:value-type="float" office:value="-12.949495" calcext:value-type="float">
            <text:p>-12.949495</text:p>
          </table:table-cell>
          <table:table-cell office:value-type="float" office:value="-38.431511666667" calcext:value-type="float">
            <text:p>-38.431511666667</text:p>
          </table:table-cell>
        </table:table-row>
        <table:table-row table:style-name="ro2"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-12.949501666667" calcext:value-type="float">
            <text:p>-12.949501666667</text:p>
          </table:table-cell>
          <table:table-cell office:value-type="float" office:value="-38.431505" calcext:value-type="float">
            <text:p>-38.431505</text:p>
          </table:table-cell>
        </table:table-row>
        <table:table-row table:style-name="ro2"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-12.949508333333" calcext:value-type="float">
            <text:p>-12.949508333333</text:p>
          </table:table-cell>
          <table:table-cell office:value-type="float" office:value="-38.4315" calcext:value-type="float">
            <text:p>-38.4315</text:p>
          </table:table-cell>
        </table:table-row>
        <table:table-row table:style-name="ro2">
          <table:table-cell table:number-columns-repeated="3"/>
          <table:table-cell office:value-type="float" office:value="36.6" calcext:value-type="float">
            <text:p>36.6</text:p>
          </table:table-cell>
          <table:table-cell office:value-type="float" office:value="-12.949515" calcext:value-type="float">
            <text:p>-12.949515</text:p>
          </table:table-cell>
          <table:table-cell office:value-type="float" office:value="-38.431493333333" calcext:value-type="float">
            <text:p>-38.431493333333</text:p>
          </table:table-cell>
        </table:table-row>
        <table:table-row table:style-name="ro2">
          <table:table-cell table:number-columns-repeated="3"/>
          <table:table-cell office:value-type="float" office:value="36.9" calcext:value-type="float">
            <text:p>36.9</text:p>
          </table:table-cell>
          <table:table-cell office:value-type="float" office:value="-12.949523333333" calcext:value-type="float">
            <text:p>-12.949523333333</text:p>
          </table:table-cell>
          <table:table-cell office:value-type="float" office:value="-38.431486666667" calcext:value-type="float">
            <text:p>-38.431486666667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.94953" calcext:value-type="float">
            <text:p>-12.94953</text:p>
          </table:table-cell>
          <table:table-cell office:value-type="float" office:value="-38.43148" calcext:value-type="float">
            <text:p>-38.43148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9536666667" calcext:value-type="float">
            <text:p>-12.949536666667</text:p>
          </table:table-cell>
          <table:table-cell office:value-type="float" office:value="-38.431473333333" calcext:value-type="float">
            <text:p>-38.431473333333</text:p>
          </table:table-cell>
        </table:table-row>
        <table:table-row table:style-name="ro2">
          <table:table-cell table:number-columns-repeated="3"/>
          <table:table-cell office:value-type="float" office:value="37.2" calcext:value-type="float">
            <text:p>37.2</text:p>
          </table:table-cell>
          <table:table-cell office:value-type="float" office:value="-12.949543333333" calcext:value-type="float">
            <text:p>-12.949543333333</text:p>
          </table:table-cell>
          <table:table-cell office:value-type="float" office:value="-38.431466666667" calcext:value-type="float">
            <text:p>-38.431466666667</text:p>
          </table:table-cell>
        </table:table-row>
        <table:table-row table:style-name="ro2">
          <table:table-cell table:number-columns-repeated="3"/>
          <table:table-cell office:value-type="float" office:value="37.2" calcext:value-type="float">
            <text:p>37.2</text:p>
          </table:table-cell>
          <table:table-cell office:value-type="float" office:value="-12.94955" calcext:value-type="float">
            <text:p>-12.94955</text:p>
          </table:table-cell>
          <table:table-cell office:value-type="float" office:value="-38.43146" calcext:value-type="float">
            <text:p>-38.43146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9556666667" calcext:value-type="float">
            <text:p>-12.949556666667</text:p>
          </table:table-cell>
          <table:table-cell office:value-type="float" office:value="-38.431453333333" calcext:value-type="float">
            <text:p>-38.431453333333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9563333333" calcext:value-type="float">
            <text:p>-12.949563333333</text:p>
          </table:table-cell>
          <table:table-cell office:value-type="float" office:value="-38.431446666667" calcext:value-type="float">
            <text:p>-38.431446666667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957" calcext:value-type="float">
            <text:p>-12.94957</text:p>
          </table:table-cell>
          <table:table-cell office:value-type="float" office:value="-38.43144" calcext:value-type="float">
            <text:p>-38.43144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9575" calcext:value-type="float">
            <text:p>-12.949575</text:p>
          </table:table-cell>
          <table:table-cell office:value-type="float" office:value="-38.431433333333" calcext:value-type="float">
            <text:p>-38.431433333333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9581666667" calcext:value-type="float">
            <text:p>-12.949581666667</text:p>
          </table:table-cell>
          <table:table-cell office:value-type="float" office:value="-38.431426666667" calcext:value-type="float">
            <text:p>-38.431426666667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9588333333" calcext:value-type="float">
            <text:p>-12.949588333333</text:p>
          </table:table-cell>
          <table:table-cell office:value-type="float" office:value="-38.431418333333" calcext:value-type="float">
            <text:p>-38.431418333333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9595" calcext:value-type="float">
            <text:p>-12.949595</text:p>
          </table:table-cell>
          <table:table-cell office:value-type="float" office:value="-38.431411666667" calcext:value-type="float">
            <text:p>-38.431411666667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9601666667" calcext:value-type="float">
            <text:p>-12.949601666667</text:p>
          </table:table-cell>
          <table:table-cell office:value-type="float" office:value="-38.431403333333" calcext:value-type="float">
            <text:p>-38.431403333333</text:p>
          </table:table-cell>
        </table:table-row>
        <table:table-row table:style-name="ro2"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2.949608333333" calcext:value-type="float">
            <text:p>-12.949608333333</text:p>
          </table:table-cell>
          <table:table-cell office:value-type="float" office:value="-38.431395" calcext:value-type="float">
            <text:p>-38.431395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9613333333" calcext:value-type="float">
            <text:p>-12.949613333333</text:p>
          </table:table-cell>
          <table:table-cell office:value-type="float" office:value="-38.431386666667" calcext:value-type="float">
            <text:p>-38.431386666667</text:p>
          </table:table-cell>
        </table:table-row>
        <table:table-row table:style-name="ro2">
          <table:table-cell table:number-columns-repeated="3"/>
          <table:table-cell office:value-type="float" office:value="37.6" calcext:value-type="float">
            <text:p>37.6</text:p>
          </table:table-cell>
          <table:table-cell office:value-type="float" office:value="-12.94962" calcext:value-type="float">
            <text:p>-12.94962</text:p>
          </table:table-cell>
          <table:table-cell office:value-type="float" office:value="-38.431376666667" calcext:value-type="float">
            <text:p>-38.431376666667</text:p>
          </table:table-cell>
        </table:table-row>
        <table:table-row table:style-name="ro2">
          <table:table-cell table:number-columns-repeated="3"/>
          <table:table-cell office:value-type="float" office:value="36.9" calcext:value-type="float">
            <text:p>36.9</text:p>
          </table:table-cell>
          <table:table-cell office:value-type="float" office:value="-12.949626666667" calcext:value-type="float">
            <text:p>-12.949626666667</text:p>
          </table:table-cell>
          <table:table-cell office:value-type="float" office:value="-38.431368333333" calcext:value-type="float">
            <text:p>-38.431368333333</text:p>
          </table:table-cell>
        </table:table-row>
        <table:table-row table:style-name="ro2">
          <table:table-cell table:number-columns-repeated="3"/>
          <table:table-cell office:value-type="float" office:value="36.9" calcext:value-type="float">
            <text:p>36.9</text:p>
          </table:table-cell>
          <table:table-cell office:value-type="float" office:value="-12.949631666667" calcext:value-type="float">
            <text:p>-12.949631666667</text:p>
          </table:table-cell>
          <table:table-cell office:value-type="float" office:value="-38.43136" calcext:value-type="float">
            <text:p>-38.43136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9636666667" calcext:value-type="float">
            <text:p>-12.949636666667</text:p>
          </table:table-cell>
          <table:table-cell office:value-type="float" office:value="-38.43135" calcext:value-type="float">
            <text:p>-38.43135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.949641666667" calcext:value-type="float">
            <text:p>-12.949641666667</text:p>
          </table:table-cell>
          <table:table-cell office:value-type="float" office:value="-38.431341666667" calcext:value-type="float">
            <text:p>-38.431341666667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9646666667" calcext:value-type="float">
            <text:p>-12.949646666667</text:p>
          </table:table-cell>
          <table:table-cell office:value-type="float" office:value="-38.431331666667" calcext:value-type="float">
            <text:p>-38.431331666667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9651666667" calcext:value-type="float">
            <text:p>-12.949651666667</text:p>
          </table:table-cell>
          <table:table-cell office:value-type="float" office:value="-38.431323333333" calcext:value-type="float">
            <text:p>-38.431323333333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9656666667" calcext:value-type="float">
            <text:p>-12.949656666667</text:p>
          </table:table-cell>
          <table:table-cell office:value-type="float" office:value="-38.431313333333" calcext:value-type="float">
            <text:p>-38.431313333333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9661666667" calcext:value-type="float">
            <text:p>-12.949661666667</text:p>
          </table:table-cell>
          <table:table-cell office:value-type="float" office:value="-38.431303333333" calcext:value-type="float">
            <text:p>-38.431303333333</text:p>
          </table:table-cell>
        </table:table-row>
        <table:table-row table:style-name="ro2">
          <table:table-cell table:number-columns-repeated="3"/>
          <table:table-cell office:value-type="float" office:value="36.8" calcext:value-type="float">
            <text:p>36.8</text:p>
          </table:table-cell>
          <table:table-cell office:value-type="float" office:value="-12.949666666667" calcext:value-type="float">
            <text:p>-12.949666666667</text:p>
          </table:table-cell>
          <table:table-cell office:value-type="float" office:value="-38.431295" calcext:value-type="float">
            <text:p>-38.431295</text:p>
          </table:table-cell>
        </table:table-row>
        <table:table-row table:style-name="ro2">
          <table:table-cell table:number-columns-repeated="3"/>
          <table:table-cell office:value-type="float" office:value="37.1" calcext:value-type="float">
            <text:p>37.1</text:p>
          </table:table-cell>
          <table:table-cell office:value-type="float" office:value="-12.94967" calcext:value-type="float">
            <text:p>-12.94967</text:p>
          </table:table-cell>
          <table:table-cell office:value-type="float" office:value="-38.431285" calcext:value-type="float">
            <text:p>-38.431285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.949673333333" calcext:value-type="float">
            <text:p>-12.949673333333</text:p>
          </table:table-cell>
          <table:table-cell office:value-type="float" office:value="-38.431275" calcext:value-type="float">
            <text:p>-38.431275</text:p>
          </table:table-cell>
        </table:table-row>
        <table:table-row table:style-name="ro2">
          <table:table-cell table:number-columns-repeated="3"/>
          <table:table-cell office:value-type="float" office:value="37.6" calcext:value-type="float">
            <text:p>37.6</text:p>
          </table:table-cell>
          <table:table-cell office:value-type="float" office:value="-12.949678333333" calcext:value-type="float">
            <text:p>-12.949678333333</text:p>
          </table:table-cell>
          <table:table-cell office:value-type="float" office:value="-38.431266666667" calcext:value-type="float">
            <text:p>-38.431266666667</text:p>
          </table:table-cell>
        </table:table-row>
        <table:table-row table:style-name="ro2">
          <table:table-cell table:number-columns-repeated="3"/>
          <table:table-cell office:value-type="float" office:value="37.2" calcext:value-type="float">
            <text:p>37.2</text:p>
          </table:table-cell>
          <table:table-cell office:value-type="float" office:value="-12.949681666667" calcext:value-type="float">
            <text:p>-12.949681666667</text:p>
          </table:table-cell>
          <table:table-cell office:value-type="float" office:value="-38.431256666667" calcext:value-type="float">
            <text:p>-38.431256666667</text:p>
          </table:table-cell>
        </table:table-row>
        <table:table-row table:style-name="ro2">
          <table:table-cell table:number-columns-repeated="3"/>
          <table:table-cell office:value-type="float" office:value="37.7" calcext:value-type="float">
            <text:p>37.7</text:p>
          </table:table-cell>
          <table:table-cell office:value-type="float" office:value="-12.949685" calcext:value-type="float">
            <text:p>-12.949685</text:p>
          </table:table-cell>
          <table:table-cell office:value-type="float" office:value="-38.431246666667" calcext:value-type="float">
            <text:p>-38.431246666667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9688333333" calcext:value-type="float">
            <text:p>-12.949688333333</text:p>
          </table:table-cell>
          <table:table-cell office:value-type="float" office:value="-38.431238333333" calcext:value-type="float">
            <text:p>-38.431238333333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9691666667" calcext:value-type="float">
            <text:p>-12.949691666667</text:p>
          </table:table-cell>
          <table:table-cell office:value-type="float" office:value="-38.431228333333" calcext:value-type="float">
            <text:p>-38.431228333333</text:p>
          </table:table-cell>
        </table:table-row>
        <table:table-row table:style-name="ro2"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2.949695" calcext:value-type="float">
            <text:p>-12.949695</text:p>
          </table:table-cell>
          <table:table-cell office:value-type="float" office:value="-38.43122" calcext:value-type="float">
            <text:p>-38.43122</text:p>
          </table:table-cell>
        </table:table-row>
        <table:table-row table:style-name="ro2"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2.949696666667" calcext:value-type="float">
            <text:p>-12.949696666667</text:p>
          </table:table-cell>
          <table:table-cell office:value-type="float" office:value="-38.43121" calcext:value-type="float">
            <text:p>-38.43121</text:p>
          </table:table-cell>
        </table:table-row>
        <table:table-row table:style-name="ro2">
          <table:table-cell table:number-columns-repeated="3"/>
          <table:table-cell office:value-type="float" office:value="37.2" calcext:value-type="float">
            <text:p>37.2</text:p>
          </table:table-cell>
          <table:table-cell office:value-type="float" office:value="-12.9497" calcext:value-type="float">
            <text:p>-12.9497</text:p>
          </table:table-cell>
          <table:table-cell office:value-type="float" office:value="-38.431201666667" calcext:value-type="float">
            <text:p>-38.431201666667</text:p>
          </table:table-cell>
        </table:table-row>
        <table:table-row table:style-name="ro2">
          <table:table-cell table:number-columns-repeated="3"/>
          <table:table-cell office:value-type="float" office:value="36.9" calcext:value-type="float">
            <text:p>36.9</text:p>
          </table:table-cell>
          <table:table-cell office:value-type="float" office:value="-12.949701666667" calcext:value-type="float">
            <text:p>-12.949701666667</text:p>
          </table:table-cell>
          <table:table-cell office:value-type="float" office:value="-38.431191666667" calcext:value-type="float">
            <text:p>-38.431191666667</text:p>
          </table:table-cell>
        </table:table-row>
        <table:table-row table:style-name="ro2">
          <table:table-cell table:number-columns-repeated="3"/>
          <table:table-cell office:value-type="float" office:value="36.8" calcext:value-type="float">
            <text:p>36.8</text:p>
          </table:table-cell>
          <table:table-cell office:value-type="float" office:value="-12.949705" calcext:value-type="float">
            <text:p>-12.949705</text:p>
          </table:table-cell>
          <table:table-cell office:value-type="float" office:value="-38.431183333333" calcext:value-type="float">
            <text:p>-38.431183333333</text:p>
          </table:table-cell>
        </table:table-row>
        <table:table-row table:style-name="ro2">
          <table:table-cell table:number-columns-repeated="3"/>
          <table:table-cell office:value-type="float" office:value="36.8" calcext:value-type="float">
            <text:p>36.8</text:p>
          </table:table-cell>
          <table:table-cell office:value-type="float" office:value="-12.949706666667" calcext:value-type="float">
            <text:p>-12.949706666667</text:p>
          </table:table-cell>
          <table:table-cell office:value-type="float" office:value="-38.431173333333" calcext:value-type="float">
            <text:p>-38.431173333333</text:p>
          </table:table-cell>
        </table:table-row>
        <table:table-row table:style-name="ro2">
          <table:table-cell table:number-columns-repeated="3"/>
          <table:table-cell office:value-type="float" office:value="36.8" calcext:value-type="float">
            <text:p>36.8</text:p>
          </table:table-cell>
          <table:table-cell office:value-type="float" office:value="-12.949708333333" calcext:value-type="float">
            <text:p>-12.949708333333</text:p>
          </table:table-cell>
          <table:table-cell office:value-type="float" office:value="-38.431163333333" calcext:value-type="float">
            <text:p>-38.431163333333</text:p>
          </table:table-cell>
        </table:table-row>
        <table:table-row table:style-name="ro2">
          <table:table-cell table:number-columns-repeated="3"/>
          <table:table-cell office:value-type="float" office:value="36.8" calcext:value-type="float">
            <text:p>36.8</text:p>
          </table:table-cell>
          <table:table-cell office:value-type="float" office:value="-12.94971" calcext:value-type="float">
            <text:p>-12.94971</text:p>
          </table:table-cell>
          <table:table-cell office:value-type="float" office:value="-38.431153333333" calcext:value-type="float">
            <text:p>-38.431153333333</text:p>
          </table:table-cell>
        </table:table-row>
        <table:table-row table:style-name="ro2">
          <table:table-cell table:number-columns-repeated="3"/>
          <table:table-cell office:value-type="float" office:value="36.9" calcext:value-type="float">
            <text:p>36.9</text:p>
          </table:table-cell>
          <table:table-cell office:value-type="float" office:value="-12.94971" calcext:value-type="float">
            <text:p>-12.94971</text:p>
          </table:table-cell>
          <table:table-cell office:value-type="float" office:value="-38.431143333333" calcext:value-type="float">
            <text:p>-38.431143333333</text:p>
          </table:table-cell>
        </table:table-row>
        <table:table-row table:style-name="ro2">
          <table:table-cell table:number-columns-repeated="3"/>
          <table:table-cell office:value-type="float" office:value="36.9" calcext:value-type="float">
            <text:p>36.9</text:p>
          </table:table-cell>
          <table:table-cell office:value-type="float" office:value="-12.949711666667" calcext:value-type="float">
            <text:p>-12.949711666667</text:p>
          </table:table-cell>
          <table:table-cell office:value-type="float" office:value="-38.431133333333" calcext:value-type="float">
            <text:p>-38.431133333333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.949711666667" calcext:value-type="float">
            <text:p>-12.949711666667</text:p>
          </table:table-cell>
          <table:table-cell office:value-type="float" office:value="-38.431123333333" calcext:value-type="float">
            <text:p>-38.431123333333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.949713333333" calcext:value-type="float">
            <text:p>-12.949713333333</text:p>
          </table:table-cell>
          <table:table-cell office:value-type="float" office:value="-38.431111666667" calcext:value-type="float">
            <text:p>-38.431111666667</text:p>
          </table:table-cell>
        </table:table-row>
        <table:table-row table:style-name="ro2">
          <table:table-cell table:number-columns-repeated="3"/>
          <table:table-cell office:value-type="float" office:value="37.1" calcext:value-type="float">
            <text:p>37.1</text:p>
          </table:table-cell>
          <table:table-cell office:value-type="float" office:value="-12.949713333333" calcext:value-type="float">
            <text:p>-12.949713333333</text:p>
          </table:table-cell>
          <table:table-cell office:value-type="float" office:value="-38.431101666667" calcext:value-type="float">
            <text:p>-38.431101666667</text:p>
          </table:table-cell>
        </table:table-row>
        <table:table-row table:style-name="ro2">
          <table:table-cell table:number-columns-repeated="3"/>
          <table:table-cell office:value-type="float" office:value="37.1" calcext:value-type="float">
            <text:p>37.1</text:p>
          </table:table-cell>
          <table:table-cell office:value-type="float" office:value="-12.949713333333" calcext:value-type="float">
            <text:p>-12.949713333333</text:p>
          </table:table-cell>
          <table:table-cell office:value-type="float" office:value="-38.431091666667" calcext:value-type="float">
            <text:p>-38.431091666667</text:p>
          </table:table-cell>
        </table:table-row>
        <table:table-row table:style-name="ro2">
          <table:table-cell table:number-columns-repeated="3"/>
          <table:table-cell office:value-type="float" office:value="37.1" calcext:value-type="float">
            <text:p>37.1</text:p>
          </table:table-cell>
          <table:table-cell office:value-type="float" office:value="-12.949713333333" calcext:value-type="float">
            <text:p>-12.949713333333</text:p>
          </table:table-cell>
          <table:table-cell office:value-type="float" office:value="-38.43108" calcext:value-type="float">
            <text:p>-38.43108</text:p>
          </table:table-cell>
        </table:table-row>
        <table:table-row table:style-name="ro2">
          <table:table-cell table:number-columns-repeated="3"/>
          <table:table-cell office:value-type="float" office:value="37.7" calcext:value-type="float">
            <text:p>37.7</text:p>
          </table:table-cell>
          <table:table-cell office:value-type="float" office:value="-12.949713333333" calcext:value-type="float">
            <text:p>-12.949713333333</text:p>
          </table:table-cell>
          <table:table-cell office:value-type="float" office:value="-38.431068333333" calcext:value-type="float">
            <text:p>-38.431068333333</text:p>
          </table:table-cell>
        </table:table-row>
        <table:table-row table:style-name="ro2">
          <table:table-cell table:number-columns-repeated="3"/>
          <table:table-cell office:value-type="float" office:value="38.1" calcext:value-type="float">
            <text:p>38.1</text:p>
          </table:table-cell>
          <table:table-cell office:value-type="float" office:value="-12.949713333333" calcext:value-type="float">
            <text:p>-12.949713333333</text:p>
          </table:table-cell>
          <table:table-cell office:value-type="float" office:value="-38.431058333333" calcext:value-type="float">
            <text:p>-38.431058333333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9711666667" calcext:value-type="float">
            <text:p>-12.949711666667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971" calcext:value-type="float">
            <text:p>-12.94971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9708333333" calcext:value-type="float">
            <text:p>-12.949708333333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9708333333" calcext:value-type="float">
            <text:p>-12.949708333333</text:p>
          </table:table-cell>
          <table:table-cell office:value-type="float" office:value="-38.431015" calcext:value-type="float">
            <text:p>-38.431015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9705" calcext:value-type="float">
            <text:p>-12.949705</text:p>
          </table:table-cell>
          <table:table-cell office:value-type="float" office:value="-38.431005" calcext:value-type="float">
            <text:p>-38.431005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9703333333" calcext:value-type="float">
            <text:p>-12.949703333333</text:p>
          </table:table-cell>
          <table:table-cell office:value-type="float" office:value="-38.430995" calcext:value-type="float">
            <text:p>-38.430995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9701666667" calcext:value-type="float">
            <text:p>-12.949701666667</text:p>
          </table:table-cell>
          <table:table-cell office:value-type="float" office:value="-38.430985" calcext:value-type="float">
            <text:p>-38.430985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9698333333" calcext:value-type="float">
            <text:p>-12.949698333333</text:p>
          </table:table-cell>
          <table:table-cell office:value-type="float" office:value="-38.430975" calcext:value-type="float">
            <text:p>-38.430975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9696666667" calcext:value-type="float">
            <text:p>-12.949696666667</text:p>
          </table:table-cell>
          <table:table-cell office:value-type="float" office:value="-38.430965" calcext:value-type="float">
            <text:p>-38.430965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9693333333" calcext:value-type="float">
            <text:p>-12.949693333333</text:p>
          </table:table-cell>
          <table:table-cell office:value-type="float" office:value="-38.430955" calcext:value-type="float">
            <text:p>-38.430955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9691666667" calcext:value-type="float">
            <text:p>-12.949691666667</text:p>
          </table:table-cell>
          <table:table-cell office:value-type="float" office:value="-38.430945" calcext:value-type="float">
            <text:p>-38.430945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9688333333" calcext:value-type="float">
            <text:p>-12.949688333333</text:p>
          </table:table-cell>
          <table:table-cell office:value-type="float" office:value="-38.430935" calcext:value-type="float">
            <text:p>-38.430935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9685" calcext:value-type="float">
            <text:p>-12.949685</text:p>
          </table:table-cell>
          <table:table-cell office:value-type="float" office:value="-38.430925" calcext:value-type="float">
            <text:p>-38.430925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968" calcext:value-type="float">
            <text:p>-12.94968</text:p>
          </table:table-cell>
          <table:table-cell office:value-type="float" office:value="-38.430913333333" calcext:value-type="float">
            <text:p>-38.430913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9675" calcext:value-type="float">
            <text:p>-12.949675</text:p>
          </table:table-cell>
          <table:table-cell office:value-type="float" office:value="-38.430903333333" calcext:value-type="float">
            <text:p>-38.430903333333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9671666667" calcext:value-type="float">
            <text:p>-12.949671666667</text:p>
          </table:table-cell>
          <table:table-cell office:value-type="float" office:value="-38.430893333333" calcext:value-type="float">
            <text:p>-38.430893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9666666667" calcext:value-type="float">
            <text:p>-12.949666666667</text:p>
          </table:table-cell>
          <table:table-cell office:value-type="float" office:value="-38.430883333333" calcext:value-type="float">
            <text:p>-38.430883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9663333333" calcext:value-type="float">
            <text:p>-12.949663333333</text:p>
          </table:table-cell>
          <table:table-cell office:value-type="float" office:value="-38.430873333333" calcext:value-type="float">
            <text:p>-38.430873333333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9658333333" calcext:value-type="float">
            <text:p>-12.949658333333</text:p>
          </table:table-cell>
          <table:table-cell office:value-type="float" office:value="-38.430863333333" calcext:value-type="float">
            <text:p>-38.430863333333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9655" calcext:value-type="float">
            <text:p>-12.949655</text:p>
          </table:table-cell>
          <table:table-cell office:value-type="float" office:value="-38.430853333333" calcext:value-type="float">
            <text:p>-38.430853333333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965" calcext:value-type="float">
            <text:p>-12.94965</text:p>
          </table:table-cell>
          <table:table-cell office:value-type="float" office:value="-38.430843333333" calcext:value-type="float">
            <text:p>-38.430843333333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9645" calcext:value-type="float">
            <text:p>-12.949645</text:p>
          </table:table-cell>
          <table:table-cell office:value-type="float" office:value="-38.430833333333" calcext:value-type="float">
            <text:p>-38.430833333333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9638333333" calcext:value-type="float">
            <text:p>-12.949638333333</text:p>
          </table:table-cell>
          <table:table-cell office:value-type="float" office:value="-38.430825" calcext:value-type="float">
            <text:p>-38.430825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9633333333" calcext:value-type="float">
            <text:p>-12.949633333333</text:p>
          </table:table-cell>
          <table:table-cell office:value-type="float" office:value="-38.430815" calcext:value-type="float">
            <text:p>-38.430815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9628333333" calcext:value-type="float">
            <text:p>-12.949628333333</text:p>
          </table:table-cell>
          <table:table-cell office:value-type="float" office:value="-38.430805" calcext:value-type="float">
            <text:p>-38.430805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9621666667" calcext:value-type="float">
            <text:p>-12.949621666667</text:p>
          </table:table-cell>
          <table:table-cell office:value-type="float" office:value="-38.430796666667" calcext:value-type="float">
            <text:p>-38.430796666667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9616666667" calcext:value-type="float">
            <text:p>-12.949616666667</text:p>
          </table:table-cell>
          <table:table-cell office:value-type="float" office:value="-38.430788333333" calcext:value-type="float">
            <text:p>-38.430788333333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961" calcext:value-type="float">
            <text:p>-12.94961</text:p>
          </table:table-cell>
          <table:table-cell office:value-type="float" office:value="-38.430778333333" calcext:value-type="float">
            <text:p>-38.430778333333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9603333333" calcext:value-type="float">
            <text:p>-12.949603333333</text:p>
          </table:table-cell>
          <table:table-cell office:value-type="float" office:value="-38.43077" calcext:value-type="float">
            <text:p>-38.43077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9598333333" calcext:value-type="float">
            <text:p>-12.949598333333</text:p>
          </table:table-cell>
          <table:table-cell office:value-type="float" office:value="-38.430761666667" calcext:value-type="float">
            <text:p>-38.430761666667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9591666667" calcext:value-type="float">
            <text:p>-12.949591666667</text:p>
          </table:table-cell>
          <table:table-cell office:value-type="float" office:value="-38.430755" calcext:value-type="float">
            <text:p>-38.430755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9585" calcext:value-type="float">
            <text:p>-12.949585</text:p>
          </table:table-cell>
          <table:table-cell office:value-type="float" office:value="-38.430746666667" calcext:value-type="float">
            <text:p>-38.430746666667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9578333333" calcext:value-type="float">
            <text:p>-12.949578333333</text:p>
          </table:table-cell>
          <table:table-cell office:value-type="float" office:value="-38.430738333333" calcext:value-type="float">
            <text:p>-38.430738333333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957" calcext:value-type="float">
            <text:p>-12.94957</text:p>
          </table:table-cell>
          <table:table-cell office:value-type="float" office:value="-38.430731666667" calcext:value-type="float">
            <text:p>-38.430731666667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9563333333" calcext:value-type="float">
            <text:p>-12.949563333333</text:p>
          </table:table-cell>
          <table:table-cell office:value-type="float" office:value="-38.430725" calcext:value-type="float">
            <text:p>-38.430725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9556666667" calcext:value-type="float">
            <text:p>-12.949556666667</text:p>
          </table:table-cell>
          <table:table-cell office:value-type="float" office:value="-38.430718333333" calcext:value-type="float">
            <text:p>-38.430718333333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955" calcext:value-type="float">
            <text:p>-12.94955</text:p>
          </table:table-cell>
          <table:table-cell office:value-type="float" office:value="-38.43071" calcext:value-type="float">
            <text:p>-38.43071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9541666667" calcext:value-type="float">
            <text:p>-12.949541666667</text:p>
          </table:table-cell>
          <table:table-cell office:value-type="float" office:value="-38.430703333333" calcext:value-type="float">
            <text:p>-38.430703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9535" calcext:value-type="float">
            <text:p>-12.949535</text:p>
          </table:table-cell>
          <table:table-cell office:value-type="float" office:value="-38.430695" calcext:value-type="float">
            <text:p>-38.430695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9528333333" calcext:value-type="float">
            <text:p>-12.949528333333</text:p>
          </table:table-cell>
          <table:table-cell office:value-type="float" office:value="-38.430688333333" calcext:value-type="float">
            <text:p>-38.430688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952" calcext:value-type="float">
            <text:p>-12.94952</text:p>
          </table:table-cell>
          <table:table-cell office:value-type="float" office:value="-38.430681666667" calcext:value-type="float">
            <text:p>-38.430681666667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9511666667" calcext:value-type="float">
            <text:p>-12.949511666667</text:p>
          </table:table-cell>
          <table:table-cell office:value-type="float" office:value="-38.430675" calcext:value-type="float">
            <text:p>-38.430675</text:p>
          </table:table-cell>
        </table:table-row>
        <table:table-row table:style-name="ro2">
          <table:table-cell table:number-columns-repeated="3"/>
          <table:table-cell office:value-type="float" office:value="40.2" calcext:value-type="float">
            <text:p>40.2</text:p>
          </table:table-cell>
          <table:table-cell office:value-type="float" office:value="-12.949503333333" calcext:value-type="float">
            <text:p>-12.949503333333</text:p>
          </table:table-cell>
          <table:table-cell office:value-type="float" office:value="-38.430668333333" calcext:value-type="float">
            <text:p>-38.430668333333</text:p>
          </table:table-cell>
        </table:table-row>
        <table:table-row table:style-name="ro2">
          <table:table-cell table:number-columns-repeated="3"/>
          <table:table-cell office:value-type="float" office:value="40.3" calcext:value-type="float">
            <text:p>40.3</text:p>
          </table:table-cell>
          <table:table-cell office:value-type="float" office:value="-12.949496666667" calcext:value-type="float">
            <text:p>-12.949496666667</text:p>
          </table:table-cell>
          <table:table-cell office:value-type="float" office:value="-38.430661666667" calcext:value-type="float">
            <text:p>-38.430661666667</text:p>
          </table:table-cell>
        </table:table-row>
        <table:table-row table:style-name="ro2">
          <table:table-cell table:number-columns-repeated="3"/>
          <table:table-cell office:value-type="float" office:value="40.3" calcext:value-type="float">
            <text:p>40.3</text:p>
          </table:table-cell>
          <table:table-cell office:value-type="float" office:value="-12.949488333333" calcext:value-type="float">
            <text:p>-12.949488333333</text:p>
          </table:table-cell>
          <table:table-cell office:value-type="float" office:value="-38.430655" calcext:value-type="float">
            <text:p>-38.430655</text:p>
          </table:table-cell>
        </table:table-row>
        <table:table-row table:style-name="ro2">
          <table:table-cell table:number-columns-repeated="3"/>
          <table:table-cell office:value-type="float" office:value="40.3" calcext:value-type="float">
            <text:p>40.3</text:p>
          </table:table-cell>
          <table:table-cell office:value-type="float" office:value="-12.949481666667" calcext:value-type="float">
            <text:p>-12.949481666667</text:p>
          </table:table-cell>
          <table:table-cell office:value-type="float" office:value="-38.430648333333" calcext:value-type="float">
            <text:p>-38.430648333333</text:p>
          </table:table-cell>
        </table:table-row>
        <table:table-row table:style-name="ro2">
          <table:table-cell table:number-columns-repeated="3"/>
          <table:table-cell office:value-type="float" office:value="40.3" calcext:value-type="float">
            <text:p>40.3</text:p>
          </table:table-cell>
          <table:table-cell office:value-type="float" office:value="-12.949473333333" calcext:value-type="float">
            <text:p>-12.949473333333</text:p>
          </table:table-cell>
          <table:table-cell office:value-type="float" office:value="-38.430641666667" calcext:value-type="float">
            <text:p>-38.430641666667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465" calcext:value-type="float">
            <text:p>-12.949465</text:p>
          </table:table-cell>
          <table:table-cell office:value-type="float" office:value="-38.430635" calcext:value-type="float">
            <text:p>-38.430635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456666667" calcext:value-type="float">
            <text:p>-12.949456666667</text:p>
          </table:table-cell>
          <table:table-cell office:value-type="float" office:value="-38.43063" calcext:value-type="float">
            <text:p>-38.43063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448333333" calcext:value-type="float">
            <text:p>-12.949448333333</text:p>
          </table:table-cell>
          <table:table-cell office:value-type="float" office:value="-38.430623333333" calcext:value-type="float">
            <text:p>-38.430623333333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441666667" calcext:value-type="float">
            <text:p>-12.949441666667</text:p>
          </table:table-cell>
          <table:table-cell office:value-type="float" office:value="-38.430616666667" calcext:value-type="float">
            <text:p>-38.430616666667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433333333" calcext:value-type="float">
            <text:p>-12.949433333333</text:p>
          </table:table-cell>
          <table:table-cell office:value-type="float" office:value="-38.43061" calcext:value-type="float">
            <text:p>-38.43061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425" calcext:value-type="float">
            <text:p>-12.949425</text:p>
          </table:table-cell>
          <table:table-cell office:value-type="float" office:value="-38.430605" calcext:value-type="float">
            <text:p>-38.430605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9416666667" calcext:value-type="float">
            <text:p>-12.949416666667</text:p>
          </table:table-cell>
          <table:table-cell office:value-type="float" office:value="-38.430598333333" calcext:value-type="float">
            <text:p>-38.430598333333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9408333333" calcext:value-type="float">
            <text:p>-12.949408333333</text:p>
          </table:table-cell>
          <table:table-cell office:value-type="float" office:value="-38.430593333333" calcext:value-type="float">
            <text:p>-38.430593333333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12.9494" calcext:value-type="float">
            <text:p>-12.9494</text:p>
          </table:table-cell>
          <table:table-cell office:value-type="float" office:value="-38.430586666667" calcext:value-type="float">
            <text:p>-38.430586666667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9391666667" calcext:value-type="float">
            <text:p>-12.949391666667</text:p>
          </table:table-cell>
          <table:table-cell office:value-type="float" office:value="-38.43058" calcext:value-type="float">
            <text:p>-38.43058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9383333333" calcext:value-type="float">
            <text:p>-12.949383333333</text:p>
          </table:table-cell>
          <table:table-cell office:value-type="float" office:value="-38.430573333333" calcext:value-type="float">
            <text:p>-38.430573333333</text:p>
          </table:table-cell>
        </table:table-row>
        <table:table-row table:style-name="ro2">
          <table:table-cell table:number-columns-repeated="3"/>
          <table:table-cell office:value-type="float" office:value="40.6" calcext:value-type="float">
            <text:p>40.6</text:p>
          </table:table-cell>
          <table:table-cell office:value-type="float" office:value="-12.949375" calcext:value-type="float">
            <text:p>-12.949375</text:p>
          </table:table-cell>
          <table:table-cell office:value-type="float" office:value="-38.430568333333" calcext:value-type="float">
            <text:p>-38.430568333333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9368333333" calcext:value-type="float">
            <text:p>-12.949368333333</text:p>
          </table:table-cell>
          <table:table-cell office:value-type="float" office:value="-38.430561666667" calcext:value-type="float">
            <text:p>-38.430561666667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36" calcext:value-type="float">
            <text:p>-12.94936</text:p>
          </table:table-cell>
          <table:table-cell office:value-type="float" office:value="-38.430555" calcext:value-type="float">
            <text:p>-38.430555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351666667" calcext:value-type="float">
            <text:p>-12.949351666667</text:p>
          </table:table-cell>
          <table:table-cell office:value-type="float" office:value="-38.430548333333" calcext:value-type="float">
            <text:p>-38.430548333333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343333333" calcext:value-type="float">
            <text:p>-12.949343333333</text:p>
          </table:table-cell>
          <table:table-cell office:value-type="float" office:value="-38.430543333333" calcext:value-type="float">
            <text:p>-38.430543333333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335" calcext:value-type="float">
            <text:p>-12.949335</text:p>
          </table:table-cell>
          <table:table-cell office:value-type="float" office:value="-38.430536666667" calcext:value-type="float">
            <text:p>-38.430536666667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326666667" calcext:value-type="float">
            <text:p>-12.949326666667</text:p>
          </table:table-cell>
          <table:table-cell office:value-type="float" office:value="-38.430531666667" calcext:value-type="float">
            <text:p>-38.430531666667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318333333" calcext:value-type="float">
            <text:p>-12.949318333333</text:p>
          </table:table-cell>
          <table:table-cell office:value-type="float" office:value="-38.430525" calcext:value-type="float">
            <text:p>-38.430525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9311666667" calcext:value-type="float">
            <text:p>-12.949311666667</text:p>
          </table:table-cell>
          <table:table-cell office:value-type="float" office:value="-38.430518333333" calcext:value-type="float">
            <text:p>-38.430518333333</text:p>
          </table:table-cell>
        </table:table-row>
        <table:table-row table:style-name="ro2">
          <table:table-cell table:number-columns-repeated="3"/>
          <table:table-cell office:value-type="float" office:value="40.6" calcext:value-type="float">
            <text:p>40.6</text:p>
          </table:table-cell>
          <table:table-cell office:value-type="float" office:value="-12.949303333333" calcext:value-type="float">
            <text:p>-12.949303333333</text:p>
          </table:table-cell>
          <table:table-cell office:value-type="float" office:value="-38.430511666667" calcext:value-type="float">
            <text:p>-38.430511666667</text:p>
          </table:table-cell>
        </table:table-row>
        <table:table-row table:style-name="ro2">
          <table:table-cell table:number-columns-repeated="3"/>
          <table:table-cell office:value-type="float" office:value="40.6" calcext:value-type="float">
            <text:p>40.6</text:p>
          </table:table-cell>
          <table:table-cell office:value-type="float" office:value="-12.949295" calcext:value-type="float">
            <text:p>-12.949295</text:p>
          </table:table-cell>
          <table:table-cell office:value-type="float" office:value="-38.430505" calcext:value-type="float">
            <text:p>-38.430505</text:p>
          </table:table-cell>
        </table:table-row>
        <table:table-row table:style-name="ro2">
          <table:table-cell table:number-columns-repeated="3"/>
          <table:table-cell office:value-type="float" office:value="40.2" calcext:value-type="float">
            <text:p>40.2</text:p>
          </table:table-cell>
          <table:table-cell office:value-type="float" office:value="-12.949288333333" calcext:value-type="float">
            <text:p>-12.949288333333</text:p>
          </table:table-cell>
          <table:table-cell office:value-type="float" office:value="-38.430498333333" calcext:value-type="float">
            <text:p>-38.430498333333</text:p>
          </table:table-cell>
        </table:table-row>
        <table:table-row table:style-name="ro2">
          <table:table-cell table:number-columns-repeated="3"/>
          <table:table-cell office:value-type="float" office:value="39.9" calcext:value-type="float">
            <text:p>39.9</text:p>
          </table:table-cell>
          <table:table-cell office:value-type="float" office:value="-12.949281666667" calcext:value-type="float">
            <text:p>-12.949281666667</text:p>
          </table:table-cell>
          <table:table-cell office:value-type="float" office:value="-38.430491666667" calcext:value-type="float">
            <text:p>-38.430491666667</text:p>
          </table:table-cell>
        </table:table-row>
        <table:table-row table:style-name="ro2">
          <table:table-cell table:number-columns-repeated="3"/>
          <table:table-cell office:value-type="float" office:value="39.9" calcext:value-type="float">
            <text:p>39.9</text:p>
          </table:table-cell>
          <table:table-cell office:value-type="float" office:value="-12.949273333333" calcext:value-type="float">
            <text:p>-12.949273333333</text:p>
          </table:table-cell>
          <table:table-cell office:value-type="float" office:value="-38.430485" calcext:value-type="float">
            <text:p>-38.430485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9266666667" calcext:value-type="float">
            <text:p>-12.949266666667</text:p>
          </table:table-cell>
          <table:table-cell office:value-type="float" office:value="-38.430478333333" calcext:value-type="float">
            <text:p>-38.430478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9258333333" calcext:value-type="float">
            <text:p>-12.949258333333</text:p>
          </table:table-cell>
          <table:table-cell office:value-type="float" office:value="-38.43047" calcext:value-type="float">
            <text:p>-38.43047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9251666667" calcext:value-type="float">
            <text:p>-12.949251666667</text:p>
          </table:table-cell>
          <table:table-cell office:value-type="float" office:value="-38.430463333333" calcext:value-type="float">
            <text:p>-38.430463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9245" calcext:value-type="float">
            <text:p>-12.949245</text:p>
          </table:table-cell>
          <table:table-cell office:value-type="float" office:value="-38.430455" calcext:value-type="float">
            <text:p>-38.430455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9236666667" calcext:value-type="float">
            <text:p>-12.949236666667</text:p>
          </table:table-cell>
          <table:table-cell office:value-type="float" office:value="-38.430446666667" calcext:value-type="float">
            <text:p>-38.430446666667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923" calcext:value-type="float">
            <text:p>-12.94923</text:p>
          </table:table-cell>
          <table:table-cell office:value-type="float" office:value="-38.43044" calcext:value-type="float">
            <text:p>-38.43044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9223333333" calcext:value-type="float">
            <text:p>-12.949223333333</text:p>
          </table:table-cell>
          <table:table-cell office:value-type="float" office:value="-38.430431666667" calcext:value-type="float">
            <text:p>-38.430431666667</text:p>
          </table:table-cell>
        </table:table-row>
        <table:table-row table:style-name="ro2">
          <table:table-cell table:number-columns-repeated="3"/>
          <table:table-cell office:value-type="float" office:value="40.3" calcext:value-type="float">
            <text:p>40.3</text:p>
          </table:table-cell>
          <table:table-cell office:value-type="float" office:value="-12.949216666667" calcext:value-type="float">
            <text:p>-12.949216666667</text:p>
          </table:table-cell>
          <table:table-cell office:value-type="float" office:value="-38.430425" calcext:value-type="float">
            <text:p>-38.430425</text:p>
          </table:table-cell>
        </table:table-row>
        <table:table-row table:style-name="ro2">
          <table:table-cell table:number-columns-repeated="3"/>
          <table:table-cell office:value-type="float" office:value="40.3" calcext:value-type="float">
            <text:p>40.3</text:p>
          </table:table-cell>
          <table:table-cell office:value-type="float" office:value="-12.949208333333" calcext:value-type="float">
            <text:p>-12.949208333333</text:p>
          </table:table-cell>
          <table:table-cell office:value-type="float" office:value="-38.430416666667" calcext:value-type="float">
            <text:p>-38.430416666667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9201666667" calcext:value-type="float">
            <text:p>-12.949201666667</text:p>
          </table:table-cell>
          <table:table-cell office:value-type="float" office:value="-38.430408333333" calcext:value-type="float">
            <text:p>-38.430408333333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9195" calcext:value-type="float">
            <text:p>-12.949195</text:p>
          </table:table-cell>
          <table:table-cell office:value-type="float" office:value="-38.430401666667" calcext:value-type="float">
            <text:p>-38.430401666667</text:p>
          </table:table-cell>
        </table:table-row>
        <table:table-row table:style-name="ro2">
          <table:table-cell table:number-columns-repeated="3"/>
          <table:table-cell office:value-type="float" office:value="40.6" calcext:value-type="float">
            <text:p>40.6</text:p>
          </table:table-cell>
          <table:table-cell office:value-type="float" office:value="-12.949188333333" calcext:value-type="float">
            <text:p>-12.949188333333</text:p>
          </table:table-cell>
          <table:table-cell office:value-type="float" office:value="-38.430393333333" calcext:value-type="float">
            <text:p>-38.430393333333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9181666667" calcext:value-type="float">
            <text:p>-12.949181666667</text:p>
          </table:table-cell>
          <table:table-cell office:value-type="float" office:value="-38.430386666667" calcext:value-type="float">
            <text:p>-38.430386666667</text:p>
          </table:table-cell>
        </table:table-row>
        <table:table-row table:style-name="ro2">
          <table:table-cell table:number-columns-repeated="3"/>
          <table:table-cell office:value-type="float" office:value="40.2" calcext:value-type="float">
            <text:p>40.2</text:p>
          </table:table-cell>
          <table:table-cell office:value-type="float" office:value="-12.949175" calcext:value-type="float">
            <text:p>-12.949175</text:p>
          </table:table-cell>
          <table:table-cell office:value-type="float" office:value="-38.43038" calcext:value-type="float">
            <text:p>-38.43038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9168333333" calcext:value-type="float">
            <text:p>-12.949168333333</text:p>
          </table:table-cell>
          <table:table-cell office:value-type="float" office:value="-38.430371666667" calcext:value-type="float">
            <text:p>-38.430371666667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12.949163333333" calcext:value-type="float">
            <text:p>-12.949163333333</text:p>
          </table:table-cell>
          <table:table-cell office:value-type="float" office:value="-38.430365" calcext:value-type="float">
            <text:p>-38.430365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156666667" calcext:value-type="float">
            <text:p>-12.949156666667</text:p>
          </table:table-cell>
          <table:table-cell office:value-type="float" office:value="-38.430356666667" calcext:value-type="float">
            <text:p>-38.430356666667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915" calcext:value-type="float">
            <text:p>-12.94915</text:p>
          </table:table-cell>
          <table:table-cell office:value-type="float" office:value="-38.430348333333" calcext:value-type="float">
            <text:p>-38.430348333333</text:p>
          </table:table-cell>
        </table:table-row>
        <table:table-row table:style-name="ro2">
          <table:table-cell table:number-columns-repeated="3"/>
          <table:table-cell office:value-type="float" office:value="40.8" calcext:value-type="float">
            <text:p>40.8</text:p>
          </table:table-cell>
          <table:table-cell office:value-type="float" office:value="-12.949143333333" calcext:value-type="float">
            <text:p>-12.949143333333</text:p>
          </table:table-cell>
          <table:table-cell office:value-type="float" office:value="-38.430341666667" calcext:value-type="float">
            <text:p>-38.430341666667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9136666667" calcext:value-type="float">
            <text:p>-12.949136666667</text:p>
          </table:table-cell>
          <table:table-cell office:value-type="float" office:value="-38.430333333333" calcext:value-type="float">
            <text:p>-38.430333333333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2.94913" calcext:value-type="float">
            <text:p>-12.94913</text:p>
          </table:table-cell>
          <table:table-cell office:value-type="float" office:value="-38.430325" calcext:value-type="float">
            <text:p>-38.430325</text:p>
          </table:table-cell>
        </table:table-row>
        <table:table-row table:style-name="ro2">
          <table:table-cell table:number-columns-repeated="3"/>
          <table:table-cell office:value-type="float" office:value="41.1" calcext:value-type="float">
            <text:p>41.1</text:p>
          </table:table-cell>
          <table:table-cell office:value-type="float" office:value="-12.949123333333" calcext:value-type="float">
            <text:p>-12.949123333333</text:p>
          </table:table-cell>
          <table:table-cell office:value-type="float" office:value="-38.430315" calcext:value-type="float">
            <text:p>-38.430315</text:p>
          </table:table-cell>
        </table:table-row>
        <table:table-row table:style-name="ro2">
          <table:table-cell table:number-columns-repeated="3"/>
          <table:table-cell office:value-type="float" office:value="41.2" calcext:value-type="float">
            <text:p>41.2</text:p>
          </table:table-cell>
          <table:table-cell office:value-type="float" office:value="-12.949116666667" calcext:value-type="float">
            <text:p>-12.949116666667</text:p>
          </table:table-cell>
          <table:table-cell office:value-type="float" office:value="-38.430306666667" calcext:value-type="float">
            <text:p>-38.430306666667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911" calcext:value-type="float">
            <text:p>-12.94911</text:p>
          </table:table-cell>
          <table:table-cell office:value-type="float" office:value="-38.430298333333" calcext:value-type="float">
            <text:p>-38.430298333333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9103333333" calcext:value-type="float">
            <text:p>-12.949103333333</text:p>
          </table:table-cell>
          <table:table-cell office:value-type="float" office:value="-38.430288333333" calcext:value-type="float">
            <text:p>-38.430288333333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9096666667" calcext:value-type="float">
            <text:p>-12.949096666667</text:p>
          </table:table-cell>
          <table:table-cell office:value-type="float" office:value="-38.430278333333" calcext:value-type="float">
            <text:p>-38.430278333333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9091666667" calcext:value-type="float">
            <text:p>-12.949091666667</text:p>
          </table:table-cell>
          <table:table-cell office:value-type="float" office:value="-38.43027" calcext:value-type="float">
            <text:p>-38.43027</text:p>
          </table:table-cell>
        </table:table-row>
        <table:table-row table:style-name="ro2">
          <table:table-cell table:number-columns-repeated="3"/>
          <table:table-cell office:value-type="float" office:value="41.8" calcext:value-type="float">
            <text:p>41.8</text:p>
          </table:table-cell>
          <table:table-cell office:value-type="float" office:value="-12.949085" calcext:value-type="float">
            <text:p>-12.949085</text:p>
          </table:table-cell>
          <table:table-cell office:value-type="float" office:value="-38.43026" calcext:value-type="float">
            <text:p>-38.43026</text:p>
          </table:table-cell>
        </table:table-row>
        <table:table-row table:style-name="ro2">
          <table:table-cell table:number-columns-repeated="3"/>
          <table:table-cell office:value-type="float" office:value="42.1" calcext:value-type="float">
            <text:p>42.1</text:p>
          </table:table-cell>
          <table:table-cell office:value-type="float" office:value="-12.949078333333" calcext:value-type="float">
            <text:p>-12.949078333333</text:p>
          </table:table-cell>
          <table:table-cell office:value-type="float" office:value="-38.430251666667" calcext:value-type="float">
            <text:p>-38.430251666667</text:p>
          </table:table-cell>
        </table:table-row>
        <table:table-row table:style-name="ro2">
          <table:table-cell table:number-columns-repeated="3"/>
          <table:table-cell office:value-type="float" office:value="42.1" calcext:value-type="float">
            <text:p>42.1</text:p>
          </table:table-cell>
          <table:table-cell office:value-type="float" office:value="-12.949071666667" calcext:value-type="float">
            <text:p>-12.949071666667</text:p>
          </table:table-cell>
          <table:table-cell office:value-type="float" office:value="-38.430241666667" calcext:value-type="float">
            <text:p>-38.430241666667</text:p>
          </table:table-cell>
        </table:table-row>
        <table:table-row table:style-name="ro2">
          <table:table-cell table:number-columns-repeated="3"/>
          <table:table-cell office:value-type="float" office:value="42.3" calcext:value-type="float">
            <text:p>42.3</text:p>
          </table:table-cell>
          <table:table-cell office:value-type="float" office:value="-12.949066666667" calcext:value-type="float">
            <text:p>-12.949066666667</text:p>
          </table:table-cell>
          <table:table-cell office:value-type="float" office:value="-38.430233333333" calcext:value-type="float">
            <text:p>-38.430233333333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906" calcext:value-type="float">
            <text:p>-12.94906</text:p>
          </table:table-cell>
          <table:table-cell office:value-type="float" office:value="-38.430223333333" calcext:value-type="float">
            <text:p>-38.430223333333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9055" calcext:value-type="float">
            <text:p>-12.949055</text:p>
          </table:table-cell>
          <table:table-cell office:value-type="float" office:value="-38.430215" calcext:value-type="float">
            <text:p>-38.430215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9048333333" calcext:value-type="float">
            <text:p>-12.949048333333</text:p>
          </table:table-cell>
          <table:table-cell office:value-type="float" office:value="-38.430205" calcext:value-type="float">
            <text:p>-38.430205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9041666667" calcext:value-type="float">
            <text:p>-12.949041666667</text:p>
          </table:table-cell>
          <table:table-cell office:value-type="float" office:value="-38.430196666667" calcext:value-type="float">
            <text:p>-38.430196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9036666667" calcext:value-type="float">
            <text:p>-12.949036666667</text:p>
          </table:table-cell>
          <table:table-cell office:value-type="float" office:value="-38.430186666667" calcext:value-type="float">
            <text:p>-38.43018666666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903" calcext:value-type="float">
            <text:p>-12.94903</text:p>
          </table:table-cell>
          <table:table-cell office:value-type="float" office:value="-38.430178333333" calcext:value-type="float">
            <text:p>-38.430178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9025" calcext:value-type="float">
            <text:p>-12.949025</text:p>
          </table:table-cell>
          <table:table-cell office:value-type="float" office:value="-38.430168333333" calcext:value-type="float">
            <text:p>-38.430168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9018333333" calcext:value-type="float">
            <text:p>-12.949018333333</text:p>
          </table:table-cell>
          <table:table-cell office:value-type="float" office:value="-38.430158333333" calcext:value-type="float">
            <text:p>-38.430158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9013333333" calcext:value-type="float">
            <text:p>-12.949013333333</text:p>
          </table:table-cell>
          <table:table-cell office:value-type="float" office:value="-38.43015" calcext:value-type="float">
            <text:p>-38.43015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9006666667" calcext:value-type="float">
            <text:p>-12.949006666667</text:p>
          </table:table-cell>
          <table:table-cell office:value-type="float" office:value="-38.43014" calcext:value-type="float">
            <text:p>-38.43014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9001666667" calcext:value-type="float">
            <text:p>-12.949001666667</text:p>
          </table:table-cell>
          <table:table-cell office:value-type="float" office:value="-38.430131666667" calcext:value-type="float">
            <text:p>-38.430131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995" calcext:value-type="float">
            <text:p>-12.948995</text:p>
          </table:table-cell>
          <table:table-cell office:value-type="float" office:value="-38.430121666667" calcext:value-type="float">
            <text:p>-38.430121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988333333" calcext:value-type="float">
            <text:p>-12.948988333333</text:p>
          </table:table-cell>
          <table:table-cell office:value-type="float" office:value="-38.430113333333" calcext:value-type="float">
            <text:p>-38.430113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981666667" calcext:value-type="float">
            <text:p>-12.948981666667</text:p>
          </table:table-cell>
          <table:table-cell office:value-type="float" office:value="-38.430103333333" calcext:value-type="float">
            <text:p>-38.430103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975" calcext:value-type="float">
            <text:p>-12.948975</text:p>
          </table:table-cell>
          <table:table-cell office:value-type="float" office:value="-38.430093333333" calcext:value-type="float">
            <text:p>-38.430093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968333333" calcext:value-type="float">
            <text:p>-12.948968333333</text:p>
          </table:table-cell>
          <table:table-cell office:value-type="float" office:value="-38.430085" calcext:value-type="float">
            <text:p>-38.430085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961666667" calcext:value-type="float">
            <text:p>-12.948961666667</text:p>
          </table:table-cell>
          <table:table-cell office:value-type="float" office:value="-38.430075" calcext:value-type="float">
            <text:p>-38.430075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953333333" calcext:value-type="float">
            <text:p>-12.948953333333</text:p>
          </table:table-cell>
          <table:table-cell office:value-type="float" office:value="-38.430065" calcext:value-type="float">
            <text:p>-38.430065</text:p>
          </table:table-cell>
        </table:table-row>
        <table:table-row table:style-name="ro2">
          <table:table-cell table:number-columns-repeated="3"/>
          <table:table-cell office:value-type="float" office:value="44.1" calcext:value-type="float">
            <text:p>44.1</text:p>
          </table:table-cell>
          <table:table-cell office:value-type="float" office:value="-12.948946666667" calcext:value-type="float">
            <text:p>-12.948946666667</text:p>
          </table:table-cell>
          <table:table-cell office:value-type="float" office:value="-38.430056666667" calcext:value-type="float">
            <text:p>-38.430056666667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94" calcext:value-type="float">
            <text:p>-12.94894</text:p>
          </table:table-cell>
          <table:table-cell office:value-type="float" office:value="-38.430046666667" calcext:value-type="float">
            <text:p>-38.430046666667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933333333" calcext:value-type="float">
            <text:p>-12.948933333333</text:p>
          </table:table-cell>
          <table:table-cell office:value-type="float" office:value="-38.430038333333" calcext:value-type="float">
            <text:p>-38.430038333333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928333333" calcext:value-type="float">
            <text:p>-12.948928333333</text:p>
          </table:table-cell>
          <table:table-cell office:value-type="float" office:value="-38.430028333333" calcext:value-type="float">
            <text:p>-38.430028333333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923333333" calcext:value-type="float">
            <text:p>-12.948923333333</text:p>
          </table:table-cell>
          <table:table-cell office:value-type="float" office:value="-38.43002" calcext:value-type="float">
            <text:p>-38.43002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916666667" calcext:value-type="float">
            <text:p>-12.948916666667</text:p>
          </table:table-cell>
          <table:table-cell office:value-type="float" office:value="-38.43001" calcext:value-type="float">
            <text:p>-38.43001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911666667" calcext:value-type="float">
            <text:p>-12.948911666667</text:p>
          </table:table-cell>
          <table:table-cell office:value-type="float" office:value="-38.43" calcext:value-type="float">
            <text:p>-38.43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905" calcext:value-type="float">
            <text:p>-12.948905</text:p>
          </table:table-cell>
          <table:table-cell office:value-type="float" office:value="-38.42999" calcext:value-type="float">
            <text:p>-38.42999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9" calcext:value-type="float">
            <text:p>-12.9489</text:p>
          </table:table-cell>
          <table:table-cell office:value-type="float" office:value="-38.429981666667" calcext:value-type="float">
            <text:p>-38.429981666667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895" calcext:value-type="float">
            <text:p>-12.948895</text:p>
          </table:table-cell>
          <table:table-cell office:value-type="float" office:value="-38.429971666667" calcext:value-type="float">
            <text:p>-38.429971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89" calcext:value-type="float">
            <text:p>-12.94889</text:p>
          </table:table-cell>
          <table:table-cell office:value-type="float" office:value="-38.42996" calcext:value-type="float">
            <text:p>-38.42996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885" calcext:value-type="float">
            <text:p>-12.948885</text:p>
          </table:table-cell>
          <table:table-cell office:value-type="float" office:value="-38.429951666667" calcext:value-type="float">
            <text:p>-38.42995166666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878333333" calcext:value-type="float">
            <text:p>-12.948878333333</text:p>
          </table:table-cell>
          <table:table-cell office:value-type="float" office:value="-38.42994" calcext:value-type="float">
            <text:p>-38.42994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873333333" calcext:value-type="float">
            <text:p>-12.948873333333</text:p>
          </table:table-cell>
          <table:table-cell office:value-type="float" office:value="-38.429931666667" calcext:value-type="float">
            <text:p>-38.429931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868333333" calcext:value-type="float">
            <text:p>-12.948868333333</text:p>
          </table:table-cell>
          <table:table-cell office:value-type="float" office:value="-38.42992" calcext:value-type="float">
            <text:p>-38.42992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861666667" calcext:value-type="float">
            <text:p>-12.948861666667</text:p>
          </table:table-cell>
          <table:table-cell office:value-type="float" office:value="-38.429911666667" calcext:value-type="float">
            <text:p>-38.429911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856666667" calcext:value-type="float">
            <text:p>-12.948856666667</text:p>
          </table:table-cell>
          <table:table-cell office:value-type="float" office:value="-38.429901666667" calcext:value-type="float">
            <text:p>-38.429901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85" calcext:value-type="float">
            <text:p>-12.94885</text:p>
          </table:table-cell>
          <table:table-cell office:value-type="float" office:value="-38.42989" calcext:value-type="float">
            <text:p>-38.42989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845" calcext:value-type="float">
            <text:p>-12.948845</text:p>
          </table:table-cell>
          <table:table-cell office:value-type="float" office:value="-38.42988" calcext:value-type="float">
            <text:p>-38.42988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84" calcext:value-type="float">
            <text:p>-12.94884</text:p>
          </table:table-cell>
          <table:table-cell office:value-type="float" office:value="-38.42987" calcext:value-type="float">
            <text:p>-38.4298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833333333" calcext:value-type="float">
            <text:p>-12.948833333333</text:p>
          </table:table-cell>
          <table:table-cell office:value-type="float" office:value="-38.42986" calcext:value-type="float">
            <text:p>-38.42986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826666667" calcext:value-type="float">
            <text:p>-12.948826666667</text:p>
          </table:table-cell>
          <table:table-cell office:value-type="float" office:value="-38.42985" calcext:value-type="float">
            <text:p>-38.42985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821666667" calcext:value-type="float">
            <text:p>-12.948821666667</text:p>
          </table:table-cell>
          <table:table-cell office:value-type="float" office:value="-38.429841666667" calcext:value-type="float">
            <text:p>-38.429841666667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815" calcext:value-type="float">
            <text:p>-12.948815</text:p>
          </table:table-cell>
          <table:table-cell office:value-type="float" office:value="-38.429831666667" calcext:value-type="float">
            <text:p>-38.429831666667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81" calcext:value-type="float">
            <text:p>-12.94881</text:p>
          </table:table-cell>
          <table:table-cell office:value-type="float" office:value="-38.429821666667" calcext:value-type="float">
            <text:p>-38.429821666667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803333333" calcext:value-type="float">
            <text:p>-12.948803333333</text:p>
          </table:table-cell>
          <table:table-cell office:value-type="float" office:value="-38.429811666667" calcext:value-type="float">
            <text:p>-38.429811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798333333" calcext:value-type="float">
            <text:p>-12.948798333333</text:p>
          </table:table-cell>
          <table:table-cell office:value-type="float" office:value="-38.429801666667" calcext:value-type="float">
            <text:p>-38.429801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791666667" calcext:value-type="float">
            <text:p>-12.948791666667</text:p>
          </table:table-cell>
          <table:table-cell office:value-type="float" office:value="-38.429791666667" calcext:value-type="float">
            <text:p>-38.429791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786666667" calcext:value-type="float">
            <text:p>-12.948786666667</text:p>
          </table:table-cell>
          <table:table-cell office:value-type="float" office:value="-38.429783333333" calcext:value-type="float">
            <text:p>-38.429783333333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781666667" calcext:value-type="float">
            <text:p>-12.948781666667</text:p>
          </table:table-cell>
          <table:table-cell office:value-type="float" office:value="-38.429773333333" calcext:value-type="float">
            <text:p>-38.429773333333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775" calcext:value-type="float">
            <text:p>-12.948775</text:p>
          </table:table-cell>
          <table:table-cell office:value-type="float" office:value="-38.429761666667" calcext:value-type="float">
            <text:p>-38.429761666667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768333333" calcext:value-type="float">
            <text:p>-12.948768333333</text:p>
          </table:table-cell>
          <table:table-cell office:value-type="float" office:value="-38.429751666667" calcext:value-type="float">
            <text:p>-38.429751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763333333" calcext:value-type="float">
            <text:p>-12.948763333333</text:p>
          </table:table-cell>
          <table:table-cell office:value-type="float" office:value="-38.429743333333" calcext:value-type="float">
            <text:p>-38.429743333333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756666667" calcext:value-type="float">
            <text:p>-12.948756666667</text:p>
          </table:table-cell>
          <table:table-cell office:value-type="float" office:value="-38.429733333333" calcext:value-type="float">
            <text:p>-38.429733333333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751666667" calcext:value-type="float">
            <text:p>-12.948751666667</text:p>
          </table:table-cell>
          <table:table-cell office:value-type="float" office:value="-38.429725" calcext:value-type="float">
            <text:p>-38.429725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746666667" calcext:value-type="float">
            <text:p>-12.948746666667</text:p>
          </table:table-cell>
          <table:table-cell office:value-type="float" office:value="-38.429715" calcext:value-type="float">
            <text:p>-38.429715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74" calcext:value-type="float">
            <text:p>-12.94874</text:p>
          </table:table-cell>
          <table:table-cell office:value-type="float" office:value="-38.429705" calcext:value-type="float">
            <text:p>-38.429705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735" calcext:value-type="float">
            <text:p>-12.948735</text:p>
          </table:table-cell>
          <table:table-cell office:value-type="float" office:value="-38.429696666667" calcext:value-type="float">
            <text:p>-38.42969666666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73" calcext:value-type="float">
            <text:p>-12.94873</text:p>
          </table:table-cell>
          <table:table-cell office:value-type="float" office:value="-38.429686666667" calcext:value-type="float">
            <text:p>-38.42968666666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723333333" calcext:value-type="float">
            <text:p>-12.948723333333</text:p>
          </table:table-cell>
          <table:table-cell office:value-type="float" office:value="-38.429676666667" calcext:value-type="float">
            <text:p>-38.42967666666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718333333" calcext:value-type="float">
            <text:p>-12.948718333333</text:p>
          </table:table-cell>
          <table:table-cell office:value-type="float" office:value="-38.429666666667" calcext:value-type="float">
            <text:p>-38.42966666666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713333333" calcext:value-type="float">
            <text:p>-12.948713333333</text:p>
          </table:table-cell>
          <table:table-cell office:value-type="float" office:value="-38.429656666667" calcext:value-type="float">
            <text:p>-38.42965666666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708333333" calcext:value-type="float">
            <text:p>-12.948708333333</text:p>
          </table:table-cell>
          <table:table-cell office:value-type="float" office:value="-38.429646666667" calcext:value-type="float">
            <text:p>-38.42964666666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701666667" calcext:value-type="float">
            <text:p>-12.948701666667</text:p>
          </table:table-cell>
          <table:table-cell office:value-type="float" office:value="-38.429638333333" calcext:value-type="float">
            <text:p>-38.429638333333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696666667" calcext:value-type="float">
            <text:p>-12.948696666667</text:p>
          </table:table-cell>
          <table:table-cell office:value-type="float" office:value="-38.429628333333" calcext:value-type="float">
            <text:p>-38.42962833333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91666667" calcext:value-type="float">
            <text:p>-12.948691666667</text:p>
          </table:table-cell>
          <table:table-cell office:value-type="float" office:value="-38.429618333333" calcext:value-type="float">
            <text:p>-38.42961833333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88333333" calcext:value-type="float">
            <text:p>-12.948688333333</text:p>
          </table:table-cell>
          <table:table-cell office:value-type="float" office:value="-38.429608333333" calcext:value-type="float">
            <text:p>-38.42960833333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83333333" calcext:value-type="float">
            <text:p>-12.948683333333</text:p>
          </table:table-cell>
          <table:table-cell office:value-type="float" office:value="-38.429598333333" calcext:value-type="float">
            <text:p>-38.429598333333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678333333" calcext:value-type="float">
            <text:p>-12.948678333333</text:p>
          </table:table-cell>
          <table:table-cell office:value-type="float" office:value="-38.429588333333" calcext:value-type="float">
            <text:p>-38.42958833333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73333333" calcext:value-type="float">
            <text:p>-12.948673333333</text:p>
          </table:table-cell>
          <table:table-cell office:value-type="float" office:value="-38.429576666667" calcext:value-type="float">
            <text:p>-38.429576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68333333" calcext:value-type="float">
            <text:p>-12.948668333333</text:p>
          </table:table-cell>
          <table:table-cell office:value-type="float" office:value="-38.429566666667" calcext:value-type="float">
            <text:p>-38.429566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63333333" calcext:value-type="float">
            <text:p>-12.948663333333</text:p>
          </table:table-cell>
          <table:table-cell office:value-type="float" office:value="-38.429556666667" calcext:value-type="float">
            <text:p>-38.429556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58333333" calcext:value-type="float">
            <text:p>-12.948658333333</text:p>
          </table:table-cell>
          <table:table-cell office:value-type="float" office:value="-38.429546666667" calcext:value-type="float">
            <text:p>-38.429546666667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653333333" calcext:value-type="float">
            <text:p>-12.948653333333</text:p>
          </table:table-cell>
          <table:table-cell office:value-type="float" office:value="-38.429536666667" calcext:value-type="float">
            <text:p>-38.429536666667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648333333" calcext:value-type="float">
            <text:p>-12.948648333333</text:p>
          </table:table-cell>
          <table:table-cell office:value-type="float" office:value="-38.429525" calcext:value-type="float">
            <text:p>-38.429525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643333333" calcext:value-type="float">
            <text:p>-12.948643333333</text:p>
          </table:table-cell>
          <table:table-cell office:value-type="float" office:value="-38.429513333333" calcext:value-type="float">
            <text:p>-38.429513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638333333" calcext:value-type="float">
            <text:p>-12.948638333333</text:p>
          </table:table-cell>
          <table:table-cell office:value-type="float" office:value="-38.429503333333" calcext:value-type="float">
            <text:p>-38.429503333333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633333333" calcext:value-type="float">
            <text:p>-12.948633333333</text:p>
          </table:table-cell>
          <table:table-cell office:value-type="float" office:value="-38.429493333333" calcext:value-type="float">
            <text:p>-38.429493333333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628333333" calcext:value-type="float">
            <text:p>-12.948628333333</text:p>
          </table:table-cell>
          <table:table-cell office:value-type="float" office:value="-38.429483333333" calcext:value-type="float">
            <text:p>-38.42948333333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23333333" calcext:value-type="float">
            <text:p>-12.948623333333</text:p>
          </table:table-cell>
          <table:table-cell office:value-type="float" office:value="-38.429471666667" calcext:value-type="float">
            <text:p>-38.429471666667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618333333" calcext:value-type="float">
            <text:p>-12.948618333333</text:p>
          </table:table-cell>
          <table:table-cell office:value-type="float" office:value="-38.429461666667" calcext:value-type="float">
            <text:p>-38.429461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13333333" calcext:value-type="float">
            <text:p>-12.948613333333</text:p>
          </table:table-cell>
          <table:table-cell office:value-type="float" office:value="-38.429451666667" calcext:value-type="float">
            <text:p>-38.429451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08333333" calcext:value-type="float">
            <text:p>-12.948608333333</text:p>
          </table:table-cell>
          <table:table-cell office:value-type="float" office:value="-38.42944" calcext:value-type="float">
            <text:p>-38.42944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603333333" calcext:value-type="float">
            <text:p>-12.948603333333</text:p>
          </table:table-cell>
          <table:table-cell office:value-type="float" office:value="-38.42943" calcext:value-type="float">
            <text:p>-38.4294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598333333" calcext:value-type="float">
            <text:p>-12.948598333333</text:p>
          </table:table-cell>
          <table:table-cell office:value-type="float" office:value="-38.42942" calcext:value-type="float">
            <text:p>-38.42942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593333333" calcext:value-type="float">
            <text:p>-12.948593333333</text:p>
          </table:table-cell>
          <table:table-cell office:value-type="float" office:value="-38.42941" calcext:value-type="float">
            <text:p>-38.42941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59" calcext:value-type="float">
            <text:p>-12.94859</text:p>
          </table:table-cell>
          <table:table-cell office:value-type="float" office:value="-38.4294" calcext:value-type="float">
            <text:p>-38.4294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585" calcext:value-type="float">
            <text:p>-12.948585</text:p>
          </table:table-cell>
          <table:table-cell office:value-type="float" office:value="-38.429388333333" calcext:value-type="float">
            <text:p>-38.429388333333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58" calcext:value-type="float">
            <text:p>-12.94858</text:p>
          </table:table-cell>
          <table:table-cell office:value-type="float" office:value="-38.429378333333" calcext:value-type="float">
            <text:p>-38.429378333333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576666667" calcext:value-type="float">
            <text:p>-12.948576666667</text:p>
          </table:table-cell>
          <table:table-cell office:value-type="float" office:value="-38.429368333333" calcext:value-type="float">
            <text:p>-38.429368333333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571666667" calcext:value-type="float">
            <text:p>-12.948571666667</text:p>
          </table:table-cell>
          <table:table-cell office:value-type="float" office:value="-38.429358333333" calcext:value-type="float">
            <text:p>-38.429358333333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568333333" calcext:value-type="float">
            <text:p>-12.948568333333</text:p>
          </table:table-cell>
          <table:table-cell office:value-type="float" office:value="-38.429348333333" calcext:value-type="float">
            <text:p>-38.429348333333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563333333" calcext:value-type="float">
            <text:p>-12.948563333333</text:p>
          </table:table-cell>
          <table:table-cell office:value-type="float" office:value="-38.429336666667" calcext:value-type="float">
            <text:p>-38.429336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56" calcext:value-type="float">
            <text:p>-12.94856</text:p>
          </table:table-cell>
          <table:table-cell office:value-type="float" office:value="-38.429326666667" calcext:value-type="float">
            <text:p>-38.429326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555" calcext:value-type="float">
            <text:p>-12.948555</text:p>
          </table:table-cell>
          <table:table-cell office:value-type="float" office:value="-38.429316666667" calcext:value-type="float">
            <text:p>-38.429316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551666667" calcext:value-type="float">
            <text:p>-12.948551666667</text:p>
          </table:table-cell>
          <table:table-cell office:value-type="float" office:value="-38.429305" calcext:value-type="float">
            <text:p>-38.429305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548333333" calcext:value-type="float">
            <text:p>-12.948548333333</text:p>
          </table:table-cell>
          <table:table-cell office:value-type="float" office:value="-38.429295" calcext:value-type="float">
            <text:p>-38.429295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545" calcext:value-type="float">
            <text:p>-12.948545</text:p>
          </table:table-cell>
          <table:table-cell office:value-type="float" office:value="-38.429285" calcext:value-type="float">
            <text:p>-38.429285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541666667" calcext:value-type="float">
            <text:p>-12.948541666667</text:p>
          </table:table-cell>
          <table:table-cell office:value-type="float" office:value="-38.429275" calcext:value-type="float">
            <text:p>-38.429275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538333333" calcext:value-type="float">
            <text:p>-12.948538333333</text:p>
          </table:table-cell>
          <table:table-cell office:value-type="float" office:value="-38.429265" calcext:value-type="float">
            <text:p>-38.429265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533333333" calcext:value-type="float">
            <text:p>-12.948533333333</text:p>
          </table:table-cell>
          <table:table-cell office:value-type="float" office:value="-38.429253333333" calcext:value-type="float">
            <text:p>-38.429253333333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53" calcext:value-type="float">
            <text:p>-12.94853</text:p>
          </table:table-cell>
          <table:table-cell office:value-type="float" office:value="-38.429243333333" calcext:value-type="float">
            <text:p>-38.429243333333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526666667" calcext:value-type="float">
            <text:p>-12.948526666667</text:p>
          </table:table-cell>
          <table:table-cell office:value-type="float" office:value="-38.429233333333" calcext:value-type="float">
            <text:p>-38.429233333333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525" calcext:value-type="float">
            <text:p>-12.948525</text:p>
          </table:table-cell>
          <table:table-cell office:value-type="float" office:value="-38.429223333333" calcext:value-type="float">
            <text:p>-38.429223333333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521666667" calcext:value-type="float">
            <text:p>-12.948521666667</text:p>
          </table:table-cell>
          <table:table-cell office:value-type="float" office:value="-38.429211666667" calcext:value-type="float">
            <text:p>-38.429211666667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52" calcext:value-type="float">
            <text:p>-12.94852</text:p>
          </table:table-cell>
          <table:table-cell office:value-type="float" office:value="-38.429201666667" calcext:value-type="float">
            <text:p>-38.429201666667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516666667" calcext:value-type="float">
            <text:p>-12.948516666667</text:p>
          </table:table-cell>
          <table:table-cell office:value-type="float" office:value="-38.42919" calcext:value-type="float">
            <text:p>-38.42919</text:p>
          </table:table-cell>
        </table:table-row>
        <table:table-row table:style-name="ro2">
          <table:table-cell table:number-columns-repeated="3"/>
          <table:table-cell office:value-type="float" office:value="42.4" calcext:value-type="float">
            <text:p>42.4</text:p>
          </table:table-cell>
          <table:table-cell office:value-type="float" office:value="-12.948515" calcext:value-type="float">
            <text:p>-12.948515</text:p>
          </table:table-cell>
          <table:table-cell office:value-type="float" office:value="-38.42918" calcext:value-type="float">
            <text:p>-38.42918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2.948511666667" calcext:value-type="float">
            <text:p>-12.948511666667</text:p>
          </table:table-cell>
          <table:table-cell office:value-type="float" office:value="-38.42917" calcext:value-type="float">
            <text:p>-38.42917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851" calcext:value-type="float">
            <text:p>-12.94851</text:p>
          </table:table-cell>
          <table:table-cell office:value-type="float" office:value="-38.42916" calcext:value-type="float">
            <text:p>-38.42916</text:p>
          </table:table-cell>
        </table:table-row>
        <table:table-row table:style-name="ro2">
          <table:table-cell table:number-columns-repeated="3"/>
          <table:table-cell office:value-type="float" office:value="41.8" calcext:value-type="float">
            <text:p>41.8</text:p>
          </table:table-cell>
          <table:table-cell office:value-type="float" office:value="-12.948506666667" calcext:value-type="float">
            <text:p>-12.948506666667</text:p>
          </table:table-cell>
          <table:table-cell office:value-type="float" office:value="-38.42915" calcext:value-type="float">
            <text:p>-38.42915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8505" calcext:value-type="float">
            <text:p>-12.948505</text:p>
          </table:table-cell>
          <table:table-cell office:value-type="float" office:value="-38.429138333333" calcext:value-type="float">
            <text:p>-38.429138333333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8503333333" calcext:value-type="float">
            <text:p>-12.948503333333</text:p>
          </table:table-cell>
          <table:table-cell office:value-type="float" office:value="-38.429128333333" calcext:value-type="float">
            <text:p>-38.429128333333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8501666667" calcext:value-type="float">
            <text:p>-12.948501666667</text:p>
          </table:table-cell>
          <table:table-cell office:value-type="float" office:value="-38.429118333333" calcext:value-type="float">
            <text:p>-38.429118333333</text:p>
          </table:table-cell>
        </table:table-row>
        <table:table-row table:style-name="ro2"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-12.9485" calcext:value-type="float">
            <text:p>-12.9485</text:p>
          </table:table-cell>
          <table:table-cell office:value-type="float" office:value="-38.429108333333" calcext:value-type="float">
            <text:p>-38.429108333333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8498333333" calcext:value-type="float">
            <text:p>-12.948498333333</text:p>
          </table:table-cell>
          <table:table-cell office:value-type="float" office:value="-38.429096666667" calcext:value-type="float">
            <text:p>-38.429096666667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8496666667" calcext:value-type="float">
            <text:p>-12.948496666667</text:p>
          </table:table-cell>
          <table:table-cell office:value-type="float" office:value="-38.429086666667" calcext:value-type="float">
            <text:p>-38.429086666667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8495" calcext:value-type="float">
            <text:p>-12.948495</text:p>
          </table:table-cell>
          <table:table-cell office:value-type="float" office:value="-38.429076666667" calcext:value-type="float">
            <text:p>-38.429076666667</text:p>
          </table:table-cell>
        </table:table-row>
        <table:table-row table:style-name="ro2">
          <table:table-cell table:number-columns-repeated="3"/>
          <table:table-cell office:value-type="float" office:value="41.8" calcext:value-type="float">
            <text:p>41.8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29065" calcext:value-type="float">
            <text:p>-38.429065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8491666667" calcext:value-type="float">
            <text:p>-12.948491666667</text:p>
          </table:table-cell>
          <table:table-cell office:value-type="float" office:value="-38.429053333333" calcext:value-type="float">
            <text:p>-38.429053333333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849" calcext:value-type="float">
            <text:p>-12.94849</text:p>
          </table:table-cell>
          <table:table-cell office:value-type="float" office:value="-38.429043333333" calcext:value-type="float">
            <text:p>-38.429043333333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8486666667" calcext:value-type="float">
            <text:p>-12.948486666667</text:p>
          </table:table-cell>
          <table:table-cell office:value-type="float" office:value="-38.429031666667" calcext:value-type="float">
            <text:p>-38.429031666667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8485" calcext:value-type="float">
            <text:p>-12.948485</text:p>
          </table:table-cell>
          <table:table-cell office:value-type="float" office:value="-38.429021666667" calcext:value-type="float">
            <text:p>-38.429021666667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2.948483333333" calcext:value-type="float">
            <text:p>-12.948483333333</text:p>
          </table:table-cell>
          <table:table-cell office:value-type="float" office:value="-38.42901" calcext:value-type="float">
            <text:p>-38.42901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2.948481666667" calcext:value-type="float">
            <text:p>-12.948481666667</text:p>
          </table:table-cell>
          <table:table-cell office:value-type="float" office:value="-38.429" calcext:value-type="float">
            <text:p>-38.429</text:p>
          </table:table-cell>
        </table:table-row>
        <table:table-row table:style-name="ro2">
          <table:table-cell table:number-columns-repeated="3"/>
          <table:table-cell office:value-type="float" office:value="42.4" calcext:value-type="float">
            <text:p>42.4</text:p>
          </table:table-cell>
          <table:table-cell office:value-type="float" office:value="-12.948478333333" calcext:value-type="float">
            <text:p>-12.948478333333</text:p>
          </table:table-cell>
          <table:table-cell office:value-type="float" office:value="-38.428988333333" calcext:value-type="float">
            <text:p>-38.428988333333</text:p>
          </table:table-cell>
        </table:table-row>
        <table:table-row table:style-name="ro2">
          <table:table-cell table:number-columns-repeated="3"/>
          <table:table-cell office:value-type="float" office:value="42.4" calcext:value-type="float">
            <text:p>42.4</text:p>
          </table:table-cell>
          <table:table-cell office:value-type="float" office:value="-12.948476666667" calcext:value-type="float">
            <text:p>-12.948476666667</text:p>
          </table:table-cell>
          <table:table-cell office:value-type="float" office:value="-38.428976666667" calcext:value-type="float">
            <text:p>-38.428976666667</text:p>
          </table:table-cell>
        </table:table-row>
        <table:table-row table:style-name="ro2">
          <table:table-cell table:number-columns-repeated="3"/>
          <table:table-cell office:value-type="float" office:value="42.4" calcext:value-type="float">
            <text:p>42.4</text:p>
          </table:table-cell>
          <table:table-cell office:value-type="float" office:value="-12.948473333333" calcext:value-type="float">
            <text:p>-12.948473333333</text:p>
          </table:table-cell>
          <table:table-cell office:value-type="float" office:value="-38.428966666667" calcext:value-type="float">
            <text:p>-38.428966666667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8471666667" calcext:value-type="float">
            <text:p>-12.948471666667</text:p>
          </table:table-cell>
          <table:table-cell office:value-type="float" office:value="-38.428955" calcext:value-type="float">
            <text:p>-38.428955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47" calcext:value-type="float">
            <text:p>-12.94847</text:p>
          </table:table-cell>
          <table:table-cell office:value-type="float" office:value="-38.428945" calcext:value-type="float">
            <text:p>-38.428945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468333333" calcext:value-type="float">
            <text:p>-12.948468333333</text:p>
          </table:table-cell>
          <table:table-cell office:value-type="float" office:value="-38.428933333333" calcext:value-type="float">
            <text:p>-38.428933333333</text:p>
          </table:table-cell>
        </table:table-row>
        <table:table-row table:style-name="ro2">
          <table:table-cell table:number-columns-repeated="3"/>
          <table:table-cell office:value-type="float" office:value="42.3" calcext:value-type="float">
            <text:p>42.3</text:p>
          </table:table-cell>
          <table:table-cell office:value-type="float" office:value="-12.948466666667" calcext:value-type="float">
            <text:p>-12.948466666667</text:p>
          </table:table-cell>
          <table:table-cell office:value-type="float" office:value="-38.428921666667" calcext:value-type="float">
            <text:p>-38.428921666667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465" calcext:value-type="float">
            <text:p>-12.948465</text:p>
          </table:table-cell>
          <table:table-cell office:value-type="float" office:value="-38.428911666667" calcext:value-type="float">
            <text:p>-38.428911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461666667" calcext:value-type="float">
            <text:p>-12.948461666667</text:p>
          </table:table-cell>
          <table:table-cell office:value-type="float" office:value="-38.4289" calcext:value-type="float">
            <text:p>-38.4289</text:p>
          </table:table-cell>
        </table:table-row>
        <table:table-row table:style-name="ro2">
          <table:table-cell table:number-columns-repeated="3"/>
          <table:table-cell office:value-type="float" office:value="42.3" calcext:value-type="float">
            <text:p>42.3</text:p>
          </table:table-cell>
          <table:table-cell office:value-type="float" office:value="-12.94846" calcext:value-type="float">
            <text:p>-12.94846</text:p>
          </table:table-cell>
          <table:table-cell office:value-type="float" office:value="-38.428888333333" calcext:value-type="float">
            <text:p>-38.428888333333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458333333" calcext:value-type="float">
            <text:p>-12.948458333333</text:p>
          </table:table-cell>
          <table:table-cell office:value-type="float" office:value="-38.428878333333" calcext:value-type="float">
            <text:p>-38.428878333333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456666667" calcext:value-type="float">
            <text:p>-12.948456666667</text:p>
          </table:table-cell>
          <table:table-cell office:value-type="float" office:value="-38.428866666667" calcext:value-type="float">
            <text:p>-38.428866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455" calcext:value-type="float">
            <text:p>-12.948455</text:p>
          </table:table-cell>
          <table:table-cell office:value-type="float" office:value="-38.428855" calcext:value-type="float">
            <text:p>-38.428855</text:p>
          </table:table-cell>
        </table:table-row>
        <table:table-row table:style-name="ro2">
          <table:table-cell table:number-columns-repeated="3"/>
          <table:table-cell office:value-type="float" office:value="42.4" calcext:value-type="float">
            <text:p>42.4</text:p>
          </table:table-cell>
          <table:table-cell office:value-type="float" office:value="-12.948453333333" calcext:value-type="float">
            <text:p>-12.948453333333</text:p>
          </table:table-cell>
          <table:table-cell office:value-type="float" office:value="-38.428845" calcext:value-type="float">
            <text:p>-38.428845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451666667" calcext:value-type="float">
            <text:p>-12.948451666667</text:p>
          </table:table-cell>
          <table:table-cell office:value-type="float" office:value="-38.428833333333" calcext:value-type="float">
            <text:p>-38.428833333333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45" calcext:value-type="float">
            <text:p>-12.94845</text:p>
          </table:table-cell>
          <table:table-cell office:value-type="float" office:value="-38.428821666667" calcext:value-type="float">
            <text:p>-38.428821666667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446666667" calcext:value-type="float">
            <text:p>-12.948446666667</text:p>
          </table:table-cell>
          <table:table-cell office:value-type="float" office:value="-38.42881" calcext:value-type="float">
            <text:p>-38.42881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445" calcext:value-type="float">
            <text:p>-12.948445</text:p>
          </table:table-cell>
          <table:table-cell office:value-type="float" office:value="-38.428798333333" calcext:value-type="float">
            <text:p>-38.428798333333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443333333" calcext:value-type="float">
            <text:p>-12.948443333333</text:p>
          </table:table-cell>
          <table:table-cell office:value-type="float" office:value="-38.428788333333" calcext:value-type="float">
            <text:p>-38.428788333333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441666667" calcext:value-type="float">
            <text:p>-12.948441666667</text:p>
          </table:table-cell>
          <table:table-cell office:value-type="float" office:value="-38.428776666667" calcext:value-type="float">
            <text:p>-38.428776666667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44" calcext:value-type="float">
            <text:p>-12.94844</text:p>
          </table:table-cell>
          <table:table-cell office:value-type="float" office:value="-38.428766666667" calcext:value-type="float">
            <text:p>-38.428766666667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438333333" calcext:value-type="float">
            <text:p>-12.948438333333</text:p>
          </table:table-cell>
          <table:table-cell office:value-type="float" office:value="-38.428756666667" calcext:value-type="float">
            <text:p>-38.428756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436666667" calcext:value-type="float">
            <text:p>-12.948436666667</text:p>
          </table:table-cell>
          <table:table-cell office:value-type="float" office:value="-38.428745" calcext:value-type="float">
            <text:p>-38.428745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433333333" calcext:value-type="float">
            <text:p>-12.948433333333</text:p>
          </table:table-cell>
          <table:table-cell office:value-type="float" office:value="-38.428733333333" calcext:value-type="float">
            <text:p>-38.428733333333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431666667" calcext:value-type="float">
            <text:p>-12.948431666667</text:p>
          </table:table-cell>
          <table:table-cell office:value-type="float" office:value="-38.428721666667" calcext:value-type="float">
            <text:p>-38.428721666667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43" calcext:value-type="float">
            <text:p>-12.94843</text:p>
          </table:table-cell>
          <table:table-cell office:value-type="float" office:value="-38.428711666667" calcext:value-type="float">
            <text:p>-38.428711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428333333" calcext:value-type="float">
            <text:p>-12.948428333333</text:p>
          </table:table-cell>
          <table:table-cell office:value-type="float" office:value="-38.428701666667" calcext:value-type="float">
            <text:p>-38.428701666667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426666667" calcext:value-type="float">
            <text:p>-12.948426666667</text:p>
          </table:table-cell>
          <table:table-cell office:value-type="float" office:value="-38.42869" calcext:value-type="float">
            <text:p>-38.42869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425" calcext:value-type="float">
            <text:p>-12.948425</text:p>
          </table:table-cell>
          <table:table-cell office:value-type="float" office:value="-38.42868" calcext:value-type="float">
            <text:p>-38.42868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423333333" calcext:value-type="float">
            <text:p>-12.948423333333</text:p>
          </table:table-cell>
          <table:table-cell office:value-type="float" office:value="-38.42867" calcext:value-type="float">
            <text:p>-38.42867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423333333" calcext:value-type="float">
            <text:p>-12.948423333333</text:p>
          </table:table-cell>
          <table:table-cell office:value-type="float" office:value="-38.428658333333" calcext:value-type="float">
            <text:p>-38.428658333333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421666667" calcext:value-type="float">
            <text:p>-12.948421666667</text:p>
          </table:table-cell>
          <table:table-cell office:value-type="float" office:value="-38.428648333333" calcext:value-type="float">
            <text:p>-38.428648333333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42" calcext:value-type="float">
            <text:p>-12.94842</text:p>
          </table:table-cell>
          <table:table-cell office:value-type="float" office:value="-38.428638333333" calcext:value-type="float">
            <text:p>-38.428638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42" calcext:value-type="float">
            <text:p>-12.94842</text:p>
          </table:table-cell>
          <table:table-cell office:value-type="float" office:value="-38.428626666667" calcext:value-type="float">
            <text:p>-38.428626666667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418333333" calcext:value-type="float">
            <text:p>-12.948418333333</text:p>
          </table:table-cell>
          <table:table-cell office:value-type="float" office:value="-38.428616666667" calcext:value-type="float">
            <text:p>-38.428616666667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416666667" calcext:value-type="float">
            <text:p>-12.948416666667</text:p>
          </table:table-cell>
          <table:table-cell office:value-type="float" office:value="-38.428605" calcext:value-type="float">
            <text:p>-38.428605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15" calcext:value-type="float">
            <text:p>-12.948415</text:p>
          </table:table-cell>
          <table:table-cell office:value-type="float" office:value="-38.428595" calcext:value-type="float">
            <text:p>-38.428595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15" calcext:value-type="float">
            <text:p>-12.948415</text:p>
          </table:table-cell>
          <table:table-cell office:value-type="float" office:value="-38.428583333333" calcext:value-type="float">
            <text:p>-38.428583333333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413333333" calcext:value-type="float">
            <text:p>-12.948413333333</text:p>
          </table:table-cell>
          <table:table-cell office:value-type="float" office:value="-38.428573333333" calcext:value-type="float">
            <text:p>-38.428573333333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411666667" calcext:value-type="float">
            <text:p>-12.948411666667</text:p>
          </table:table-cell>
          <table:table-cell office:value-type="float" office:value="-38.428563333333" calcext:value-type="float">
            <text:p>-38.42856333333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411666667" calcext:value-type="float">
            <text:p>-12.948411666667</text:p>
          </table:table-cell>
          <table:table-cell office:value-type="float" office:value="-38.428551666667" calcext:value-type="float">
            <text:p>-38.428551666667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1" calcext:value-type="float">
            <text:p>-12.94841</text:p>
          </table:table-cell>
          <table:table-cell office:value-type="float" office:value="-38.428541666667" calcext:value-type="float">
            <text:p>-38.428541666667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1" calcext:value-type="float">
            <text:p>-12.94841</text:p>
          </table:table-cell>
          <table:table-cell office:value-type="float" office:value="-38.428531666667" calcext:value-type="float">
            <text:p>-38.428531666667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1" calcext:value-type="float">
            <text:p>-12.94841</text:p>
          </table:table-cell>
          <table:table-cell office:value-type="float" office:value="-38.428521666667" calcext:value-type="float">
            <text:p>-38.428521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41" calcext:value-type="float">
            <text:p>-12.94841</text:p>
          </table:table-cell>
          <table:table-cell office:value-type="float" office:value="-38.42851" calcext:value-type="float">
            <text:p>-38.42851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408333333" calcext:value-type="float">
            <text:p>-12.948408333333</text:p>
          </table:table-cell>
          <table:table-cell office:value-type="float" office:value="-38.4285" calcext:value-type="float">
            <text:p>-38.4285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08333333" calcext:value-type="float">
            <text:p>-12.948408333333</text:p>
          </table:table-cell>
          <table:table-cell office:value-type="float" office:value="-38.428488333333" calcext:value-type="float">
            <text:p>-38.42848833333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408333333" calcext:value-type="float">
            <text:p>-12.948408333333</text:p>
          </table:table-cell>
          <table:table-cell office:value-type="float" office:value="-38.428478333333" calcext:value-type="float">
            <text:p>-38.428478333333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06666667" calcext:value-type="float">
            <text:p>-12.948406666667</text:p>
          </table:table-cell>
          <table:table-cell office:value-type="float" office:value="-38.428466666667" calcext:value-type="float">
            <text:p>-38.428466666667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406666667" calcext:value-type="float">
            <text:p>-12.948406666667</text:p>
          </table:table-cell>
          <table:table-cell office:value-type="float" office:value="-38.428455" calcext:value-type="float">
            <text:p>-38.428455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405" calcext:value-type="float">
            <text:p>-12.948405</text:p>
          </table:table-cell>
          <table:table-cell office:value-type="float" office:value="-38.428443333333" calcext:value-type="float">
            <text:p>-38.428443333333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405" calcext:value-type="float">
            <text:p>-12.948405</text:p>
          </table:table-cell>
          <table:table-cell office:value-type="float" office:value="-38.428433333333" calcext:value-type="float">
            <text:p>-38.428433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405" calcext:value-type="float">
            <text:p>-12.948405</text:p>
          </table:table-cell>
          <table:table-cell office:value-type="float" office:value="-38.428423333333" calcext:value-type="float">
            <text:p>-38.42842333333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403333333" calcext:value-type="float">
            <text:p>-12.948403333333</text:p>
          </table:table-cell>
          <table:table-cell office:value-type="float" office:value="-38.428413333333" calcext:value-type="float">
            <text:p>-38.428413333333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03333333" calcext:value-type="float">
            <text:p>-12.948403333333</text:p>
          </table:table-cell>
          <table:table-cell office:value-type="float" office:value="-38.428401666667" calcext:value-type="float">
            <text:p>-38.428401666667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03333333" calcext:value-type="float">
            <text:p>-12.948403333333</text:p>
          </table:table-cell>
          <table:table-cell office:value-type="float" office:value="-38.42839" calcext:value-type="float">
            <text:p>-38.42839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401666667" calcext:value-type="float">
            <text:p>-12.948401666667</text:p>
          </table:table-cell>
          <table:table-cell office:value-type="float" office:value="-38.42838" calcext:value-type="float">
            <text:p>-38.42838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401666667" calcext:value-type="float">
            <text:p>-12.948401666667</text:p>
          </table:table-cell>
          <table:table-cell office:value-type="float" office:value="-38.428368333333" calcext:value-type="float">
            <text:p>-38.428368333333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01666667" calcext:value-type="float">
            <text:p>-12.948401666667</text:p>
          </table:table-cell>
          <table:table-cell office:value-type="float" office:value="-38.428358333333" calcext:value-type="float">
            <text:p>-38.428358333333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" calcext:value-type="float">
            <text:p>-12.9484</text:p>
          </table:table-cell>
          <table:table-cell office:value-type="float" office:value="-38.428346666667" calcext:value-type="float">
            <text:p>-38.428346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4" calcext:value-type="float">
            <text:p>-12.9484</text:p>
          </table:table-cell>
          <table:table-cell office:value-type="float" office:value="-38.428335" calcext:value-type="float">
            <text:p>-38.428335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8325" calcext:value-type="float">
            <text:p>-38.428325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8313333333" calcext:value-type="float">
            <text:p>-38.428313333333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8303333333" calcext:value-type="float">
            <text:p>-38.428303333333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8291666667" calcext:value-type="float">
            <text:p>-38.428291666667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8281666667" calcext:value-type="float">
            <text:p>-38.428281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827" calcext:value-type="float">
            <text:p>-38.4282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396666667" calcext:value-type="float">
            <text:p>-12.948396666667</text:p>
          </table:table-cell>
          <table:table-cell office:value-type="float" office:value="-38.428258333333" calcext:value-type="float">
            <text:p>-38.428258333333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396666667" calcext:value-type="float">
            <text:p>-12.948396666667</text:p>
          </table:table-cell>
          <table:table-cell office:value-type="float" office:value="-38.428248333333" calcext:value-type="float">
            <text:p>-38.428248333333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396666667" calcext:value-type="float">
            <text:p>-12.948396666667</text:p>
          </table:table-cell>
          <table:table-cell office:value-type="float" office:value="-38.428236666667" calcext:value-type="float">
            <text:p>-38.428236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396666667" calcext:value-type="float">
            <text:p>-12.948396666667</text:p>
          </table:table-cell>
          <table:table-cell office:value-type="float" office:value="-38.428226666667" calcext:value-type="float">
            <text:p>-38.428226666667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215" calcext:value-type="float">
            <text:p>-38.428215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203333333" calcext:value-type="float">
            <text:p>-38.428203333333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193333333" calcext:value-type="float">
            <text:p>-38.428193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393333333" calcext:value-type="float">
            <text:p>-12.948393333333</text:p>
          </table:table-cell>
          <table:table-cell office:value-type="float" office:value="-38.428181666667" calcext:value-type="float">
            <text:p>-38.428181666667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171666667" calcext:value-type="float">
            <text:p>-38.428171666667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161666667" calcext:value-type="float">
            <text:p>-38.428161666667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15" calcext:value-type="float">
            <text:p>-38.42815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14" calcext:value-type="float">
            <text:p>-38.42814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128333333" calcext:value-type="float">
            <text:p>-38.428128333333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118333333" calcext:value-type="float">
            <text:p>-38.428118333333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106666667" calcext:value-type="float">
            <text:p>-38.428106666667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096666667" calcext:value-type="float">
            <text:p>-38.428096666667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086666667" calcext:value-type="float">
            <text:p>-38.428086666667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075" calcext:value-type="float">
            <text:p>-38.428075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065" calcext:value-type="float">
            <text:p>-38.428065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053333333" calcext:value-type="float">
            <text:p>-38.428053333333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28043333333" calcext:value-type="float">
            <text:p>-38.428043333333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396666667" calcext:value-type="float">
            <text:p>-12.948396666667</text:p>
          </table:table-cell>
          <table:table-cell office:value-type="float" office:value="-38.428033333333" calcext:value-type="float">
            <text:p>-38.428033333333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396666667" calcext:value-type="float">
            <text:p>-12.948396666667</text:p>
          </table:table-cell>
          <table:table-cell office:value-type="float" office:value="-38.428021666667" calcext:value-type="float">
            <text:p>-38.428021666667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396666667" calcext:value-type="float">
            <text:p>-12.948396666667</text:p>
          </table:table-cell>
          <table:table-cell office:value-type="float" office:value="-38.42801" calcext:value-type="float">
            <text:p>-38.42801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7998333333" calcext:value-type="float">
            <text:p>-38.427998333333</text:p>
          </table:table-cell>
        </table:table-row>
        <table:table-row table:style-name="ro2">
          <table:table-cell table:number-columns-repeated="3"/>
          <table:table-cell office:value-type="float" office:value="43.7" calcext:value-type="float">
            <text:p>43.7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7988333333" calcext:value-type="float">
            <text:p>-38.427988333333</text:p>
          </table:table-cell>
        </table:table-row>
        <table:table-row table:style-name="ro2">
          <table:table-cell table:number-columns-repeated="3"/>
          <table:table-cell office:value-type="float" office:value="43.9" calcext:value-type="float">
            <text:p>43.9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7976666667" calcext:value-type="float">
            <text:p>-38.427976666667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7965" calcext:value-type="float">
            <text:p>-38.427965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4" calcext:value-type="float">
            <text:p>-12.9484</text:p>
          </table:table-cell>
          <table:table-cell office:value-type="float" office:value="-38.427955" calcext:value-type="float">
            <text:p>-38.427955</text:p>
          </table:table-cell>
        </table:table-row>
        <table:table-row table:style-name="ro2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-12.9484" calcext:value-type="float">
            <text:p>-12.9484</text:p>
          </table:table-cell>
          <table:table-cell office:value-type="float" office:value="-38.427943333333" calcext:value-type="float">
            <text:p>-38.427943333333</text:p>
          </table:table-cell>
        </table:table-row>
        <table:table-row table:style-name="ro2">
          <table:table-cell table:number-columns-repeated="3"/>
          <table:table-cell office:value-type="float" office:value="43.9" calcext:value-type="float">
            <text:p>43.9</text:p>
          </table:table-cell>
          <table:table-cell office:value-type="float" office:value="-12.948401666667" calcext:value-type="float">
            <text:p>-12.948401666667</text:p>
          </table:table-cell>
          <table:table-cell office:value-type="float" office:value="-38.427933333333" calcext:value-type="float">
            <text:p>-38.427933333333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401666667" calcext:value-type="float">
            <text:p>-12.948401666667</text:p>
          </table:table-cell>
          <table:table-cell office:value-type="float" office:value="-38.427921666667" calcext:value-type="float">
            <text:p>-38.427921666667</text:p>
          </table:table-cell>
        </table:table-row>
        <table:table-row table:style-name="ro2"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2.948401666667" calcext:value-type="float">
            <text:p>-12.948401666667</text:p>
          </table:table-cell>
          <table:table-cell office:value-type="float" office:value="-38.42791" calcext:value-type="float">
            <text:p>-38.42791</text:p>
          </table:table-cell>
        </table:table-row>
        <table:table-row table:style-name="ro2">
          <table:table-cell table:number-columns-repeated="3"/>
          <table:table-cell office:value-type="float" office:value="43.4" calcext:value-type="float">
            <text:p>43.4</text:p>
          </table:table-cell>
          <table:table-cell office:value-type="float" office:value="-12.948403333333" calcext:value-type="float">
            <text:p>-12.948403333333</text:p>
          </table:table-cell>
          <table:table-cell office:value-type="float" office:value="-38.4279" calcext:value-type="float">
            <text:p>-38.4279</text:p>
          </table:table-cell>
        </table:table-row>
        <table:table-row table:style-name="ro2">
          <table:table-cell table:number-columns-repeated="3"/>
          <table:table-cell office:value-type="float" office:value="43.3" calcext:value-type="float">
            <text:p>43.3</text:p>
          </table:table-cell>
          <table:table-cell office:value-type="float" office:value="-12.948403333333" calcext:value-type="float">
            <text:p>-12.948403333333</text:p>
          </table:table-cell>
          <table:table-cell office:value-type="float" office:value="-38.42789" calcext:value-type="float">
            <text:p>-38.42789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405" calcext:value-type="float">
            <text:p>-12.948405</text:p>
          </table:table-cell>
          <table:table-cell office:value-type="float" office:value="-38.427878333333" calcext:value-type="float">
            <text:p>-38.427878333333</text:p>
          </table:table-cell>
        </table:table-row>
        <table:table-row table:style-name="ro2">
          <table:table-cell table:number-columns-repeated="3"/>
          <table:table-cell office:value-type="float" office:value="43.1" calcext:value-type="float">
            <text:p>43.1</text:p>
          </table:table-cell>
          <table:table-cell office:value-type="float" office:value="-12.948405" calcext:value-type="float">
            <text:p>-12.948405</text:p>
          </table:table-cell>
          <table:table-cell office:value-type="float" office:value="-38.427868333333" calcext:value-type="float">
            <text:p>-38.427868333333</text:p>
          </table:table-cell>
        </table:table-row>
        <table:table-row table:style-name="ro2">
          <table:table-cell table:number-columns-repeated="3"/>
          <table:table-cell office:value-type="float" office:value="43.6" calcext:value-type="float">
            <text:p>43.6</text:p>
          </table:table-cell>
          <table:table-cell office:value-type="float" office:value="-12.948406666667" calcext:value-type="float">
            <text:p>-12.948406666667</text:p>
          </table:table-cell>
          <table:table-cell office:value-type="float" office:value="-38.427856666667" calcext:value-type="float">
            <text:p>-38.427856666667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406666667" calcext:value-type="float">
            <text:p>-12.948406666667</text:p>
          </table:table-cell>
          <table:table-cell office:value-type="float" office:value="-38.427845" calcext:value-type="float">
            <text:p>-38.427845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406666667" calcext:value-type="float">
            <text:p>-12.948406666667</text:p>
          </table:table-cell>
          <table:table-cell office:value-type="float" office:value="-38.427833333333" calcext:value-type="float">
            <text:p>-38.427833333333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408333333" calcext:value-type="float">
            <text:p>-12.948408333333</text:p>
          </table:table-cell>
          <table:table-cell office:value-type="float" office:value="-38.427821666667" calcext:value-type="float">
            <text:p>-38.427821666667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41" calcext:value-type="float">
            <text:p>-12.94841</text:p>
          </table:table-cell>
          <table:table-cell office:value-type="float" office:value="-38.42781" calcext:value-type="float">
            <text:p>-38.42781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411666667" calcext:value-type="float">
            <text:p>-12.948411666667</text:p>
          </table:table-cell>
          <table:table-cell office:value-type="float" office:value="-38.427798333333" calcext:value-type="float">
            <text:p>-38.427798333333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411666667" calcext:value-type="float">
            <text:p>-12.948411666667</text:p>
          </table:table-cell>
          <table:table-cell office:value-type="float" office:value="-38.427788333333" calcext:value-type="float">
            <text:p>-38.427788333333</text:p>
          </table:table-cell>
        </table:table-row>
        <table:table-row table:style-name="ro2">
          <table:table-cell table:number-columns-repeated="3"/>
          <table:table-cell office:value-type="float" office:value="42.3" calcext:value-type="float">
            <text:p>42.3</text:p>
          </table:table-cell>
          <table:table-cell office:value-type="float" office:value="-12.948413333333" calcext:value-type="float">
            <text:p>-12.948413333333</text:p>
          </table:table-cell>
          <table:table-cell office:value-type="float" office:value="-38.427776666667" calcext:value-type="float">
            <text:p>-38.427776666667</text:p>
          </table:table-cell>
        </table:table-row>
        <table:table-row table:style-name="ro2">
          <table:table-cell table:number-columns-repeated="3"/>
          <table:table-cell office:value-type="float" office:value="42.3" calcext:value-type="float">
            <text:p>42.3</text:p>
          </table:table-cell>
          <table:table-cell office:value-type="float" office:value="-12.948415" calcext:value-type="float">
            <text:p>-12.948415</text:p>
          </table:table-cell>
          <table:table-cell office:value-type="float" office:value="-38.427765" calcext:value-type="float">
            <text:p>-38.427765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415" calcext:value-type="float">
            <text:p>-12.948415</text:p>
          </table:table-cell>
          <table:table-cell office:value-type="float" office:value="-38.427753333333" calcext:value-type="float">
            <text:p>-38.427753333333</text:p>
          </table:table-cell>
        </table:table-row>
        <table:table-row table:style-name="ro2">
          <table:table-cell table:number-columns-repeated="3"/>
          <table:table-cell office:value-type="float" office:value="42.2" calcext:value-type="float">
            <text:p>42.2</text:p>
          </table:table-cell>
          <table:table-cell office:value-type="float" office:value="-12.948416666667" calcext:value-type="float">
            <text:p>-12.948416666667</text:p>
          </table:table-cell>
          <table:table-cell office:value-type="float" office:value="-38.427743333333" calcext:value-type="float">
            <text:p>-38.427743333333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8416666667" calcext:value-type="float">
            <text:p>-12.948416666667</text:p>
          </table:table-cell>
          <table:table-cell office:value-type="float" office:value="-38.427731666667" calcext:value-type="float">
            <text:p>-38.427731666667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8418333333" calcext:value-type="float">
            <text:p>-12.948418333333</text:p>
          </table:table-cell>
          <table:table-cell office:value-type="float" office:value="-38.427721666667" calcext:value-type="float">
            <text:p>-38.427721666667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2.948418333333" calcext:value-type="float">
            <text:p>-12.948418333333</text:p>
          </table:table-cell>
          <table:table-cell office:value-type="float" office:value="-38.42771" calcext:value-type="float">
            <text:p>-38.42771</text:p>
          </table:table-cell>
        </table:table-row>
        <table:table-row table:style-name="ro2"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-12.94842" calcext:value-type="float">
            <text:p>-12.94842</text:p>
          </table:table-cell>
          <table:table-cell office:value-type="float" office:value="-38.4277" calcext:value-type="float">
            <text:p>-38.4277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842" calcext:value-type="float">
            <text:p>-12.94842</text:p>
          </table:table-cell>
          <table:table-cell office:value-type="float" office:value="-38.42769" calcext:value-type="float">
            <text:p>-38.42769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8421666667" calcext:value-type="float">
            <text:p>-12.948421666667</text:p>
          </table:table-cell>
          <table:table-cell office:value-type="float" office:value="-38.427678333333" calcext:value-type="float">
            <text:p>-38.427678333333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8423333333" calcext:value-type="float">
            <text:p>-12.948423333333</text:p>
          </table:table-cell>
          <table:table-cell office:value-type="float" office:value="-38.427668333333" calcext:value-type="float">
            <text:p>-38.427668333333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8423333333" calcext:value-type="float">
            <text:p>-12.948423333333</text:p>
          </table:table-cell>
          <table:table-cell office:value-type="float" office:value="-38.427658333333" calcext:value-type="float">
            <text:p>-38.427658333333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8425" calcext:value-type="float">
            <text:p>-12.948425</text:p>
          </table:table-cell>
          <table:table-cell office:value-type="float" office:value="-38.427648333333" calcext:value-type="float">
            <text:p>-38.427648333333</text:p>
          </table:table-cell>
        </table:table-row>
        <table:table-row table:style-name="ro2"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-12.948426666667" calcext:value-type="float">
            <text:p>-12.948426666667</text:p>
          </table:table-cell>
          <table:table-cell office:value-type="float" office:value="-38.427638333333" calcext:value-type="float">
            <text:p>-38.427638333333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8426666667" calcext:value-type="float">
            <text:p>-12.948426666667</text:p>
          </table:table-cell>
          <table:table-cell office:value-type="float" office:value="-38.427628333333" calcext:value-type="float">
            <text:p>-38.427628333333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8428333333" calcext:value-type="float">
            <text:p>-12.948428333333</text:p>
          </table:table-cell>
          <table:table-cell office:value-type="float" office:value="-38.427618333333" calcext:value-type="float">
            <text:p>-38.427618333333</text:p>
          </table:table-cell>
        </table:table-row>
        <table:table-row table:style-name="ro2">
          <table:table-cell table:number-columns-repeated="3"/>
          <table:table-cell office:value-type="float" office:value="41.2" calcext:value-type="float">
            <text:p>41.2</text:p>
          </table:table-cell>
          <table:table-cell office:value-type="float" office:value="-12.94843" calcext:value-type="float">
            <text:p>-12.94843</text:p>
          </table:table-cell>
          <table:table-cell office:value-type="float" office:value="-38.427608333333" calcext:value-type="float">
            <text:p>-38.427608333333</text:p>
          </table:table-cell>
        </table:table-row>
        <table:table-row table:style-name="ro2">
          <table:table-cell table:number-columns-repeated="3"/>
          <table:table-cell office:value-type="float" office:value="41.1" calcext:value-type="float">
            <text:p>41.1</text:p>
          </table:table-cell>
          <table:table-cell office:value-type="float" office:value="-12.948431666667" calcext:value-type="float">
            <text:p>-12.948431666667</text:p>
          </table:table-cell>
          <table:table-cell office:value-type="float" office:value="-38.427598333333" calcext:value-type="float">
            <text:p>-38.427598333333</text:p>
          </table:table-cell>
        </table:table-row>
        <table:table-row table:style-name="ro2">
          <table:table-cell table:number-columns-repeated="3"/>
          <table:table-cell office:value-type="float" office:value="41.1" calcext:value-type="float">
            <text:p>41.1</text:p>
          </table:table-cell>
          <table:table-cell office:value-type="float" office:value="-12.948433333333" calcext:value-type="float">
            <text:p>-12.948433333333</text:p>
          </table:table-cell>
          <table:table-cell office:value-type="float" office:value="-38.427588333333" calcext:value-type="float">
            <text:p>-38.427588333333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2.948435" calcext:value-type="float">
            <text:p>-12.948435</text:p>
          </table:table-cell>
          <table:table-cell office:value-type="float" office:value="-38.427578333333" calcext:value-type="float">
            <text:p>-38.427578333333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2.948436666667" calcext:value-type="float">
            <text:p>-12.948436666667</text:p>
          </table:table-cell>
          <table:table-cell office:value-type="float" office:value="-38.427568333333" calcext:value-type="float">
            <text:p>-38.427568333333</text:p>
          </table:table-cell>
        </table:table-row>
        <table:table-row table:style-name="ro2">
          <table:table-cell table:number-columns-repeated="3"/>
          <table:table-cell office:value-type="float" office:value="40.6" calcext:value-type="float">
            <text:p>40.6</text:p>
          </table:table-cell>
          <table:table-cell office:value-type="float" office:value="-12.948436666667" calcext:value-type="float">
            <text:p>-12.948436666667</text:p>
          </table:table-cell>
          <table:table-cell office:value-type="float" office:value="-38.427558333333" calcext:value-type="float">
            <text:p>-38.427558333333</text:p>
          </table:table-cell>
        </table:table-row>
        <table:table-row table:style-name="ro2">
          <table:table-cell table:number-columns-repeated="3"/>
          <table:table-cell office:value-type="float" office:value="40.7" calcext:value-type="float">
            <text:p>40.7</text:p>
          </table:table-cell>
          <table:table-cell office:value-type="float" office:value="-12.948438333333" calcext:value-type="float">
            <text:p>-12.948438333333</text:p>
          </table:table-cell>
          <table:table-cell office:value-type="float" office:value="-38.427548333333" calcext:value-type="float">
            <text:p>-38.427548333333</text:p>
          </table:table-cell>
        </table:table-row>
        <table:table-row table:style-name="ro2">
          <table:table-cell table:number-columns-repeated="3"/>
          <table:table-cell office:value-type="float" office:value="40.3" calcext:value-type="float">
            <text:p>40.3</text:p>
          </table:table-cell>
          <table:table-cell office:value-type="float" office:value="-12.94844" calcext:value-type="float">
            <text:p>-12.94844</text:p>
          </table:table-cell>
          <table:table-cell office:value-type="float" office:value="-38.427536666667" calcext:value-type="float">
            <text:p>-38.427536666667</text:p>
          </table:table-cell>
        </table:table-row>
        <table:table-row table:style-name="ro2">
          <table:table-cell table:number-columns-repeated="3"/>
          <table:table-cell office:value-type="float" office:value="40.8" calcext:value-type="float">
            <text:p>40.8</text:p>
          </table:table-cell>
          <table:table-cell office:value-type="float" office:value="-12.948443333333" calcext:value-type="float">
            <text:p>-12.948443333333</text:p>
          </table:table-cell>
          <table:table-cell office:value-type="float" office:value="-38.427526666667" calcext:value-type="float">
            <text:p>-38.427526666667</text:p>
          </table:table-cell>
        </table:table-row>
        <table:table-row table:style-name="ro2">
          <table:table-cell table:number-columns-repeated="3"/>
          <table:table-cell office:value-type="float" office:value="40.7" calcext:value-type="float">
            <text:p>40.7</text:p>
          </table:table-cell>
          <table:table-cell office:value-type="float" office:value="-12.948445" calcext:value-type="float">
            <text:p>-12.948445</text:p>
          </table:table-cell>
          <table:table-cell office:value-type="float" office:value="-38.427515" calcext:value-type="float">
            <text:p>-38.427515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8446666667" calcext:value-type="float">
            <text:p>-12.948446666667</text:p>
          </table:table-cell>
          <table:table-cell office:value-type="float" office:value="-38.427505" calcext:value-type="float">
            <text:p>-38.427505</text:p>
          </table:table-cell>
        </table:table-row>
        <table:table-row table:style-name="ro2">
          <table:table-cell table:number-columns-repeated="3"/>
          <table:table-cell office:value-type="float" office:value="40.3" calcext:value-type="float">
            <text:p>40.3</text:p>
          </table:table-cell>
          <table:table-cell office:value-type="float" office:value="-12.948446666667" calcext:value-type="float">
            <text:p>-12.948446666667</text:p>
          </table:table-cell>
          <table:table-cell office:value-type="float" office:value="-38.427495" calcext:value-type="float">
            <text:p>-38.427495</text:p>
          </table:table-cell>
        </table:table-row>
        <table:table-row table:style-name="ro2">
          <table:table-cell table:number-columns-repeated="3"/>
          <table:table-cell office:value-type="float" office:value="40.2" calcext:value-type="float">
            <text:p>40.2</text:p>
          </table:table-cell>
          <table:table-cell office:value-type="float" office:value="-12.948448333333" calcext:value-type="float">
            <text:p>-12.948448333333</text:p>
          </table:table-cell>
          <table:table-cell office:value-type="float" office:value="-38.427483333333" calcext:value-type="float">
            <text:p>-38.427483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845" calcext:value-type="float">
            <text:p>-12.94845</text:p>
          </table:table-cell>
          <table:table-cell office:value-type="float" office:value="-38.427473333333" calcext:value-type="float">
            <text:p>-38.427473333333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8451666667" calcext:value-type="float">
            <text:p>-12.948451666667</text:p>
          </table:table-cell>
          <table:table-cell office:value-type="float" office:value="-38.427463333333" calcext:value-type="float">
            <text:p>-38.427463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8453333333" calcext:value-type="float">
            <text:p>-12.948453333333</text:p>
          </table:table-cell>
          <table:table-cell office:value-type="float" office:value="-38.427453333333" calcext:value-type="float">
            <text:p>-38.427453333333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8455" calcext:value-type="float">
            <text:p>-12.948455</text:p>
          </table:table-cell>
          <table:table-cell office:value-type="float" office:value="-38.427443333333" calcext:value-type="float">
            <text:p>-38.427443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8455" calcext:value-type="float">
            <text:p>-12.948455</text:p>
          </table:table-cell>
          <table:table-cell office:value-type="float" office:value="-38.427431666667" calcext:value-type="float">
            <text:p>-38.427431666667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8455" calcext:value-type="float">
            <text:p>-12.948455</text:p>
          </table:table-cell>
          <table:table-cell office:value-type="float" office:value="-38.427421666667" calcext:value-type="float">
            <text:p>-38.427421666667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8456666667" calcext:value-type="float">
            <text:p>-12.948456666667</text:p>
          </table:table-cell>
          <table:table-cell office:value-type="float" office:value="-38.42741" calcext:value-type="float">
            <text:p>-38.42741</text:p>
          </table:table-cell>
        </table:table-row>
        <table:table-row table:style-name="ro2"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2.948456666667" calcext:value-type="float">
            <text:p>-12.948456666667</text:p>
          </table:table-cell>
          <table:table-cell office:value-type="float" office:value="-38.4274" calcext:value-type="float">
            <text:p>-38.4274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8458333333" calcext:value-type="float">
            <text:p>-12.948458333333</text:p>
          </table:table-cell>
          <table:table-cell office:value-type="float" office:value="-38.42739" calcext:value-type="float">
            <text:p>-38.42739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8458333333" calcext:value-type="float">
            <text:p>-12.948458333333</text:p>
          </table:table-cell>
          <table:table-cell office:value-type="float" office:value="-38.42738" calcext:value-type="float">
            <text:p>-38.42738</text:p>
          </table:table-cell>
        </table:table-row>
        <table:table-row table:style-name="ro2">
          <table:table-cell table:number-columns-repeated="3"/>
          <table:table-cell office:value-type="float" office:value="37.7" calcext:value-type="float">
            <text:p>37.7</text:p>
          </table:table-cell>
          <table:table-cell office:value-type="float" office:value="-12.94846" calcext:value-type="float">
            <text:p>-12.94846</text:p>
          </table:table-cell>
          <table:table-cell office:value-type="float" office:value="-38.427368333333" calcext:value-type="float">
            <text:p>-38.427368333333</text:p>
          </table:table-cell>
        </table:table-row>
        <table:table-row table:style-name="ro2">
          <table:table-cell table:number-columns-repeated="3"/>
          <table:table-cell office:value-type="float" office:value="37.7" calcext:value-type="float">
            <text:p>37.7</text:p>
          </table:table-cell>
          <table:table-cell office:value-type="float" office:value="-12.94846" calcext:value-type="float">
            <text:p>-12.94846</text:p>
          </table:table-cell>
          <table:table-cell office:value-type="float" office:value="-38.427358333333" calcext:value-type="float">
            <text:p>-38.427358333333</text:p>
          </table:table-cell>
        </table:table-row>
        <table:table-row table:style-name="ro2">
          <table:table-cell table:number-columns-repeated="3"/>
          <table:table-cell office:value-type="float" office:value="37.7" calcext:value-type="float">
            <text:p>37.7</text:p>
          </table:table-cell>
          <table:table-cell office:value-type="float" office:value="-12.948461666667" calcext:value-type="float">
            <text:p>-12.948461666667</text:p>
          </table:table-cell>
          <table:table-cell office:value-type="float" office:value="-38.427348333333" calcext:value-type="float">
            <text:p>-38.427348333333</text:p>
          </table:table-cell>
        </table:table-row>
        <table:table-row table:style-name="ro2">
          <table:table-cell table:number-columns-repeated="3"/>
          <table:table-cell office:value-type="float" office:value="37.6" calcext:value-type="float">
            <text:p>37.6</text:p>
          </table:table-cell>
          <table:table-cell office:value-type="float" office:value="-12.948463333333" calcext:value-type="float">
            <text:p>-12.948463333333</text:p>
          </table:table-cell>
          <table:table-cell office:value-type="float" office:value="-38.427338333333" calcext:value-type="float">
            <text:p>-38.427338333333</text:p>
          </table:table-cell>
        </table:table-row>
        <table:table-row table:style-name="ro2">
          <table:table-cell table:number-columns-repeated="3"/>
          <table:table-cell office:value-type="float" office:value="37.6" calcext:value-type="float">
            <text:p>37.6</text:p>
          </table:table-cell>
          <table:table-cell office:value-type="float" office:value="-12.948465" calcext:value-type="float">
            <text:p>-12.948465</text:p>
          </table:table-cell>
          <table:table-cell office:value-type="float" office:value="-38.427328333333" calcext:value-type="float">
            <text:p>-38.427328333333</text:p>
          </table:table-cell>
        </table:table-row>
        <table:table-row table:style-name="ro2">
          <table:table-cell table:number-columns-repeated="3"/>
          <table:table-cell office:value-type="float" office:value="37.2" calcext:value-type="float">
            <text:p>37.2</text:p>
          </table:table-cell>
          <table:table-cell office:value-type="float" office:value="-12.948466666667" calcext:value-type="float">
            <text:p>-12.948466666667</text:p>
          </table:table-cell>
          <table:table-cell office:value-type="float" office:value="-38.427318333333" calcext:value-type="float">
            <text:p>-38.427318333333</text:p>
          </table:table-cell>
        </table:table-row>
        <table:table-row table:style-name="ro2">
          <table:table-cell table:number-columns-repeated="3"/>
          <table:table-cell office:value-type="float" office:value="37.2" calcext:value-type="float">
            <text:p>37.2</text:p>
          </table:table-cell>
          <table:table-cell office:value-type="float" office:value="-12.948468333333" calcext:value-type="float">
            <text:p>-12.948468333333</text:p>
          </table:table-cell>
          <table:table-cell office:value-type="float" office:value="-38.427308333333" calcext:value-type="float">
            <text:p>-38.427308333333</text:p>
          </table:table-cell>
        </table:table-row>
        <table:table-row table:style-name="ro2">
          <table:table-cell table:number-columns-repeated="3"/>
          <table:table-cell office:value-type="float" office:value="37.1" calcext:value-type="float">
            <text:p>37.1</text:p>
          </table:table-cell>
          <table:table-cell office:value-type="float" office:value="-12.94847" calcext:value-type="float">
            <text:p>-12.94847</text:p>
          </table:table-cell>
          <table:table-cell office:value-type="float" office:value="-38.427298333333" calcext:value-type="float">
            <text:p>-38.427298333333</text:p>
          </table:table-cell>
        </table:table-row>
        <table:table-row table:style-name="ro2">
          <table:table-cell table:number-columns-repeated="3"/>
          <table:table-cell office:value-type="float" office:value="36.6" calcext:value-type="float">
            <text:p>36.6</text:p>
          </table:table-cell>
          <table:table-cell office:value-type="float" office:value="-12.948471666667" calcext:value-type="float">
            <text:p>-12.948471666667</text:p>
          </table:table-cell>
          <table:table-cell office:value-type="float" office:value="-38.427288333333" calcext:value-type="float">
            <text:p>-38.427288333333</text:p>
          </table:table-cell>
        </table:table-row>
        <table:table-row table:style-name="ro2"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-12.948473333333" calcext:value-type="float">
            <text:p>-12.948473333333</text:p>
          </table:table-cell>
          <table:table-cell office:value-type="float" office:value="-38.427278333333" calcext:value-type="float">
            <text:p>-38.427278333333</text:p>
          </table:table-cell>
        </table:table-row>
        <table:table-row table:style-name="ro2"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-12.948476666667" calcext:value-type="float">
            <text:p>-12.948476666667</text:p>
          </table:table-cell>
          <table:table-cell office:value-type="float" office:value="-38.42727" calcext:value-type="float">
            <text:p>-38.42727</text:p>
          </table:table-cell>
        </table:table-row>
        <table:table-row table:style-name="ro2">
          <table:table-cell table:number-columns-repeated="3"/>
          <table:table-cell office:value-type="float" office:value="36.6" calcext:value-type="float">
            <text:p>36.6</text:p>
          </table:table-cell>
          <table:table-cell office:value-type="float" office:value="-12.948478333333" calcext:value-type="float">
            <text:p>-12.948478333333</text:p>
          </table:table-cell>
          <table:table-cell office:value-type="float" office:value="-38.42726" calcext:value-type="float">
            <text:p>-38.42726</text:p>
          </table:table-cell>
        </table:table-row>
        <table:table-row table:style-name="ro2"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-12.94848" calcext:value-type="float">
            <text:p>-12.94848</text:p>
          </table:table-cell>
          <table:table-cell office:value-type="float" office:value="-38.427251666667" calcext:value-type="float">
            <text:p>-38.427251666667</text:p>
          </table:table-cell>
        </table:table-row>
        <table:table-row table:style-name="ro2">
          <table:table-cell table:number-columns-repeated="3"/>
          <table:table-cell office:value-type="float" office:value="36.4" calcext:value-type="float">
            <text:p>36.4</text:p>
          </table:table-cell>
          <table:table-cell office:value-type="float" office:value="-12.948481666667" calcext:value-type="float">
            <text:p>-12.948481666667</text:p>
          </table:table-cell>
          <table:table-cell office:value-type="float" office:value="-38.427241666667" calcext:value-type="float">
            <text:p>-38.427241666667</text:p>
          </table:table-cell>
        </table:table-row>
        <table:table-row table:style-name="ro2">
          <table:table-cell table:number-columns-repeated="3"/>
          <table:table-cell office:value-type="float" office:value="35.9" calcext:value-type="float">
            <text:p>35.9</text:p>
          </table:table-cell>
          <table:table-cell office:value-type="float" office:value="-12.948483333333" calcext:value-type="float">
            <text:p>-12.948483333333</text:p>
          </table:table-cell>
          <table:table-cell office:value-type="float" office:value="-38.427233333333" calcext:value-type="float">
            <text:p>-38.427233333333</text:p>
          </table:table-cell>
        </table:table-row>
        <table:table-row table:style-name="ro2">
          <table:table-cell table:number-columns-repeated="3"/>
          <table:table-cell office:value-type="float" office:value="35.8" calcext:value-type="float">
            <text:p>35.8</text:p>
          </table:table-cell>
          <table:table-cell office:value-type="float" office:value="-12.948485" calcext:value-type="float">
            <text:p>-12.948485</text:p>
          </table:table-cell>
          <table:table-cell office:value-type="float" office:value="-38.427223333333" calcext:value-type="float">
            <text:p>-38.427223333333</text:p>
          </table:table-cell>
        </table:table-row>
        <table:table-row table:style-name="ro2">
          <table:table-cell table:number-columns-repeated="3"/>
          <table:table-cell office:value-type="float" office:value="35.3" calcext:value-type="float">
            <text:p>35.3</text:p>
          </table:table-cell>
          <table:table-cell office:value-type="float" office:value="-12.948486666667" calcext:value-type="float">
            <text:p>-12.948486666667</text:p>
          </table:table-cell>
          <table:table-cell office:value-type="float" office:value="-38.427215" calcext:value-type="float">
            <text:p>-38.427215</text:p>
          </table:table-cell>
        </table:table-row>
        <table:table-row table:style-name="ro2">
          <table:table-cell table:number-columns-repeated="3"/>
          <table:table-cell office:value-type="float" office:value="34.7" calcext:value-type="float">
            <text:p>34.7</text:p>
          </table:table-cell>
          <table:table-cell office:value-type="float" office:value="-12.948488333333" calcext:value-type="float">
            <text:p>-12.948488333333</text:p>
          </table:table-cell>
          <table:table-cell office:value-type="float" office:value="-38.427206666667" calcext:value-type="float">
            <text:p>-38.427206666667</text:p>
          </table:table-cell>
        </table:table-row>
        <table:table-row table:style-name="ro2">
          <table:table-cell table:number-columns-repeated="3"/>
          <table:table-cell office:value-type="float" office:value="34.7" calcext:value-type="float">
            <text:p>34.7</text:p>
          </table:table-cell>
          <table:table-cell office:value-type="float" office:value="-12.94849" calcext:value-type="float">
            <text:p>-12.94849</text:p>
          </table:table-cell>
          <table:table-cell office:value-type="float" office:value="-38.427196666667" calcext:value-type="float">
            <text:p>-38.427196666667</text:p>
          </table:table-cell>
        </table:table-row>
        <table:table-row table:style-name="ro2">
          <table:table-cell table:number-columns-repeated="3"/>
          <table:table-cell office:value-type="float" office:value="34.6" calcext:value-type="float">
            <text:p>34.6</text:p>
          </table:table-cell>
          <table:table-cell office:value-type="float" office:value="-12.948491666667" calcext:value-type="float">
            <text:p>-12.948491666667</text:p>
          </table:table-cell>
          <table:table-cell office:value-type="float" office:value="-38.427188333333" calcext:value-type="float">
            <text:p>-38.427188333333</text:p>
          </table:table-cell>
        </table:table-row>
        <table:table-row table:style-name="ro2"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2718" calcext:value-type="float">
            <text:p>-38.42718</text:p>
          </table:table-cell>
        </table:table-row>
        <table:table-row table:style-name="ro2">
          <table:table-cell table:number-columns-repeated="3"/>
          <table:table-cell office:value-type="float" office:value="34.2" calcext:value-type="float">
            <text:p>34.2</text:p>
          </table:table-cell>
          <table:table-cell office:value-type="float" office:value="-12.948495" calcext:value-type="float">
            <text:p>-12.948495</text:p>
          </table:table-cell>
          <table:table-cell office:value-type="float" office:value="-38.427171666667" calcext:value-type="float">
            <text:p>-38.427171666667</text:p>
          </table:table-cell>
        </table:table-row>
        <table:table-row table:style-name="ro2">
          <table:table-cell table:number-columns-repeated="3"/>
          <table:table-cell office:value-type="float" office:value="34.1" calcext:value-type="float">
            <text:p>34.1</text:p>
          </table:table-cell>
          <table:table-cell office:value-type="float" office:value="-12.948496666667" calcext:value-type="float">
            <text:p>-12.948496666667</text:p>
          </table:table-cell>
          <table:table-cell office:value-type="float" office:value="-38.427163333333" calcext:value-type="float">
            <text:p>-38.427163333333</text:p>
          </table:table-cell>
        </table:table-row>
        <table:table-row table:style-name="ro2">
          <table:table-cell table:number-columns-repeated="3"/>
          <table:table-cell office:value-type="float" office:value="33.6" calcext:value-type="float">
            <text:p>33.6</text:p>
          </table:table-cell>
          <table:table-cell office:value-type="float" office:value="-12.948498333333" calcext:value-type="float">
            <text:p>-12.948498333333</text:p>
          </table:table-cell>
          <table:table-cell office:value-type="float" office:value="-38.427155" calcext:value-type="float">
            <text:p>-38.427155</text:p>
          </table:table-cell>
        </table:table-row>
        <table:table-row table:style-name="ro2">
          <table:table-cell table:number-columns-repeated="3"/>
          <table:table-cell office:value-type="float" office:value="33.1" calcext:value-type="float">
            <text:p>33.1</text:p>
          </table:table-cell>
          <table:table-cell office:value-type="float" office:value="-12.9485" calcext:value-type="float">
            <text:p>-12.9485</text:p>
          </table:table-cell>
          <table:table-cell office:value-type="float" office:value="-38.427145" calcext:value-type="float">
            <text:p>-38.427145</text:p>
          </table:table-cell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12.948501666667" calcext:value-type="float">
            <text:p>-12.948501666667</text:p>
          </table:table-cell>
          <table:table-cell office:value-type="float" office:value="-38.427136666667" calcext:value-type="float">
            <text:p>-38.427136666667</text:p>
          </table:table-cell>
        </table:table-row>
        <table:table-row table:style-name="ro2">
          <table:table-cell table:number-columns-repeated="3"/>
          <table:table-cell office:value-type="float" office:value="32.6" calcext:value-type="float">
            <text:p>32.6</text:p>
          </table:table-cell>
          <table:table-cell office:value-type="float" office:value="-12.948503333333" calcext:value-type="float">
            <text:p>-12.948503333333</text:p>
          </table:table-cell>
          <table:table-cell office:value-type="float" office:value="-38.42713" calcext:value-type="float">
            <text:p>-38.42713</text:p>
          </table:table-cell>
        </table:table-row>
        <table:table-row table:style-name="ro2">
          <table:table-cell table:number-columns-repeated="3"/>
          <table:table-cell office:value-type="float" office:value="32.2" calcext:value-type="float">
            <text:p>32.2</text:p>
          </table:table-cell>
          <table:table-cell office:value-type="float" office:value="-12.948505" calcext:value-type="float">
            <text:p>-12.948505</text:p>
          </table:table-cell>
          <table:table-cell office:value-type="float" office:value="-38.427121666667" calcext:value-type="float">
            <text:p>-38.427121666667</text:p>
          </table:table-cell>
        </table:table-row>
        <table:table-row table:style-name="ro2">
          <table:table-cell table:number-columns-repeated="3"/>
          <table:table-cell office:value-type="float" office:value="31.6" calcext:value-type="float">
            <text:p>31.6</text:p>
          </table:table-cell>
          <table:table-cell office:value-type="float" office:value="-12.948506666667" calcext:value-type="float">
            <text:p>-12.948506666667</text:p>
          </table:table-cell>
          <table:table-cell office:value-type="float" office:value="-38.427113333333" calcext:value-type="float">
            <text:p>-38.427113333333</text:p>
          </table:table-cell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12.948506666667" calcext:value-type="float">
            <text:p>-12.948506666667</text:p>
          </table:table-cell>
          <table:table-cell office:value-type="float" office:value="-38.427105" calcext:value-type="float">
            <text:p>-38.427105</text:p>
          </table:table-cell>
        </table:table-row>
        <table:table-row table:style-name="ro2">
          <table:table-cell table:number-columns-repeated="3"/>
          <table:table-cell office:value-type="float" office:value="30.5" calcext:value-type="float">
            <text:p>30.5</text:p>
          </table:table-cell>
          <table:table-cell office:value-type="float" office:value="-12.948508333333" calcext:value-type="float">
            <text:p>-12.948508333333</text:p>
          </table:table-cell>
          <table:table-cell office:value-type="float" office:value="-38.427096666667" calcext:value-type="float">
            <text:p>-38.427096666667</text:p>
          </table:table-cell>
        </table:table-row>
        <table:table-row table:style-name="ro2">
          <table:table-cell table:number-columns-repeated="3"/>
          <table:table-cell office:value-type="float" office:value="29.9" calcext:value-type="float">
            <text:p>29.9</text:p>
          </table:table-cell>
          <table:table-cell office:value-type="float" office:value="-12.94851" calcext:value-type="float">
            <text:p>-12.94851</text:p>
          </table:table-cell>
          <table:table-cell office:value-type="float" office:value="-38.42709" calcext:value-type="float">
            <text:p>-38.42709</text:p>
          </table:table-cell>
        </table:table-row>
        <table:table-row table:style-name="ro2">
          <table:table-cell table:number-columns-repeated="3"/>
          <table:table-cell office:value-type="float" office:value="29.2" calcext:value-type="float">
            <text:p>29.2</text:p>
          </table:table-cell>
          <table:table-cell office:value-type="float" office:value="-12.948511666667" calcext:value-type="float">
            <text:p>-12.948511666667</text:p>
          </table:table-cell>
          <table:table-cell office:value-type="float" office:value="-38.427081666667" calcext:value-type="float">
            <text:p>-38.427081666667</text:p>
          </table:table-cell>
        </table:table-row>
        <table:table-row table:style-name="ro2">
          <table:table-cell table:number-columns-repeated="3"/>
          <table:table-cell office:value-type="float" office:value="28.8" calcext:value-type="float">
            <text:p>28.8</text:p>
          </table:table-cell>
          <table:table-cell office:value-type="float" office:value="-12.948511666667" calcext:value-type="float">
            <text:p>-12.948511666667</text:p>
          </table:table-cell>
          <table:table-cell office:value-type="float" office:value="-38.427075" calcext:value-type="float">
            <text:p>-38.427075</text:p>
          </table:table-cell>
        </table:table-row>
        <table:table-row table:style-name="ro2">
          <table:table-cell table:number-columns-repeated="3"/>
          <table:table-cell office:value-type="float" office:value="28.8" calcext:value-type="float">
            <text:p>28.8</text:p>
          </table:table-cell>
          <table:table-cell office:value-type="float" office:value="-12.948513333333" calcext:value-type="float">
            <text:p>-12.948513333333</text:p>
          </table:table-cell>
          <table:table-cell office:value-type="float" office:value="-38.427066666667" calcext:value-type="float">
            <text:p>-38.427066666667</text:p>
          </table:table-cell>
        </table:table-row>
        <table:table-row table:style-name="ro2">
          <table:table-cell table:number-columns-repeated="3"/>
          <table:table-cell office:value-type="float" office:value="28.3" calcext:value-type="float">
            <text:p>28.3</text:p>
          </table:table-cell>
          <table:table-cell office:value-type="float" office:value="-12.948513333333" calcext:value-type="float">
            <text:p>-12.948513333333</text:p>
          </table:table-cell>
          <table:table-cell office:value-type="float" office:value="-38.42706" calcext:value-type="float">
            <text:p>-38.42706</text:p>
          </table:table-cell>
        </table:table-row>
        <table:table-row table:style-name="ro2">
          <table:table-cell table:number-columns-repeated="3"/>
          <table:table-cell office:value-type="float" office:value="28.3" calcext:value-type="float">
            <text:p>28.3</text:p>
          </table:table-cell>
          <table:table-cell office:value-type="float" office:value="-12.948515" calcext:value-type="float">
            <text:p>-12.948515</text:p>
          </table:table-cell>
          <table:table-cell office:value-type="float" office:value="-38.427053333333" calcext:value-type="float">
            <text:p>-38.427053333333</text:p>
          </table:table-cell>
        </table:table-row>
        <table:table-row table:style-name="ro2"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-12.948515" calcext:value-type="float">
            <text:p>-12.948515</text:p>
          </table:table-cell>
          <table:table-cell office:value-type="float" office:value="-38.427045" calcext:value-type="float">
            <text:p>-38.427045</text:p>
          </table:table-cell>
        </table:table-row>
        <table:table-row table:style-name="ro2">
          <table:table-cell table:number-columns-repeated="3"/>
          <table:table-cell office:value-type="float" office:value="27.9" calcext:value-type="float">
            <text:p>27.9</text:p>
          </table:table-cell>
          <table:table-cell office:value-type="float" office:value="-12.948515" calcext:value-type="float">
            <text:p>-12.948515</text:p>
          </table:table-cell>
          <table:table-cell office:value-type="float" office:value="-38.427038333333" calcext:value-type="float">
            <text:p>-38.427038333333</text:p>
          </table:table-cell>
        </table:table-row>
        <table:table-row table:style-name="ro2">
          <table:table-cell table:number-columns-repeated="3"/>
          <table:table-cell office:value-type="float" office:value="27.4" calcext:value-type="float">
            <text:p>27.4</text:p>
          </table:table-cell>
          <table:table-cell office:value-type="float" office:value="-12.948516666667" calcext:value-type="float">
            <text:p>-12.948516666667</text:p>
          </table:table-cell>
          <table:table-cell office:value-type="float" office:value="-38.427031666667" calcext:value-type="float">
            <text:p>-38.427031666667</text:p>
          </table:table-cell>
        </table:table-row>
        <table:table-row table:style-name="ro2">
          <table:table-cell table:number-columns-repeated="3"/>
          <table:table-cell office:value-type="float" office:value="26.8" calcext:value-type="float">
            <text:p>26.8</text:p>
          </table:table-cell>
          <table:table-cell office:value-type="float" office:value="-12.948516666667" calcext:value-type="float">
            <text:p>-12.948516666667</text:p>
          </table:table-cell>
          <table:table-cell office:value-type="float" office:value="-38.427025" calcext:value-type="float">
            <text:p>-38.427025</text:p>
          </table:table-cell>
        </table:table-row>
        <table:table-row table:style-name="ro2"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-12.948516666667" calcext:value-type="float">
            <text:p>-12.948516666667</text:p>
          </table:table-cell>
          <table:table-cell office:value-type="float" office:value="-38.427016666667" calcext:value-type="float">
            <text:p>-38.427016666667</text:p>
          </table:table-cell>
        </table:table-row>
        <table:table-row table:style-name="ro2">
          <table:table-cell table:number-columns-repeated="3"/>
          <table:table-cell office:value-type="float" office:value="26.3" calcext:value-type="float">
            <text:p>26.3</text:p>
          </table:table-cell>
          <table:table-cell office:value-type="float" office:value="-12.948516666667" calcext:value-type="float">
            <text:p>-12.948516666667</text:p>
          </table:table-cell>
          <table:table-cell office:value-type="float" office:value="-38.42701" calcext:value-type="float">
            <text:p>-38.42701</text:p>
          </table:table-cell>
        </table:table-row>
        <table:table-row table:style-name="ro2">
          <table:table-cell table:number-columns-repeated="3"/>
          <table:table-cell office:value-type="float" office:value="25.8" calcext:value-type="float">
            <text:p>25.8</text:p>
          </table:table-cell>
          <table:table-cell office:value-type="float" office:value="-12.948516666667" calcext:value-type="float">
            <text:p>-12.948516666667</text:p>
          </table:table-cell>
          <table:table-cell office:value-type="float" office:value="-38.427003333333" calcext:value-type="float">
            <text:p>-38.427003333333</text:p>
          </table:table-cell>
        </table:table-row>
        <table:table-row table:style-name="ro2">
          <table:table-cell table:number-columns-repeated="3"/>
          <table:table-cell office:value-type="float" office:value="25.8" calcext:value-type="float">
            <text:p>25.8</text:p>
          </table:table-cell>
          <table:table-cell office:value-type="float" office:value="-12.948516666667" calcext:value-type="float">
            <text:p>-12.948516666667</text:p>
          </table:table-cell>
          <table:table-cell office:value-type="float" office:value="-38.426996666667" calcext:value-type="float">
            <text:p>-38.426996666667</text:p>
          </table:table-cell>
        </table:table-row>
        <table:table-row table:style-name="ro2">
          <table:table-cell table:number-columns-repeated="3"/>
          <table:table-cell office:value-type="float" office:value="25.7" calcext:value-type="float">
            <text:p>25.7</text:p>
          </table:table-cell>
          <table:table-cell office:value-type="float" office:value="-12.948516666667" calcext:value-type="float">
            <text:p>-12.948516666667</text:p>
          </table:table-cell>
          <table:table-cell office:value-type="float" office:value="-38.42699" calcext:value-type="float">
            <text:p>-38.42699</text:p>
          </table:table-cell>
        </table:table-row>
        <table:table-row table:style-name="ro2">
          <table:table-cell table:number-columns-repeated="3"/>
          <table:table-cell office:value-type="float" office:value="25.2" calcext:value-type="float">
            <text:p>25.2</text:p>
          </table:table-cell>
          <table:table-cell office:value-type="float" office:value="-12.948515" calcext:value-type="float">
            <text:p>-12.948515</text:p>
          </table:table-cell>
          <table:table-cell office:value-type="float" office:value="-38.426983333333" calcext:value-type="float">
            <text:p>-38.426983333333</text:p>
          </table:table-cell>
        </table:table-row>
        <table:table-row table:style-name="ro2">
          <table:table-cell table:number-columns-repeated="3"/>
          <table:table-cell office:value-type="float" office:value="25.1" calcext:value-type="float">
            <text:p>25.1</text:p>
          </table:table-cell>
          <table:table-cell office:value-type="float" office:value="-12.948515" calcext:value-type="float">
            <text:p>-12.948515</text:p>
          </table:table-cell>
          <table:table-cell office:value-type="float" office:value="-38.426978333333" calcext:value-type="float">
            <text:p>-38.426978333333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515" calcext:value-type="float">
            <text:p>-12.948515</text:p>
          </table:table-cell>
          <table:table-cell office:value-type="float" office:value="-38.426971666667" calcext:value-type="float">
            <text:p>-38.426971666667</text:p>
          </table:table-cell>
        </table:table-row>
        <table:table-row table:style-name="ro2">
          <table:table-cell table:number-columns-repeated="3"/>
          <table:table-cell office:value-type="float" office:value="24.6" calcext:value-type="float">
            <text:p>24.6</text:p>
          </table:table-cell>
          <table:table-cell office:value-type="float" office:value="-12.948513333333" calcext:value-type="float">
            <text:p>-12.948513333333</text:p>
          </table:table-cell>
          <table:table-cell office:value-type="float" office:value="-38.426965" calcext:value-type="float">
            <text:p>-38.426965</text:p>
          </table:table-cell>
        </table:table-row>
        <table:table-row table:style-name="ro2">
          <table:table-cell table:number-columns-repeated="3"/>
          <table:table-cell office:value-type="float" office:value="24.3" calcext:value-type="float">
            <text:p>24.3</text:p>
          </table:table-cell>
          <table:table-cell office:value-type="float" office:value="-12.948511666667" calcext:value-type="float">
            <text:p>-12.948511666667</text:p>
          </table:table-cell>
          <table:table-cell office:value-type="float" office:value="-38.426958333333" calcext:value-type="float">
            <text:p>-38.426958333333</text:p>
          </table:table-cell>
        </table:table-row>
        <table:table-row table:style-name="ro2">
          <table:table-cell table:number-columns-repeated="3"/>
          <table:table-cell office:value-type="float" office:value="23.9" calcext:value-type="float">
            <text:p>23.9</text:p>
          </table:table-cell>
          <table:table-cell office:value-type="float" office:value="-12.94851" calcext:value-type="float">
            <text:p>-12.94851</text:p>
          </table:table-cell>
          <table:table-cell office:value-type="float" office:value="-38.426953333333" calcext:value-type="float">
            <text:p>-38.426953333333</text:p>
          </table:table-cell>
        </table:table-row>
        <table:table-row table:style-name="ro2">
          <table:table-cell table:number-columns-repeated="3"/>
          <table:table-cell office:value-type="float" office:value="23.9" calcext:value-type="float">
            <text:p>23.9</text:p>
          </table:table-cell>
          <table:table-cell office:value-type="float" office:value="-12.948508333333" calcext:value-type="float">
            <text:p>-12.948508333333</text:p>
          </table:table-cell>
          <table:table-cell office:value-type="float" office:value="-38.426946666667" calcext:value-type="float">
            <text:p>-38.426946666667</text:p>
          </table:table-cell>
        </table:table-row>
        <table:table-row table:style-name="ro2">
          <table:table-cell table:number-columns-repeated="3"/>
          <table:table-cell office:value-type="float" office:value="23.6" calcext:value-type="float">
            <text:p>23.6</text:p>
          </table:table-cell>
          <table:table-cell office:value-type="float" office:value="-12.948506666667" calcext:value-type="float">
            <text:p>-12.948506666667</text:p>
          </table:table-cell>
          <table:table-cell office:value-type="float" office:value="-38.426941666667" calcext:value-type="float">
            <text:p>-38.426941666667</text:p>
          </table:table-cell>
        </table:table-row>
        <table:table-row table:style-name="ro2">
          <table:table-cell table:number-columns-repeated="3"/>
          <table:table-cell office:value-type="float" office:value="23.6" calcext:value-type="float">
            <text:p>23.6</text:p>
          </table:table-cell>
          <table:table-cell office:value-type="float" office:value="-12.948505" calcext:value-type="float">
            <text:p>-12.948505</text:p>
          </table:table-cell>
          <table:table-cell office:value-type="float" office:value="-38.426935" calcext:value-type="float">
            <text:p>-38.426935</text:p>
          </table:table-cell>
        </table:table-row>
        <table:table-row table:style-name="ro2">
          <table:table-cell table:number-columns-repeated="3"/>
          <table:table-cell office:value-type="float" office:value="23.7" calcext:value-type="float">
            <text:p>23.7</text:p>
          </table:table-cell>
          <table:table-cell office:value-type="float" office:value="-12.948503333333" calcext:value-type="float">
            <text:p>-12.948503333333</text:p>
          </table:table-cell>
          <table:table-cell office:value-type="float" office:value="-38.42693" calcext:value-type="float">
            <text:p>-38.42693</text:p>
          </table:table-cell>
        </table:table-row>
        <table:table-row table:style-name="ro2">
          <table:table-cell table:number-columns-repeated="3"/>
          <table:table-cell office:value-type="float" office:value="23.8" calcext:value-type="float">
            <text:p>23.8</text:p>
          </table:table-cell>
          <table:table-cell office:value-type="float" office:value="-12.948501666667" calcext:value-type="float">
            <text:p>-12.948501666667</text:p>
          </table:table-cell>
          <table:table-cell office:value-type="float" office:value="-38.426923333333" calcext:value-type="float">
            <text:p>-38.426923333333</text:p>
          </table:table-cell>
        </table:table-row>
        <table:table-row table:style-name="ro2">
          <table:table-cell table:number-columns-repeated="3"/>
          <table:table-cell office:value-type="float" office:value="23.8" calcext:value-type="float">
            <text:p>23.8</text:p>
          </table:table-cell>
          <table:table-cell office:value-type="float" office:value="-12.948498333333" calcext:value-type="float">
            <text:p>-12.948498333333</text:p>
          </table:table-cell>
          <table:table-cell office:value-type="float" office:value="-38.426918333333" calcext:value-type="float">
            <text:p>-38.426918333333</text:p>
          </table:table-cell>
        </table:table-row>
        <table:table-row table:style-name="ro2">
          <table:table-cell table:number-columns-repeated="3"/>
          <table:table-cell office:value-type="float" office:value="23.9" calcext:value-type="float">
            <text:p>23.9</text:p>
          </table:table-cell>
          <table:table-cell office:value-type="float" office:value="-12.948496666667" calcext:value-type="float">
            <text:p>-12.948496666667</text:p>
          </table:table-cell>
          <table:table-cell office:value-type="float" office:value="-38.426913333333" calcext:value-type="float">
            <text:p>-38.426913333333</text:p>
          </table:table-cell>
        </table:table-row>
        <table:table-row table:style-name="ro2">
          <table:table-cell table:number-columns-repeated="3"/>
          <table:table-cell office:value-type="float" office:value="24.6" calcext:value-type="float">
            <text:p>24.6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26908333333" calcext:value-type="float">
            <text:p>-38.426908333333</text:p>
          </table:table-cell>
        </table:table-row>
        <table:table-row table:style-name="ro2">
          <table:table-cell table:number-columns-repeated="3"/>
          <table:table-cell office:value-type="float" office:value="24.6" calcext:value-type="float">
            <text:p>24.6</text:p>
          </table:table-cell>
          <table:table-cell office:value-type="float" office:value="-12.94849" calcext:value-type="float">
            <text:p>-12.94849</text:p>
          </table:table-cell>
          <table:table-cell office:value-type="float" office:value="-38.426901666667" calcext:value-type="float">
            <text:p>-38.426901666667</text:p>
          </table:table-cell>
        </table:table-row>
        <table:table-row table:style-name="ro2">
          <table:table-cell table:number-columns-repeated="3"/>
          <table:table-cell office:value-type="float" office:value="24.6" calcext:value-type="float">
            <text:p>24.6</text:p>
          </table:table-cell>
          <table:table-cell office:value-type="float" office:value="-12.948486666667" calcext:value-type="float">
            <text:p>-12.948486666667</text:p>
          </table:table-cell>
          <table:table-cell office:value-type="float" office:value="-38.426896666667" calcext:value-type="float">
            <text:p>-38.426896666667</text:p>
          </table:table-cell>
        </table:table-row>
        <table:table-row table:style-name="ro2">
          <table:table-cell table:number-columns-repeated="3"/>
          <table:table-cell office:value-type="float" office:value="25.2" calcext:value-type="float">
            <text:p>25.2</text:p>
          </table:table-cell>
          <table:table-cell office:value-type="float" office:value="-12.948483333333" calcext:value-type="float">
            <text:p>-12.948483333333</text:p>
          </table:table-cell>
          <table:table-cell office:value-type="float" office:value="-38.426891666667" calcext:value-type="float">
            <text:p>-38.426891666667</text:p>
          </table:table-cell>
        </table:table-row>
        <table:table-row table:style-name="ro2">
          <table:table-cell table:number-columns-repeated="3"/>
          <table:table-cell office:value-type="float" office:value="25.1" calcext:value-type="float">
            <text:p>25.1</text:p>
          </table:table-cell>
          <table:table-cell office:value-type="float" office:value="-12.94848" calcext:value-type="float">
            <text:p>-12.94848</text:p>
          </table:table-cell>
          <table:table-cell office:value-type="float" office:value="-38.426886666667" calcext:value-type="float">
            <text:p>-38.426886666667</text:p>
          </table:table-cell>
        </table:table-row>
        <table:table-row table:style-name="ro2">
          <table:table-cell table:number-columns-repeated="3"/>
          <table:table-cell office:value-type="float" office:value="24.4" calcext:value-type="float">
            <text:p>24.4</text:p>
          </table:table-cell>
          <table:table-cell office:value-type="float" office:value="-12.948476666667" calcext:value-type="float">
            <text:p>-12.948476666667</text:p>
          </table:table-cell>
          <table:table-cell office:value-type="float" office:value="-38.426881666667" calcext:value-type="float">
            <text:p>-38.426881666667</text:p>
          </table:table-cell>
        </table:table-row>
        <table:table-row table:style-name="ro2">
          <table:table-cell table:number-columns-repeated="3"/>
          <table:table-cell office:value-type="float" office:value="23.9" calcext:value-type="float">
            <text:p>23.9</text:p>
          </table:table-cell>
          <table:table-cell office:value-type="float" office:value="-12.948471666667" calcext:value-type="float">
            <text:p>-12.948471666667</text:p>
          </table:table-cell>
          <table:table-cell office:value-type="float" office:value="-38.426876666667" calcext:value-type="float">
            <text:p>-38.426876666667</text:p>
          </table:table-cell>
        </table:table-row>
        <table:table-row table:style-name="ro2"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-12.948468333333" calcext:value-type="float">
            <text:p>-12.948468333333</text:p>
          </table:table-cell>
          <table:table-cell office:value-type="float" office:value="-38.426871666667" calcext:value-type="float">
            <text:p>-38.426871666667</text:p>
          </table:table-cell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12.948465" calcext:value-type="float">
            <text:p>-12.948465</text:p>
          </table:table-cell>
          <table:table-cell office:value-type="float" office:value="-38.426866666667" calcext:value-type="float">
            <text:p>-38.426866666667</text:p>
          </table:table-cell>
        </table:table-row>
        <table:table-row table:style-name="ro2">
          <table:table-cell table:number-columns-repeated="3"/>
          <table:table-cell office:value-type="float" office:value="22.9" calcext:value-type="float">
            <text:p>22.9</text:p>
          </table:table-cell>
          <table:table-cell office:value-type="float" office:value="-12.948461666667" calcext:value-type="float">
            <text:p>-12.948461666667</text:p>
          </table:table-cell>
          <table:table-cell office:value-type="float" office:value="-38.426861666667" calcext:value-type="float">
            <text:p>-38.426861666667</text:p>
          </table:table-cell>
        </table:table-row>
        <table:table-row table:style-name="ro2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float" office:value="-12.948456666667" calcext:value-type="float">
            <text:p>-12.948456666667</text:p>
          </table:table-cell>
          <table:table-cell office:value-type="float" office:value="-38.426858333333" calcext:value-type="float">
            <text:p>-38.426858333333</text:p>
          </table:table-cell>
        </table:table-row>
        <table:table-row table:style-name="ro2">
          <table:table-cell table:number-columns-repeated="3"/>
          <table:table-cell office:value-type="float" office:value="22.3" calcext:value-type="float">
            <text:p>22.3</text:p>
          </table:table-cell>
          <table:table-cell office:value-type="float" office:value="-12.948453333333" calcext:value-type="float">
            <text:p>-12.948453333333</text:p>
          </table:table-cell>
          <table:table-cell office:value-type="float" office:value="-38.426853333333" calcext:value-type="float">
            <text:p>-38.426853333333</text:p>
          </table:table-cell>
        </table:table-row>
        <table:table-row table:style-name="ro2">
          <table:table-cell table:number-columns-repeated="3"/>
          <table:table-cell office:value-type="float" office:value="22.2" calcext:value-type="float">
            <text:p>22.2</text:p>
          </table:table-cell>
          <table:table-cell office:value-type="float" office:value="-12.94845" calcext:value-type="float">
            <text:p>-12.94845</text:p>
          </table:table-cell>
          <table:table-cell office:value-type="float" office:value="-38.42685" calcext:value-type="float">
            <text:p>-38.42685</text:p>
          </table:table-cell>
        </table:table-row>
        <table:table-row table:style-name="ro2">
          <table:table-cell table:number-columns-repeated="3"/>
          <table:table-cell office:value-type="float" office:value="22.2" calcext:value-type="float">
            <text:p>22.2</text:p>
          </table:table-cell>
          <table:table-cell office:value-type="float" office:value="-12.948445" calcext:value-type="float">
            <text:p>-12.948445</text:p>
          </table:table-cell>
          <table:table-cell office:value-type="float" office:value="-38.426846666667" calcext:value-type="float">
            <text:p>-38.426846666667</text:p>
          </table:table-cell>
        </table:table-row>
        <table:table-row table:style-name="ro2">
          <table:table-cell table:number-columns-repeated="3"/>
          <table:table-cell office:value-type="float" office:value="22.3" calcext:value-type="float">
            <text:p>22.3</text:p>
          </table:table-cell>
          <table:table-cell office:value-type="float" office:value="-12.948441666667" calcext:value-type="float">
            <text:p>-12.948441666667</text:p>
          </table:table-cell>
          <table:table-cell office:value-type="float" office:value="-38.426841666667" calcext:value-type="float">
            <text:p>-38.426841666667</text:p>
          </table:table-cell>
        </table:table-row>
        <table:table-row table:style-name="ro2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float" office:value="-12.948436666667" calcext:value-type="float">
            <text:p>-12.948436666667</text:p>
          </table:table-cell>
          <table:table-cell office:value-type="float" office:value="-38.426838333333" calcext:value-type="float">
            <text:p>-38.426838333333</text:p>
          </table:table-cell>
        </table:table-row>
        <table:table-row table:style-name="ro2">
          <table:table-cell table:number-columns-repeated="3"/>
          <table:table-cell office:value-type="float" office:value="22.7" calcext:value-type="float">
            <text:p>22.7</text:p>
          </table:table-cell>
          <table:table-cell office:value-type="float" office:value="-12.948431666667" calcext:value-type="float">
            <text:p>-12.948431666667</text:p>
          </table:table-cell>
          <table:table-cell office:value-type="float" office:value="-38.426835" calcext:value-type="float">
            <text:p>-38.426835</text:p>
          </table:table-cell>
        </table:table-row>
        <table:table-row table:style-name="ro2">
          <table:table-cell table:number-columns-repeated="3"/>
          <table:table-cell office:value-type="float" office:value="22.7" calcext:value-type="float">
            <text:p>22.7</text:p>
          </table:table-cell>
          <table:table-cell office:value-type="float" office:value="-12.948428333333" calcext:value-type="float">
            <text:p>-12.948428333333</text:p>
          </table:table-cell>
          <table:table-cell office:value-type="float" office:value="-38.426831666667" calcext:value-type="float">
            <text:p>-38.426831666667</text:p>
          </table:table-cell>
        </table:table-row>
        <table:table-row table:style-name="ro2">
          <table:table-cell table:number-columns-repeated="3"/>
          <table:table-cell office:value-type="float" office:value="22.2" calcext:value-type="float">
            <text:p>22.2</text:p>
          </table:table-cell>
          <table:table-cell office:value-type="float" office:value="-12.948423333333" calcext:value-type="float">
            <text:p>-12.948423333333</text:p>
          </table:table-cell>
          <table:table-cell office:value-type="float" office:value="-38.426828333333" calcext:value-type="float">
            <text:p>-38.426828333333</text:p>
          </table:table-cell>
        </table:table-row>
        <table:table-row table:style-name="ro2"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-12.948418333333" calcext:value-type="float">
            <text:p>-12.948418333333</text:p>
          </table:table-cell>
          <table:table-cell office:value-type="float" office:value="-38.426825" calcext:value-type="float">
            <text:p>-38.426825</text:p>
          </table:table-cell>
        </table:table-row>
        <table:table-row table:style-name="ro2">
          <table:table-cell table:number-columns-repeated="3"/>
          <table:table-cell office:value-type="float" office:value="21.7" calcext:value-type="float">
            <text:p>21.7</text:p>
          </table:table-cell>
          <table:table-cell office:value-type="float" office:value="-12.948413333333" calcext:value-type="float">
            <text:p>-12.948413333333</text:p>
          </table:table-cell>
          <table:table-cell office:value-type="float" office:value="-38.426821666667" calcext:value-type="float">
            <text:p>-38.426821666667</text:p>
          </table:table-cell>
        </table:table-row>
        <table:table-row table:style-name="ro2">
          <table:table-cell table:number-columns-repeated="3"/>
          <table:table-cell office:value-type="float" office:value="21.8" calcext:value-type="float">
            <text:p>21.8</text:p>
          </table:table-cell>
          <table:table-cell office:value-type="float" office:value="-12.948408333333" calcext:value-type="float">
            <text:p>-12.948408333333</text:p>
          </table:table-cell>
          <table:table-cell office:value-type="float" office:value="-38.42682" calcext:value-type="float">
            <text:p>-38.42682</text:p>
          </table:table-cell>
        </table:table-row>
        <table:table-row table:style-name="ro2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float" office:value="-12.948403333333" calcext:value-type="float">
            <text:p>-12.948403333333</text:p>
          </table:table-cell>
          <table:table-cell office:value-type="float" office:value="-38.426816666667" calcext:value-type="float">
            <text:p>-38.426816666667</text:p>
          </table:table-cell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26815" calcext:value-type="float">
            <text:p>-38.426815</text:p>
          </table:table-cell>
        </table:table-row>
        <table:table-row table:style-name="ro2">
          <table:table-cell table:number-columns-repeated="3"/>
          <table:table-cell office:value-type="float" office:value="23.3" calcext:value-type="float">
            <text:p>23.3</text:p>
          </table:table-cell>
          <table:table-cell office:value-type="float" office:value="-12.948393333333" calcext:value-type="float">
            <text:p>-12.948393333333</text:p>
          </table:table-cell>
          <table:table-cell office:value-type="float" office:value="-38.426813333333" calcext:value-type="float">
            <text:p>-38.426813333333</text:p>
          </table:table-cell>
        </table:table-row>
        <table:table-row table:style-name="ro2">
          <table:table-cell table:number-columns-repeated="3"/>
          <table:table-cell office:value-type="float" office:value="23.7" calcext:value-type="float">
            <text:p>23.7</text:p>
          </table:table-cell>
          <table:table-cell office:value-type="float" office:value="-12.948388333333" calcext:value-type="float">
            <text:p>-12.948388333333</text:p>
          </table:table-cell>
          <table:table-cell office:value-type="float" office:value="-38.426811666667" calcext:value-type="float">
            <text:p>-38.426811666667</text:p>
          </table:table-cell>
        </table:table-row>
        <table:table-row table:style-name="ro2">
          <table:table-cell table:number-columns-repeated="3"/>
          <table:table-cell office:value-type="float" office:value="23.7" calcext:value-type="float">
            <text:p>23.7</text:p>
          </table:table-cell>
          <table:table-cell office:value-type="float" office:value="-12.948381666667" calcext:value-type="float">
            <text:p>-12.948381666667</text:p>
          </table:table-cell>
          <table:table-cell office:value-type="float" office:value="-38.426808333333" calcext:value-type="float">
            <text:p>-38.426808333333</text:p>
          </table:table-cell>
        </table:table-row>
        <table:table-row table:style-name="ro2">
          <table:table-cell table:number-columns-repeated="3"/>
          <table:table-cell office:value-type="float" office:value="24.1" calcext:value-type="float">
            <text:p>24.1</text:p>
          </table:table-cell>
          <table:table-cell office:value-type="float" office:value="-12.948376666667" calcext:value-type="float">
            <text:p>-12.948376666667</text:p>
          </table:table-cell>
          <table:table-cell office:value-type="float" office:value="-38.426806666667" calcext:value-type="float">
            <text:p>-38.426806666667</text:p>
          </table:table-cell>
        </table:table-row>
        <table:table-row table:style-name="ro2">
          <table:table-cell table:number-columns-repeated="3"/>
          <table:table-cell office:value-type="float" office:value="24.1" calcext:value-type="float">
            <text:p>24.1</text:p>
          </table:table-cell>
          <table:table-cell office:value-type="float" office:value="-12.94837" calcext:value-type="float">
            <text:p>-12.94837</text:p>
          </table:table-cell>
          <table:table-cell office:value-type="float" office:value="-38.426805" calcext:value-type="float">
            <text:p>-38.426805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365" calcext:value-type="float">
            <text:p>-12.948365</text:p>
          </table:table-cell>
          <table:table-cell office:value-type="float" office:value="-38.426803333333" calcext:value-type="float">
            <text:p>-38.426803333333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358333333" calcext:value-type="float">
            <text:p>-12.948358333333</text:p>
          </table:table-cell>
          <table:table-cell office:value-type="float" office:value="-38.426801666667" calcext:value-type="float">
            <text:p>-38.426801666667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353333333" calcext:value-type="float">
            <text:p>-12.948353333333</text:p>
          </table:table-cell>
          <table:table-cell office:value-type="float" office:value="-38.426801666667" calcext:value-type="float">
            <text:p>-38.426801666667</text:p>
          </table:table-cell>
        </table:table-row>
        <table:table-row table:style-name="ro2">
          <table:table-cell table:number-columns-repeated="3"/>
          <table:table-cell office:value-type="float" office:value="24.4" calcext:value-type="float">
            <text:p>24.4</text:p>
          </table:table-cell>
          <table:table-cell office:value-type="float" office:value="-12.948346666667" calcext:value-type="float">
            <text:p>-12.948346666667</text:p>
          </table:table-cell>
          <table:table-cell office:value-type="float" office:value="-38.4268" calcext:value-type="float">
            <text:p>-38.4268</text:p>
          </table:table-cell>
        </table:table-row>
        <table:table-row table:style-name="ro2">
          <table:table-cell table:number-columns-repeated="3"/>
          <table:table-cell office:value-type="float" office:value="24.4" calcext:value-type="float">
            <text:p>24.4</text:p>
          </table:table-cell>
          <table:table-cell office:value-type="float" office:value="-12.94834" calcext:value-type="float">
            <text:p>-12.94834</text:p>
          </table:table-cell>
          <table:table-cell office:value-type="float" office:value="-38.426798333333" calcext:value-type="float">
            <text:p>-38.426798333333</text:p>
          </table:table-cell>
        </table:table-row>
        <table:table-row table:style-name="ro2">
          <table:table-cell table:number-columns-repeated="3"/>
          <table:table-cell office:value-type="float" office:value="24.4" calcext:value-type="float">
            <text:p>24.4</text:p>
          </table:table-cell>
          <table:table-cell office:value-type="float" office:value="-12.948335" calcext:value-type="float">
            <text:p>-12.948335</text:p>
          </table:table-cell>
          <table:table-cell office:value-type="float" office:value="-38.426798333333" calcext:value-type="float">
            <text:p>-38.426798333333</text:p>
          </table:table-cell>
        </table:table-row>
        <table:table-row table:style-name="ro2">
          <table:table-cell table:number-columns-repeated="3"/>
          <table:table-cell office:value-type="float" office:value="23.9" calcext:value-type="float">
            <text:p>23.9</text:p>
          </table:table-cell>
          <table:table-cell office:value-type="float" office:value="-12.948328333333" calcext:value-type="float">
            <text:p>-12.948328333333</text:p>
          </table:table-cell>
          <table:table-cell office:value-type="float" office:value="-38.426796666667" calcext:value-type="float">
            <text:p>-38.426796666667</text:p>
          </table:table-cell>
        </table:table-row>
        <table:table-row table:style-name="ro2">
          <table:table-cell table:number-columns-repeated="3"/>
          <table:table-cell office:value-type="float" office:value="23.8" calcext:value-type="float">
            <text:p>23.8</text:p>
          </table:table-cell>
          <table:table-cell office:value-type="float" office:value="-12.948321666667" calcext:value-type="float">
            <text:p>-12.948321666667</text:p>
          </table:table-cell>
          <table:table-cell office:value-type="float" office:value="-38.426796666667" calcext:value-type="float">
            <text:p>-38.426796666667</text:p>
          </table:table-cell>
        </table:table-row>
        <table:table-row table:style-name="ro2">
          <table:table-cell table:number-columns-repeated="3"/>
          <table:table-cell office:value-type="float" office:value="23.3" calcext:value-type="float">
            <text:p>23.3</text:p>
          </table:table-cell>
          <table:table-cell office:value-type="float" office:value="-12.948316666667" calcext:value-type="float">
            <text:p>-12.948316666667</text:p>
          </table:table-cell>
          <table:table-cell office:value-type="float" office:value="-38.426795" calcext:value-type="float">
            <text:p>-38.426795</text:p>
          </table:table-cell>
        </table:table-row>
        <table:table-row table:style-name="ro2">
          <table:table-cell table:number-columns-repeated="3"/>
          <table:table-cell office:value-type="float" office:value="23.4" calcext:value-type="float">
            <text:p>23.4</text:p>
          </table:table-cell>
          <table:table-cell office:value-type="float" office:value="-12.94831" calcext:value-type="float">
            <text:p>-12.94831</text:p>
          </table:table-cell>
          <table:table-cell office:value-type="float" office:value="-38.426795" calcext:value-type="float">
            <text:p>-38.426795</text:p>
          </table:table-cell>
        </table:table-row>
        <table:table-row table:style-name="ro2">
          <table:table-cell table:number-columns-repeated="3"/>
          <table:table-cell office:value-type="float" office:value="23.3" calcext:value-type="float">
            <text:p>23.3</text:p>
          </table:table-cell>
          <table:table-cell office:value-type="float" office:value="-12.948305" calcext:value-type="float">
            <text:p>-12.948305</text:p>
          </table:table-cell>
          <table:table-cell office:value-type="float" office:value="-38.426795" calcext:value-type="float">
            <text:p>-38.426795</text:p>
          </table:table-cell>
        </table:table-row>
        <table:table-row table:style-name="ro2">
          <table:table-cell table:number-columns-repeated="3"/>
          <table:table-cell office:value-type="float" office:value="23.2" calcext:value-type="float">
            <text:p>23.2</text:p>
          </table:table-cell>
          <table:table-cell office:value-type="float" office:value="-12.948298333333" calcext:value-type="float">
            <text:p>-12.948298333333</text:p>
          </table:table-cell>
          <table:table-cell office:value-type="float" office:value="-38.426795" calcext:value-type="float">
            <text:p>-38.426795</text:p>
          </table:table-cell>
        </table:table-row>
        <table:table-row table:style-name="ro2">
          <table:table-cell table:number-columns-repeated="3"/>
          <table:table-cell office:value-type="float" office:value="23.2" calcext:value-type="float">
            <text:p>23.2</text:p>
          </table:table-cell>
          <table:table-cell office:value-type="float" office:value="-12.948293333333" calcext:value-type="float">
            <text:p>-12.948293333333</text:p>
          </table:table-cell>
          <table:table-cell office:value-type="float" office:value="-38.426793333333" calcext:value-type="float">
            <text:p>-38.426793333333</text:p>
          </table:table-cell>
        </table:table-row>
        <table:table-row table:style-name="ro2">
          <table:table-cell table:number-columns-repeated="3"/>
          <table:table-cell office:value-type="float" office:value="23.3" calcext:value-type="float">
            <text:p>23.3</text:p>
          </table:table-cell>
          <table:table-cell office:value-type="float" office:value="-12.948286666667" calcext:value-type="float">
            <text:p>-12.948286666667</text:p>
          </table:table-cell>
          <table:table-cell office:value-type="float" office:value="-38.426793333333" calcext:value-type="float">
            <text:p>-38.426793333333</text:p>
          </table:table-cell>
        </table:table-row>
        <table:table-row table:style-name="ro2">
          <table:table-cell table:number-columns-repeated="3"/>
          <table:table-cell office:value-type="float" office:value="23.2" calcext:value-type="float">
            <text:p>23.2</text:p>
          </table:table-cell>
          <table:table-cell office:value-type="float" office:value="-12.948281666667" calcext:value-type="float">
            <text:p>-12.948281666667</text:p>
          </table:table-cell>
          <table:table-cell office:value-type="float" office:value="-38.426795" calcext:value-type="float">
            <text:p>-38.426795</text:p>
          </table:table-cell>
        </table:table-row>
        <table:table-row table:style-name="ro2">
          <table:table-cell table:number-columns-repeated="3"/>
          <table:table-cell office:value-type="float" office:value="23.1" calcext:value-type="float">
            <text:p>23.1</text:p>
          </table:table-cell>
          <table:table-cell office:value-type="float" office:value="-12.948275" calcext:value-type="float">
            <text:p>-12.948275</text:p>
          </table:table-cell>
          <table:table-cell office:value-type="float" office:value="-38.426795" calcext:value-type="float">
            <text:p>-38.426795</text:p>
          </table:table-cell>
        </table:table-row>
        <table:table-row table:style-name="ro2">
          <table:table-cell table:number-columns-repeated="3"/>
          <table:table-cell office:value-type="float" office:value="22.8" calcext:value-type="float">
            <text:p>22.8</text:p>
          </table:table-cell>
          <table:table-cell office:value-type="float" office:value="-12.94827" calcext:value-type="float">
            <text:p>-12.94827</text:p>
          </table:table-cell>
          <table:table-cell office:value-type="float" office:value="-38.426795" calcext:value-type="float">
            <text:p>-38.426795</text:p>
          </table:table-cell>
        </table:table-row>
        <table:table-row table:style-name="ro2">
          <table:table-cell table:number-columns-repeated="3"/>
          <table:table-cell office:value-type="float" office:value="22.7" calcext:value-type="float">
            <text:p>22.7</text:p>
          </table:table-cell>
          <table:table-cell office:value-type="float" office:value="-12.948265" calcext:value-type="float">
            <text:p>-12.948265</text:p>
          </table:table-cell>
          <table:table-cell office:value-type="float" office:value="-38.426795" calcext:value-type="float">
            <text:p>-38.426795</text:p>
          </table:table-cell>
        </table:table-row>
        <table:table-row table:style-name="ro2">
          <table:table-cell table:number-columns-repeated="3"/>
          <table:table-cell office:value-type="float" office:value="22.7" calcext:value-type="float">
            <text:p>22.7</text:p>
          </table:table-cell>
          <table:table-cell office:value-type="float" office:value="-12.948258333333" calcext:value-type="float">
            <text:p>-12.948258333333</text:p>
          </table:table-cell>
          <table:table-cell office:value-type="float" office:value="-38.426796666667" calcext:value-type="float">
            <text:p>-38.426796666667</text:p>
          </table:table-cell>
        </table:table-row>
        <table:table-row table:style-name="ro2">
          <table:table-cell table:number-columns-repeated="3"/>
          <table:table-cell office:value-type="float" office:value="23.1" calcext:value-type="float">
            <text:p>23.1</text:p>
          </table:table-cell>
          <table:table-cell office:value-type="float" office:value="-12.948253333333" calcext:value-type="float">
            <text:p>-12.948253333333</text:p>
          </table:table-cell>
          <table:table-cell office:value-type="float" office:value="-38.426796666667" calcext:value-type="float">
            <text:p>-38.426796666667</text:p>
          </table:table-cell>
        </table:table-row>
        <table:table-row table:style-name="ro2">
          <table:table-cell table:number-columns-repeated="3"/>
          <table:table-cell office:value-type="float" office:value="23.2" calcext:value-type="float">
            <text:p>23.2</text:p>
          </table:table-cell>
          <table:table-cell office:value-type="float" office:value="-12.948246666667" calcext:value-type="float">
            <text:p>-12.948246666667</text:p>
          </table:table-cell>
          <table:table-cell office:value-type="float" office:value="-38.426798333333" calcext:value-type="float">
            <text:p>-38.426798333333</text:p>
          </table:table-cell>
        </table:table-row>
        <table:table-row table:style-name="ro2"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-12.948241666667" calcext:value-type="float">
            <text:p>-12.948241666667</text:p>
          </table:table-cell>
          <table:table-cell office:value-type="float" office:value="-38.4268" calcext:value-type="float">
            <text:p>-38.4268</text:p>
          </table:table-cell>
        </table:table-row>
        <table:table-row table:style-name="ro2">
          <table:table-cell table:number-columns-repeated="3"/>
          <table:table-cell office:value-type="float" office:value="23.6" calcext:value-type="float">
            <text:p>23.6</text:p>
          </table:table-cell>
          <table:table-cell office:value-type="float" office:value="-12.948235" calcext:value-type="float">
            <text:p>-12.948235</text:p>
          </table:table-cell>
          <table:table-cell office:value-type="float" office:value="-38.4268" calcext:value-type="float">
            <text:p>-38.4268</text:p>
          </table:table-cell>
        </table:table-row>
        <table:table-row table:style-name="ro2">
          <table:table-cell table:number-columns-repeated="3"/>
          <table:table-cell office:value-type="float" office:value="24.2" calcext:value-type="float">
            <text:p>24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26801666667" calcext:value-type="float">
            <text:p>-38.426801666667</text:p>
          </table:table-cell>
        </table:table-row>
        <table:table-row table:style-name="ro2">
          <table:table-cell table:number-columns-repeated="3"/>
          <table:table-cell office:value-type="float" office:value="24.3" calcext:value-type="float">
            <text:p>24.3</text:p>
          </table:table-cell>
          <table:table-cell office:value-type="float" office:value="-12.948223333333" calcext:value-type="float">
            <text:p>-12.948223333333</text:p>
          </table:table-cell>
          <table:table-cell office:value-type="float" office:value="-38.426803333333" calcext:value-type="float">
            <text:p>-38.426803333333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218333333" calcext:value-type="float">
            <text:p>-12.948218333333</text:p>
          </table:table-cell>
          <table:table-cell office:value-type="float" office:value="-38.426805" calcext:value-type="float">
            <text:p>-38.426805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211666667" calcext:value-type="float">
            <text:p>-12.948211666667</text:p>
          </table:table-cell>
          <table:table-cell office:value-type="float" office:value="-38.426806666667" calcext:value-type="float">
            <text:p>-38.426806666667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206666667" calcext:value-type="float">
            <text:p>-12.948206666667</text:p>
          </table:table-cell>
          <table:table-cell office:value-type="float" office:value="-38.426808333333" calcext:value-type="float">
            <text:p>-38.426808333333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2" calcext:value-type="float">
            <text:p>-12.9482</text:p>
          </table:table-cell>
          <table:table-cell office:value-type="float" office:value="-38.42681" calcext:value-type="float">
            <text:p>-38.42681</text:p>
          </table:table-cell>
        </table:table-row>
        <table:table-row table:style-name="ro2">
          <table:table-cell table:number-columns-repeated="3"/>
          <table:table-cell office:value-type="float" office:value="24.7" calcext:value-type="float">
            <text:p>24.7</text:p>
          </table:table-cell>
          <table:table-cell office:value-type="float" office:value="-12.948195" calcext:value-type="float">
            <text:p>-12.948195</text:p>
          </table:table-cell>
          <table:table-cell office:value-type="float" office:value="-38.426811666667" calcext:value-type="float">
            <text:p>-38.426811666667</text:p>
          </table:table-cell>
        </table:table-row>
        <table:table-row table:style-name="ro2">
          <table:table-cell table:number-columns-repeated="3"/>
          <table:table-cell office:value-type="float" office:value="25.1" calcext:value-type="float">
            <text:p>25.1</text:p>
          </table:table-cell>
          <table:table-cell office:value-type="float" office:value="-12.948188333333" calcext:value-type="float">
            <text:p>-12.948188333333</text:p>
          </table:table-cell>
          <table:table-cell office:value-type="float" office:value="-38.426815" calcext:value-type="float">
            <text:p>-38.426815</text:p>
          </table:table-cell>
        </table:table-row>
        <table:table-row table:style-name="ro2">
          <table:table-cell table:number-columns-repeated="3"/>
          <table:table-cell office:value-type="float" office:value="25.2" calcext:value-type="float">
            <text:p>25.2</text:p>
          </table:table-cell>
          <table:table-cell office:value-type="float" office:value="-12.948183333333" calcext:value-type="float">
            <text:p>-12.948183333333</text:p>
          </table:table-cell>
          <table:table-cell office:value-type="float" office:value="-38.426818333333" calcext:value-type="float">
            <text:p>-38.426818333333</text:p>
          </table:table-cell>
        </table:table-row>
        <table:table-row table:style-name="ro2">
          <table:table-cell table:number-columns-repeated="3"/>
          <table:table-cell office:value-type="float" office:value="25.6" calcext:value-type="float">
            <text:p>25.6</text:p>
          </table:table-cell>
          <table:table-cell office:value-type="float" office:value="-12.948176666667" calcext:value-type="float">
            <text:p>-12.948176666667</text:p>
          </table:table-cell>
          <table:table-cell office:value-type="float" office:value="-38.42682" calcext:value-type="float">
            <text:p>-38.42682</text:p>
          </table:table-cell>
        </table:table-row>
        <table:table-row table:style-name="ro2">
          <table:table-cell table:number-columns-repeated="3"/>
          <table:table-cell office:value-type="float" office:value="25.6" calcext:value-type="float">
            <text:p>25.6</text:p>
          </table:table-cell>
          <table:table-cell office:value-type="float" office:value="-12.948171666667" calcext:value-type="float">
            <text:p>-12.948171666667</text:p>
          </table:table-cell>
          <table:table-cell office:value-type="float" office:value="-38.426823333333" calcext:value-type="float">
            <text:p>-38.426823333333</text:p>
          </table:table-cell>
        </table:table-row>
        <table:table-row table:style-name="ro2">
          <table:table-cell table:number-columns-repeated="3"/>
          <table:table-cell office:value-type="float" office:value="25.6" calcext:value-type="float">
            <text:p>25.6</text:p>
          </table:table-cell>
          <table:table-cell office:value-type="float" office:value="-12.948165" calcext:value-type="float">
            <text:p>-12.948165</text:p>
          </table:table-cell>
          <table:table-cell office:value-type="float" office:value="-38.426826666667" calcext:value-type="float">
            <text:p>-38.426826666667</text:p>
          </table:table-cell>
        </table:table-row>
        <table:table-row table:style-name="ro2">
          <table:table-cell table:number-columns-repeated="3"/>
          <table:table-cell office:value-type="float" office:value="25.6" calcext:value-type="float">
            <text:p>25.6</text:p>
          </table:table-cell>
          <table:table-cell office:value-type="float" office:value="-12.94816" calcext:value-type="float">
            <text:p>-12.94816</text:p>
          </table:table-cell>
          <table:table-cell office:value-type="float" office:value="-38.42683" calcext:value-type="float">
            <text:p>-38.42683</text:p>
          </table:table-cell>
        </table:table-row>
        <table:table-row table:style-name="ro2">
          <table:table-cell table:number-columns-repeated="3"/>
          <table:table-cell office:value-type="float" office:value="25.6" calcext:value-type="float">
            <text:p>25.6</text:p>
          </table:table-cell>
          <table:table-cell office:value-type="float" office:value="-12.948155" calcext:value-type="float">
            <text:p>-12.948155</text:p>
          </table:table-cell>
          <table:table-cell office:value-type="float" office:value="-38.426833333333" calcext:value-type="float">
            <text:p>-38.426833333333</text:p>
          </table:table-cell>
        </table:table-row>
        <table:table-row table:style-name="ro2">
          <table:table-cell table:number-columns-repeated="3"/>
          <table:table-cell office:value-type="float" office:value="25.7" calcext:value-type="float">
            <text:p>25.7</text:p>
          </table:table-cell>
          <table:table-cell office:value-type="float" office:value="-12.948148333333" calcext:value-type="float">
            <text:p>-12.948148333333</text:p>
          </table:table-cell>
          <table:table-cell office:value-type="float" office:value="-38.426836666667" calcext:value-type="float">
            <text:p>-38.426836666667</text:p>
          </table:table-cell>
        </table:table-row>
        <table:table-row table:style-name="ro2">
          <table:table-cell table:number-columns-repeated="3"/>
          <table:table-cell office:value-type="float" office:value="26.1" calcext:value-type="float">
            <text:p>26.1</text:p>
          </table:table-cell>
          <table:table-cell office:value-type="float" office:value="-12.948143333333" calcext:value-type="float">
            <text:p>-12.948143333333</text:p>
          </table:table-cell>
          <table:table-cell office:value-type="float" office:value="-38.42684" calcext:value-type="float">
            <text:p>-38.42684</text:p>
          </table:table-cell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12.948138333333" calcext:value-type="float">
            <text:p>-12.948138333333</text:p>
          </table:table-cell>
          <table:table-cell office:value-type="float" office:value="-38.426843333333" calcext:value-type="float">
            <text:p>-38.426843333333</text:p>
          </table:table-cell>
        </table:table-row>
        <table:table-row table:style-name="ro2">
          <table:table-cell table:number-columns-repeated="3"/>
          <table:table-cell office:value-type="float" office:value="26.2" calcext:value-type="float">
            <text:p>26.2</text:p>
          </table:table-cell>
          <table:table-cell office:value-type="float" office:value="-12.948133333333" calcext:value-type="float">
            <text:p>-12.948133333333</text:p>
          </table:table-cell>
          <table:table-cell office:value-type="float" office:value="-38.426846666667" calcext:value-type="float">
            <text:p>-38.426846666667</text:p>
          </table:table-cell>
        </table:table-row>
        <table:table-row table:style-name="ro2">
          <table:table-cell table:number-columns-repeated="3"/>
          <table:table-cell office:value-type="float" office:value="26.8" calcext:value-type="float">
            <text:p>26.8</text:p>
          </table:table-cell>
          <table:table-cell office:value-type="float" office:value="-12.948126666667" calcext:value-type="float">
            <text:p>-12.948126666667</text:p>
          </table:table-cell>
          <table:table-cell office:value-type="float" office:value="-38.426851666667" calcext:value-type="float">
            <text:p>-38.426851666667</text:p>
          </table:table-cell>
        </table:table-row>
        <table:table-row table:style-name="ro2">
          <table:table-cell table:number-columns-repeated="3"/>
          <table:table-cell office:value-type="float" office:value="27.2" calcext:value-type="float">
            <text:p>27.2</text:p>
          </table:table-cell>
          <table:table-cell office:value-type="float" office:value="-12.948121666667" calcext:value-type="float">
            <text:p>-12.948121666667</text:p>
          </table:table-cell>
          <table:table-cell office:value-type="float" office:value="-38.426855" calcext:value-type="float">
            <text:p>-38.426855</text:p>
          </table:table-cell>
        </table:table-row>
        <table:table-row table:style-name="ro2">
          <table:table-cell table:number-columns-repeated="3"/>
          <table:table-cell office:value-type="float" office:value="27.7" calcext:value-type="float">
            <text:p>27.7</text:p>
          </table:table-cell>
          <table:table-cell office:value-type="float" office:value="-12.948116666667" calcext:value-type="float">
            <text:p>-12.948116666667</text:p>
          </table:table-cell>
          <table:table-cell office:value-type="float" office:value="-38.42686" calcext:value-type="float">
            <text:p>-38.42686</text:p>
          </table:table-cell>
        </table:table-row>
        <table:table-row table:style-name="ro2">
          <table:table-cell table:number-columns-repeated="3"/>
          <table:table-cell office:value-type="float" office:value="28.3" calcext:value-type="float">
            <text:p>28.3</text:p>
          </table:table-cell>
          <table:table-cell office:value-type="float" office:value="-12.948111666667" calcext:value-type="float">
            <text:p>-12.948111666667</text:p>
          </table:table-cell>
          <table:table-cell office:value-type="float" office:value="-38.426865" calcext:value-type="float">
            <text:p>-38.426865</text:p>
          </table:table-cell>
        </table:table-row>
        <table:table-row table:style-name="ro2">
          <table:table-cell table:number-columns-repeated="3"/>
          <table:table-cell office:value-type="float" office:value="28.7" calcext:value-type="float">
            <text:p>28.7</text:p>
          </table:table-cell>
          <table:table-cell office:value-type="float" office:value="-12.948106666667" calcext:value-type="float">
            <text:p>-12.948106666667</text:p>
          </table:table-cell>
          <table:table-cell office:value-type="float" office:value="-38.42687" calcext:value-type="float">
            <text:p>-38.42687</text:p>
          </table:table-cell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-12.948101666667" calcext:value-type="float">
            <text:p>-12.948101666667</text:p>
          </table:table-cell>
          <table:table-cell office:value-type="float" office:value="-38.426875" calcext:value-type="float">
            <text:p>-38.426875</text:p>
          </table:table-cell>
        </table:table-row>
        <table:table-row table:style-name="ro2">
          <table:table-cell table:number-columns-repeated="3"/>
          <table:table-cell office:value-type="float" office:value="29.3" calcext:value-type="float">
            <text:p>29.3</text:p>
          </table:table-cell>
          <table:table-cell office:value-type="float" office:value="-12.948096666667" calcext:value-type="float">
            <text:p>-12.948096666667</text:p>
          </table:table-cell>
          <table:table-cell office:value-type="float" office:value="-38.42688" calcext:value-type="float">
            <text:p>-38.42688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12.948091666667" calcext:value-type="float">
            <text:p>-12.948091666667</text:p>
          </table:table-cell>
          <table:table-cell office:value-type="float" office:value="-38.426885" calcext:value-type="float">
            <text:p>-38.426885</text:p>
          </table:table-cell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12.948086666667" calcext:value-type="float">
            <text:p>-12.948086666667</text:p>
          </table:table-cell>
          <table:table-cell office:value-type="float" office:value="-38.426891666667" calcext:value-type="float">
            <text:p>-38.426891666667</text:p>
          </table:table-cell>
        </table:table-row>
        <table:table-row table:style-name="ro2">
          <table:table-cell table:number-columns-repeated="3"/>
          <table:table-cell office:value-type="float" office:value="30.9" calcext:value-type="float">
            <text:p>30.9</text:p>
          </table:table-cell>
          <table:table-cell office:value-type="float" office:value="-12.948081666667" calcext:value-type="float">
            <text:p>-12.948081666667</text:p>
          </table:table-cell>
          <table:table-cell office:value-type="float" office:value="-38.426896666667" calcext:value-type="float">
            <text:p>-38.426896666667</text:p>
          </table:table-cell>
        </table:table-row>
        <table:table-row table:style-name="ro2">
          <table:table-cell table:number-columns-repeated="3"/>
          <table:table-cell office:value-type="float" office:value="31.1" calcext:value-type="float">
            <text:p>31.1</text:p>
          </table:table-cell>
          <table:table-cell office:value-type="float" office:value="-12.948076666667" calcext:value-type="float">
            <text:p>-12.948076666667</text:p>
          </table:table-cell>
          <table:table-cell office:value-type="float" office:value="-38.426903333333" calcext:value-type="float">
            <text:p>-38.426903333333</text:p>
          </table:table-cell>
        </table:table-row>
        <table:table-row table:style-name="ro2">
          <table:table-cell table:number-columns-repeated="3"/>
          <table:table-cell office:value-type="float" office:value="31.4" calcext:value-type="float">
            <text:p>31.4</text:p>
          </table:table-cell>
          <table:table-cell office:value-type="float" office:value="-12.948071666667" calcext:value-type="float">
            <text:p>-12.948071666667</text:p>
          </table:table-cell>
          <table:table-cell office:value-type="float" office:value="-38.42691" calcext:value-type="float">
            <text:p>-38.42691</text:p>
          </table:table-cell>
        </table:table-row>
        <table:table-row table:style-name="ro2"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-12.948066666667" calcext:value-type="float">
            <text:p>-12.948066666667</text:p>
          </table:table-cell>
          <table:table-cell office:value-type="float" office:value="-38.426915" calcext:value-type="float">
            <text:p>-38.426915</text:p>
          </table:table-cell>
        </table:table-row>
        <table:table-row table:style-name="ro2">
          <table:table-cell table:number-columns-repeated="3"/>
          <table:table-cell office:value-type="float" office:value="32.2" calcext:value-type="float">
            <text:p>32.2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26921666667" calcext:value-type="float">
            <text:p>-38.426921666667</text:p>
          </table:table-cell>
        </table:table-row>
        <table:table-row table:style-name="ro2">
          <table:table-cell table:number-columns-repeated="3"/>
          <table:table-cell office:value-type="float" office:value="32.3" calcext:value-type="float">
            <text:p>32.3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26928333333" calcext:value-type="float">
            <text:p>-38.426928333333</text:p>
          </table:table-cell>
        </table:table-row>
        <table:table-row table:style-name="ro2">
          <table:table-cell table:number-columns-repeated="3"/>
          <table:table-cell office:value-type="float" office:value="32.3" calcext:value-type="float">
            <text:p>32.3</text:p>
          </table:table-cell>
          <table:table-cell office:value-type="float" office:value="-12.94805" calcext:value-type="float">
            <text:p>-12.94805</text:p>
          </table:table-cell>
          <table:table-cell office:value-type="float" office:value="-38.426935" calcext:value-type="float">
            <text:p>-38.426935</text:p>
          </table:table-cell>
        </table:table-row>
        <table:table-row table:style-name="ro2">
          <table:table-cell table:number-columns-repeated="3"/>
          <table:table-cell office:value-type="float" office:value="32.8" calcext:value-type="float">
            <text:p>32.8</text:p>
          </table:table-cell>
          <table:table-cell office:value-type="float" office:value="-12.948045" calcext:value-type="float">
            <text:p>-12.948045</text:p>
          </table:table-cell>
          <table:table-cell office:value-type="float" office:value="-38.42694" calcext:value-type="float">
            <text:p>-38.42694</text:p>
          </table:table-cell>
        </table:table-row>
        <table:table-row table:style-name="ro2">
          <table:table-cell table:number-columns-repeated="3"/>
          <table:table-cell office:value-type="float" office:value="33.3" calcext:value-type="float">
            <text:p>33.3</text:p>
          </table:table-cell>
          <table:table-cell office:value-type="float" office:value="-12.94804" calcext:value-type="float">
            <text:p>-12.94804</text:p>
          </table:table-cell>
          <table:table-cell office:value-type="float" office:value="-38.426946666667" calcext:value-type="float">
            <text:p>-38.426946666667</text:p>
          </table:table-cell>
        </table:table-row>
        <table:table-row table:style-name="ro2">
          <table:table-cell table:number-columns-repeated="3"/>
          <table:table-cell office:value-type="float" office:value="33.6" calcext:value-type="float">
            <text:p>33.6</text:p>
          </table:table-cell>
          <table:table-cell office:value-type="float" office:value="-12.948035" calcext:value-type="float">
            <text:p>-12.948035</text:p>
          </table:table-cell>
          <table:table-cell office:value-type="float" office:value="-38.426953333333" calcext:value-type="float">
            <text:p>-38.426953333333</text:p>
          </table:table-cell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-12.94803" calcext:value-type="float">
            <text:p>-12.94803</text:p>
          </table:table-cell>
          <table:table-cell office:value-type="float" office:value="-38.42696" calcext:value-type="float">
            <text:p>-38.42696</text:p>
          </table:table-cell>
        </table:table-row>
        <table:table-row table:style-name="ro2"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-12.948025" calcext:value-type="float">
            <text:p>-12.948025</text:p>
          </table:table-cell>
          <table:table-cell office:value-type="float" office:value="-38.426966666667" calcext:value-type="float">
            <text:p>-38.426966666667</text:p>
          </table:table-cell>
        </table:table-row>
        <table:table-row table:style-name="ro2">
          <table:table-cell table:number-columns-repeated="3"/>
          <table:table-cell office:value-type="float" office:value="34.9" calcext:value-type="float">
            <text:p>34.9</text:p>
          </table:table-cell>
          <table:table-cell office:value-type="float" office:value="-12.948018333333" calcext:value-type="float">
            <text:p>-12.948018333333</text:p>
          </table:table-cell>
          <table:table-cell office:value-type="float" office:value="-38.426975" calcext:value-type="float">
            <text:p>-38.426975</text:p>
          </table:table-cell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12.948013333333" calcext:value-type="float">
            <text:p>-12.948013333333</text:p>
          </table:table-cell>
          <table:table-cell office:value-type="float" office:value="-38.426981666667" calcext:value-type="float">
            <text:p>-38.426981666667</text:p>
          </table:table-cell>
        </table:table-row>
        <table:table-row table:style-name="ro2">
          <table:table-cell table:number-columns-repeated="3"/>
          <table:table-cell office:value-type="float" office:value="35.1" calcext:value-type="float">
            <text:p>35.1</text:p>
          </table:table-cell>
          <table:table-cell office:value-type="float" office:value="-12.948008333333" calcext:value-type="float">
            <text:p>-12.948008333333</text:p>
          </table:table-cell>
          <table:table-cell office:value-type="float" office:value="-38.426988333333" calcext:value-type="float">
            <text:p>-38.426988333333</text:p>
          </table:table-cell>
        </table:table-row>
        <table:table-row table:style-name="ro2">
          <table:table-cell table:number-columns-repeated="3"/>
          <table:table-cell office:value-type="float" office:value="35.4" calcext:value-type="float">
            <text:p>35.4</text:p>
          </table:table-cell>
          <table:table-cell office:value-type="float" office:value="-12.948003333333" calcext:value-type="float">
            <text:p>-12.948003333333</text:p>
          </table:table-cell>
          <table:table-cell office:value-type="float" office:value="-38.426996666667" calcext:value-type="float">
            <text:p>-38.426996666667</text:p>
          </table:table-cell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12.947998333333" calcext:value-type="float">
            <text:p>-12.947998333333</text:p>
          </table:table-cell>
          <table:table-cell office:value-type="float" office:value="-38.427003333333" calcext:value-type="float">
            <text:p>-38.427003333333</text:p>
          </table:table-cell>
        </table:table-row>
        <table:table-row table:style-name="ro2">
          <table:table-cell table:number-columns-repeated="3"/>
          <table:table-cell office:value-type="float" office:value="36.1" calcext:value-type="float">
            <text:p>36.1</text:p>
          </table:table-cell>
          <table:table-cell office:value-type="float" office:value="-12.947993333333" calcext:value-type="float">
            <text:p>-12.947993333333</text:p>
          </table:table-cell>
          <table:table-cell office:value-type="float" office:value="-38.427011666667" calcext:value-type="float">
            <text:p>-38.427011666667</text:p>
          </table:table-cell>
        </table:table-row>
        <table:table-row table:style-name="ro2">
          <table:table-cell table:number-columns-repeated="3"/>
          <table:table-cell office:value-type="float" office:value="36.1" calcext:value-type="float">
            <text:p>36.1</text:p>
          </table:table-cell>
          <table:table-cell office:value-type="float" office:value="-12.947988333333" calcext:value-type="float">
            <text:p>-12.947988333333</text:p>
          </table:table-cell>
          <table:table-cell office:value-type="float" office:value="-38.42702" calcext:value-type="float">
            <text:p>-38.42702</text:p>
          </table:table-cell>
        </table:table-row>
        <table:table-row table:style-name="ro2"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-12.947983333333" calcext:value-type="float">
            <text:p>-12.947983333333</text:p>
          </table:table-cell>
          <table:table-cell office:value-type="float" office:value="-38.427026666667" calcext:value-type="float">
            <text:p>-38.427026666667</text:p>
          </table:table-cell>
        </table:table-row>
        <table:table-row table:style-name="ro2"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-12.947978333333" calcext:value-type="float">
            <text:p>-12.947978333333</text:p>
          </table:table-cell>
          <table:table-cell office:value-type="float" office:value="-38.427035" calcext:value-type="float">
            <text:p>-38.427035</text:p>
          </table:table-cell>
        </table:table-row>
        <table:table-row table:style-name="ro2">
          <table:table-cell table:number-columns-repeated="3"/>
          <table:table-cell office:value-type="float" office:value="36.2" calcext:value-type="float">
            <text:p>36.2</text:p>
          </table:table-cell>
          <table:table-cell office:value-type="float" office:value="-12.947973333333" calcext:value-type="float">
            <text:p>-12.947973333333</text:p>
          </table:table-cell>
          <table:table-cell office:value-type="float" office:value="-38.427041666667" calcext:value-type="float">
            <text:p>-38.427041666667</text:p>
          </table:table-cell>
        </table:table-row>
        <table:table-row table:style-name="ro2">
          <table:table-cell table:number-columns-repeated="3"/>
          <table:table-cell office:value-type="float" office:value="36.2" calcext:value-type="float">
            <text:p>36.2</text:p>
          </table:table-cell>
          <table:table-cell office:value-type="float" office:value="-12.947968333333" calcext:value-type="float">
            <text:p>-12.947968333333</text:p>
          </table:table-cell>
          <table:table-cell office:value-type="float" office:value="-38.42705" calcext:value-type="float">
            <text:p>-38.42705</text:p>
          </table:table-cell>
        </table:table-row>
        <table:table-row table:style-name="ro2"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-12.947963333333" calcext:value-type="float">
            <text:p>-12.947963333333</text:p>
          </table:table-cell>
          <table:table-cell office:value-type="float" office:value="-38.427058333333" calcext:value-type="float">
            <text:p>-38.427058333333</text:p>
          </table:table-cell>
        </table:table-row>
        <table:table-row table:style-name="ro2">
          <table:table-cell table:number-columns-repeated="3"/>
          <table:table-cell office:value-type="float" office:value="36.4" calcext:value-type="float">
            <text:p>36.4</text:p>
          </table:table-cell>
          <table:table-cell office:value-type="float" office:value="-12.947958333333" calcext:value-type="float">
            <text:p>-12.947958333333</text:p>
          </table:table-cell>
          <table:table-cell office:value-type="float" office:value="-38.427065" calcext:value-type="float">
            <text:p>-38.427065</text:p>
          </table:table-cell>
        </table:table-row>
        <table:table-row table:style-name="ro2">
          <table:table-cell table:number-columns-repeated="3"/>
          <table:table-cell office:value-type="float" office:value="37.1" calcext:value-type="float">
            <text:p>37.1</text:p>
          </table:table-cell>
          <table:table-cell office:value-type="float" office:value="-12.947953333333" calcext:value-type="float">
            <text:p>-12.947953333333</text:p>
          </table:table-cell>
          <table:table-cell office:value-type="float" office:value="-38.427073333333" calcext:value-type="float">
            <text:p>-38.427073333333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.947948333333" calcext:value-type="float">
            <text:p>-12.947948333333</text:p>
          </table:table-cell>
          <table:table-cell office:value-type="float" office:value="-38.427081666667" calcext:value-type="float">
            <text:p>-38.427081666667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.947943333333" calcext:value-type="float">
            <text:p>-12.947943333333</text:p>
          </table:table-cell>
          <table:table-cell office:value-type="float" office:value="-38.42709" calcext:value-type="float">
            <text:p>-38.42709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.947938333333" calcext:value-type="float">
            <text:p>-12.947938333333</text:p>
          </table:table-cell>
          <table:table-cell office:value-type="float" office:value="-38.427096666667" calcext:value-type="float">
            <text:p>-38.427096666667</text:p>
          </table:table-cell>
        </table:table-row>
        <table:table-row table:style-name="ro2">
          <table:table-cell table:number-columns-repeated="3"/>
          <table:table-cell office:value-type="float" office:value="37.1" calcext:value-type="float">
            <text:p>37.1</text:p>
          </table:table-cell>
          <table:table-cell office:value-type="float" office:value="-12.947933333333" calcext:value-type="float">
            <text:p>-12.947933333333</text:p>
          </table:table-cell>
          <table:table-cell office:value-type="float" office:value="-38.427105" calcext:value-type="float">
            <text:p>-38.427105</text:p>
          </table:table-cell>
        </table:table-row>
        <table:table-row table:style-name="ro2">
          <table:table-cell table:number-columns-repeated="3"/>
          <table:table-cell office:value-type="float" office:value="37.1" calcext:value-type="float">
            <text:p>37.1</text:p>
          </table:table-cell>
          <table:table-cell office:value-type="float" office:value="-12.947926666667" calcext:value-type="float">
            <text:p>-12.947926666667</text:p>
          </table:table-cell>
          <table:table-cell office:value-type="float" office:value="-38.427113333333" calcext:value-type="float">
            <text:p>-38.427113333333</text:p>
          </table:table-cell>
        </table:table-row>
        <table:table-row table:style-name="ro2"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2.947921666667" calcext:value-type="float">
            <text:p>-12.947921666667</text:p>
          </table:table-cell>
          <table:table-cell office:value-type="float" office:value="-38.427121666667" calcext:value-type="float">
            <text:p>-38.427121666667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7916666667" calcext:value-type="float">
            <text:p>-12.947916666667</text:p>
          </table:table-cell>
          <table:table-cell office:value-type="float" office:value="-38.427128333333" calcext:value-type="float">
            <text:p>-38.427128333333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7911666667" calcext:value-type="float">
            <text:p>-12.947911666667</text:p>
          </table:table-cell>
          <table:table-cell office:value-type="float" office:value="-38.427136666667" calcext:value-type="float">
            <text:p>-38.427136666667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7906666667" calcext:value-type="float">
            <text:p>-12.947906666667</text:p>
          </table:table-cell>
          <table:table-cell office:value-type="float" office:value="-38.427145" calcext:value-type="float">
            <text:p>-38.427145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7901666667" calcext:value-type="float">
            <text:p>-12.947901666667</text:p>
          </table:table-cell>
          <table:table-cell office:value-type="float" office:value="-38.427156666667" calcext:value-type="float">
            <text:p>-38.427156666667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7895" calcext:value-type="float">
            <text:p>-12.947895</text:p>
          </table:table-cell>
          <table:table-cell office:value-type="float" office:value="-38.427166666667" calcext:value-type="float">
            <text:p>-38.427166666667</text:p>
          </table:table-cell>
        </table:table-row>
        <table:table-row table:style-name="ro2">
          <table:table-cell table:number-columns-repeated="3"/>
          <table:table-cell office:value-type="float" office:value="37.4" calcext:value-type="float">
            <text:p>37.4</text:p>
          </table:table-cell>
          <table:table-cell office:value-type="float" office:value="-12.947888333333" calcext:value-type="float">
            <text:p>-12.947888333333</text:p>
          </table:table-cell>
          <table:table-cell office:value-type="float" office:value="-38.427176666667" calcext:value-type="float">
            <text:p>-38.427176666667</text:p>
          </table:table-cell>
        </table:table-row>
        <table:table-row table:style-name="ro2"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2.947883333333" calcext:value-type="float">
            <text:p>-12.947883333333</text:p>
          </table:table-cell>
          <table:table-cell office:value-type="float" office:value="-38.427188333333" calcext:value-type="float">
            <text:p>-38.427188333333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7876666667" calcext:value-type="float">
            <text:p>-12.947876666667</text:p>
          </table:table-cell>
          <table:table-cell office:value-type="float" office:value="-38.427198333333" calcext:value-type="float">
            <text:p>-38.427198333333</text:p>
          </table:table-cell>
        </table:table-row>
        <table:table-row table:style-name="ro2">
          <table:table-cell table:number-columns-repeated="3"/>
          <table:table-cell office:value-type="float" office:value="37.8" calcext:value-type="float">
            <text:p>37.8</text:p>
          </table:table-cell>
          <table:table-cell office:value-type="float" office:value="-12.94787" calcext:value-type="float">
            <text:p>-12.94787</text:p>
          </table:table-cell>
          <table:table-cell office:value-type="float" office:value="-38.427208333333" calcext:value-type="float">
            <text:p>-38.427208333333</text:p>
          </table:table-cell>
        </table:table-row>
        <table:table-row table:style-name="ro2">
          <table:table-cell table:number-columns-repeated="3"/>
          <table:table-cell office:value-type="float" office:value="37.8" calcext:value-type="float">
            <text:p>37.8</text:p>
          </table:table-cell>
          <table:table-cell office:value-type="float" office:value="-12.947865" calcext:value-type="float">
            <text:p>-12.947865</text:p>
          </table:table-cell>
          <table:table-cell office:value-type="float" office:value="-38.427218333333" calcext:value-type="float">
            <text:p>-38.427218333333</text:p>
          </table:table-cell>
        </table:table-row>
        <table:table-row table:style-name="ro2">
          <table:table-cell table:number-columns-repeated="3"/>
          <table:table-cell office:value-type="float" office:value="37.8" calcext:value-type="float">
            <text:p>37.8</text:p>
          </table:table-cell>
          <table:table-cell office:value-type="float" office:value="-12.94786" calcext:value-type="float">
            <text:p>-12.94786</text:p>
          </table:table-cell>
          <table:table-cell office:value-type="float" office:value="-38.427226666667" calcext:value-type="float">
            <text:p>-38.427226666667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7853333333" calcext:value-type="float">
            <text:p>-12.947853333333</text:p>
          </table:table-cell>
          <table:table-cell office:value-type="float" office:value="-38.427238333333" calcext:value-type="float">
            <text:p>-38.427238333333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7848333333" calcext:value-type="float">
            <text:p>-12.947848333333</text:p>
          </table:table-cell>
          <table:table-cell office:value-type="float" office:value="-38.427248333333" calcext:value-type="float">
            <text:p>-38.427248333333</text:p>
          </table:table-cell>
        </table:table-row>
        <table:table-row table:style-name="ro2">
          <table:table-cell table:number-columns-repeated="3"/>
          <table:table-cell office:value-type="float" office:value="37.8" calcext:value-type="float">
            <text:p>37.8</text:p>
          </table:table-cell>
          <table:table-cell office:value-type="float" office:value="-12.947843333333" calcext:value-type="float">
            <text:p>-12.947843333333</text:p>
          </table:table-cell>
          <table:table-cell office:value-type="float" office:value="-38.427258333333" calcext:value-type="float">
            <text:p>-38.427258333333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7838333333" calcext:value-type="float">
            <text:p>-12.947838333333</text:p>
          </table:table-cell>
          <table:table-cell office:value-type="float" office:value="-38.427268333333" calcext:value-type="float">
            <text:p>-38.427268333333</text:p>
          </table:table-cell>
        </table:table-row>
        <table:table-row table:style-name="ro2">
          <table:table-cell table:number-columns-repeated="3"/>
          <table:table-cell office:value-type="float" office:value="38.2" calcext:value-type="float">
            <text:p>38.2</text:p>
          </table:table-cell>
          <table:table-cell office:value-type="float" office:value="-12.947833333333" calcext:value-type="float">
            <text:p>-12.947833333333</text:p>
          </table:table-cell>
          <table:table-cell office:value-type="float" office:value="-38.427278333333" calcext:value-type="float">
            <text:p>-38.427278333333</text:p>
          </table:table-cell>
        </table:table-row>
        <table:table-row table:style-name="ro2">
          <table:table-cell table:number-columns-repeated="3"/>
          <table:table-cell office:value-type="float" office:value="38.2" calcext:value-type="float">
            <text:p>38.2</text:p>
          </table:table-cell>
          <table:table-cell office:value-type="float" office:value="-12.947826666667" calcext:value-type="float">
            <text:p>-12.947826666667</text:p>
          </table:table-cell>
          <table:table-cell office:value-type="float" office:value="-38.427288333333" calcext:value-type="float">
            <text:p>-38.427288333333</text:p>
          </table:table-cell>
        </table:table-row>
        <table:table-row table:style-name="ro2">
          <table:table-cell table:number-columns-repeated="3"/>
          <table:table-cell office:value-type="float" office:value="37.8" calcext:value-type="float">
            <text:p>37.8</text:p>
          </table:table-cell>
          <table:table-cell office:value-type="float" office:value="-12.947821666667" calcext:value-type="float">
            <text:p>-12.947821666667</text:p>
          </table:table-cell>
          <table:table-cell office:value-type="float" office:value="-38.4273" calcext:value-type="float">
            <text:p>-38.4273</text:p>
          </table:table-cell>
        </table:table-row>
        <table:table-row table:style-name="ro2">
          <table:table-cell table:number-columns-repeated="3"/>
          <table:table-cell office:value-type="float" office:value="38.2" calcext:value-type="float">
            <text:p>38.2</text:p>
          </table:table-cell>
          <table:table-cell office:value-type="float" office:value="-12.947816666667" calcext:value-type="float">
            <text:p>-12.947816666667</text:p>
          </table:table-cell>
          <table:table-cell office:value-type="float" office:value="-38.42731" calcext:value-type="float">
            <text:p>-38.42731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781" calcext:value-type="float">
            <text:p>-12.94781</text:p>
          </table:table-cell>
          <table:table-cell office:value-type="float" office:value="-38.427321666667" calcext:value-type="float">
            <text:p>-38.427321666667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805" calcext:value-type="float">
            <text:p>-12.947805</text:p>
          </table:table-cell>
          <table:table-cell office:value-type="float" office:value="-38.427331666667" calcext:value-type="float">
            <text:p>-38.427331666667</text:p>
          </table:table-cell>
        </table:table-row>
        <table:table-row table:style-name="ro2">
          <table:table-cell table:number-columns-repeated="3"/>
          <table:table-cell office:value-type="float" office:value="38.1" calcext:value-type="float">
            <text:p>38.1</text:p>
          </table:table-cell>
          <table:table-cell office:value-type="float" office:value="-12.9478" calcext:value-type="float">
            <text:p>-12.9478</text:p>
          </table:table-cell>
          <table:table-cell office:value-type="float" office:value="-38.427341666667" calcext:value-type="float">
            <text:p>-38.427341666667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7793333333" calcext:value-type="float">
            <text:p>-12.947793333333</text:p>
          </table:table-cell>
          <table:table-cell office:value-type="float" office:value="-38.427351666667" calcext:value-type="float">
            <text:p>-38.427351666667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7788333333" calcext:value-type="float">
            <text:p>-12.947788333333</text:p>
          </table:table-cell>
          <table:table-cell office:value-type="float" office:value="-38.427361666667" calcext:value-type="float">
            <text:p>-38.427361666667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7783333333" calcext:value-type="float">
            <text:p>-12.947783333333</text:p>
          </table:table-cell>
          <table:table-cell office:value-type="float" office:value="-38.427373333333" calcext:value-type="float">
            <text:p>-38.427373333333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7778333333" calcext:value-type="float">
            <text:p>-12.947778333333</text:p>
          </table:table-cell>
          <table:table-cell office:value-type="float" office:value="-38.427383333333" calcext:value-type="float">
            <text:p>-38.427383333333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771666667" calcext:value-type="float">
            <text:p>-12.947771666667</text:p>
          </table:table-cell>
          <table:table-cell office:value-type="float" office:value="-38.427393333333" calcext:value-type="float">
            <text:p>-38.427393333333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7766666667" calcext:value-type="float">
            <text:p>-12.947766666667</text:p>
          </table:table-cell>
          <table:table-cell office:value-type="float" office:value="-38.427405" calcext:value-type="float">
            <text:p>-38.427405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761666667" calcext:value-type="float">
            <text:p>-12.947761666667</text:p>
          </table:table-cell>
          <table:table-cell office:value-type="float" office:value="-38.427415" calcext:value-type="float">
            <text:p>-38.427415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7756666667" calcext:value-type="float">
            <text:p>-12.947756666667</text:p>
          </table:table-cell>
          <table:table-cell office:value-type="float" office:value="-38.427426666667" calcext:value-type="float">
            <text:p>-38.427426666667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75" calcext:value-type="float">
            <text:p>-12.94775</text:p>
          </table:table-cell>
          <table:table-cell office:value-type="float" office:value="-38.427436666667" calcext:value-type="float">
            <text:p>-38.427436666667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745" calcext:value-type="float">
            <text:p>-12.947745</text:p>
          </table:table-cell>
          <table:table-cell office:value-type="float" office:value="-38.427446666667" calcext:value-type="float">
            <text:p>-38.427446666667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741666667" calcext:value-type="float">
            <text:p>-12.947741666667</text:p>
          </table:table-cell>
          <table:table-cell office:value-type="float" office:value="-38.427458333333" calcext:value-type="float">
            <text:p>-38.427458333333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736666667" calcext:value-type="float">
            <text:p>-12.947736666667</text:p>
          </table:table-cell>
          <table:table-cell office:value-type="float" office:value="-38.427468333333" calcext:value-type="float">
            <text:p>-38.427468333333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731666667" calcext:value-type="float">
            <text:p>-12.947731666667</text:p>
          </table:table-cell>
          <table:table-cell office:value-type="float" office:value="-38.427478333333" calcext:value-type="float">
            <text:p>-38.427478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726666667" calcext:value-type="float">
            <text:p>-12.947726666667</text:p>
          </table:table-cell>
          <table:table-cell office:value-type="float" office:value="-38.427488333333" calcext:value-type="float">
            <text:p>-38.427488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721666667" calcext:value-type="float">
            <text:p>-12.947721666667</text:p>
          </table:table-cell>
          <table:table-cell office:value-type="float" office:value="-38.4275" calcext:value-type="float">
            <text:p>-38.4275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716666667" calcext:value-type="float">
            <text:p>-12.947716666667</text:p>
          </table:table-cell>
          <table:table-cell office:value-type="float" office:value="-38.42751" calcext:value-type="float">
            <text:p>-38.42751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711666667" calcext:value-type="float">
            <text:p>-12.947711666667</text:p>
          </table:table-cell>
          <table:table-cell office:value-type="float" office:value="-38.427521666667" calcext:value-type="float">
            <text:p>-38.427521666667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708333333" calcext:value-type="float">
            <text:p>-12.947708333333</text:p>
          </table:table-cell>
          <table:table-cell office:value-type="float" office:value="-38.427533333333" calcext:value-type="float">
            <text:p>-38.427533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703333333" calcext:value-type="float">
            <text:p>-12.947703333333</text:p>
          </table:table-cell>
          <table:table-cell office:value-type="float" office:value="-38.427543333333" calcext:value-type="float">
            <text:p>-38.427543333333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7" calcext:value-type="float">
            <text:p>-12.9477</text:p>
          </table:table-cell>
          <table:table-cell office:value-type="float" office:value="-38.427553333333" calcext:value-type="float">
            <text:p>-38.427553333333</text:p>
          </table:table-cell>
        </table:table-row>
        <table:table-row table:style-name="ro2">
          <table:table-cell table:number-columns-repeated="3"/>
          <table:table-cell office:value-type="float" office:value="39.4" calcext:value-type="float">
            <text:p>39.4</text:p>
          </table:table-cell>
          <table:table-cell office:value-type="float" office:value="-12.947696666667" calcext:value-type="float">
            <text:p>-12.947696666667</text:p>
          </table:table-cell>
          <table:table-cell office:value-type="float" office:value="-38.427565" calcext:value-type="float">
            <text:p>-38.427565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691666667" calcext:value-type="float">
            <text:p>-12.947691666667</text:p>
          </table:table-cell>
          <table:table-cell office:value-type="float" office:value="-38.427575" calcext:value-type="float">
            <text:p>-38.427575</text:p>
          </table:table-cell>
        </table:table-row>
        <table:table-row table:style-name="ro2">
          <table:table-cell table:number-columns-repeated="3"/>
          <table:table-cell office:value-type="float" office:value="39.8" calcext:value-type="float">
            <text:p>39.8</text:p>
          </table:table-cell>
          <table:table-cell office:value-type="float" office:value="-12.947688333333" calcext:value-type="float">
            <text:p>-12.947688333333</text:p>
          </table:table-cell>
          <table:table-cell office:value-type="float" office:value="-38.427586666667" calcext:value-type="float">
            <text:p>-38.427586666667</text:p>
          </table:table-cell>
        </table:table-row>
        <table:table-row table:style-name="ro2">
          <table:table-cell table:number-columns-repeated="3"/>
          <table:table-cell office:value-type="float" office:value="39.3" calcext:value-type="float">
            <text:p>39.3</text:p>
          </table:table-cell>
          <table:table-cell office:value-type="float" office:value="-12.947685" calcext:value-type="float">
            <text:p>-12.947685</text:p>
          </table:table-cell>
          <table:table-cell office:value-type="float" office:value="-38.427596666667" calcext:value-type="float">
            <text:p>-38.427596666667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7681666667" calcext:value-type="float">
            <text:p>-12.947681666667</text:p>
          </table:table-cell>
          <table:table-cell office:value-type="float" office:value="-38.427606666667" calcext:value-type="float">
            <text:p>-38.427606666667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78333333" calcext:value-type="float">
            <text:p>-12.947678333333</text:p>
          </table:table-cell>
          <table:table-cell office:value-type="float" office:value="-38.427618333333" calcext:value-type="float">
            <text:p>-38.427618333333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675" calcext:value-type="float">
            <text:p>-12.947675</text:p>
          </table:table-cell>
          <table:table-cell office:value-type="float" office:value="-38.427628333333" calcext:value-type="float">
            <text:p>-38.427628333333</text:p>
          </table:table-cell>
        </table:table-row>
        <table:table-row table:style-name="ro2">
          <table:table-cell table:number-columns-repeated="3"/>
          <table:table-cell office:value-type="float" office:value="39.8" calcext:value-type="float">
            <text:p>39.8</text:p>
          </table:table-cell>
          <table:table-cell office:value-type="float" office:value="-12.947671666667" calcext:value-type="float">
            <text:p>-12.947671666667</text:p>
          </table:table-cell>
          <table:table-cell office:value-type="float" office:value="-38.427638333333" calcext:value-type="float">
            <text:p>-38.427638333333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668333333" calcext:value-type="float">
            <text:p>-12.947668333333</text:p>
          </table:table-cell>
          <table:table-cell office:value-type="float" office:value="-38.427648333333" calcext:value-type="float">
            <text:p>-38.427648333333</text:p>
          </table:table-cell>
        </table:table-row>
        <table:table-row table:style-name="ro2">
          <table:table-cell table:number-columns-repeated="3"/>
          <table:table-cell office:value-type="float" office:value="39.9" calcext:value-type="float">
            <text:p>39.9</text:p>
          </table:table-cell>
          <table:table-cell office:value-type="float" office:value="-12.947665" calcext:value-type="float">
            <text:p>-12.947665</text:p>
          </table:table-cell>
          <table:table-cell office:value-type="float" office:value="-38.427658333333" calcext:value-type="float">
            <text:p>-38.427658333333</text:p>
          </table:table-cell>
        </table:table-row>
        <table:table-row table:style-name="ro2">
          <table:table-cell table:number-columns-repeated="3"/>
          <table:table-cell office:value-type="float" office:value="39.9" calcext:value-type="float">
            <text:p>39.9</text:p>
          </table:table-cell>
          <table:table-cell office:value-type="float" office:value="-12.947661666667" calcext:value-type="float">
            <text:p>-12.947661666667</text:p>
          </table:table-cell>
          <table:table-cell office:value-type="float" office:value="-38.427668333333" calcext:value-type="float">
            <text:p>-38.427668333333</text:p>
          </table:table-cell>
        </table:table-row>
        <table:table-row table:style-name="ro2">
          <table:table-cell table:number-columns-repeated="3"/>
          <table:table-cell office:value-type="float" office:value="39.3" calcext:value-type="float">
            <text:p>39.3</text:p>
          </table:table-cell>
          <table:table-cell office:value-type="float" office:value="-12.947658333333" calcext:value-type="float">
            <text:p>-12.947658333333</text:p>
          </table:table-cell>
          <table:table-cell office:value-type="float" office:value="-38.427678333333" calcext:value-type="float">
            <text:p>-38.427678333333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12.947655" calcext:value-type="float">
            <text:p>-12.947655</text:p>
          </table:table-cell>
          <table:table-cell office:value-type="float" office:value="-38.427688333333" calcext:value-type="float">
            <text:p>-38.427688333333</text:p>
          </table:table-cell>
        </table:table-row>
        <table:table-row table:style-name="ro2">
          <table:table-cell table:number-columns-repeated="3"/>
          <table:table-cell office:value-type="float" office:value="39.9" calcext:value-type="float">
            <text:p>39.9</text:p>
          </table:table-cell>
          <table:table-cell office:value-type="float" office:value="-12.947651666667" calcext:value-type="float">
            <text:p>-12.947651666667</text:p>
          </table:table-cell>
          <table:table-cell office:value-type="float" office:value="-38.427696666667" calcext:value-type="float">
            <text:p>-38.427696666667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7648333333" calcext:value-type="float">
            <text:p>-12.947648333333</text:p>
          </table:table-cell>
          <table:table-cell office:value-type="float" office:value="-38.427706666667" calcext:value-type="float">
            <text:p>-38.427706666667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7646666667" calcext:value-type="float">
            <text:p>-12.947646666667</text:p>
          </table:table-cell>
          <table:table-cell office:value-type="float" office:value="-38.427716666667" calcext:value-type="float">
            <text:p>-38.427716666667</text:p>
          </table:table-cell>
        </table:table-row>
        <table:table-row table:style-name="ro2">
          <table:table-cell table:number-columns-repeated="3"/>
          <table:table-cell office:value-type="float" office:value="39.4" calcext:value-type="float">
            <text:p>39.4</text:p>
          </table:table-cell>
          <table:table-cell office:value-type="float" office:value="-12.947643333333" calcext:value-type="float">
            <text:p>-12.947643333333</text:p>
          </table:table-cell>
          <table:table-cell office:value-type="float" office:value="-38.427726666667" calcext:value-type="float">
            <text:p>-38.427726666667</text:p>
          </table:table-cell>
        </table:table-row>
        <table:table-row table:style-name="ro2">
          <table:table-cell table:number-columns-repeated="3"/>
          <table:table-cell office:value-type="float" office:value="39.3" calcext:value-type="float">
            <text:p>39.3</text:p>
          </table:table-cell>
          <table:table-cell office:value-type="float" office:value="-12.94764" calcext:value-type="float">
            <text:p>-12.94764</text:p>
          </table:table-cell>
          <table:table-cell office:value-type="float" office:value="-38.427736666667" calcext:value-type="float">
            <text:p>-38.427736666667</text:p>
          </table:table-cell>
        </table:table-row>
        <table:table-row table:style-name="ro2">
          <table:table-cell table:number-columns-repeated="3"/>
          <table:table-cell office:value-type="float" office:value="39.4" calcext:value-type="float">
            <text:p>39.4</text:p>
          </table:table-cell>
          <table:table-cell office:value-type="float" office:value="-12.947636666667" calcext:value-type="float">
            <text:p>-12.947636666667</text:p>
          </table:table-cell>
          <table:table-cell office:value-type="float" office:value="-38.427746666667" calcext:value-type="float">
            <text:p>-38.427746666667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7633333333" calcext:value-type="float">
            <text:p>-12.947633333333</text:p>
          </table:table-cell>
          <table:table-cell office:value-type="float" office:value="-38.427756666667" calcext:value-type="float">
            <text:p>-38.427756666667</text:p>
          </table:table-cell>
        </table:table-row>
        <table:table-row table:style-name="ro2"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-12.94763" calcext:value-type="float">
            <text:p>-12.94763</text:p>
          </table:table-cell>
          <table:table-cell office:value-type="float" office:value="-38.427766666667" calcext:value-type="float">
            <text:p>-38.427766666667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26666667" calcext:value-type="float">
            <text:p>-12.947626666667</text:p>
          </table:table-cell>
          <table:table-cell office:value-type="float" office:value="-38.427776666667" calcext:value-type="float">
            <text:p>-38.427776666667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12.947623333333" calcext:value-type="float">
            <text:p>-12.947623333333</text:p>
          </table:table-cell>
          <table:table-cell office:value-type="float" office:value="-38.427786666667" calcext:value-type="float">
            <text:p>-38.427786666667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12.94762" calcext:value-type="float">
            <text:p>-12.94762</text:p>
          </table:table-cell>
          <table:table-cell office:value-type="float" office:value="-38.427796666667" calcext:value-type="float">
            <text:p>-38.427796666667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616666667" calcext:value-type="float">
            <text:p>-12.947616666667</text:p>
          </table:table-cell>
          <table:table-cell office:value-type="float" office:value="-38.427806666667" calcext:value-type="float">
            <text:p>-38.427806666667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613333333" calcext:value-type="float">
            <text:p>-12.947613333333</text:p>
          </table:table-cell>
          <table:table-cell office:value-type="float" office:value="-38.427818333333" calcext:value-type="float">
            <text:p>-38.427818333333</text:p>
          </table:table-cell>
        </table:table-row>
        <table:table-row table:style-name="ro2">
          <table:table-cell table:number-columns-repeated="3"/>
          <table:table-cell office:value-type="float" office:value="39.4" calcext:value-type="float">
            <text:p>39.4</text:p>
          </table:table-cell>
          <table:table-cell office:value-type="float" office:value="-12.94761" calcext:value-type="float">
            <text:p>-12.94761</text:p>
          </table:table-cell>
          <table:table-cell office:value-type="float" office:value="-38.427828333333" calcext:value-type="float">
            <text:p>-38.427828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06666667" calcext:value-type="float">
            <text:p>-12.947606666667</text:p>
          </table:table-cell>
          <table:table-cell office:value-type="float" office:value="-38.427838333333" calcext:value-type="float">
            <text:p>-38.427838333333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605" calcext:value-type="float">
            <text:p>-12.947605</text:p>
          </table:table-cell>
          <table:table-cell office:value-type="float" office:value="-38.427848333333" calcext:value-type="float">
            <text:p>-38.427848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01666667" calcext:value-type="float">
            <text:p>-12.947601666667</text:p>
          </table:table-cell>
          <table:table-cell office:value-type="float" office:value="-38.427858333333" calcext:value-type="float">
            <text:p>-38.427858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" calcext:value-type="float">
            <text:p>-12.9476</text:p>
          </table:table-cell>
          <table:table-cell office:value-type="float" office:value="-38.42787" calcext:value-type="float">
            <text:p>-38.42787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596666667" calcext:value-type="float">
            <text:p>-12.947596666667</text:p>
          </table:table-cell>
          <table:table-cell office:value-type="float" office:value="-38.42788" calcext:value-type="float">
            <text:p>-38.42788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595" calcext:value-type="float">
            <text:p>-12.947595</text:p>
          </table:table-cell>
          <table:table-cell office:value-type="float" office:value="-38.427888333333" calcext:value-type="float">
            <text:p>-38.427888333333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593333333" calcext:value-type="float">
            <text:p>-12.947593333333</text:p>
          </table:table-cell>
          <table:table-cell office:value-type="float" office:value="-38.427898333333" calcext:value-type="float">
            <text:p>-38.427898333333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9" calcext:value-type="float">
            <text:p>-12.94759</text:p>
          </table:table-cell>
          <table:table-cell office:value-type="float" office:value="-38.427908333333" calcext:value-type="float">
            <text:p>-38.427908333333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7588333333" calcext:value-type="float">
            <text:p>-12.947588333333</text:p>
          </table:table-cell>
          <table:table-cell office:value-type="float" office:value="-38.427918333333" calcext:value-type="float">
            <text:p>-38.427918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86666667" calcext:value-type="float">
            <text:p>-12.947586666667</text:p>
          </table:table-cell>
          <table:table-cell office:value-type="float" office:value="-38.427928333333" calcext:value-type="float">
            <text:p>-38.427928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83333333" calcext:value-type="float">
            <text:p>-12.947583333333</text:p>
          </table:table-cell>
          <table:table-cell office:value-type="float" office:value="-38.427938333333" calcext:value-type="float">
            <text:p>-38.427938333333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581666667" calcext:value-type="float">
            <text:p>-12.947581666667</text:p>
          </table:table-cell>
          <table:table-cell office:value-type="float" office:value="-38.427948333333" calcext:value-type="float">
            <text:p>-38.427948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58" calcext:value-type="float">
            <text:p>-12.94758</text:p>
          </table:table-cell>
          <table:table-cell office:value-type="float" office:value="-38.427958333333" calcext:value-type="float">
            <text:p>-38.427958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578333333" calcext:value-type="float">
            <text:p>-12.947578333333</text:p>
          </table:table-cell>
          <table:table-cell office:value-type="float" office:value="-38.427968333333" calcext:value-type="float">
            <text:p>-38.427968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575" calcext:value-type="float">
            <text:p>-12.947575</text:p>
          </table:table-cell>
          <table:table-cell office:value-type="float" office:value="-38.427978333333" calcext:value-type="float">
            <text:p>-38.427978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573333333" calcext:value-type="float">
            <text:p>-12.947573333333</text:p>
          </table:table-cell>
          <table:table-cell office:value-type="float" office:value="-38.427988333333" calcext:value-type="float">
            <text:p>-38.427988333333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571666667" calcext:value-type="float">
            <text:p>-12.947571666667</text:p>
          </table:table-cell>
          <table:table-cell office:value-type="float" office:value="-38.427998333333" calcext:value-type="float">
            <text:p>-38.427998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57" calcext:value-type="float">
            <text:p>-12.94757</text:p>
          </table:table-cell>
          <table:table-cell office:value-type="float" office:value="-38.428008333333" calcext:value-type="float">
            <text:p>-38.428008333333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68333333" calcext:value-type="float">
            <text:p>-12.947568333333</text:p>
          </table:table-cell>
          <table:table-cell office:value-type="float" office:value="-38.428018333333" calcext:value-type="float">
            <text:p>-38.428018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66666667" calcext:value-type="float">
            <text:p>-12.947566666667</text:p>
          </table:table-cell>
          <table:table-cell office:value-type="float" office:value="-38.428028333333" calcext:value-type="float">
            <text:p>-38.428028333333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65" calcext:value-type="float">
            <text:p>-12.947565</text:p>
          </table:table-cell>
          <table:table-cell office:value-type="float" office:value="-38.428038333333" calcext:value-type="float">
            <text:p>-38.428038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63333333" calcext:value-type="float">
            <text:p>-12.947563333333</text:p>
          </table:table-cell>
          <table:table-cell office:value-type="float" office:value="-38.428048333333" calcext:value-type="float">
            <text:p>-38.428048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61666667" calcext:value-type="float">
            <text:p>-12.947561666667</text:p>
          </table:table-cell>
          <table:table-cell office:value-type="float" office:value="-38.428058333333" calcext:value-type="float">
            <text:p>-38.428058333333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7561666667" calcext:value-type="float">
            <text:p>-12.947561666667</text:p>
          </table:table-cell>
          <table:table-cell office:value-type="float" office:value="-38.428068333333" calcext:value-type="float">
            <text:p>-38.428068333333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756" calcext:value-type="float">
            <text:p>-12.94756</text:p>
          </table:table-cell>
          <table:table-cell office:value-type="float" office:value="-38.428078333333" calcext:value-type="float">
            <text:p>-38.428078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7558333333" calcext:value-type="float">
            <text:p>-12.947558333333</text:p>
          </table:table-cell>
          <table:table-cell office:value-type="float" office:value="-38.42809" calcext:value-type="float">
            <text:p>-38.42809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7556666667" calcext:value-type="float">
            <text:p>-12.947556666667</text:p>
          </table:table-cell>
          <table:table-cell office:value-type="float" office:value="-38.428098333333" calcext:value-type="float">
            <text:p>-38.428098333333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7555" calcext:value-type="float">
            <text:p>-12.947555</text:p>
          </table:table-cell>
          <table:table-cell office:value-type="float" office:value="-38.428108333333" calcext:value-type="float">
            <text:p>-38.428108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7553333333" calcext:value-type="float">
            <text:p>-12.947553333333</text:p>
          </table:table-cell>
          <table:table-cell office:value-type="float" office:value="-38.428118333333" calcext:value-type="float">
            <text:p>-38.428118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7553333333" calcext:value-type="float">
            <text:p>-12.947553333333</text:p>
          </table:table-cell>
          <table:table-cell office:value-type="float" office:value="-38.428128333333" calcext:value-type="float">
            <text:p>-38.428128333333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7551666667" calcext:value-type="float">
            <text:p>-12.947551666667</text:p>
          </table:table-cell>
          <table:table-cell office:value-type="float" office:value="-38.428138333333" calcext:value-type="float">
            <text:p>-38.428138333333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51666667" calcext:value-type="float">
            <text:p>-12.947551666667</text:p>
          </table:table-cell>
          <table:table-cell office:value-type="float" office:value="-38.428148333333" calcext:value-type="float">
            <text:p>-38.428148333333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7551666667" calcext:value-type="float">
            <text:p>-12.947551666667</text:p>
          </table:table-cell>
          <table:table-cell office:value-type="float" office:value="-38.428158333333" calcext:value-type="float">
            <text:p>-38.428158333333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55" calcext:value-type="float">
            <text:p>-12.94755</text:p>
          </table:table-cell>
          <table:table-cell office:value-type="float" office:value="-38.428168333333" calcext:value-type="float">
            <text:p>-38.428168333333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48333333" calcext:value-type="float">
            <text:p>-12.947548333333</text:p>
          </table:table-cell>
          <table:table-cell office:value-type="float" office:value="-38.42818" calcext:value-type="float">
            <text:p>-38.42818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8333333" calcext:value-type="float">
            <text:p>-12.947548333333</text:p>
          </table:table-cell>
          <table:table-cell office:value-type="float" office:value="-38.42819" calcext:value-type="float">
            <text:p>-38.42819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7548333333" calcext:value-type="float">
            <text:p>-12.947548333333</text:p>
          </table:table-cell>
          <table:table-cell office:value-type="float" office:value="-38.4282" calcext:value-type="float">
            <text:p>-38.4282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48333333" calcext:value-type="float">
            <text:p>-12.947548333333</text:p>
          </table:table-cell>
          <table:table-cell office:value-type="float" office:value="-38.42821" calcext:value-type="float">
            <text:p>-38.42821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48333333" calcext:value-type="float">
            <text:p>-12.947548333333</text:p>
          </table:table-cell>
          <table:table-cell office:value-type="float" office:value="-38.42822" calcext:value-type="float">
            <text:p>-38.42822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23" calcext:value-type="float">
            <text:p>-38.4282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241666667" calcext:value-type="float">
            <text:p>-38.428241666667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251666667" calcext:value-type="float">
            <text:p>-38.428251666667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261666667" calcext:value-type="float">
            <text:p>-38.428261666667</text:p>
          </table:table-cell>
        </table:table-row>
        <table:table-row table:style-name="ro2">
          <table:table-cell table:number-columns-repeated="3"/>
          <table:table-cell office:value-type="float" office:value="39.4" calcext:value-type="float">
            <text:p>39.4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271666667" calcext:value-type="float">
            <text:p>-38.428271666667</text:p>
          </table:table-cell>
        </table:table-row>
        <table:table-row table:style-name="ro2">
          <table:table-cell table:number-columns-repeated="3"/>
          <table:table-cell office:value-type="float" office:value="39.3" calcext:value-type="float">
            <text:p>39.3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281666667" calcext:value-type="float">
            <text:p>-38.428281666667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291666667" calcext:value-type="float">
            <text:p>-38.428291666667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301666667" calcext:value-type="float">
            <text:p>-38.428301666667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311666667" calcext:value-type="float">
            <text:p>-38.428311666667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321666667" calcext:value-type="float">
            <text:p>-38.428321666667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331666667" calcext:value-type="float">
            <text:p>-38.428331666667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341666667" calcext:value-type="float">
            <text:p>-38.428341666667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351666667" calcext:value-type="float">
            <text:p>-38.428351666667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3333333" calcext:value-type="float">
            <text:p>-12.947543333333</text:p>
          </table:table-cell>
          <table:table-cell office:value-type="float" office:value="-38.428361666667" calcext:value-type="float">
            <text:p>-38.428361666667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3333333" calcext:value-type="float">
            <text:p>-12.947543333333</text:p>
          </table:table-cell>
          <table:table-cell office:value-type="float" office:value="-38.428371666667" calcext:value-type="float">
            <text:p>-38.428371666667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3333333" calcext:value-type="float">
            <text:p>-12.947543333333</text:p>
          </table:table-cell>
          <table:table-cell office:value-type="float" office:value="-38.428383333333" calcext:value-type="float">
            <text:p>-38.428383333333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3333333" calcext:value-type="float">
            <text:p>-12.947543333333</text:p>
          </table:table-cell>
          <table:table-cell office:value-type="float" office:value="-38.428393333333" calcext:value-type="float">
            <text:p>-38.428393333333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405" calcext:value-type="float">
            <text:p>-38.428405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415" calcext:value-type="float">
            <text:p>-38.428415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425" calcext:value-type="float">
            <text:p>-38.428425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436666667" calcext:value-type="float">
            <text:p>-38.428436666667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446666667" calcext:value-type="float">
            <text:p>-38.428446666667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458333333" calcext:value-type="float">
            <text:p>-38.428458333333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468333333" calcext:value-type="float">
            <text:p>-38.428468333333</text:p>
          </table:table-cell>
        </table:table-row>
        <table:table-row table:style-name="ro2">
          <table:table-cell table:number-columns-repeated="3"/>
          <table:table-cell office:value-type="float" office:value="39.3" calcext:value-type="float">
            <text:p>39.3</text:p>
          </table:table-cell>
          <table:table-cell office:value-type="float" office:value="-12.947545" calcext:value-type="float">
            <text:p>-12.947545</text:p>
          </table:table-cell>
          <table:table-cell office:value-type="float" office:value="-38.428478333333" calcext:value-type="float">
            <text:p>-38.428478333333</text:p>
          </table:table-cell>
        </table:table-row>
        <table:table-row table:style-name="ro2">
          <table:table-cell table:number-columns-repeated="3"/>
          <table:table-cell office:value-type="float" office:value="39.4" calcext:value-type="float">
            <text:p>39.4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488333333" calcext:value-type="float">
            <text:p>-38.428488333333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498333333" calcext:value-type="float">
            <text:p>-38.428498333333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7546666667" calcext:value-type="float">
            <text:p>-12.947546666667</text:p>
          </table:table-cell>
          <table:table-cell office:value-type="float" office:value="-38.42851" calcext:value-type="float">
            <text:p>-38.42851</text:p>
          </table:table-cell>
        </table:table-row>
        <table:table-row table:style-name="ro2">
          <table:table-cell table:number-columns-repeated="3"/>
          <table:table-cell office:value-type="float" office:value="38.7" calcext:value-type="float">
            <text:p>38.7</text:p>
          </table:table-cell>
          <table:table-cell office:value-type="float" office:value="-12.947548333333" calcext:value-type="float">
            <text:p>-12.947548333333</text:p>
          </table:table-cell>
          <table:table-cell office:value-type="float" office:value="-38.42852" calcext:value-type="float">
            <text:p>-38.42852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548333333" calcext:value-type="float">
            <text:p>-12.947548333333</text:p>
          </table:table-cell>
          <table:table-cell office:value-type="float" office:value="-38.42853" calcext:value-type="float">
            <text:p>-38.42853</text:p>
          </table:table-cell>
        </table:table-row>
        <table:table-row table:style-name="ro2">
          <table:table-cell table:number-columns-repeated="3"/>
          <table:table-cell office:value-type="float" office:value="39.3" calcext:value-type="float">
            <text:p>39.3</text:p>
          </table:table-cell>
          <table:table-cell office:value-type="float" office:value="-12.947548333333" calcext:value-type="float">
            <text:p>-12.947548333333</text:p>
          </table:table-cell>
          <table:table-cell office:value-type="float" office:value="-38.42854" calcext:value-type="float">
            <text:p>-38.42854</text:p>
          </table:table-cell>
        </table:table-row>
        <table:table-row table:style-name="ro2">
          <table:table-cell table:number-columns-repeated="3"/>
          <table:table-cell office:value-type="float" office:value="39.3" calcext:value-type="float">
            <text:p>39.3</text:p>
          </table:table-cell>
          <table:table-cell office:value-type="float" office:value="-12.947548333333" calcext:value-type="float">
            <text:p>-12.947548333333</text:p>
          </table:table-cell>
          <table:table-cell office:value-type="float" office:value="-38.428551666667" calcext:value-type="float">
            <text:p>-38.428551666667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755" calcext:value-type="float">
            <text:p>-12.94755</text:p>
          </table:table-cell>
          <table:table-cell office:value-type="float" office:value="-38.428561666667" calcext:value-type="float">
            <text:p>-38.428561666667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55" calcext:value-type="float">
            <text:p>-12.94755</text:p>
          </table:table-cell>
          <table:table-cell office:value-type="float" office:value="-38.428571666667" calcext:value-type="float">
            <text:p>-38.428571666667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5" calcext:value-type="float">
            <text:p>-12.94755</text:p>
          </table:table-cell>
          <table:table-cell office:value-type="float" office:value="-38.428583333333" calcext:value-type="float">
            <text:p>-38.428583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551666667" calcext:value-type="float">
            <text:p>-12.947551666667</text:p>
          </table:table-cell>
          <table:table-cell office:value-type="float" office:value="-38.428593333333" calcext:value-type="float">
            <text:p>-38.428593333333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7551666667" calcext:value-type="float">
            <text:p>-12.947551666667</text:p>
          </table:table-cell>
          <table:table-cell office:value-type="float" office:value="-38.428603333333" calcext:value-type="float">
            <text:p>-38.428603333333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7553333333" calcext:value-type="float">
            <text:p>-12.947553333333</text:p>
          </table:table-cell>
          <table:table-cell office:value-type="float" office:value="-38.428613333333" calcext:value-type="float">
            <text:p>-38.428613333333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7553333333" calcext:value-type="float">
            <text:p>-12.947553333333</text:p>
          </table:table-cell>
          <table:table-cell office:value-type="float" office:value="-38.428623333333" calcext:value-type="float">
            <text:p>-38.428623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7555" calcext:value-type="float">
            <text:p>-12.947555</text:p>
          </table:table-cell>
          <table:table-cell office:value-type="float" office:value="-38.428633333333" calcext:value-type="float">
            <text:p>-38.428633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7555" calcext:value-type="float">
            <text:p>-12.947555</text:p>
          </table:table-cell>
          <table:table-cell office:value-type="float" office:value="-38.428643333333" calcext:value-type="float">
            <text:p>-38.428643333333</text:p>
          </table:table-cell>
        </table:table-row>
        <table:table-row table:style-name="ro2">
          <table:table-cell table:number-columns-repeated="3"/>
          <table:table-cell office:value-type="float" office:value="38.3" calcext:value-type="float">
            <text:p>38.3</text:p>
          </table:table-cell>
          <table:table-cell office:value-type="float" office:value="-12.947556666667" calcext:value-type="float">
            <text:p>-12.947556666667</text:p>
          </table:table-cell>
          <table:table-cell office:value-type="float" office:value="-38.428653333333" calcext:value-type="float">
            <text:p>-38.428653333333</text:p>
          </table:table-cell>
        </table:table-row>
        <table:table-row table:style-name="ro2">
          <table:table-cell table:number-columns-repeated="3"/>
          <table:table-cell office:value-type="float" office:value="38.2" calcext:value-type="float">
            <text:p>38.2</text:p>
          </table:table-cell>
          <table:table-cell office:value-type="float" office:value="-12.947558333333" calcext:value-type="float">
            <text:p>-12.947558333333</text:p>
          </table:table-cell>
          <table:table-cell office:value-type="float" office:value="-38.428663333333" calcext:value-type="float">
            <text:p>-38.428663333333</text:p>
          </table:table-cell>
        </table:table-row>
        <table:table-row table:style-name="ro2">
          <table:table-cell table:number-columns-repeated="3"/>
          <table:table-cell office:value-type="float" office:value="38.1" calcext:value-type="float">
            <text:p>38.1</text:p>
          </table:table-cell>
          <table:table-cell office:value-type="float" office:value="-12.947558333333" calcext:value-type="float">
            <text:p>-12.947558333333</text:p>
          </table:table-cell>
          <table:table-cell office:value-type="float" office:value="-38.428673333333" calcext:value-type="float">
            <text:p>-38.428673333333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6" calcext:value-type="float">
            <text:p>-12.94756</text:p>
          </table:table-cell>
          <table:table-cell office:value-type="float" office:value="-38.428681666667" calcext:value-type="float">
            <text:p>-38.428681666667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756" calcext:value-type="float">
            <text:p>-12.94756</text:p>
          </table:table-cell>
          <table:table-cell office:value-type="float" office:value="-38.428691666667" calcext:value-type="float">
            <text:p>-38.428691666667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6" calcext:value-type="float">
            <text:p>-12.94756</text:p>
          </table:table-cell>
          <table:table-cell office:value-type="float" office:value="-38.428701666667" calcext:value-type="float">
            <text:p>-38.428701666667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61666667" calcext:value-type="float">
            <text:p>-12.947561666667</text:p>
          </table:table-cell>
          <table:table-cell office:value-type="float" office:value="-38.428711666667" calcext:value-type="float">
            <text:p>-38.428711666667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61666667" calcext:value-type="float">
            <text:p>-12.947561666667</text:p>
          </table:table-cell>
          <table:table-cell office:value-type="float" office:value="-38.428721666667" calcext:value-type="float">
            <text:p>-38.428721666667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63333333" calcext:value-type="float">
            <text:p>-12.947563333333</text:p>
          </table:table-cell>
          <table:table-cell office:value-type="float" office:value="-38.428731666667" calcext:value-type="float">
            <text:p>-38.428731666667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7565" calcext:value-type="float">
            <text:p>-12.947565</text:p>
          </table:table-cell>
          <table:table-cell office:value-type="float" office:value="-38.428741666667" calcext:value-type="float">
            <text:p>-38.428741666667</text:p>
          </table:table-cell>
        </table:table-row>
        <table:table-row table:style-name="ro2">
          <table:table-cell table:number-columns-repeated="3"/>
          <table:table-cell office:value-type="float" office:value="37.6" calcext:value-type="float">
            <text:p>37.6</text:p>
          </table:table-cell>
          <table:table-cell office:value-type="float" office:value="-12.947566666667" calcext:value-type="float">
            <text:p>-12.947566666667</text:p>
          </table:table-cell>
          <table:table-cell office:value-type="float" office:value="-38.428751666667" calcext:value-type="float">
            <text:p>-38.428751666667</text:p>
          </table:table-cell>
        </table:table-row>
        <table:table-row table:style-name="ro2"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2.947568333333" calcext:value-type="float">
            <text:p>-12.947568333333</text:p>
          </table:table-cell>
          <table:table-cell office:value-type="float" office:value="-38.42876" calcext:value-type="float">
            <text:p>-38.42876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757" calcext:value-type="float">
            <text:p>-12.94757</text:p>
          </table:table-cell>
          <table:table-cell office:value-type="float" office:value="-38.42877" calcext:value-type="float">
            <text:p>-38.42877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7571666667" calcext:value-type="float">
            <text:p>-12.947571666667</text:p>
          </table:table-cell>
          <table:table-cell office:value-type="float" office:value="-38.42878" calcext:value-type="float">
            <text:p>-38.42878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7573333333" calcext:value-type="float">
            <text:p>-12.947573333333</text:p>
          </table:table-cell>
          <table:table-cell office:value-type="float" office:value="-38.42879" calcext:value-type="float">
            <text:p>-38.42879</text:p>
          </table:table-cell>
        </table:table-row>
        <table:table-row table:style-name="ro2"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-12.947575" calcext:value-type="float">
            <text:p>-12.947575</text:p>
          </table:table-cell>
          <table:table-cell office:value-type="float" office:value="-38.4288" calcext:value-type="float">
            <text:p>-38.4288</text:p>
          </table:table-cell>
        </table:table-row>
        <table:table-row table:style-name="ro2">
          <table:table-cell table:number-columns-repeated="3"/>
          <table:table-cell office:value-type="float" office:value="37.8" calcext:value-type="float">
            <text:p>37.8</text:p>
          </table:table-cell>
          <table:table-cell office:value-type="float" office:value="-12.947576666667" calcext:value-type="float">
            <text:p>-12.947576666667</text:p>
          </table:table-cell>
          <table:table-cell office:value-type="float" office:value="-38.428808333333" calcext:value-type="float">
            <text:p>-38.428808333333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78333333" calcext:value-type="float">
            <text:p>-12.947578333333</text:p>
          </table:table-cell>
          <table:table-cell office:value-type="float" office:value="-38.428818333333" calcext:value-type="float">
            <text:p>-38.428818333333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8" calcext:value-type="float">
            <text:p>-12.94758</text:p>
          </table:table-cell>
          <table:table-cell office:value-type="float" office:value="-38.428828333333" calcext:value-type="float">
            <text:p>-38.428828333333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81666667" calcext:value-type="float">
            <text:p>-12.947581666667</text:p>
          </table:table-cell>
          <table:table-cell office:value-type="float" office:value="-38.428838333333" calcext:value-type="float">
            <text:p>-38.428838333333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83333333" calcext:value-type="float">
            <text:p>-12.947583333333</text:p>
          </table:table-cell>
          <table:table-cell office:value-type="float" office:value="-38.42885" calcext:value-type="float">
            <text:p>-38.42885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85" calcext:value-type="float">
            <text:p>-12.947585</text:p>
          </table:table-cell>
          <table:table-cell office:value-type="float" office:value="-38.428858333333" calcext:value-type="float">
            <text:p>-38.428858333333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7588333333" calcext:value-type="float">
            <text:p>-12.947588333333</text:p>
          </table:table-cell>
          <table:table-cell office:value-type="float" office:value="-38.428868333333" calcext:value-type="float">
            <text:p>-38.428868333333</text:p>
          </table:table-cell>
        </table:table-row>
        <table:table-row table:style-name="ro2">
          <table:table-cell table:number-columns-repeated="3"/>
          <table:table-cell office:value-type="float" office:value="38.1" calcext:value-type="float">
            <text:p>38.1</text:p>
          </table:table-cell>
          <table:table-cell office:value-type="float" office:value="-12.94759" calcext:value-type="float">
            <text:p>-12.94759</text:p>
          </table:table-cell>
          <table:table-cell office:value-type="float" office:value="-38.428878333333" calcext:value-type="float">
            <text:p>-38.428878333333</text:p>
          </table:table-cell>
        </table:table-row>
        <table:table-row table:style-name="ro2">
          <table:table-cell table:number-columns-repeated="3"/>
          <table:table-cell office:value-type="float" office:value="38.2" calcext:value-type="float">
            <text:p>38.2</text:p>
          </table:table-cell>
          <table:table-cell office:value-type="float" office:value="-12.947591666667" calcext:value-type="float">
            <text:p>-12.947591666667</text:p>
          </table:table-cell>
          <table:table-cell office:value-type="float" office:value="-38.428888333333" calcext:value-type="float">
            <text:p>-38.428888333333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7593333333" calcext:value-type="float">
            <text:p>-12.947593333333</text:p>
          </table:table-cell>
          <table:table-cell office:value-type="float" office:value="-38.428898333333" calcext:value-type="float">
            <text:p>-38.428898333333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7595" calcext:value-type="float">
            <text:p>-12.947595</text:p>
          </table:table-cell>
          <table:table-cell office:value-type="float" office:value="-38.428908333333" calcext:value-type="float">
            <text:p>-38.428908333333</text:p>
          </table:table-cell>
        </table:table-row>
        <table:table-row table:style-name="ro2">
          <table:table-cell table:number-columns-repeated="3"/>
          <table:table-cell office:value-type="float" office:value="38.6" calcext:value-type="float">
            <text:p>38.6</text:p>
          </table:table-cell>
          <table:table-cell office:value-type="float" office:value="-12.947598333333" calcext:value-type="float">
            <text:p>-12.947598333333</text:p>
          </table:table-cell>
          <table:table-cell office:value-type="float" office:value="-38.428918333333" calcext:value-type="float">
            <text:p>-38.428918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76" calcext:value-type="float">
            <text:p>-12.9476</text:p>
          </table:table-cell>
          <table:table-cell office:value-type="float" office:value="-38.428928333333" calcext:value-type="float">
            <text:p>-38.428928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7601666667" calcext:value-type="float">
            <text:p>-12.947601666667</text:p>
          </table:table-cell>
          <table:table-cell office:value-type="float" office:value="-38.428938333333" calcext:value-type="float">
            <text:p>-38.428938333333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603333333" calcext:value-type="float">
            <text:p>-12.947603333333</text:p>
          </table:table-cell>
          <table:table-cell office:value-type="float" office:value="-38.428948333333" calcext:value-type="float">
            <text:p>-38.428948333333</text:p>
          </table:table-cell>
        </table:table-row>
        <table:table-row table:style-name="ro2">
          <table:table-cell table:number-columns-repeated="3"/>
          <table:table-cell office:value-type="float" office:value="38.8" calcext:value-type="float">
            <text:p>38.8</text:p>
          </table:table-cell>
          <table:table-cell office:value-type="float" office:value="-12.947605" calcext:value-type="float">
            <text:p>-12.947605</text:p>
          </table:table-cell>
          <table:table-cell office:value-type="float" office:value="-38.428958333333" calcext:value-type="float">
            <text:p>-38.428958333333</text:p>
          </table:table-cell>
        </table:table-row>
        <table:table-row table:style-name="ro2">
          <table:table-cell table:number-columns-repeated="3"/>
          <table:table-cell office:value-type="float" office:value="38.4" calcext:value-type="float">
            <text:p>38.4</text:p>
          </table:table-cell>
          <table:table-cell office:value-type="float" office:value="-12.947606666667" calcext:value-type="float">
            <text:p>-12.947606666667</text:p>
          </table:table-cell>
          <table:table-cell office:value-type="float" office:value="-38.428968333333" calcext:value-type="float">
            <text:p>-38.428968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61" calcext:value-type="float">
            <text:p>-12.94761</text:p>
          </table:table-cell>
          <table:table-cell office:value-type="float" office:value="-38.428978333333" calcext:value-type="float">
            <text:p>-38.428978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7611666667" calcext:value-type="float">
            <text:p>-12.947611666667</text:p>
          </table:table-cell>
          <table:table-cell office:value-type="float" office:value="-38.428986666667" calcext:value-type="float">
            <text:p>-38.428986666667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7615" calcext:value-type="float">
            <text:p>-12.947615</text:p>
          </table:table-cell>
          <table:table-cell office:value-type="float" office:value="-38.428996666667" calcext:value-type="float">
            <text:p>-38.428996666667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7618333333" calcext:value-type="float">
            <text:p>-12.947618333333</text:p>
          </table:table-cell>
          <table:table-cell office:value-type="float" office:value="-38.429006666667" calcext:value-type="float">
            <text:p>-38.429006666667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62" calcext:value-type="float">
            <text:p>-12.94762</text:p>
          </table:table-cell>
          <table:table-cell office:value-type="float" office:value="-38.429016666667" calcext:value-type="float">
            <text:p>-38.429016666667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623333333" calcext:value-type="float">
            <text:p>-12.947623333333</text:p>
          </table:table-cell>
          <table:table-cell office:value-type="float" office:value="-38.429026666667" calcext:value-type="float">
            <text:p>-38.429026666667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625" calcext:value-type="float">
            <text:p>-12.947625</text:p>
          </table:table-cell>
          <table:table-cell office:value-type="float" office:value="-38.429036666667" calcext:value-type="float">
            <text:p>-38.429036666667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7628333333" calcext:value-type="float">
            <text:p>-12.947628333333</text:p>
          </table:table-cell>
          <table:table-cell office:value-type="float" office:value="-38.429045" calcext:value-type="float">
            <text:p>-38.429045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631666667" calcext:value-type="float">
            <text:p>-12.947631666667</text:p>
          </table:table-cell>
          <table:table-cell office:value-type="float" office:value="-38.429056666667" calcext:value-type="float">
            <text:p>-38.429056666667</text:p>
          </table:table-cell>
        </table:table-row>
        <table:table-row table:style-name="ro2">
          <table:table-cell table:number-columns-repeated="3"/>
          <table:table-cell office:value-type="float" office:value="39.2" calcext:value-type="float">
            <text:p>39.2</text:p>
          </table:table-cell>
          <table:table-cell office:value-type="float" office:value="-12.947635" calcext:value-type="float">
            <text:p>-12.947635</text:p>
          </table:table-cell>
          <table:table-cell office:value-type="float" office:value="-38.429065" calcext:value-type="float">
            <text:p>-38.429065</text:p>
          </table:table-cell>
        </table:table-row>
        <table:table-row table:style-name="ro2">
          <table:table-cell table:number-columns-repeated="3"/>
          <table:table-cell office:value-type="float" office:value="39.1" calcext:value-type="float">
            <text:p>39.1</text:p>
          </table:table-cell>
          <table:table-cell office:value-type="float" office:value="-12.947638333333" calcext:value-type="float">
            <text:p>-12.947638333333</text:p>
          </table:table-cell>
          <table:table-cell office:value-type="float" office:value="-38.429075" calcext:value-type="float">
            <text:p>-38.429075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41666667" calcext:value-type="float">
            <text:p>-12.947641666667</text:p>
          </table:table-cell>
          <table:table-cell office:value-type="float" office:value="-38.429085" calcext:value-type="float">
            <text:p>-38.429085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643333333" calcext:value-type="float">
            <text:p>-12.947643333333</text:p>
          </table:table-cell>
          <table:table-cell office:value-type="float" office:value="-38.429095" calcext:value-type="float">
            <text:p>-38.429095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46666667" calcext:value-type="float">
            <text:p>-12.947646666667</text:p>
          </table:table-cell>
          <table:table-cell office:value-type="float" office:value="-38.429105" calcext:value-type="float">
            <text:p>-38.429105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65" calcext:value-type="float">
            <text:p>-12.94765</text:p>
          </table:table-cell>
          <table:table-cell office:value-type="float" office:value="-38.429113333333" calcext:value-type="float">
            <text:p>-38.429113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53333333" calcext:value-type="float">
            <text:p>-12.947653333333</text:p>
          </table:table-cell>
          <table:table-cell office:value-type="float" office:value="-38.429123333333" calcext:value-type="float">
            <text:p>-38.429123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56666667" calcext:value-type="float">
            <text:p>-12.947656666667</text:p>
          </table:table-cell>
          <table:table-cell office:value-type="float" office:value="-38.429133333333" calcext:value-type="float">
            <text:p>-38.429133333333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58333333" calcext:value-type="float">
            <text:p>-12.947658333333</text:p>
          </table:table-cell>
          <table:table-cell office:value-type="float" office:value="-38.429143333333" calcext:value-type="float">
            <text:p>-38.429143333333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7661666667" calcext:value-type="float">
            <text:p>-12.947661666667</text:p>
          </table:table-cell>
          <table:table-cell office:value-type="float" office:value="-38.429151666667" calcext:value-type="float">
            <text:p>-38.429151666667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65" calcext:value-type="float">
            <text:p>-12.947665</text:p>
          </table:table-cell>
          <table:table-cell office:value-type="float" office:value="-38.429161666667" calcext:value-type="float">
            <text:p>-38.429161666667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7668333333" calcext:value-type="float">
            <text:p>-12.947668333333</text:p>
          </table:table-cell>
          <table:table-cell office:value-type="float" office:value="-38.429171666667" calcext:value-type="float">
            <text:p>-38.429171666667</text:p>
          </table:table-cell>
        </table:table-row>
        <table:table-row table:style-name="ro2">
          <table:table-cell table:number-columns-repeated="3"/>
          <table:table-cell office:value-type="float" office:value="40.2" calcext:value-type="float">
            <text:p>40.2</text:p>
          </table:table-cell>
          <table:table-cell office:value-type="float" office:value="-12.94767" calcext:value-type="float">
            <text:p>-12.94767</text:p>
          </table:table-cell>
          <table:table-cell office:value-type="float" office:value="-38.42918" calcext:value-type="float">
            <text:p>-38.42918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7673333333" calcext:value-type="float">
            <text:p>-12.947673333333</text:p>
          </table:table-cell>
          <table:table-cell office:value-type="float" office:value="-38.42919" calcext:value-type="float">
            <text:p>-38.42919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12.947675" calcext:value-type="float">
            <text:p>-12.947675</text:p>
          </table:table-cell>
          <table:table-cell office:value-type="float" office:value="-38.4292" calcext:value-type="float">
            <text:p>-38.4292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7678333333" calcext:value-type="float">
            <text:p>-12.947678333333</text:p>
          </table:table-cell>
          <table:table-cell office:value-type="float" office:value="-38.42921" calcext:value-type="float">
            <text:p>-38.42921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7681666667" calcext:value-type="float">
            <text:p>-12.947681666667</text:p>
          </table:table-cell>
          <table:table-cell office:value-type="float" office:value="-38.42922" calcext:value-type="float">
            <text:p>-38.42922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7685" calcext:value-type="float">
            <text:p>-12.947685</text:p>
          </table:table-cell>
          <table:table-cell office:value-type="float" office:value="-38.42923" calcext:value-type="float">
            <text:p>-38.42923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7688333333" calcext:value-type="float">
            <text:p>-12.947688333333</text:p>
          </table:table-cell>
          <table:table-cell office:value-type="float" office:value="-38.42924" calcext:value-type="float">
            <text:p>-38.42924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769" calcext:value-type="float">
            <text:p>-12.94769</text:p>
          </table:table-cell>
          <table:table-cell office:value-type="float" office:value="-38.429248333333" calcext:value-type="float">
            <text:p>-38.429248333333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7693333333" calcext:value-type="float">
            <text:p>-12.947693333333</text:p>
          </table:table-cell>
          <table:table-cell office:value-type="float" office:value="-38.429258333333" calcext:value-type="float">
            <text:p>-38.429258333333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7696666667" calcext:value-type="float">
            <text:p>-12.947696666667</text:p>
          </table:table-cell>
          <table:table-cell office:value-type="float" office:value="-38.429268333333" calcext:value-type="float">
            <text:p>-38.429268333333</text:p>
          </table:table-cell>
        </table:table-row>
        <table:table-row table:style-name="ro2">
          <table:table-cell table:number-columns-repeated="3"/>
          <table:table-cell office:value-type="float" office:value="40.6" calcext:value-type="float">
            <text:p>40.6</text:p>
          </table:table-cell>
          <table:table-cell office:value-type="float" office:value="-12.947701666667" calcext:value-type="float">
            <text:p>-12.947701666667</text:p>
          </table:table-cell>
          <table:table-cell office:value-type="float" office:value="-38.429278333333" calcext:value-type="float">
            <text:p>-38.429278333333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705" calcext:value-type="float">
            <text:p>-12.947705</text:p>
          </table:table-cell>
          <table:table-cell office:value-type="float" office:value="-38.429288333333" calcext:value-type="float">
            <text:p>-38.429288333333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708333333" calcext:value-type="float">
            <text:p>-12.947708333333</text:p>
          </table:table-cell>
          <table:table-cell office:value-type="float" office:value="-38.429298333333" calcext:value-type="float">
            <text:p>-38.429298333333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711666667" calcext:value-type="float">
            <text:p>-12.947711666667</text:p>
          </table:table-cell>
          <table:table-cell office:value-type="float" office:value="-38.429308333333" calcext:value-type="float">
            <text:p>-38.429308333333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715" calcext:value-type="float">
            <text:p>-12.947715</text:p>
          </table:table-cell>
          <table:table-cell office:value-type="float" office:value="-38.429316666667" calcext:value-type="float">
            <text:p>-38.429316666667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716666667" calcext:value-type="float">
            <text:p>-12.947716666667</text:p>
          </table:table-cell>
          <table:table-cell office:value-type="float" office:value="-38.429326666667" calcext:value-type="float">
            <text:p>-38.429326666667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721666667" calcext:value-type="float">
            <text:p>-12.947721666667</text:p>
          </table:table-cell>
          <table:table-cell office:value-type="float" office:value="-38.429336666667" calcext:value-type="float">
            <text:p>-38.429336666667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725" calcext:value-type="float">
            <text:p>-12.947725</text:p>
          </table:table-cell>
          <table:table-cell office:value-type="float" office:value="-38.429346666667" calcext:value-type="float">
            <text:p>-38.429346666667</text:p>
          </table:table-cell>
        </table:table-row>
        <table:table-row table:style-name="ro2"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-12.947728333333" calcext:value-type="float">
            <text:p>-12.947728333333</text:p>
          </table:table-cell>
          <table:table-cell office:value-type="float" office:value="-38.429356666667" calcext:value-type="float">
            <text:p>-38.429356666667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7731666667" calcext:value-type="float">
            <text:p>-12.947731666667</text:p>
          </table:table-cell>
          <table:table-cell office:value-type="float" office:value="-38.429366666667" calcext:value-type="float">
            <text:p>-38.429366666667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735" calcext:value-type="float">
            <text:p>-12.947735</text:p>
          </table:table-cell>
          <table:table-cell office:value-type="float" office:value="-38.429376666667" calcext:value-type="float">
            <text:p>-38.429376666667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738333333" calcext:value-type="float">
            <text:p>-12.947738333333</text:p>
          </table:table-cell>
          <table:table-cell office:value-type="float" office:value="-38.429386666667" calcext:value-type="float">
            <text:p>-38.429386666667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741666667" calcext:value-type="float">
            <text:p>-12.947741666667</text:p>
          </table:table-cell>
          <table:table-cell office:value-type="float" office:value="-38.429396666667" calcext:value-type="float">
            <text:p>-38.429396666667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7745" calcext:value-type="float">
            <text:p>-12.947745</text:p>
          </table:table-cell>
          <table:table-cell office:value-type="float" office:value="-38.429406666667" calcext:value-type="float">
            <text:p>-38.429406666667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7748333333" calcext:value-type="float">
            <text:p>-12.947748333333</text:p>
          </table:table-cell>
          <table:table-cell office:value-type="float" office:value="-38.429416666667" calcext:value-type="float">
            <text:p>-38.429416666667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7751666667" calcext:value-type="float">
            <text:p>-12.947751666667</text:p>
          </table:table-cell>
          <table:table-cell office:value-type="float" office:value="-38.429426666667" calcext:value-type="float">
            <text:p>-38.429426666667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7753333333" calcext:value-type="float">
            <text:p>-12.947753333333</text:p>
          </table:table-cell>
          <table:table-cell office:value-type="float" office:value="-38.429436666667" calcext:value-type="float">
            <text:p>-38.429436666667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2.947756666667" calcext:value-type="float">
            <text:p>-12.947756666667</text:p>
          </table:table-cell>
          <table:table-cell office:value-type="float" office:value="-38.429446666667" calcext:value-type="float">
            <text:p>-38.429446666667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7758333333" calcext:value-type="float">
            <text:p>-12.947758333333</text:p>
          </table:table-cell>
          <table:table-cell office:value-type="float" office:value="-38.429456666667" calcext:value-type="float">
            <text:p>-38.429456666667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7761666667" calcext:value-type="float">
            <text:p>-12.947761666667</text:p>
          </table:table-cell>
          <table:table-cell office:value-type="float" office:value="-38.429466666667" calcext:value-type="float">
            <text:p>-38.429466666667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7766666667" calcext:value-type="float">
            <text:p>-12.947766666667</text:p>
          </table:table-cell>
          <table:table-cell office:value-type="float" office:value="-38.429476666667" calcext:value-type="float">
            <text:p>-38.429476666667</text:p>
          </table:table-cell>
        </table:table-row>
        <table:table-row table:style-name="ro2"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-12.94777" calcext:value-type="float">
            <text:p>-12.94777</text:p>
          </table:table-cell>
          <table:table-cell office:value-type="float" office:value="-38.429486666667" calcext:value-type="float">
            <text:p>-38.429486666667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775" calcext:value-type="float">
            <text:p>-12.947775</text:p>
          </table:table-cell>
          <table:table-cell office:value-type="float" office:value="-38.429495" calcext:value-type="float">
            <text:p>-38.429495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78" calcext:value-type="float">
            <text:p>-12.94778</text:p>
          </table:table-cell>
          <table:table-cell office:value-type="float" office:value="-38.429505" calcext:value-type="float">
            <text:p>-38.429505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7783333333" calcext:value-type="float">
            <text:p>-12.947783333333</text:p>
          </table:table-cell>
          <table:table-cell office:value-type="float" office:value="-38.429515" calcext:value-type="float">
            <text:p>-38.429515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788333333" calcext:value-type="float">
            <text:p>-12.947788333333</text:p>
          </table:table-cell>
          <table:table-cell office:value-type="float" office:value="-38.429525" calcext:value-type="float">
            <text:p>-38.429525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793333333" calcext:value-type="float">
            <text:p>-12.947793333333</text:p>
          </table:table-cell>
          <table:table-cell office:value-type="float" office:value="-38.429535" calcext:value-type="float">
            <text:p>-38.429535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798333333" calcext:value-type="float">
            <text:p>-12.947798333333</text:p>
          </table:table-cell>
          <table:table-cell office:value-type="float" office:value="-38.429543333333" calcext:value-type="float">
            <text:p>-38.429543333333</text:p>
          </table:table-cell>
        </table:table-row>
        <table:table-row table:style-name="ro2">
          <table:table-cell table:number-columns-repeated="3"/>
          <table:table-cell office:value-type="float" office:value="41.2" calcext:value-type="float">
            <text:p>41.2</text:p>
          </table:table-cell>
          <table:table-cell office:value-type="float" office:value="-12.947801666667" calcext:value-type="float">
            <text:p>-12.947801666667</text:p>
          </table:table-cell>
          <table:table-cell office:value-type="float" office:value="-38.429553333333" calcext:value-type="float">
            <text:p>-38.429553333333</text:p>
          </table:table-cell>
        </table:table-row>
        <table:table-row table:style-name="ro2">
          <table:table-cell table:number-columns-repeated="3"/>
          <table:table-cell office:value-type="float" office:value="41.2" calcext:value-type="float">
            <text:p>41.2</text:p>
          </table:table-cell>
          <table:table-cell office:value-type="float" office:value="-12.947806666667" calcext:value-type="float">
            <text:p>-12.947806666667</text:p>
          </table:table-cell>
          <table:table-cell office:value-type="float" office:value="-38.429561666667" calcext:value-type="float">
            <text:p>-38.429561666667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7811666667" calcext:value-type="float">
            <text:p>-12.947811666667</text:p>
          </table:table-cell>
          <table:table-cell office:value-type="float" office:value="-38.429571666667" calcext:value-type="float">
            <text:p>-38.429571666667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816666667" calcext:value-type="float">
            <text:p>-12.947816666667</text:p>
          </table:table-cell>
          <table:table-cell office:value-type="float" office:value="-38.42958" calcext:value-type="float">
            <text:p>-38.42958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82" calcext:value-type="float">
            <text:p>-12.94782</text:p>
          </table:table-cell>
          <table:table-cell office:value-type="float" office:value="-38.42959" calcext:value-type="float">
            <text:p>-38.42959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7825" calcext:value-type="float">
            <text:p>-12.947825</text:p>
          </table:table-cell>
          <table:table-cell office:value-type="float" office:value="-38.429598333333" calcext:value-type="float">
            <text:p>-38.429598333333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2.947828333333" calcext:value-type="float">
            <text:p>-12.947828333333</text:p>
          </table:table-cell>
          <table:table-cell office:value-type="float" office:value="-38.429608333333" calcext:value-type="float">
            <text:p>-38.429608333333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7833333333" calcext:value-type="float">
            <text:p>-12.947833333333</text:p>
          </table:table-cell>
          <table:table-cell office:value-type="float" office:value="-38.429618333333" calcext:value-type="float">
            <text:p>-38.429618333333</text:p>
          </table:table-cell>
        </table:table-row>
        <table:table-row table:style-name="ro2">
          <table:table-cell table:number-columns-repeated="3"/>
          <table:table-cell office:value-type="float" office:value="41.1" calcext:value-type="float">
            <text:p>41.1</text:p>
          </table:table-cell>
          <table:table-cell office:value-type="float" office:value="-12.947838333333" calcext:value-type="float">
            <text:p>-12.947838333333</text:p>
          </table:table-cell>
          <table:table-cell office:value-type="float" office:value="-38.429626666667" calcext:value-type="float">
            <text:p>-38.429626666667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7841666667" calcext:value-type="float">
            <text:p>-12.947841666667</text:p>
          </table:table-cell>
          <table:table-cell office:value-type="float" office:value="-38.429636666667" calcext:value-type="float">
            <text:p>-38.429636666667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846666667" calcext:value-type="float">
            <text:p>-12.947846666667</text:p>
          </table:table-cell>
          <table:table-cell office:value-type="float" office:value="-38.429646666667" calcext:value-type="float">
            <text:p>-38.429646666667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851666667" calcext:value-type="float">
            <text:p>-12.947851666667</text:p>
          </table:table-cell>
          <table:table-cell office:value-type="float" office:value="-38.429655" calcext:value-type="float">
            <text:p>-38.429655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856666667" calcext:value-type="float">
            <text:p>-12.947856666667</text:p>
          </table:table-cell>
          <table:table-cell office:value-type="float" office:value="-38.429665" calcext:value-type="float">
            <text:p>-38.429665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861666667" calcext:value-type="float">
            <text:p>-12.947861666667</text:p>
          </table:table-cell>
          <table:table-cell office:value-type="float" office:value="-38.429673333333" calcext:value-type="float">
            <text:p>-38.429673333333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866666667" calcext:value-type="float">
            <text:p>-12.947866666667</text:p>
          </table:table-cell>
          <table:table-cell office:value-type="float" office:value="-38.429683333333" calcext:value-type="float">
            <text:p>-38.429683333333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2.947871666667" calcext:value-type="float">
            <text:p>-12.947871666667</text:p>
          </table:table-cell>
          <table:table-cell office:value-type="float" office:value="-38.429693333333" calcext:value-type="float">
            <text:p>-38.429693333333</text:p>
          </table:table-cell>
        </table:table-row>
        <table:table-row table:style-name="ro2">
          <table:table-cell table:number-columns-repeated="3"/>
          <table:table-cell office:value-type="float" office:value="40.7" calcext:value-type="float">
            <text:p>40.7</text:p>
          </table:table-cell>
          <table:table-cell office:value-type="float" office:value="-12.947878333333" calcext:value-type="float">
            <text:p>-12.947878333333</text:p>
          </table:table-cell>
          <table:table-cell office:value-type="float" office:value="-38.429703333333" calcext:value-type="float">
            <text:p>-38.429703333333</text:p>
          </table:table-cell>
        </table:table-row>
        <table:table-row table:style-name="ro2">
          <table:table-cell table:number-columns-repeated="3"/>
          <table:table-cell office:value-type="float" office:value="40.8" calcext:value-type="float">
            <text:p>40.8</text:p>
          </table:table-cell>
          <table:table-cell office:value-type="float" office:value="-12.947883333333" calcext:value-type="float">
            <text:p>-12.947883333333</text:p>
          </table:table-cell>
          <table:table-cell office:value-type="float" office:value="-38.429711666667" calcext:value-type="float">
            <text:p>-38.429711666667</text:p>
          </table:table-cell>
        </table:table-row>
        <table:table-row table:style-name="ro2">
          <table:table-cell table:number-columns-repeated="3"/>
          <table:table-cell office:value-type="float" office:value="40.7" calcext:value-type="float">
            <text:p>40.7</text:p>
          </table:table-cell>
          <table:table-cell office:value-type="float" office:value="-12.947888333333" calcext:value-type="float">
            <text:p>-12.947888333333</text:p>
          </table:table-cell>
          <table:table-cell office:value-type="float" office:value="-38.429721666667" calcext:value-type="float">
            <text:p>-38.429721666667</text:p>
          </table:table-cell>
        </table:table-row>
        <table:table-row table:style-name="ro2">
          <table:table-cell table:number-columns-repeated="3"/>
          <table:table-cell office:value-type="float" office:value="40.4" calcext:value-type="float">
            <text:p>40.4</text:p>
          </table:table-cell>
          <table:table-cell office:value-type="float" office:value="-12.947893333333" calcext:value-type="float">
            <text:p>-12.947893333333</text:p>
          </table:table-cell>
          <table:table-cell office:value-type="float" office:value="-38.42973" calcext:value-type="float">
            <text:p>-38.42973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7898333333" calcext:value-type="float">
            <text:p>-12.947898333333</text:p>
          </table:table-cell>
          <table:table-cell office:value-type="float" office:value="-38.429738333333" calcext:value-type="float">
            <text:p>-38.429738333333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7903333333" calcext:value-type="float">
            <text:p>-12.947903333333</text:p>
          </table:table-cell>
          <table:table-cell office:value-type="float" office:value="-38.429748333333" calcext:value-type="float">
            <text:p>-38.429748333333</text:p>
          </table:table-cell>
        </table:table-row>
        <table:table-row table:style-name="ro2">
          <table:table-cell table:number-columns-repeated="3"/>
          <table:table-cell office:value-type="float" office:value="40.6" calcext:value-type="float">
            <text:p>40.6</text:p>
          </table:table-cell>
          <table:table-cell office:value-type="float" office:value="-12.947908333333" calcext:value-type="float">
            <text:p>-12.947908333333</text:p>
          </table:table-cell>
          <table:table-cell office:value-type="float" office:value="-38.429756666667" calcext:value-type="float">
            <text:p>-38.429756666667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7913333333" calcext:value-type="float">
            <text:p>-12.947913333333</text:p>
          </table:table-cell>
          <table:table-cell office:value-type="float" office:value="-38.429765" calcext:value-type="float">
            <text:p>-38.429765</text:p>
          </table:table-cell>
        </table:table-row>
        <table:table-row table:style-name="ro2">
          <table:table-cell table:number-columns-repeated="3"/>
          <table:table-cell office:value-type="float" office:value="40.9" calcext:value-type="float">
            <text:p>40.9</text:p>
          </table:table-cell>
          <table:table-cell office:value-type="float" office:value="-12.94792" calcext:value-type="float">
            <text:p>-12.94792</text:p>
          </table:table-cell>
          <table:table-cell office:value-type="float" office:value="-38.429775" calcext:value-type="float">
            <text:p>-38.429775</text:p>
          </table:table-cell>
        </table:table-row>
        <table:table-row table:style-name="ro2">
          <table:table-cell table:number-columns-repeated="3"/>
          <table:table-cell office:value-type="float" office:value="41.2" calcext:value-type="float">
            <text:p>41.2</text:p>
          </table:table-cell>
          <table:table-cell office:value-type="float" office:value="-12.947925" calcext:value-type="float">
            <text:p>-12.947925</text:p>
          </table:table-cell>
          <table:table-cell office:value-type="float" office:value="-38.429785" calcext:value-type="float">
            <text:p>-38.429785</text:p>
          </table:table-cell>
        </table:table-row>
        <table:table-row table:style-name="ro2">
          <table:table-cell table:number-columns-repeated="3"/>
          <table:table-cell office:value-type="float" office:value="41.2" calcext:value-type="float">
            <text:p>41.2</text:p>
          </table:table-cell>
          <table:table-cell office:value-type="float" office:value="-12.94793" calcext:value-type="float">
            <text:p>-12.94793</text:p>
          </table:table-cell>
          <table:table-cell office:value-type="float" office:value="-38.429793333333" calcext:value-type="float">
            <text:p>-38.429793333333</text:p>
          </table:table-cell>
        </table:table-row>
        <table:table-row table:style-name="ro2"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-12.947936666667" calcext:value-type="float">
            <text:p>-12.947936666667</text:p>
          </table:table-cell>
          <table:table-cell office:value-type="float" office:value="-38.429803333333" calcext:value-type="float">
            <text:p>-38.429803333333</text:p>
          </table:table-cell>
        </table:table-row>
        <table:table-row table:style-name="ro2">
          <table:table-cell table:number-columns-repeated="3"/>
          <table:table-cell office:value-type="float" office:value="41.4" calcext:value-type="float">
            <text:p>41.4</text:p>
          </table:table-cell>
          <table:table-cell office:value-type="float" office:value="-12.947941666667" calcext:value-type="float">
            <text:p>-12.947941666667</text:p>
          </table:table-cell>
          <table:table-cell office:value-type="float" office:value="-38.429813333333" calcext:value-type="float">
            <text:p>-38.429813333333</text:p>
          </table:table-cell>
        </table:table-row>
        <table:table-row table:style-name="ro2"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-12.947946666667" calcext:value-type="float">
            <text:p>-12.947946666667</text:p>
          </table:table-cell>
          <table:table-cell office:value-type="float" office:value="-38.429823333333" calcext:value-type="float">
            <text:p>-38.429823333333</text:p>
          </table:table-cell>
        </table:table-row>
        <table:table-row table:style-name="ro2">
          <table:table-cell table:number-columns-repeated="3"/>
          <table:table-cell office:value-type="float" office:value="41.8" calcext:value-type="float">
            <text:p>41.8</text:p>
          </table:table-cell>
          <table:table-cell office:value-type="float" office:value="-12.947953333333" calcext:value-type="float">
            <text:p>-12.947953333333</text:p>
          </table:table-cell>
          <table:table-cell office:value-type="float" office:value="-38.429833333333" calcext:value-type="float">
            <text:p>-38.429833333333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7958333333" calcext:value-type="float">
            <text:p>-12.947958333333</text:p>
          </table:table-cell>
          <table:table-cell office:value-type="float" office:value="-38.429843333333" calcext:value-type="float">
            <text:p>-38.429843333333</text:p>
          </table:table-cell>
        </table:table-row>
        <table:table-row table:style-name="ro2">
          <table:table-cell table:number-columns-repeated="3"/>
          <table:table-cell office:value-type="float" office:value="42.2" calcext:value-type="float">
            <text:p>42.2</text:p>
          </table:table-cell>
          <table:table-cell office:value-type="float" office:value="-12.947963333333" calcext:value-type="float">
            <text:p>-12.947963333333</text:p>
          </table:table-cell>
          <table:table-cell office:value-type="float" office:value="-38.429851666667" calcext:value-type="float">
            <text:p>-38.429851666667</text:p>
          </table:table-cell>
        </table:table-row>
        <table:table-row table:style-name="ro2">
          <table:table-cell table:number-columns-repeated="3"/>
          <table:table-cell office:value-type="float" office:value="42.2" calcext:value-type="float">
            <text:p>42.2</text:p>
          </table:table-cell>
          <table:table-cell office:value-type="float" office:value="-12.94797" calcext:value-type="float">
            <text:p>-12.94797</text:p>
          </table:table-cell>
          <table:table-cell office:value-type="float" office:value="-38.429861666667" calcext:value-type="float">
            <text:p>-38.429861666667</text:p>
          </table:table-cell>
        </table:table-row>
        <table:table-row table:style-name="ro2">
          <table:table-cell table:number-columns-repeated="3"/>
          <table:table-cell office:value-type="float" office:value="42.1" calcext:value-type="float">
            <text:p>42.1</text:p>
          </table:table-cell>
          <table:table-cell office:value-type="float" office:value="-12.947975" calcext:value-type="float">
            <text:p>-12.947975</text:p>
          </table:table-cell>
          <table:table-cell office:value-type="float" office:value="-38.429871666667" calcext:value-type="float">
            <text:p>-38.429871666667</text:p>
          </table:table-cell>
        </table:table-row>
        <table:table-row table:style-name="ro2">
          <table:table-cell table:number-columns-repeated="3"/>
          <table:table-cell office:value-type="float" office:value="42.2" calcext:value-type="float">
            <text:p>42.2</text:p>
          </table:table-cell>
          <table:table-cell office:value-type="float" office:value="-12.947981666667" calcext:value-type="float">
            <text:p>-12.947981666667</text:p>
          </table:table-cell>
          <table:table-cell office:value-type="float" office:value="-38.42988" calcext:value-type="float">
            <text:p>-38.42988</text:p>
          </table:table-cell>
        </table:table-row>
        <table:table-row table:style-name="ro2">
          <table:table-cell table:number-columns-repeated="3"/>
          <table:table-cell office:value-type="float" office:value="42.3" calcext:value-type="float">
            <text:p>42.3</text:p>
          </table:table-cell>
          <table:table-cell office:value-type="float" office:value="-12.947986666667" calcext:value-type="float">
            <text:p>-12.947986666667</text:p>
          </table:table-cell>
          <table:table-cell office:value-type="float" office:value="-38.429891666667" calcext:value-type="float">
            <text:p>-38.429891666667</text:p>
          </table:table-cell>
        </table:table-row>
        <table:table-row table:style-name="ro2">
          <table:table-cell table:number-columns-repeated="3"/>
          <table:table-cell office:value-type="float" office:value="42.2" calcext:value-type="float">
            <text:p>42.2</text:p>
          </table:table-cell>
          <table:table-cell office:value-type="float" office:value="-12.947991666667" calcext:value-type="float">
            <text:p>-12.947991666667</text:p>
          </table:table-cell>
          <table:table-cell office:value-type="float" office:value="-38.429901666667" calcext:value-type="float">
            <text:p>-38.429901666667</text:p>
          </table:table-cell>
        </table:table-row>
        <table:table-row table:style-name="ro2">
          <table:table-cell table:number-columns-repeated="3"/>
          <table:table-cell office:value-type="float" office:value="42.2" calcext:value-type="float">
            <text:p>42.2</text:p>
          </table:table-cell>
          <table:table-cell office:value-type="float" office:value="-12.947996666667" calcext:value-type="float">
            <text:p>-12.947996666667</text:p>
          </table:table-cell>
          <table:table-cell office:value-type="float" office:value="-38.429911666667" calcext:value-type="float">
            <text:p>-38.429911666667</text:p>
          </table:table-cell>
        </table:table-row>
        <table:table-row table:style-name="ro2">
          <table:table-cell table:number-columns-repeated="3"/>
          <table:table-cell office:value-type="float" office:value="42.3" calcext:value-type="float">
            <text:p>42.3</text:p>
          </table:table-cell>
          <table:table-cell office:value-type="float" office:value="-12.948001666667" calcext:value-type="float">
            <text:p>-12.948001666667</text:p>
          </table:table-cell>
          <table:table-cell office:value-type="float" office:value="-38.429921666667" calcext:value-type="float">
            <text:p>-38.429921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006666667" calcext:value-type="float">
            <text:p>-12.948006666667</text:p>
          </table:table-cell>
          <table:table-cell office:value-type="float" office:value="-38.429931666667" calcext:value-type="float">
            <text:p>-38.429931666667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011666667" calcext:value-type="float">
            <text:p>-12.948011666667</text:p>
          </table:table-cell>
          <table:table-cell office:value-type="float" office:value="-38.429941666667" calcext:value-type="float">
            <text:p>-38.429941666667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016666667" calcext:value-type="float">
            <text:p>-12.948016666667</text:p>
          </table:table-cell>
          <table:table-cell office:value-type="float" office:value="-38.429951666667" calcext:value-type="float">
            <text:p>-38.429951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023333333" calcext:value-type="float">
            <text:p>-12.948023333333</text:p>
          </table:table-cell>
          <table:table-cell office:value-type="float" office:value="-38.429963333333" calcext:value-type="float">
            <text:p>-38.429963333333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028333333" calcext:value-type="float">
            <text:p>-12.948028333333</text:p>
          </table:table-cell>
          <table:table-cell office:value-type="float" office:value="-38.429971666667" calcext:value-type="float">
            <text:p>-38.429971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033333333" calcext:value-type="float">
            <text:p>-12.948033333333</text:p>
          </table:table-cell>
          <table:table-cell office:value-type="float" office:value="-38.429983333333" calcext:value-type="float">
            <text:p>-38.429983333333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038333333" calcext:value-type="float">
            <text:p>-12.948038333333</text:p>
          </table:table-cell>
          <table:table-cell office:value-type="float" office:value="-38.429993333333" calcext:value-type="float">
            <text:p>-38.429993333333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043333333" calcext:value-type="float">
            <text:p>-12.948043333333</text:p>
          </table:table-cell>
          <table:table-cell office:value-type="float" office:value="-38.430003333333" calcext:value-type="float">
            <text:p>-38.430003333333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046666667" calcext:value-type="float">
            <text:p>-12.948046666667</text:p>
          </table:table-cell>
          <table:table-cell office:value-type="float" office:value="-38.430013333333" calcext:value-type="float">
            <text:p>-38.430013333333</text:p>
          </table:table-cell>
        </table:table-row>
        <table:table-row table:style-name="ro2"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2.948051666667" calcext:value-type="float">
            <text:p>-12.948051666667</text:p>
          </table:table-cell>
          <table:table-cell office:value-type="float" office:value="-38.430023333333" calcext:value-type="float">
            <text:p>-38.430023333333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056666667" calcext:value-type="float">
            <text:p>-12.948056666667</text:p>
          </table:table-cell>
          <table:table-cell office:value-type="float" office:value="-38.430033333333" calcext:value-type="float">
            <text:p>-38.430033333333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061666667" calcext:value-type="float">
            <text:p>-12.948061666667</text:p>
          </table:table-cell>
          <table:table-cell office:value-type="float" office:value="-38.430043333333" calcext:value-type="float">
            <text:p>-38.430043333333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068333333" calcext:value-type="float">
            <text:p>-12.948068333333</text:p>
          </table:table-cell>
          <table:table-cell office:value-type="float" office:value="-38.430053333333" calcext:value-type="float">
            <text:p>-38.430053333333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073333333" calcext:value-type="float">
            <text:p>-12.948073333333</text:p>
          </table:table-cell>
          <table:table-cell office:value-type="float" office:value="-38.430061666667" calcext:value-type="float">
            <text:p>-38.430061666667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2.948078333333" calcext:value-type="float">
            <text:p>-12.948078333333</text:p>
          </table:table-cell>
          <table:table-cell office:value-type="float" office:value="-38.430071666667" calcext:value-type="float">
            <text:p>-38.430071666667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083333333" calcext:value-type="float">
            <text:p>-12.948083333333</text:p>
          </table:table-cell>
          <table:table-cell office:value-type="float" office:value="-38.430081666667" calcext:value-type="float">
            <text:p>-38.430081666667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088333333" calcext:value-type="float">
            <text:p>-12.948088333333</text:p>
          </table:table-cell>
          <table:table-cell office:value-type="float" office:value="-38.43009" calcext:value-type="float">
            <text:p>-38.43009</text:p>
          </table:table-cell>
        </table:table-row>
        <table:table-row table:style-name="ro2">
          <table:table-cell table:number-columns-repeated="3"/>
          <table:table-cell office:value-type="float" office:value="42.9" calcext:value-type="float">
            <text:p>42.9</text:p>
          </table:table-cell>
          <table:table-cell office:value-type="float" office:value="-12.948093333333" calcext:value-type="float">
            <text:p>-12.948093333333</text:p>
          </table:table-cell>
          <table:table-cell office:value-type="float" office:value="-38.4301" calcext:value-type="float">
            <text:p>-38.4301</text:p>
          </table:table-cell>
        </table:table-row>
        <table:table-row table:style-name="ro2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float" office:value="-12.948096666667" calcext:value-type="float">
            <text:p>-12.948096666667</text:p>
          </table:table-cell>
          <table:table-cell office:value-type="float" office:value="-38.43011" calcext:value-type="float">
            <text:p>-38.43011</text:p>
          </table:table-cell>
        </table:table-row>
        <table:table-row table:style-name="ro2">
          <table:table-cell table:number-columns-repeated="3"/>
          <table:table-cell office:value-type="float" office:value="42.7" calcext:value-type="float">
            <text:p>42.7</text:p>
          </table:table-cell>
          <table:table-cell office:value-type="float" office:value="-12.948101666667" calcext:value-type="float">
            <text:p>-12.948101666667</text:p>
          </table:table-cell>
          <table:table-cell office:value-type="float" office:value="-38.43012" calcext:value-type="float">
            <text:p>-38.43012</text:p>
          </table:table-cell>
        </table:table-row>
        <table:table-row table:style-name="ro2"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-12.948106666667" calcext:value-type="float">
            <text:p>-12.948106666667</text:p>
          </table:table-cell>
          <table:table-cell office:value-type="float" office:value="-38.43013" calcext:value-type="float">
            <text:p>-38.43013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111666667" calcext:value-type="float">
            <text:p>-12.948111666667</text:p>
          </table:table-cell>
          <table:table-cell office:value-type="float" office:value="-38.43014" calcext:value-type="float">
            <text:p>-38.43014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116666667" calcext:value-type="float">
            <text:p>-12.948116666667</text:p>
          </table:table-cell>
          <table:table-cell office:value-type="float" office:value="-38.43015" calcext:value-type="float">
            <text:p>-38.43015</text:p>
          </table:table-cell>
        </table:table-row>
        <table:table-row table:style-name="ro2">
          <table:table-cell table:number-columns-repeated="3"/>
          <table:table-cell office:value-type="float" office:value="42.4" calcext:value-type="float">
            <text:p>42.4</text:p>
          </table:table-cell>
          <table:table-cell office:value-type="float" office:value="-12.94812" calcext:value-type="float">
            <text:p>-12.94812</text:p>
          </table:table-cell>
          <table:table-cell office:value-type="float" office:value="-38.430158333333" calcext:value-type="float">
            <text:p>-38.430158333333</text:p>
          </table:table-cell>
        </table:table-row>
        <table:table-row table:style-name="ro2">
          <table:table-cell table:number-columns-repeated="3"/>
          <table:table-cell office:value-type="float" office:value="42.4" calcext:value-type="float">
            <text:p>42.4</text:p>
          </table:table-cell>
          <table:table-cell office:value-type="float" office:value="-12.948125" calcext:value-type="float">
            <text:p>-12.948125</text:p>
          </table:table-cell>
          <table:table-cell office:value-type="float" office:value="-38.430168333333" calcext:value-type="float">
            <text:p>-38.430168333333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13" calcext:value-type="float">
            <text:p>-12.94813</text:p>
          </table:table-cell>
          <table:table-cell office:value-type="float" office:value="-38.430178333333" calcext:value-type="float">
            <text:p>-38.430178333333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135" calcext:value-type="float">
            <text:p>-12.948135</text:p>
          </table:table-cell>
          <table:table-cell office:value-type="float" office:value="-38.430186666667" calcext:value-type="float">
            <text:p>-38.430186666667</text:p>
          </table:table-cell>
        </table:table-row>
        <table:table-row table:style-name="ro2"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-12.94814" calcext:value-type="float">
            <text:p>-12.94814</text:p>
          </table:table-cell>
          <table:table-cell office:value-type="float" office:value="-38.430196666667" calcext:value-type="float">
            <text:p>-38.430196666667</text:p>
          </table:table-cell>
        </table:table-row>
        <table:table-row table:style-name="ro2">
          <table:table-cell table:number-columns-repeated="3"/>
          <table:table-cell office:value-type="float" office:value="42.4" calcext:value-type="float">
            <text:p>42.4</text:p>
          </table:table-cell>
          <table:table-cell office:value-type="float" office:value="-12.948145" calcext:value-type="float">
            <text:p>-12.948145</text:p>
          </table:table-cell>
          <table:table-cell office:value-type="float" office:value="-38.430206666667" calcext:value-type="float">
            <text:p>-38.430206666667</text:p>
          </table:table-cell>
        </table:table-row>
        <table:table-row table:style-name="ro2">
          <table:table-cell table:number-columns-repeated="3"/>
          <table:table-cell office:value-type="float" office:value="42.1" calcext:value-type="float">
            <text:p>42.1</text:p>
          </table:table-cell>
          <table:table-cell office:value-type="float" office:value="-12.94815" calcext:value-type="float">
            <text:p>-12.94815</text:p>
          </table:table-cell>
          <table:table-cell office:value-type="float" office:value="-38.430215" calcext:value-type="float">
            <text:p>-38.430215</text:p>
          </table:table-cell>
        </table:table-row>
        <table:table-row table:style-name="ro2">
          <table:table-cell table:number-columns-repeated="3"/>
          <table:table-cell office:value-type="float" office:value="42.1" calcext:value-type="float">
            <text:p>42.1</text:p>
          </table:table-cell>
          <table:table-cell office:value-type="float" office:value="-12.948155" calcext:value-type="float">
            <text:p>-12.948155</text:p>
          </table:table-cell>
          <table:table-cell office:value-type="float" office:value="-38.430225" calcext:value-type="float">
            <text:p>-38.430225</text:p>
          </table:table-cell>
        </table:table-row>
        <table:table-row table:style-name="ro2">
          <table:table-cell table:number-columns-repeated="3"/>
          <table:table-cell office:value-type="float" office:value="42.1" calcext:value-type="float">
            <text:p>42.1</text:p>
          </table:table-cell>
          <table:table-cell office:value-type="float" office:value="-12.94816" calcext:value-type="float">
            <text:p>-12.94816</text:p>
          </table:table-cell>
          <table:table-cell office:value-type="float" office:value="-38.430235" calcext:value-type="float">
            <text:p>-38.430235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8165" calcext:value-type="float">
            <text:p>-12.948165</text:p>
          </table:table-cell>
          <table:table-cell office:value-type="float" office:value="-38.430243333333" calcext:value-type="float">
            <text:p>-38.430243333333</text:p>
          </table:table-cell>
        </table:table-row>
        <table:table-row table:style-name="ro2">
          <table:table-cell table:number-columns-repeated="3"/>
          <table:table-cell office:value-type="float" office:value="42.1" calcext:value-type="float">
            <text:p>42.1</text:p>
          </table:table-cell>
          <table:table-cell office:value-type="float" office:value="-12.94817" calcext:value-type="float">
            <text:p>-12.94817</text:p>
          </table:table-cell>
          <table:table-cell office:value-type="float" office:value="-38.430253333333" calcext:value-type="float">
            <text:p>-38.430253333333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2.948175" calcext:value-type="float">
            <text:p>-12.948175</text:p>
          </table:table-cell>
          <table:table-cell office:value-type="float" office:value="-38.430263333333" calcext:value-type="float">
            <text:p>-38.430263333333</text:p>
          </table:table-cell>
        </table:table-row>
        <table:table-row table:style-name="ro2">
          <table:table-cell table:number-columns-repeated="3"/>
          <table:table-cell office:value-type="float" office:value="42.1" calcext:value-type="float">
            <text:p>42.1</text:p>
          </table:table-cell>
          <table:table-cell office:value-type="float" office:value="-12.94818" calcext:value-type="float">
            <text:p>-12.94818</text:p>
          </table:table-cell>
          <table:table-cell office:value-type="float" office:value="-38.430273333333" calcext:value-type="float">
            <text:p>-38.430273333333</text:p>
          </table:table-cell>
        </table:table-row>
        <table:table-row table:style-name="ro2">
          <table:table-cell table:number-columns-repeated="3"/>
          <table:table-cell office:value-type="float" office:value="42.1" calcext:value-type="float">
            <text:p>42.1</text:p>
          </table:table-cell>
          <table:table-cell office:value-type="float" office:value="-12.948185" calcext:value-type="float">
            <text:p>-12.948185</text:p>
          </table:table-cell>
          <table:table-cell office:value-type="float" office:value="-38.430283333333" calcext:value-type="float">
            <text:p>-38.430283333333</text:p>
          </table:table-cell>
        </table:table-row>
        <table:table-row table:style-name="ro2">
          <table:table-cell table:number-columns-repeated="3"/>
          <table:table-cell office:value-type="float" office:value="41.8" calcext:value-type="float">
            <text:p>41.8</text:p>
          </table:table-cell>
          <table:table-cell office:value-type="float" office:value="-12.948188333333" calcext:value-type="float">
            <text:p>-12.948188333333</text:p>
          </table:table-cell>
          <table:table-cell office:value-type="float" office:value="-38.430293333333" calcext:value-type="float">
            <text:p>-38.430293333333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8193333333" calcext:value-type="float">
            <text:p>-12.948193333333</text:p>
          </table:table-cell>
          <table:table-cell office:value-type="float" office:value="-38.430303333333" calcext:value-type="float">
            <text:p>-38.430303333333</text:p>
          </table:table-cell>
        </table:table-row>
        <table:table-row table:style-name="ro2">
          <table:table-cell table:number-columns-repeated="3"/>
          <table:table-cell office:value-type="float" office:value="41.9" calcext:value-type="float">
            <text:p>41.9</text:p>
          </table:table-cell>
          <table:table-cell office:value-type="float" office:value="-12.948198333333" calcext:value-type="float">
            <text:p>-12.948198333333</text:p>
          </table:table-cell>
          <table:table-cell office:value-type="float" office:value="-38.430311666667" calcext:value-type="float">
            <text:p>-38.430311666667</text:p>
          </table:table-cell>
        </table:table-row>
        <table:table-row table:style-name="ro2">
          <table:table-cell table:number-columns-repeated="3"/>
          <table:table-cell office:value-type="float" office:value="41.8" calcext:value-type="float">
            <text:p>41.8</text:p>
          </table:table-cell>
          <table:table-cell office:value-type="float" office:value="-12.948203333333" calcext:value-type="float">
            <text:p>-12.948203333333</text:p>
          </table:table-cell>
          <table:table-cell office:value-type="float" office:value="-38.430321666667" calcext:value-type="float">
            <text:p>-38.430321666667</text:p>
          </table:table-cell>
        </table:table-row>
        <table:table-row table:style-name="ro2">
          <table:table-cell table:number-columns-repeated="3"/>
          <table:table-cell office:value-type="float" office:value="41.7" calcext:value-type="float">
            <text:p>41.7</text:p>
          </table:table-cell>
          <table:table-cell office:value-type="float" office:value="-12.948206666667" calcext:value-type="float">
            <text:p>-12.948206666667</text:p>
          </table:table-cell>
          <table:table-cell office:value-type="float" office:value="-38.43033" calcext:value-type="float">
            <text:p>-38.43033</text:p>
          </table:table-cell>
        </table:table-row>
        <table:table-row table:style-name="ro2">
          <table:table-cell table:number-columns-repeated="3"/>
          <table:table-cell office:value-type="float" office:value="41.6" calcext:value-type="float">
            <text:p>41.6</text:p>
          </table:table-cell>
          <table:table-cell office:value-type="float" office:value="-12.948211666667" calcext:value-type="float">
            <text:p>-12.948211666667</text:p>
          </table:table-cell>
          <table:table-cell office:value-type="float" office:value="-38.43034" calcext:value-type="float">
            <text:p>-38.43034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2.948215" calcext:value-type="float">
            <text:p>-12.948215</text:p>
          </table:table-cell>
          <table:table-cell office:value-type="float" office:value="-38.430348333333" calcext:value-type="float">
            <text:p>-38.430348333333</text:p>
          </table:table-cell>
        </table:table-row>
        <table:table-row table:style-name="ro2">
          <table:table-cell table:number-columns-repeated="3"/>
          <table:table-cell office:value-type="float" office:value="41.2" calcext:value-type="float">
            <text:p>41.2</text:p>
          </table:table-cell>
          <table:table-cell office:value-type="float" office:value="-12.94822" calcext:value-type="float">
            <text:p>-12.94822</text:p>
          </table:table-cell>
          <table:table-cell office:value-type="float" office:value="-38.430358333333" calcext:value-type="float">
            <text:p>-38.430358333333</text:p>
          </table:table-cell>
        </table:table-row>
        <table:table-row table:style-name="ro2">
          <table:table-cell table:number-columns-repeated="3"/>
          <table:table-cell office:value-type="float" office:value="41.2" calcext:value-type="float">
            <text:p>41.2</text:p>
          </table:table-cell>
          <table:table-cell office:value-type="float" office:value="-12.948225" calcext:value-type="float">
            <text:p>-12.948225</text:p>
          </table:table-cell>
          <table:table-cell office:value-type="float" office:value="-38.430368333333" calcext:value-type="float">
            <text:p>-38.430368333333</text:p>
          </table:table-cell>
        </table:table-row>
        <table:table-row table:style-name="ro2">
          <table:table-cell table:number-columns-repeated="3"/>
          <table:table-cell office:value-type="float" office:value="40.6" calcext:value-type="float">
            <text:p>40.6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0376666667" calcext:value-type="float">
            <text:p>-38.430376666667</text:p>
          </table:table-cell>
        </table:table-row>
        <table:table-row table:style-name="ro2"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0385" calcext:value-type="float">
            <text:p>-38.430385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8236666667" calcext:value-type="float">
            <text:p>-12.948236666667</text:p>
          </table:table-cell>
          <table:table-cell office:value-type="float" office:value="-38.430395" calcext:value-type="float">
            <text:p>-38.430395</text:p>
          </table:table-cell>
        </table:table-row>
        <table:table-row table:style-name="ro2">
          <table:table-cell table:number-columns-repeated="3"/>
          <table:table-cell office:value-type="float" office:value="40.2" calcext:value-type="float">
            <text:p>40.2</text:p>
          </table:table-cell>
          <table:table-cell office:value-type="float" office:value="-12.94824" calcext:value-type="float">
            <text:p>-12.94824</text:p>
          </table:table-cell>
          <table:table-cell office:value-type="float" office:value="-38.430403333333" calcext:value-type="float">
            <text:p>-38.430403333333</text:p>
          </table:table-cell>
        </table:table-row>
        <table:table-row table:style-name="ro2"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-12.948245" calcext:value-type="float">
            <text:p>-12.948245</text:p>
          </table:table-cell>
          <table:table-cell office:value-type="float" office:value="-38.430413333333" calcext:value-type="float">
            <text:p>-38.430413333333</text:p>
          </table:table-cell>
        </table:table-row>
        <table:table-row table:style-name="ro2"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12.948248333333" calcext:value-type="float">
            <text:p>-12.948248333333</text:p>
          </table:table-cell>
          <table:table-cell office:value-type="float" office:value="-38.430421666667" calcext:value-type="float">
            <text:p>-38.430421666667</text:p>
          </table:table-cell>
        </table:table-row>
        <table:table-row table:style-name="ro2"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-12.948251666667" calcext:value-type="float">
            <text:p>-12.948251666667</text:p>
          </table:table-cell>
          <table:table-cell office:value-type="float" office:value="-38.43043" calcext:value-type="float">
            <text:p>-38.43043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8255" calcext:value-type="float">
            <text:p>-12.948255</text:p>
          </table:table-cell>
          <table:table-cell office:value-type="float" office:value="-38.430438333333" calcext:value-type="float">
            <text:p>-38.430438333333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826" calcext:value-type="float">
            <text:p>-12.94826</text:p>
          </table:table-cell>
          <table:table-cell office:value-type="float" office:value="-38.430446666667" calcext:value-type="float">
            <text:p>-38.430446666667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.948263333333" calcext:value-type="float">
            <text:p>-12.948263333333</text:p>
          </table:table-cell>
          <table:table-cell office:value-type="float" office:value="-38.430455" calcext:value-type="float">
            <text:p>-38.430455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8268333333" calcext:value-type="float">
            <text:p>-12.948268333333</text:p>
          </table:table-cell>
          <table:table-cell office:value-type="float" office:value="-38.430463333333" calcext:value-type="float">
            <text:p>-38.430463333333</text:p>
          </table:table-cell>
        </table:table-row>
        <table:table-row table:style-name="ro2">
          <table:table-cell table:number-columns-repeated="3"/>
          <table:table-cell office:value-type="float" office:value="38.9" calcext:value-type="float">
            <text:p>38.9</text:p>
          </table:table-cell>
          <table:table-cell office:value-type="float" office:value="-12.948273333333" calcext:value-type="float">
            <text:p>-12.948273333333</text:p>
          </table:table-cell>
          <table:table-cell office:value-type="float" office:value="-38.430471666667" calcext:value-type="float">
            <text:p>-38.430471666667</text:p>
          </table:table-cell>
        </table:table-row>
        <table:table-row table:style-name="ro2"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-12.948278333333" calcext:value-type="float">
            <text:p>-12.948278333333</text:p>
          </table:table-cell>
          <table:table-cell office:value-type="float" office:value="-38.430481666667" calcext:value-type="float">
            <text:p>-38.430481666667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8281666667" calcext:value-type="float">
            <text:p>-12.948281666667</text:p>
          </table:table-cell>
          <table:table-cell office:value-type="float" office:value="-38.43049" calcext:value-type="float">
            <text:p>-38.43049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.948286666667" calcext:value-type="float">
            <text:p>-12.948286666667</text:p>
          </table:table-cell>
          <table:table-cell office:value-type="float" office:value="-38.430498333333" calcext:value-type="float">
            <text:p>-38.430498333333</text:p>
          </table:table-cell>
        </table:table-row>
        <table:table-row table:style-name="ro2">
          <table:table-cell table:number-columns-repeated="3"/>
          <table:table-cell office:value-type="float" office:value="37.7" calcext:value-type="float">
            <text:p>37.7</text:p>
          </table:table-cell>
          <table:table-cell office:value-type="float" office:value="-12.948291666667" calcext:value-type="float">
            <text:p>-12.948291666667</text:p>
          </table:table-cell>
          <table:table-cell office:value-type="float" office:value="-38.430505" calcext:value-type="float">
            <text:p>-38.430505</text:p>
          </table:table-cell>
        </table:table-row>
        <table:table-row table:style-name="ro2">
          <table:table-cell table:number-columns-repeated="3"/>
          <table:table-cell office:value-type="float" office:value="37.3" calcext:value-type="float">
            <text:p>37.3</text:p>
          </table:table-cell>
          <table:table-cell office:value-type="float" office:value="-12.948296666667" calcext:value-type="float">
            <text:p>-12.948296666667</text:p>
          </table:table-cell>
          <table:table-cell office:value-type="float" office:value="-38.430513333333" calcext:value-type="float">
            <text:p>-38.430513333333</text:p>
          </table:table-cell>
        </table:table-row>
        <table:table-row table:style-name="ro2">
          <table:table-cell table:number-columns-repeated="3"/>
          <table:table-cell office:value-type="float" office:value="37.2" calcext:value-type="float">
            <text:p>37.2</text:p>
          </table:table-cell>
          <table:table-cell office:value-type="float" office:value="-12.9483" calcext:value-type="float">
            <text:p>-12.9483</text:p>
          </table:table-cell>
          <table:table-cell office:value-type="float" office:value="-38.430521666667" calcext:value-type="float">
            <text:p>-38.430521666667</text:p>
          </table:table-cell>
        </table:table-row>
        <table:table-row table:style-name="ro2">
          <table:table-cell table:number-columns-repeated="3"/>
          <table:table-cell office:value-type="float" office:value="37.2" calcext:value-type="float">
            <text:p>37.2</text:p>
          </table:table-cell>
          <table:table-cell office:value-type="float" office:value="-12.948305" calcext:value-type="float">
            <text:p>-12.948305</text:p>
          </table:table-cell>
          <table:table-cell office:value-type="float" office:value="-38.43053" calcext:value-type="float">
            <text:p>-38.43053</text:p>
          </table:table-cell>
        </table:table-row>
        <table:table-row table:style-name="ro2">
          <table:table-cell table:number-columns-repeated="3"/>
          <table:table-cell office:value-type="float" office:value="36.8" calcext:value-type="float">
            <text:p>36.8</text:p>
          </table:table-cell>
          <table:table-cell office:value-type="float" office:value="-12.94831" calcext:value-type="float">
            <text:p>-12.94831</text:p>
          </table:table-cell>
          <table:table-cell office:value-type="float" office:value="-38.430538333333" calcext:value-type="float">
            <text:p>-38.430538333333</text:p>
          </table:table-cell>
        </table:table-row>
        <table:table-row table:style-name="ro2">
          <table:table-cell table:number-columns-repeated="3"/>
          <table:table-cell office:value-type="float" office:value="36.8" calcext:value-type="float">
            <text:p>36.8</text:p>
          </table:table-cell>
          <table:table-cell office:value-type="float" office:value="-12.948315" calcext:value-type="float">
            <text:p>-12.948315</text:p>
          </table:table-cell>
          <table:table-cell office:value-type="float" office:value="-38.430546666667" calcext:value-type="float">
            <text:p>-38.430546666667</text:p>
          </table:table-cell>
        </table:table-row>
        <table:table-row table:style-name="ro2">
          <table:table-cell table:number-columns-repeated="3"/>
          <table:table-cell office:value-type="float" office:value="36.4" calcext:value-type="float">
            <text:p>36.4</text:p>
          </table:table-cell>
          <table:table-cell office:value-type="float" office:value="-12.94832" calcext:value-type="float">
            <text:p>-12.94832</text:p>
          </table:table-cell>
          <table:table-cell office:value-type="float" office:value="-38.430555" calcext:value-type="float">
            <text:p>-38.430555</text:p>
          </table:table-cell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12.948323333333" calcext:value-type="float">
            <text:p>-12.948323333333</text:p>
          </table:table-cell>
          <table:table-cell office:value-type="float" office:value="-38.430563333333" calcext:value-type="float">
            <text:p>-38.430563333333</text:p>
          </table:table-cell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12.948328333333" calcext:value-type="float">
            <text:p>-12.948328333333</text:p>
          </table:table-cell>
          <table:table-cell office:value-type="float" office:value="-38.430571666667" calcext:value-type="float">
            <text:p>-38.430571666667</text:p>
          </table:table-cell>
        </table:table-row>
        <table:table-row table:style-name="ro2"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-12.948331666667" calcext:value-type="float">
            <text:p>-12.948331666667</text:p>
          </table:table-cell>
          <table:table-cell office:value-type="float" office:value="-38.43058" calcext:value-type="float">
            <text:p>-38.43058</text:p>
          </table:table-cell>
        </table:table-row>
        <table:table-row table:style-name="ro2">
          <table:table-cell table:number-columns-repeated="3"/>
          <table:table-cell office:value-type="float" office:value="35.4" calcext:value-type="float">
            <text:p>35.4</text:p>
          </table:table-cell>
          <table:table-cell office:value-type="float" office:value="-12.948335" calcext:value-type="float">
            <text:p>-12.948335</text:p>
          </table:table-cell>
          <table:table-cell office:value-type="float" office:value="-38.430588333333" calcext:value-type="float">
            <text:p>-38.430588333333</text:p>
          </table:table-cell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12.94834" calcext:value-type="float">
            <text:p>-12.94834</text:p>
          </table:table-cell>
          <table:table-cell office:value-type="float" office:value="-38.430596666667" calcext:value-type="float">
            <text:p>-38.430596666667</text:p>
          </table:table-cell>
        </table:table-row>
        <table:table-row table:style-name="ro2">
          <table:table-cell table:number-columns-repeated="3"/>
          <table:table-cell office:value-type="float" office:value="34.9" calcext:value-type="float">
            <text:p>34.9</text:p>
          </table:table-cell>
          <table:table-cell office:value-type="float" office:value="-12.948343333333" calcext:value-type="float">
            <text:p>-12.948343333333</text:p>
          </table:table-cell>
          <table:table-cell office:value-type="float" office:value="-38.430605" calcext:value-type="float">
            <text:p>-38.430605</text:p>
          </table:table-cell>
        </table:table-row>
        <table:table-row table:style-name="ro2">
          <table:table-cell table:number-columns-repeated="3"/>
          <table:table-cell office:value-type="float" office:value="34.4" calcext:value-type="float">
            <text:p>34.4</text:p>
          </table:table-cell>
          <table:table-cell office:value-type="float" office:value="-12.948346666667" calcext:value-type="float">
            <text:p>-12.948346666667</text:p>
          </table:table-cell>
          <table:table-cell office:value-type="float" office:value="-38.430613333333" calcext:value-type="float">
            <text:p>-38.430613333333</text:p>
          </table:table-cell>
        </table:table-row>
        <table:table-row table:style-name="ro2">
          <table:table-cell table:number-columns-repeated="3"/>
          <table:table-cell office:value-type="float" office:value="34.4" calcext:value-type="float">
            <text:p>34.4</text:p>
          </table:table-cell>
          <table:table-cell office:value-type="float" office:value="-12.94835" calcext:value-type="float">
            <text:p>-12.94835</text:p>
          </table:table-cell>
          <table:table-cell office:value-type="float" office:value="-38.430621666667" calcext:value-type="float">
            <text:p>-38.430621666667</text:p>
          </table:table-cell>
        </table:table-row>
        <table:table-row table:style-name="ro2">
          <table:table-cell table:number-columns-repeated="3"/>
          <table:table-cell office:value-type="float" office:value="34.3" calcext:value-type="float">
            <text:p>34.3</text:p>
          </table:table-cell>
          <table:table-cell office:value-type="float" office:value="-12.948355" calcext:value-type="float">
            <text:p>-12.948355</text:p>
          </table:table-cell>
          <table:table-cell office:value-type="float" office:value="-38.430628333333" calcext:value-type="float">
            <text:p>-38.430628333333</text:p>
          </table:table-cell>
        </table:table-row>
        <table:table-row table:style-name="ro2">
          <table:table-cell table:number-columns-repeated="3"/>
          <table:table-cell office:value-type="float" office:value="33.9" calcext:value-type="float">
            <text:p>33.9</text:p>
          </table:table-cell>
          <table:table-cell office:value-type="float" office:value="-12.948358333333" calcext:value-type="float">
            <text:p>-12.948358333333</text:p>
          </table:table-cell>
          <table:table-cell office:value-type="float" office:value="-38.430636666667" calcext:value-type="float">
            <text:p>-38.430636666667</text:p>
          </table:table-cell>
        </table:table-row>
        <table:table-row table:style-name="ro2">
          <table:table-cell table:number-columns-repeated="3"/>
          <table:table-cell office:value-type="float" office:value="33.5" calcext:value-type="float">
            <text:p>33.5</text:p>
          </table:table-cell>
          <table:table-cell office:value-type="float" office:value="-12.948361666667" calcext:value-type="float">
            <text:p>-12.948361666667</text:p>
          </table:table-cell>
          <table:table-cell office:value-type="float" office:value="-38.430645" calcext:value-type="float">
            <text:p>-38.430645</text:p>
          </table:table-cell>
        </table:table-row>
        <table:table-row table:style-name="ro2">
          <table:table-cell table:number-columns-repeated="3"/>
          <table:table-cell office:value-type="float" office:value="33.6" calcext:value-type="float">
            <text:p>33.6</text:p>
          </table:table-cell>
          <table:table-cell office:value-type="float" office:value="-12.948365" calcext:value-type="float">
            <text:p>-12.948365</text:p>
          </table:table-cell>
          <table:table-cell office:value-type="float" office:value="-38.430653333333" calcext:value-type="float">
            <text:p>-38.430653333333</text:p>
          </table:table-cell>
        </table:table-row>
        <table:table-row table:style-name="ro2">
          <table:table-cell table:number-columns-repeated="3"/>
          <table:table-cell office:value-type="float" office:value="33.5" calcext:value-type="float">
            <text:p>33.5</text:p>
          </table:table-cell>
          <table:table-cell office:value-type="float" office:value="-12.948368333333" calcext:value-type="float">
            <text:p>-12.948368333333</text:p>
          </table:table-cell>
          <table:table-cell office:value-type="float" office:value="-38.43066" calcext:value-type="float">
            <text:p>-38.43066</text:p>
          </table:table-cell>
        </table:table-row>
        <table:table-row table:style-name="ro2">
          <table:table-cell table:number-columns-repeated="3"/>
          <table:table-cell office:value-type="float" office:value="33.4" calcext:value-type="float">
            <text:p>33.4</text:p>
          </table:table-cell>
          <table:table-cell office:value-type="float" office:value="-12.948371666667" calcext:value-type="float">
            <text:p>-12.948371666667</text:p>
          </table:table-cell>
          <table:table-cell office:value-type="float" office:value="-38.430668333333" calcext:value-type="float">
            <text:p>-38.430668333333</text:p>
          </table:table-cell>
        </table:table-row>
        <table:table-row table:style-name="ro2">
          <table:table-cell table:number-columns-repeated="3"/>
          <table:table-cell office:value-type="float" office:value="33.4" calcext:value-type="float">
            <text:p>33.4</text:p>
          </table:table-cell>
          <table:table-cell office:value-type="float" office:value="-12.948375" calcext:value-type="float">
            <text:p>-12.948375</text:p>
          </table:table-cell>
          <table:table-cell office:value-type="float" office:value="-38.430676666667" calcext:value-type="float">
            <text:p>-38.430676666667</text:p>
          </table:table-cell>
        </table:table-row>
        <table:table-row table:style-name="ro2">
          <table:table-cell table:number-columns-repeated="3"/>
          <table:table-cell office:value-type="float" office:value="33.1" calcext:value-type="float">
            <text:p>33.1</text:p>
          </table:table-cell>
          <table:table-cell office:value-type="float" office:value="-12.94838" calcext:value-type="float">
            <text:p>-12.94838</text:p>
          </table:table-cell>
          <table:table-cell office:value-type="float" office:value="-38.430683333333" calcext:value-type="float">
            <text:p>-38.430683333333</text:p>
          </table:table-cell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12.948383333333" calcext:value-type="float">
            <text:p>-12.948383333333</text:p>
          </table:table-cell>
          <table:table-cell office:value-type="float" office:value="-38.430691666667" calcext:value-type="float">
            <text:p>-38.430691666667</text:p>
          </table:table-cell>
        </table:table-row>
        <table:table-row table:style-name="ro2">
          <table:table-cell table:number-columns-repeated="3"/>
          <table:table-cell office:value-type="float" office:value="32.4" calcext:value-type="float">
            <text:p>32.4</text:p>
          </table:table-cell>
          <table:table-cell office:value-type="float" office:value="-12.948386666667" calcext:value-type="float">
            <text:p>-12.948386666667</text:p>
          </table:table-cell>
          <table:table-cell office:value-type="float" office:value="-38.430698333333" calcext:value-type="float">
            <text:p>-38.430698333333</text:p>
          </table:table-cell>
        </table:table-row>
        <table:table-row table:style-name="ro2">
          <table:table-cell table:number-columns-repeated="3"/>
          <table:table-cell office:value-type="float" office:value="32.3" calcext:value-type="float">
            <text:p>32.3</text:p>
          </table:table-cell>
          <table:table-cell office:value-type="float" office:value="-12.94839" calcext:value-type="float">
            <text:p>-12.94839</text:p>
          </table:table-cell>
          <table:table-cell office:value-type="float" office:value="-38.430706666667" calcext:value-type="float">
            <text:p>-38.430706666667</text:p>
          </table:table-cell>
        </table:table-row>
        <table:table-row table:style-name="ro2">
          <table:table-cell table:number-columns-repeated="3"/>
          <table:table-cell office:value-type="float" office:value="32.2" calcext:value-type="float">
            <text:p>32.2</text:p>
          </table:table-cell>
          <table:table-cell office:value-type="float" office:value="-12.948393333333" calcext:value-type="float">
            <text:p>-12.948393333333</text:p>
          </table:table-cell>
          <table:table-cell office:value-type="float" office:value="-38.430713333333" calcext:value-type="float">
            <text:p>-38.430713333333</text:p>
          </table:table-cell>
        </table:table-row>
        <table:table-row table:style-name="ro2">
          <table:table-cell table:number-columns-repeated="3"/>
          <table:table-cell office:value-type="float" office:value="31.9" calcext:value-type="float">
            <text:p>31.9</text:p>
          </table:table-cell>
          <table:table-cell office:value-type="float" office:value="-12.948396666667" calcext:value-type="float">
            <text:p>-12.948396666667</text:p>
          </table:table-cell>
          <table:table-cell office:value-type="float" office:value="-38.430721666667" calcext:value-type="float">
            <text:p>-38.430721666667</text:p>
          </table:table-cell>
        </table:table-row>
        <table:table-row table:style-name="ro2">
          <table:table-cell table:number-columns-repeated="3"/>
          <table:table-cell office:value-type="float" office:value="31.1" calcext:value-type="float">
            <text:p>31.1</text:p>
          </table:table-cell>
          <table:table-cell office:value-type="float" office:value="-12.9484" calcext:value-type="float">
            <text:p>-12.9484</text:p>
          </table:table-cell>
          <table:table-cell office:value-type="float" office:value="-38.430728333333" calcext:value-type="float">
            <text:p>-38.430728333333</text:p>
          </table:table-cell>
        </table:table-row>
        <table:table-row table:style-name="ro2">
          <table:table-cell table:number-columns-repeated="3"/>
          <table:table-cell office:value-type="float" office:value="31.2" calcext:value-type="float">
            <text:p>31.2</text:p>
          </table:table-cell>
          <table:table-cell office:value-type="float" office:value="-12.948403333333" calcext:value-type="float">
            <text:p>-12.948403333333</text:p>
          </table:table-cell>
          <table:table-cell office:value-type="float" office:value="-38.430736666667" calcext:value-type="float">
            <text:p>-38.430736666667</text:p>
          </table:table-cell>
        </table:table-row>
        <table:table-row table:style-name="ro2">
          <table:table-cell table:number-columns-repeated="3"/>
          <table:table-cell office:value-type="float" office:value="30.9" calcext:value-type="float">
            <text:p>30.9</text:p>
          </table:table-cell>
          <table:table-cell office:value-type="float" office:value="-12.948405" calcext:value-type="float">
            <text:p>-12.948405</text:p>
          </table:table-cell>
          <table:table-cell office:value-type="float" office:value="-38.430743333333" calcext:value-type="float">
            <text:p>-38.430743333333</text:p>
          </table:table-cell>
        </table:table-row>
        <table:table-row table:style-name="ro2">
          <table:table-cell table:number-columns-repeated="3"/>
          <table:table-cell office:value-type="float" office:value="30.9" calcext:value-type="float">
            <text:p>30.9</text:p>
          </table:table-cell>
          <table:table-cell office:value-type="float" office:value="-12.948408333333" calcext:value-type="float">
            <text:p>-12.948408333333</text:p>
          </table:table-cell>
          <table:table-cell office:value-type="float" office:value="-38.43075" calcext:value-type="float">
            <text:p>-38.43075</text:p>
          </table:table-cell>
        </table:table-row>
        <table:table-row table:style-name="ro2">
          <table:table-cell table:number-columns-repeated="3"/>
          <table:table-cell office:value-type="float" office:value="30.9" calcext:value-type="float">
            <text:p>30.9</text:p>
          </table:table-cell>
          <table:table-cell office:value-type="float" office:value="-12.948411666667" calcext:value-type="float">
            <text:p>-12.948411666667</text:p>
          </table:table-cell>
          <table:table-cell office:value-type="float" office:value="-38.430758333333" calcext:value-type="float">
            <text:p>-38.430758333333</text:p>
          </table:table-cell>
        </table:table-row>
        <table:table-row table:style-name="ro2">
          <table:table-cell table:number-columns-repeated="3"/>
          <table:table-cell office:value-type="float" office:value="30.1" calcext:value-type="float">
            <text:p>30.1</text:p>
          </table:table-cell>
          <table:table-cell office:value-type="float" office:value="-12.948415" calcext:value-type="float">
            <text:p>-12.948415</text:p>
          </table:table-cell>
          <table:table-cell office:value-type="float" office:value="-38.430765" calcext:value-type="float">
            <text:p>-38.430765</text:p>
          </table:table-cell>
        </table:table-row>
        <table:table-row table:style-name="ro2">
          <table:table-cell table:number-columns-repeated="3"/>
          <table:table-cell office:value-type="float" office:value="30.3" calcext:value-type="float">
            <text:p>30.3</text:p>
          </table:table-cell>
          <table:table-cell office:value-type="float" office:value="-12.948418333333" calcext:value-type="float">
            <text:p>-12.948418333333</text:p>
          </table:table-cell>
          <table:table-cell office:value-type="float" office:value="-38.430771666667" calcext:value-type="float">
            <text:p>-38.430771666667</text:p>
          </table:table-cell>
        </table:table-row>
        <table:table-row table:style-name="ro2">
          <table:table-cell table:number-columns-repeated="3"/>
          <table:table-cell office:value-type="float" office:value="29.7" calcext:value-type="float">
            <text:p>29.7</text:p>
          </table:table-cell>
          <table:table-cell office:value-type="float" office:value="-12.948421666667" calcext:value-type="float">
            <text:p>-12.948421666667</text:p>
          </table:table-cell>
          <table:table-cell office:value-type="float" office:value="-38.43078" calcext:value-type="float">
            <text:p>-38.43078</text:p>
          </table:table-cell>
        </table:table-row>
        <table:table-row table:style-name="ro2">
          <table:table-cell table:number-columns-repeated="3"/>
          <table:table-cell office:value-type="float" office:value="29.7" calcext:value-type="float">
            <text:p>29.7</text:p>
          </table:table-cell>
          <table:table-cell office:value-type="float" office:value="-12.948425" calcext:value-type="float">
            <text:p>-12.948425</text:p>
          </table:table-cell>
          <table:table-cell office:value-type="float" office:value="-38.430786666667" calcext:value-type="float">
            <text:p>-38.430786666667</text:p>
          </table:table-cell>
        </table:table-row>
        <table:table-row table:style-name="ro2">
          <table:table-cell table:number-columns-repeated="3"/>
          <table:table-cell office:value-type="float" office:value="29.2" calcext:value-type="float">
            <text:p>29.2</text:p>
          </table:table-cell>
          <table:table-cell office:value-type="float" office:value="-12.948428333333" calcext:value-type="float">
            <text:p>-12.948428333333</text:p>
          </table:table-cell>
          <table:table-cell office:value-type="float" office:value="-38.430793333333" calcext:value-type="float">
            <text:p>-38.430793333333</text:p>
          </table:table-cell>
        </table:table-row>
        <table:table-row table:style-name="ro2">
          <table:table-cell table:number-columns-repeated="3"/>
          <table:table-cell office:value-type="float" office:value="29.1" calcext:value-type="float">
            <text:p>29.1</text:p>
          </table:table-cell>
          <table:table-cell office:value-type="float" office:value="-12.948431666667" calcext:value-type="float">
            <text:p>-12.948431666667</text:p>
          </table:table-cell>
          <table:table-cell office:value-type="float" office:value="-38.4308" calcext:value-type="float">
            <text:p>-38.4308</text:p>
          </table:table-cell>
        </table:table-row>
        <table:table-row table:style-name="ro2">
          <table:table-cell table:number-columns-repeated="3"/>
          <table:table-cell office:value-type="float" office:value="28.7" calcext:value-type="float">
            <text:p>28.7</text:p>
          </table:table-cell>
          <table:table-cell office:value-type="float" office:value="-12.948433333333" calcext:value-type="float">
            <text:p>-12.948433333333</text:p>
          </table:table-cell>
          <table:table-cell office:value-type="float" office:value="-38.430806666667" calcext:value-type="float">
            <text:p>-38.430806666667</text:p>
          </table:table-cell>
        </table:table-row>
        <table:table-row table:style-name="ro2">
          <table:table-cell table:number-columns-repeated="3"/>
          <table:table-cell office:value-type="float" office:value="28.1" calcext:value-type="float">
            <text:p>28.1</text:p>
          </table:table-cell>
          <table:table-cell office:value-type="float" office:value="-12.948436666667" calcext:value-type="float">
            <text:p>-12.948436666667</text:p>
          </table:table-cell>
          <table:table-cell office:value-type="float" office:value="-38.430813333333" calcext:value-type="float">
            <text:p>-38.430813333333</text:p>
          </table:table-cell>
        </table:table-row>
        <table:table-row table:style-name="ro2">
          <table:table-cell table:number-columns-repeated="3"/>
          <table:table-cell office:value-type="float" office:value="27.7" calcext:value-type="float">
            <text:p>27.7</text:p>
          </table:table-cell>
          <table:table-cell office:value-type="float" office:value="-12.94844" calcext:value-type="float">
            <text:p>-12.94844</text:p>
          </table:table-cell>
          <table:table-cell office:value-type="float" office:value="-38.43082" calcext:value-type="float">
            <text:p>-38.43082</text:p>
          </table:table-cell>
        </table:table-row>
        <table:table-row table:style-name="ro2">
          <table:table-cell table:number-columns-repeated="3"/>
          <table:table-cell office:value-type="float" office:value="27.2" calcext:value-type="float">
            <text:p>27.2</text:p>
          </table:table-cell>
          <table:table-cell office:value-type="float" office:value="-12.948443333333" calcext:value-type="float">
            <text:p>-12.948443333333</text:p>
          </table:table-cell>
          <table:table-cell office:value-type="float" office:value="-38.430826666667" calcext:value-type="float">
            <text:p>-38.430826666667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12.948445" calcext:value-type="float">
            <text:p>-12.948445</text:p>
          </table:table-cell>
          <table:table-cell office:value-type="float" office:value="-38.430833333333" calcext:value-type="float">
            <text:p>-38.430833333333</text:p>
          </table:table-cell>
        </table:table-row>
        <table:table-row table:style-name="ro2">
          <table:table-cell table:number-columns-repeated="3"/>
          <table:table-cell office:value-type="float" office:value="26.9" calcext:value-type="float">
            <text:p>26.9</text:p>
          </table:table-cell>
          <table:table-cell office:value-type="float" office:value="-12.948448333333" calcext:value-type="float">
            <text:p>-12.948448333333</text:p>
          </table:table-cell>
          <table:table-cell office:value-type="float" office:value="-38.430838333333" calcext:value-type="float">
            <text:p>-38.430838333333</text:p>
          </table:table-cell>
        </table:table-row>
        <table:table-row table:style-name="ro2">
          <table:table-cell table:number-columns-repeated="3"/>
          <table:table-cell office:value-type="float" office:value="26.6" calcext:value-type="float">
            <text:p>26.6</text:p>
          </table:table-cell>
          <table:table-cell office:value-type="float" office:value="-12.948451666667" calcext:value-type="float">
            <text:p>-12.948451666667</text:p>
          </table:table-cell>
          <table:table-cell office:value-type="float" office:value="-38.430845" calcext:value-type="float">
            <text:p>-38.430845</text:p>
          </table:table-cell>
        </table:table-row>
        <table:table-row table:style-name="ro2">
          <table:table-cell table:number-columns-repeated="3"/>
          <table:table-cell office:value-type="float" office:value="25.9" calcext:value-type="float">
            <text:p>25.9</text:p>
          </table:table-cell>
          <table:table-cell office:value-type="float" office:value="-12.948455" calcext:value-type="float">
            <text:p>-12.948455</text:p>
          </table:table-cell>
          <table:table-cell office:value-type="float" office:value="-38.430851666667" calcext:value-type="float">
            <text:p>-38.430851666667</text:p>
          </table:table-cell>
        </table:table-row>
        <table:table-row table:style-name="ro2"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-12.948456666667" calcext:value-type="float">
            <text:p>-12.948456666667</text:p>
          </table:table-cell>
          <table:table-cell office:value-type="float" office:value="-38.430856666667" calcext:value-type="float">
            <text:p>-38.430856666667</text:p>
          </table:table-cell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12.94846" calcext:value-type="float">
            <text:p>-12.94846</text:p>
          </table:table-cell>
          <table:table-cell office:value-type="float" office:value="-38.430863333333" calcext:value-type="float">
            <text:p>-38.430863333333</text:p>
          </table:table-cell>
        </table:table-row>
        <table:table-row table:style-name="ro2">
          <table:table-cell table:number-columns-repeated="3"/>
          <table:table-cell office:value-type="float" office:value="24.9" calcext:value-type="float">
            <text:p>24.9</text:p>
          </table:table-cell>
          <table:table-cell office:value-type="float" office:value="-12.948461666667" calcext:value-type="float">
            <text:p>-12.948461666667</text:p>
          </table:table-cell>
          <table:table-cell office:value-type="float" office:value="-38.430868333333" calcext:value-type="float">
            <text:p>-38.430868333333</text:p>
          </table:table-cell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-12.948465" calcext:value-type="float">
            <text:p>-12.948465</text:p>
          </table:table-cell>
          <table:table-cell office:value-type="float" office:value="-38.430875" calcext:value-type="float">
            <text:p>-38.430875</text:p>
          </table:table-cell>
        </table:table-row>
        <table:table-row table:style-name="ro2">
          <table:table-cell table:number-columns-repeated="3"/>
          <table:table-cell office:value-type="float" office:value="23.7" calcext:value-type="float">
            <text:p>23.7</text:p>
          </table:table-cell>
          <table:table-cell office:value-type="float" office:value="-12.948468333333" calcext:value-type="float">
            <text:p>-12.948468333333</text:p>
          </table:table-cell>
          <table:table-cell office:value-type="float" office:value="-38.43088" calcext:value-type="float">
            <text:p>-38.43088</text:p>
          </table:table-cell>
        </table:table-row>
        <table:table-row table:style-name="ro2">
          <table:table-cell table:number-columns-repeated="3"/>
          <table:table-cell office:value-type="float" office:value="23.3" calcext:value-type="float">
            <text:p>23.3</text:p>
          </table:table-cell>
          <table:table-cell office:value-type="float" office:value="-12.94847" calcext:value-type="float">
            <text:p>-12.94847</text:p>
          </table:table-cell>
          <table:table-cell office:value-type="float" office:value="-38.430886666667" calcext:value-type="float">
            <text:p>-38.430886666667</text:p>
          </table:table-cell>
        </table:table-row>
        <table:table-row table:style-name="ro2">
          <table:table-cell table:number-columns-repeated="3"/>
          <table:table-cell office:value-type="float" office:value="22.3" calcext:value-type="float">
            <text:p>22.3</text:p>
          </table:table-cell>
          <table:table-cell office:value-type="float" office:value="-12.948471666667" calcext:value-type="float">
            <text:p>-12.948471666667</text:p>
          </table:table-cell>
          <table:table-cell office:value-type="float" office:value="-38.430891666667" calcext:value-type="float">
            <text:p>-38.430891666667</text:p>
          </table:table-cell>
        </table:table-row>
        <table:table-row table:style-name="ro2">
          <table:table-cell table:number-columns-repeated="3"/>
          <table:table-cell office:value-type="float" office:value="22.2" calcext:value-type="float">
            <text:p>22.2</text:p>
          </table:table-cell>
          <table:table-cell office:value-type="float" office:value="-12.948475" calcext:value-type="float">
            <text:p>-12.948475</text:p>
          </table:table-cell>
          <table:table-cell office:value-type="float" office:value="-38.430896666667" calcext:value-type="float">
            <text:p>-38.430896666667</text:p>
          </table:table-cell>
        </table:table-row>
        <table:table-row table:style-name="ro2">
          <table:table-cell table:number-columns-repeated="3"/>
          <table:table-cell office:value-type="float" office:value="21.4" calcext:value-type="float">
            <text:p>21.4</text:p>
          </table:table-cell>
          <table:table-cell office:value-type="float" office:value="-12.948476666667" calcext:value-type="float">
            <text:p>-12.948476666667</text:p>
          </table:table-cell>
          <table:table-cell office:value-type="float" office:value="-38.430901666667" calcext:value-type="float">
            <text:p>-38.430901666667</text:p>
          </table:table-cell>
        </table:table-row>
        <table:table-row table:style-name="ro2">
          <table:table-cell table:number-columns-repeated="3"/>
          <table:table-cell office:value-type="float" office:value="21.3" calcext:value-type="float">
            <text:p>21.3</text:p>
          </table:table-cell>
          <table:table-cell office:value-type="float" office:value="-12.948478333333" calcext:value-type="float">
            <text:p>-12.948478333333</text:p>
          </table:table-cell>
          <table:table-cell office:value-type="float" office:value="-38.430906666667" calcext:value-type="float">
            <text:p>-38.430906666667</text:p>
          </table:table-cell>
        </table:table-row>
        <table:table-row table:style-name="ro2">
          <table:table-cell table:number-columns-repeated="3"/>
          <table:table-cell office:value-type="float" office:value="19.8" calcext:value-type="float">
            <text:p>19.8</text:p>
          </table:table-cell>
          <table:table-cell office:value-type="float" office:value="-12.94848" calcext:value-type="float">
            <text:p>-12.94848</text:p>
          </table:table-cell>
          <table:table-cell office:value-type="float" office:value="-38.430911666667" calcext:value-type="float">
            <text:p>-38.430911666667</text:p>
          </table:table-cell>
        </table:table-row>
        <table:table-row table:style-name="ro2">
          <table:table-cell table:number-columns-repeated="3"/>
          <table:table-cell office:value-type="float" office:value="19.7" calcext:value-type="float">
            <text:p>19.7</text:p>
          </table:table-cell>
          <table:table-cell office:value-type="float" office:value="-12.948481666667" calcext:value-type="float">
            <text:p>-12.948481666667</text:p>
          </table:table-cell>
          <table:table-cell office:value-type="float" office:value="-38.430916666667" calcext:value-type="float">
            <text:p>-38.430916666667</text:p>
          </table:table-cell>
        </table:table-row>
        <table:table-row table:style-name="ro2">
          <table:table-cell table:number-columns-repeated="3"/>
          <table:table-cell office:value-type="float" office:value="18.8" calcext:value-type="float">
            <text:p>18.8</text:p>
          </table:table-cell>
          <table:table-cell office:value-type="float" office:value="-12.948483333333" calcext:value-type="float">
            <text:p>-12.948483333333</text:p>
          </table:table-cell>
          <table:table-cell office:value-type="float" office:value="-38.430921666667" calcext:value-type="float">
            <text:p>-38.430921666667</text:p>
          </table:table-cell>
        </table:table-row>
        <table:table-row table:style-name="ro2">
          <table:table-cell table:number-columns-repeated="3"/>
          <table:table-cell office:value-type="float" office:value="18.2" calcext:value-type="float">
            <text:p>18.2</text:p>
          </table:table-cell>
          <table:table-cell office:value-type="float" office:value="-12.948485" calcext:value-type="float">
            <text:p>-12.948485</text:p>
          </table:table-cell>
          <table:table-cell office:value-type="float" office:value="-38.430926666667" calcext:value-type="float">
            <text:p>-38.430926666667</text:p>
          </table:table-cell>
        </table:table-row>
        <table:table-row table:style-name="ro2">
          <table:table-cell table:number-columns-repeated="3"/>
          <table:table-cell office:value-type="float" office:value="17.7" calcext:value-type="float">
            <text:p>17.7</text:p>
          </table:table-cell>
          <table:table-cell office:value-type="float" office:value="-12.948486666667" calcext:value-type="float">
            <text:p>-12.948486666667</text:p>
          </table:table-cell>
          <table:table-cell office:value-type="float" office:value="-38.43093" calcext:value-type="float">
            <text:p>-38.43093</text:p>
          </table:table-cell>
        </table:table-row>
        <table:table-row table:style-name="ro2">
          <table:table-cell table:number-columns-repeated="3"/>
          <table:table-cell office:value-type="float" office:value="16.8" calcext:value-type="float">
            <text:p>16.8</text:p>
          </table:table-cell>
          <table:table-cell office:value-type="float" office:value="-12.948488333333" calcext:value-type="float">
            <text:p>-12.948488333333</text:p>
          </table:table-cell>
          <table:table-cell office:value-type="float" office:value="-38.430935" calcext:value-type="float">
            <text:p>-38.430935</text:p>
          </table:table-cell>
        </table:table-row>
        <table:table-row table:style-name="ro2"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-12.948488333333" calcext:value-type="float">
            <text:p>-12.948488333333</text:p>
          </table:table-cell>
          <table:table-cell office:value-type="float" office:value="-38.43094" calcext:value-type="float">
            <text:p>-38.43094</text:p>
          </table:table-cell>
        </table:table-row>
        <table:table-row table:style-name="ro2">
          <table:table-cell table:number-columns-repeated="3"/>
          <table:table-cell office:value-type="float" office:value="15.8" calcext:value-type="float">
            <text:p>15.8</text:p>
          </table:table-cell>
          <table:table-cell office:value-type="float" office:value="-12.94849" calcext:value-type="float">
            <text:p>-12.94849</text:p>
          </table:table-cell>
          <table:table-cell office:value-type="float" office:value="-38.430943333333" calcext:value-type="float">
            <text:p>-38.430943333333</text:p>
          </table:table-cell>
        </table:table-row>
        <table:table-row table:style-name="ro2">
          <table:table-cell table:number-columns-repeated="3"/>
          <table:table-cell office:value-type="float" office:value="14.8" calcext:value-type="float">
            <text:p>14.8</text:p>
          </table:table-cell>
          <table:table-cell office:value-type="float" office:value="-12.94849" calcext:value-type="float">
            <text:p>-12.94849</text:p>
          </table:table-cell>
          <table:table-cell office:value-type="float" office:value="-38.430946666667" calcext:value-type="float">
            <text:p>-38.430946666667</text:p>
          </table:table-cell>
        </table:table-row>
        <table:table-row table:style-name="ro2">
          <table:table-cell table:number-columns-repeated="3"/>
          <table:table-cell office:value-type="float" office:value="14.7" calcext:value-type="float">
            <text:p>14.7</text:p>
          </table:table-cell>
          <table:table-cell office:value-type="float" office:value="-12.948491666667" calcext:value-type="float">
            <text:p>-12.948491666667</text:p>
          </table:table-cell>
          <table:table-cell office:value-type="float" office:value="-38.430951666667" calcext:value-type="float">
            <text:p>-38.430951666667</text:p>
          </table:table-cell>
        </table:table-row>
        <table:table-row table:style-name="ro2">
          <table:table-cell table:number-columns-repeated="3"/>
          <table:table-cell office:value-type="float" office:value="14.4" calcext:value-type="float">
            <text:p>14.4</text:p>
          </table:table-cell>
          <table:table-cell office:value-type="float" office:value="-12.948491666667" calcext:value-type="float">
            <text:p>-12.948491666667</text:p>
          </table:table-cell>
          <table:table-cell office:value-type="float" office:value="-38.430955" calcext:value-type="float">
            <text:p>-38.430955</text:p>
          </table:table-cell>
        </table:table-row>
        <table:table-row table:style-name="ro2">
          <table:table-cell table:number-columns-repeated="3"/>
          <table:table-cell office:value-type="float" office:value="13.7" calcext:value-type="float">
            <text:p>13.7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58333333" calcext:value-type="float">
            <text:p>-38.430958333333</text:p>
          </table:table-cell>
        </table:table-row>
        <table:table-row table:style-name="ro2">
          <table:table-cell table:number-columns-repeated="3"/>
          <table:table-cell office:value-type="float" office:value="13.2" calcext:value-type="float">
            <text:p>13.2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61666667" calcext:value-type="float">
            <text:p>-38.430961666667</text:p>
          </table:table-cell>
        </table:table-row>
        <table:table-row table:style-name="ro2">
          <table:table-cell table:number-columns-repeated="3"/>
          <table:table-cell office:value-type="float" office:value="12.7" calcext:value-type="float">
            <text:p>12.7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65" calcext:value-type="float">
            <text:p>-38.430965</text:p>
          </table:table-cell>
        </table:table-row>
        <table:table-row table:style-name="ro2">
          <table:table-cell table:number-columns-repeated="3"/>
          <table:table-cell office:value-type="float" office:value="12.7" calcext:value-type="float">
            <text:p>12.7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68333333" calcext:value-type="float">
            <text:p>-38.430968333333</text:p>
          </table:table-cell>
        </table:table-row>
        <table:table-row table:style-name="ro2">
          <table:table-cell table:number-columns-repeated="3"/>
          <table:table-cell office:value-type="float" office:value="12.6" calcext:value-type="float">
            <text:p>12.6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71666667" calcext:value-type="float">
            <text:p>-38.430971666667</text:p>
          </table:table-cell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75" calcext:value-type="float">
            <text:p>-38.430975</text:p>
          </table:table-cell>
        </table:table-row>
        <table:table-row table:style-name="ro2">
          <table:table-cell table:number-columns-repeated="3"/>
          <table:table-cell office:value-type="float" office:value="11.7" calcext:value-type="float">
            <text:p>11.7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78333333" calcext:value-type="float">
            <text:p>-38.430978333333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8" calcext:value-type="float">
            <text:p>-38.43098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83333333" calcext:value-type="float">
            <text:p>-38.430983333333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86666667" calcext:value-type="float">
            <text:p>-38.430986666667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88333333" calcext:value-type="float">
            <text:p>-38.430988333333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493333333" calcext:value-type="float">
            <text:p>-12.948493333333</text:p>
          </table:table-cell>
          <table:table-cell office:value-type="float" office:value="-38.430991666667" calcext:value-type="float">
            <text:p>-38.430991666667</text:p>
          </table:table-cell>
        </table:table-row>
        <table:table-row table:style-name="ro2">
          <table:table-cell table:number-columns-repeated="3"/>
          <table:table-cell office:value-type="float" office:value="10.8" calcext:value-type="float">
            <text:p>10.8</text:p>
          </table:table-cell>
          <table:table-cell office:value-type="float" office:value="-12.948491666667" calcext:value-type="float">
            <text:p>-12.948491666667</text:p>
          </table:table-cell>
          <table:table-cell office:value-type="float" office:value="-38.430995" calcext:value-type="float">
            <text:p>-38.430995</text:p>
          </table:table-cell>
        </table:table-row>
        <table:table-row table:style-name="ro2"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-12.948491666667" calcext:value-type="float">
            <text:p>-12.948491666667</text:p>
          </table:table-cell>
          <table:table-cell office:value-type="float" office:value="-38.430996666667" calcext:value-type="float">
            <text:p>-38.430996666667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49" calcext:value-type="float">
            <text:p>-12.94849</text:p>
          </table:table-cell>
          <table:table-cell office:value-type="float" office:value="-38.431" calcext:value-type="float">
            <text:p>-38.431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49" calcext:value-type="float">
            <text:p>-12.94849</text:p>
          </table:table-cell>
          <table:table-cell office:value-type="float" office:value="-38.431001666667" calcext:value-type="float">
            <text:p>-38.431001666667</text:p>
          </table:table-cell>
        </table:table-row>
        <table:table-row table:style-name="ro2">
          <table:table-cell table:number-columns-repeated="3"/>
          <table:table-cell office:value-type="float" office:value="9.9" calcext:value-type="float">
            <text:p>9.9</text:p>
          </table:table-cell>
          <table:table-cell office:value-type="float" office:value="-12.948488333333" calcext:value-type="float">
            <text:p>-12.948488333333</text:p>
          </table:table-cell>
          <table:table-cell office:value-type="float" office:value="-38.431005" calcext:value-type="float">
            <text:p>-38.431005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12.948486666667" calcext:value-type="float">
            <text:p>-12.948486666667</text:p>
          </table:table-cell>
          <table:table-cell office:value-type="float" office:value="-38.431006666667" calcext:value-type="float">
            <text:p>-38.431006666667</text:p>
          </table:table-cell>
        </table:table-row>
        <table:table-row table:style-name="ro2">
          <table:table-cell table:number-columns-repeated="3"/>
          <table:table-cell office:value-type="float" office:value="10.1" calcext:value-type="float">
            <text:p>10.1</text:p>
          </table:table-cell>
          <table:table-cell office:value-type="float" office:value="-12.948486666667" calcext:value-type="float">
            <text:p>-12.948486666667</text:p>
          </table:table-cell>
          <table:table-cell office:value-type="float" office:value="-38.431008333333" calcext:value-type="float">
            <text:p>-38.431008333333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485" calcext:value-type="float">
            <text:p>-12.948485</text:p>
          </table:table-cell>
          <table:table-cell office:value-type="float" office:value="-38.431011666667" calcext:value-type="float">
            <text:p>-38.431011666667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483333333" calcext:value-type="float">
            <text:p>-12.948483333333</text:p>
          </table:table-cell>
          <table:table-cell office:value-type="float" office:value="-38.431013333333" calcext:value-type="float">
            <text:p>-38.431013333333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481666667" calcext:value-type="float">
            <text:p>-12.948481666667</text:p>
          </table:table-cell>
          <table:table-cell office:value-type="float" office:value="-38.431015" calcext:value-type="float">
            <text:p>-38.431015</text:p>
          </table:table-cell>
        </table:table-row>
        <table:table-row table:style-name="ro2">
          <table:table-cell table:number-columns-repeated="3"/>
          <table:table-cell office:value-type="float" office:value="10.3" calcext:value-type="float">
            <text:p>10.3</text:p>
          </table:table-cell>
          <table:table-cell office:value-type="float" office:value="-12.94848" calcext:value-type="float">
            <text:p>-12.94848</text:p>
          </table:table-cell>
          <table:table-cell office:value-type="float" office:value="-38.431016666667" calcext:value-type="float">
            <text:p>-38.431016666667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476666667" calcext:value-type="float">
            <text:p>-12.948476666667</text:p>
          </table:table-cell>
          <table:table-cell office:value-type="float" office:value="-38.43102" calcext:value-type="float">
            <text:p>-38.43102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473333333" calcext:value-type="float">
            <text:p>-12.948473333333</text:p>
          </table:table-cell>
          <table:table-cell office:value-type="float" office:value="-38.431021666667" calcext:value-type="float">
            <text:p>-38.431021666667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47" calcext:value-type="float">
            <text:p>-12.94847</text:p>
          </table:table-cell>
          <table:table-cell office:value-type="float" office:value="-38.431023333333" calcext:value-type="float">
            <text:p>-38.431023333333</text:p>
          </table:table-cell>
        </table:table-row>
        <table:table-row table:style-name="ro2">
          <table:table-cell table:number-columns-repeated="3"/>
          <table:table-cell office:value-type="float" office:value="10.8" calcext:value-type="float">
            <text:p>10.8</text:p>
          </table:table-cell>
          <table:table-cell office:value-type="float" office:value="-12.948465" calcext:value-type="float">
            <text:p>-12.948465</text:p>
          </table:table-cell>
          <table:table-cell office:value-type="float" office:value="-38.431023333333" calcext:value-type="float">
            <text:p>-38.431023333333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461666667" calcext:value-type="float">
            <text:p>-12.948461666667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456666667" calcext:value-type="float">
            <text:p>-12.948456666667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12.948453333333" calcext:value-type="float">
            <text:p>-12.948453333333</text:p>
          </table:table-cell>
          <table:table-cell office:value-type="float" office:value="-38.431025" calcext:value-type="float">
            <text:p>-38.431025</text:p>
          </table:table-cell>
        </table:table-row>
        <table:table-row table:style-name="ro2"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-12.948448333333" calcext:value-type="float">
            <text:p>-12.948448333333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1.7" calcext:value-type="float">
            <text:p>11.7</text:p>
          </table:table-cell>
          <table:table-cell office:value-type="float" office:value="-12.948445" calcext:value-type="float">
            <text:p>-12.948445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1.7" calcext:value-type="float">
            <text:p>11.7</text:p>
          </table:table-cell>
          <table:table-cell office:value-type="float" office:value="-12.948441666667" calcext:value-type="float">
            <text:p>-12.948441666667</text:p>
          </table:table-cell>
          <table:table-cell office:value-type="float" office:value="-38.431026666667" calcext:value-type="float">
            <text:p>-38.431026666667</text:p>
          </table:table-cell>
        </table:table-row>
        <table:table-row table:style-name="ro2">
          <table:table-cell table:number-columns-repeated="3"/>
          <table:table-cell office:value-type="float" office:value="11.7" calcext:value-type="float">
            <text:p>11.7</text:p>
          </table:table-cell>
          <table:table-cell office:value-type="float" office:value="-12.948438333333" calcext:value-type="float">
            <text:p>-12.948438333333</text:p>
          </table:table-cell>
          <table:table-cell office:value-type="float" office:value="-38.431028333333" calcext:value-type="float">
            <text:p>-38.431028333333</text:p>
          </table:table-cell>
        </table:table-row>
        <table:table-row table:style-name="ro2">
          <table:table-cell table:number-columns-repeated="3"/>
          <table:table-cell office:value-type="float" office:value="12.6" calcext:value-type="float">
            <text:p>12.6</text:p>
          </table:table-cell>
          <table:table-cell office:value-type="float" office:value="-12.948435" calcext:value-type="float">
            <text:p>-12.948435</text:p>
          </table:table-cell>
          <table:table-cell office:value-type="float" office:value="-38.43103" calcext:value-type="float">
            <text:p>-38.43103</text:p>
          </table:table-cell>
        </table:table-row>
        <table:table-row table:style-name="ro2">
          <table:table-cell table:number-columns-repeated="3"/>
          <table:table-cell office:value-type="float" office:value="13.2" calcext:value-type="float">
            <text:p>13.2</text:p>
          </table:table-cell>
          <table:table-cell office:value-type="float" office:value="-12.948431666667" calcext:value-type="float">
            <text:p>-12.948431666667</text:p>
          </table:table-cell>
          <table:table-cell office:value-type="float" office:value="-38.43103" calcext:value-type="float">
            <text:p>-38.43103</text:p>
          </table:table-cell>
        </table:table-row>
        <table:table-row table:style-name="ro2">
          <table:table-cell table:number-columns-repeated="3"/>
          <table:table-cell office:value-type="float" office:value="13.2" calcext:value-type="float">
            <text:p>13.2</text:p>
          </table:table-cell>
          <table:table-cell office:value-type="float" office:value="-12.948428333333" calcext:value-type="float">
            <text:p>-12.948428333333</text:p>
          </table:table-cell>
          <table:table-cell office:value-type="float" office:value="-38.431031666667" calcext:value-type="float">
            <text:p>-38.431031666667</text:p>
          </table:table-cell>
        </table:table-row>
        <table:table-row table:style-name="ro2">
          <table:table-cell table:number-columns-repeated="3"/>
          <table:table-cell office:value-type="float" office:value="13.2" calcext:value-type="float">
            <text:p>13.2</text:p>
          </table:table-cell>
          <table:table-cell office:value-type="float" office:value="-12.948426666667" calcext:value-type="float">
            <text:p>-12.948426666667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3.2" calcext:value-type="float">
            <text:p>13.2</text:p>
          </table:table-cell>
          <table:table-cell office:value-type="float" office:value="-12.948423333333" calcext:value-type="float">
            <text:p>-12.948423333333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3.7" calcext:value-type="float">
            <text:p>13.7</text:p>
          </table:table-cell>
          <table:table-cell office:value-type="float" office:value="-12.94842" calcext:value-type="float">
            <text:p>-12.94842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3.7" calcext:value-type="float">
            <text:p>13.7</text:p>
          </table:table-cell>
          <table:table-cell office:value-type="float" office:value="-12.948416666667" calcext:value-type="float">
            <text:p>-12.948416666667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3.8" calcext:value-type="float">
            <text:p>13.8</text:p>
          </table:table-cell>
          <table:table-cell office:value-type="float" office:value="-12.948413333333" calcext:value-type="float">
            <text:p>-12.948413333333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4.4" calcext:value-type="float">
            <text:p>14.4</text:p>
          </table:table-cell>
          <table:table-cell office:value-type="float" office:value="-12.94841" calcext:value-type="float">
            <text:p>-12.94841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4.8" calcext:value-type="float">
            <text:p>14.8</text:p>
          </table:table-cell>
          <table:table-cell office:value-type="float" office:value="-12.948405" calcext:value-type="float">
            <text:p>-12.948405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4.9" calcext:value-type="float">
            <text:p>14.9</text:p>
          </table:table-cell>
          <table:table-cell office:value-type="float" office:value="-12.948401666667" calcext:value-type="float">
            <text:p>-12.948401666667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4.9" calcext:value-type="float">
            <text:p>14.9</text:p>
          </table:table-cell>
          <table:table-cell office:value-type="float" office:value="-12.948398333333" calcext:value-type="float">
            <text:p>-12.948398333333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5.3" calcext:value-type="float">
            <text:p>15.3</text:p>
          </table:table-cell>
          <table:table-cell office:value-type="float" office:value="-12.948395" calcext:value-type="float">
            <text:p>-12.948395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5.3" calcext:value-type="float">
            <text:p>15.3</text:p>
          </table:table-cell>
          <table:table-cell office:value-type="float" office:value="-12.94839" calcext:value-type="float">
            <text:p>-12.94839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5.7" calcext:value-type="float">
            <text:p>15.7</text:p>
          </table:table-cell>
          <table:table-cell office:value-type="float" office:value="-12.948386666667" calcext:value-type="float">
            <text:p>-12.948386666667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5.6" calcext:value-type="float">
            <text:p>15.6</text:p>
          </table:table-cell>
          <table:table-cell office:value-type="float" office:value="-12.948383333333" calcext:value-type="float">
            <text:p>-12.948383333333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5.7" calcext:value-type="float">
            <text:p>15.7</text:p>
          </table:table-cell>
          <table:table-cell office:value-type="float" office:value="-12.948378333333" calcext:value-type="float">
            <text:p>-12.948378333333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5.7" calcext:value-type="float">
            <text:p>15.7</text:p>
          </table:table-cell>
          <table:table-cell office:value-type="float" office:value="-12.948375" calcext:value-type="float">
            <text:p>-12.948375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5.8" calcext:value-type="float">
            <text:p>15.8</text:p>
          </table:table-cell>
          <table:table-cell office:value-type="float" office:value="-12.948371666667" calcext:value-type="float">
            <text:p>-12.948371666667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5.8" calcext:value-type="float">
            <text:p>15.8</text:p>
          </table:table-cell>
          <table:table-cell office:value-type="float" office:value="-12.948366666667" calcext:value-type="float">
            <text:p>-12.948366666667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5.9" calcext:value-type="float">
            <text:p>15.9</text:p>
          </table:table-cell>
          <table:table-cell office:value-type="float" office:value="-12.948363333333" calcext:value-type="float">
            <text:p>-12.948363333333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-12.948358333333" calcext:value-type="float">
            <text:p>-12.948358333333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5.6" calcext:value-type="float">
            <text:p>15.6</text:p>
          </table:table-cell>
          <table:table-cell office:value-type="float" office:value="-12.948355" calcext:value-type="float">
            <text:p>-12.948355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5.6" calcext:value-type="float">
            <text:p>15.6</text:p>
          </table:table-cell>
          <table:table-cell office:value-type="float" office:value="-12.948351666667" calcext:value-type="float">
            <text:p>-12.948351666667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5.6" calcext:value-type="float">
            <text:p>15.6</text:p>
          </table:table-cell>
          <table:table-cell office:value-type="float" office:value="-12.948346666667" calcext:value-type="float">
            <text:p>-12.948346666667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5.1" calcext:value-type="float">
            <text:p>15.1</text:p>
          </table:table-cell>
          <table:table-cell office:value-type="float" office:value="-12.948343333333" calcext:value-type="float">
            <text:p>-12.948343333333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5.1" calcext:value-type="float">
            <text:p>15.1</text:p>
          </table:table-cell>
          <table:table-cell office:value-type="float" office:value="-12.94834" calcext:value-type="float">
            <text:p>-12.94834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12.948335" calcext:value-type="float">
            <text:p>-12.948335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12.948331666667" calcext:value-type="float">
            <text:p>-12.948331666667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4.9" calcext:value-type="float">
            <text:p>14.9</text:p>
          </table:table-cell>
          <table:table-cell office:value-type="float" office:value="-12.948328333333" calcext:value-type="float">
            <text:p>-12.948328333333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4.2" calcext:value-type="float">
            <text:p>14.2</text:p>
          </table:table-cell>
          <table:table-cell office:value-type="float" office:value="-12.948325" calcext:value-type="float">
            <text:p>-12.948325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4.3" calcext:value-type="float">
            <text:p>14.3</text:p>
          </table:table-cell>
          <table:table-cell office:value-type="float" office:value="-12.948321666667" calcext:value-type="float">
            <text:p>-12.948321666667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3.9" calcext:value-type="float">
            <text:p>13.9</text:p>
          </table:table-cell>
          <table:table-cell office:value-type="float" office:value="-12.948316666667" calcext:value-type="float">
            <text:p>-12.948316666667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3.9" calcext:value-type="float">
            <text:p>13.9</text:p>
          </table:table-cell>
          <table:table-cell office:value-type="float" office:value="-12.948313333333" calcext:value-type="float">
            <text:p>-12.948313333333</text:p>
          </table:table-cell>
          <table:table-cell office:value-type="float" office:value="-38.431033333333" calcext:value-type="float">
            <text:p>-38.431033333333</text:p>
          </table:table-cell>
        </table:table-row>
        <table:table-row table:style-name="ro2">
          <table:table-cell table:number-columns-repeated="3"/>
          <table:table-cell office:value-type="float" office:value="13.9" calcext:value-type="float">
            <text:p>13.9</text:p>
          </table:table-cell>
          <table:table-cell office:value-type="float" office:value="-12.94831" calcext:value-type="float">
            <text:p>-12.94831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3.8" calcext:value-type="float">
            <text:p>13.8</text:p>
          </table:table-cell>
          <table:table-cell office:value-type="float" office:value="-12.948306666667" calcext:value-type="float">
            <text:p>-12.948306666667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-12.948303333333" calcext:value-type="float">
            <text:p>-12.948303333333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-12.9483" calcext:value-type="float">
            <text:p>-12.9483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-12.948296666667" calcext:value-type="float">
            <text:p>-12.948296666667</text:p>
          </table:table-cell>
          <table:table-cell office:value-type="float" office:value="-38.431035" calcext:value-type="float">
            <text:p>-38.431035</text:p>
          </table:table-cell>
        </table:table-row>
        <table:table-row table:style-name="ro2">
          <table:table-cell table:number-columns-repeated="3"/>
          <table:table-cell office:value-type="float" office:value="12.9" calcext:value-type="float">
            <text:p>12.9</text:p>
          </table:table-cell>
          <table:table-cell office:value-type="float" office:value="-12.948293333333" calcext:value-type="float">
            <text:p>-12.948293333333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2.9" calcext:value-type="float">
            <text:p>12.9</text:p>
          </table:table-cell>
          <table:table-cell office:value-type="float" office:value="-12.94829" calcext:value-type="float">
            <text:p>-12.94829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2.8" calcext:value-type="float">
            <text:p>12.8</text:p>
          </table:table-cell>
          <table:table-cell office:value-type="float" office:value="-12.948286666667" calcext:value-type="float">
            <text:p>-12.948286666667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2.7" calcext:value-type="float">
            <text:p>12.7</text:p>
          </table:table-cell>
          <table:table-cell office:value-type="float" office:value="-12.948283333333" calcext:value-type="float">
            <text:p>-12.948283333333</text:p>
          </table:table-cell>
          <table:table-cell office:value-type="float" office:value="-38.431036666667" calcext:value-type="float">
            <text:p>-38.431036666667</text:p>
          </table:table-cell>
        </table:table-row>
        <table:table-row table:style-name="ro2">
          <table:table-cell table:number-columns-repeated="3"/>
          <table:table-cell office:value-type="float" office:value="12.2" calcext:value-type="float">
            <text:p>12.2</text:p>
          </table:table-cell>
          <table:table-cell office:value-type="float" office:value="-12.94828" calcext:value-type="float">
            <text:p>-12.94828</text:p>
          </table:table-cell>
          <table:table-cell office:value-type="float" office:value="-38.431038333333" calcext:value-type="float">
            <text:p>-38.431038333333</text:p>
          </table:table-cell>
        </table:table-row>
        <table:table-row table:style-name="ro2">
          <table:table-cell table:number-columns-repeated="3"/>
          <table:table-cell office:value-type="float" office:value="11.7" calcext:value-type="float">
            <text:p>11.7</text:p>
          </table:table-cell>
          <table:table-cell office:value-type="float" office:value="-12.948278333333" calcext:value-type="float">
            <text:p>-12.948278333333</text:p>
          </table:table-cell>
          <table:table-cell office:value-type="float" office:value="-38.431038333333" calcext:value-type="float">
            <text:p>-38.431038333333</text:p>
          </table:table-cell>
        </table:table-row>
        <table:table-row table:style-name="ro2">
          <table:table-cell table:number-columns-repeated="3"/>
          <table:table-cell office:value-type="float" office:value="10.9" calcext:value-type="float">
            <text:p>10.9</text:p>
          </table:table-cell>
          <table:table-cell office:value-type="float" office:value="-12.948275" calcext:value-type="float">
            <text:p>-12.948275</text:p>
          </table:table-cell>
          <table:table-cell office:value-type="float" office:value="-38.431038333333" calcext:value-type="float">
            <text:p>-38.431038333333</text:p>
          </table:table-cell>
        </table:table-row>
        <table:table-row table:style-name="ro2">
          <table:table-cell table:number-columns-repeated="3"/>
          <table:table-cell office:value-type="float" office:value="10.8" calcext:value-type="float">
            <text:p>10.8</text:p>
          </table:table-cell>
          <table:table-cell office:value-type="float" office:value="-12.948271666667" calcext:value-type="float">
            <text:p>-12.948271666667</text:p>
          </table:table-cell>
          <table:table-cell office:value-type="float" office:value="-38.43104" calcext:value-type="float">
            <text:p>-38.43104</text:p>
          </table:table-cell>
        </table:table-row>
        <table:table-row table:style-name="ro2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float" office:value="-12.94827" calcext:value-type="float">
            <text:p>-12.94827</text:p>
          </table:table-cell>
          <table:table-cell office:value-type="float" office:value="-38.43104" calcext:value-type="float">
            <text:p>-38.43104</text:p>
          </table:table-cell>
        </table:table-row>
        <table:table-row table:style-name="ro2">
          <table:table-cell table:number-columns-repeated="3"/>
          <table:table-cell office:value-type="float" office:value="10.3" calcext:value-type="float">
            <text:p>10.3</text:p>
          </table:table-cell>
          <table:table-cell office:value-type="float" office:value="-12.948266666667" calcext:value-type="float">
            <text:p>-12.948266666667</text:p>
          </table:table-cell>
          <table:table-cell office:value-type="float" office:value="-38.431041666667" calcext:value-type="float">
            <text:p>-38.431041666667</text:p>
          </table:table-cell>
        </table:table-row>
        <table:table-row table:style-name="ro2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-12.948265" calcext:value-type="float">
            <text:p>-12.948265</text:p>
          </table:table-cell>
          <table:table-cell office:value-type="float" office:value="-38.431041666667" calcext:value-type="float">
            <text:p>-38.431041666667</text:p>
          </table:table-cell>
        </table:table-row>
        <table:table-row table:style-name="ro2">
          <table:table-cell table:number-columns-repeated="3"/>
          <table:table-cell office:value-type="float" office:value="9.7" calcext:value-type="float">
            <text:p>9.7</text:p>
          </table:table-cell>
          <table:table-cell office:value-type="float" office:value="-12.948261666667" calcext:value-type="float">
            <text:p>-12.948261666667</text:p>
          </table:table-cell>
          <table:table-cell office:value-type="float" office:value="-38.431041666667" calcext:value-type="float">
            <text:p>-38.431041666667</text:p>
          </table:table-cell>
        </table:table-row>
        <table:table-row table:style-name="ro2">
          <table:table-cell table:number-columns-repeated="3"/>
          <table:table-cell office:value-type="float" office:value="8.9" calcext:value-type="float">
            <text:p>8.9</text:p>
          </table:table-cell>
          <table:table-cell office:value-type="float" office:value="-12.94826" calcext:value-type="float">
            <text:p>-12.94826</text:p>
          </table:table-cell>
          <table:table-cell office:value-type="float" office:value="-38.431043333333" calcext:value-type="float">
            <text:p>-38.431043333333</text:p>
          </table:table-cell>
        </table:table-row>
        <table:table-row table:style-name="ro2">
          <table:table-cell table:number-columns-repeated="3"/>
          <table:table-cell office:value-type="float" office:value="8.6" calcext:value-type="float">
            <text:p>8.6</text:p>
          </table:table-cell>
          <table:table-cell office:value-type="float" office:value="-12.948258333333" calcext:value-type="float">
            <text:p>-12.948258333333</text:p>
          </table:table-cell>
          <table:table-cell office:value-type="float" office:value="-38.431043333333" calcext:value-type="float">
            <text:p>-38.431043333333</text:p>
          </table:table-cell>
        </table:table-row>
        <table:table-row table:style-name="ro2">
          <table:table-cell table:number-columns-repeated="3"/>
          <table:table-cell office:value-type="float" office:value="7.8" calcext:value-type="float">
            <text:p>7.8</text:p>
          </table:table-cell>
          <table:table-cell office:value-type="float" office:value="-12.948255" calcext:value-type="float">
            <text:p>-12.948255</text:p>
          </table:table-cell>
          <table:table-cell office:value-type="float" office:value="-38.431043333333" calcext:value-type="float">
            <text:p>-38.431043333333</text:p>
          </table:table-cell>
        </table:table-row>
        <table:table-row table:style-name="ro2">
          <table:table-cell table:number-columns-repeated="3"/>
          <table:table-cell office:value-type="float" office:value="7.7" calcext:value-type="float">
            <text:p>7.7</text:p>
          </table:table-cell>
          <table:table-cell office:value-type="float" office:value="-12.948253333333" calcext:value-type="float">
            <text:p>-12.948253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7.2" calcext:value-type="float">
            <text:p>7.2</text:p>
          </table:table-cell>
          <table:table-cell office:value-type="float" office:value="-12.948251666667" calcext:value-type="float">
            <text:p>-12.948251666667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6.7" calcext:value-type="float">
            <text:p>6.7</text:p>
          </table:table-cell>
          <table:table-cell office:value-type="float" office:value="-12.94825" calcext:value-type="float">
            <text:p>-12.94825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6.3" calcext:value-type="float">
            <text:p>6.3</text:p>
          </table:table-cell>
          <table:table-cell office:value-type="float" office:value="-12.948248333333" calcext:value-type="float">
            <text:p>-12.94824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5.9" calcext:value-type="float">
            <text:p>5.9</text:p>
          </table:table-cell>
          <table:table-cell office:value-type="float" office:value="-12.948246666667" calcext:value-type="float">
            <text:p>-12.948246666667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5.4" calcext:value-type="float">
            <text:p>5.4</text:p>
          </table:table-cell>
          <table:table-cell office:value-type="float" office:value="-12.948246666667" calcext:value-type="float">
            <text:p>-12.948246666667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5.4" calcext:value-type="float">
            <text:p>5.4</text:p>
          </table:table-cell>
          <table:table-cell office:value-type="float" office:value="-12.948245" calcext:value-type="float">
            <text:p>-12.948245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4.7" calcext:value-type="float">
            <text:p>4.7</text:p>
          </table:table-cell>
          <table:table-cell office:value-type="float" office:value="-12.948243333333" calcext:value-type="float">
            <text:p>-12.948243333333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-12.948241666667" calcext:value-type="float">
            <text:p>-12.94824166666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3.8" calcext:value-type="float">
            <text:p>3.8</text:p>
          </table:table-cell>
          <table:table-cell office:value-type="float" office:value="-12.94824" calcext:value-type="float">
            <text:p>-12.94824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-12.948238333333" calcext:value-type="float">
            <text:p>-12.948238333333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12.948236666667" calcext:value-type="float">
            <text:p>-12.94823666666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-12.948235" calcext:value-type="float">
            <text:p>-12.948235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12.948235" calcext:value-type="float">
            <text:p>-12.948235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1.9" calcext:value-type="float">
            <text:p>1.9</text:p>
          </table:table-cell>
          <table:table-cell office:value-type="float" office:value="-12.948233333333" calcext:value-type="float">
            <text:p>-12.948233333333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-12.948233333333" calcext:value-type="float">
            <text:p>-12.948233333333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-12.948233333333" calcext:value-type="float">
            <text:p>-12.948233333333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233333333" calcext:value-type="float">
            <text:p>-12.948233333333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51666667" calcext:value-type="float">
            <text:p>-38.431051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51666667" calcext:value-type="float">
            <text:p>-38.431051666667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51666667" calcext:value-type="float">
            <text:p>-38.431051666667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5" calcext:value-type="float">
            <text:p>-38.43105</text:p>
          </table:table-cell>
        </table:table-row>
        <table:table-row table:style-name="ro2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231666667" calcext:value-type="float">
            <text:p>-12.948231666667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8333333" calcext:value-type="float">
            <text:p>-38.431048333333</text:p>
          </table:table-cell>
        </table:table-row>
        <table:table-row table:style-name="ro2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3" calcext:value-type="float">
            <text:p>-12.9482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6666667" calcext:value-type="float">
            <text:p>-38.431046666667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2.948228333333" calcext:value-type="float">
            <text:p>-12.948228333333</text:p>
          </table:table-cell>
          <table:table-cell office:value-type="float" office:value="-38.431045" calcext:value-type="float">
            <text:p>-38.431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9:09:57.828214174</meta:creation-date>
    <dc:date>2022-06-20T19:35:35.207590261</dc:date>
    <meta:editing-duration>PT14M56S</meta:editing-duration>
    <meta:editing-cycles>1</meta:editing-cycles>
    <meta:document-statistic meta:table-count="1" meta:cell-count="9010" meta:object-count="0"/>
    <meta:generator>LibreOffice/6.4.7.2$Linux_X86_64 LibreOffice_project/40$Build-2</meta:generator>
    <meta:user-defined meta:name=""/>
  </office:meta>
</office:document-meta>
</file>